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0 - Conta de produção por atividade econômica - Minas Gerais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0.1'.A1">Tabela 20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0.2'.A1">Tabela 20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0.3'.A1">Tabela 20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4'.A1">Tabela 20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5'.A1">Tabela 20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6'.A1">Tabela 20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7'.A1">Tabela 20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8'.A1">Tabela 20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9'.A1">Tabela 20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10'.A1">Tabela 20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11'.A1">Tabela 20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12'.A1">Tabela 20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13'.A1">Tabela 20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0.14'.A1">Tabela 20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0.15'.A1">Tabela 20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0.16'.A1">Tabela 20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0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4329.2129414501" table:style-name="ce5">
            <text:p><text:s/>224,32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4329.2129414501" table:style-name="ce5">
            <text:p><text:s/>224,329<text:s/></text:p>
          </table:table-cell>
          <table:table-cell office:value-type="float" office:value="1.0143183785952721" table:style-name="ce6">
            <text:p>1.014</text:p>
          </table:table-cell>
          <table:table-cell office:value-type="float" office:value="227541.24354232519" table:style-name="ce5">
            <text:p><text:s/>227,541<text:s/></text:p>
          </table:table-cell>
          <table:table-cell office:value-type="float" office:value="1.202589897496235" table:style-name="ce6">
            <text:p>1.203</text:p>
          </table:table-cell>
          <table:table-cell office:value-type="float" office:value="273638.80074773071" table:style-name="ce5">
            <text:p><text:s/>273,63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3638.80074773071" table:style-name="ce5">
            <text:p><text:s/>273,639<text:s/></text:p>
          </table:table-cell>
          <table:table-cell office:value-type="float" office:value="1.0536488564555293" table:style-name="ce6">
            <text:p>1.054</text:p>
          </table:table-cell>
          <table:table-cell office:value-type="float" office:value="288319.20948970894" table:style-name="ce5">
            <text:p><text:s/>288,319<text:s/></text:p>
          </table:table-cell>
          <table:table-cell office:value-type="float" office:value="1.1295547916771866" table:style-name="ce6">
            <text:p>1.130</text:p>
          </table:table-cell>
          <table:table-cell office:value-type="float" office:value="325672.34461167932" table:style-name="ce5">
            <text:p><text:s/>325,6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5672.34461167932" table:style-name="ce5">
            <text:p><text:s/>325,672<text:s/></text:p>
          </table:table-cell>
          <table:table-cell office:value-type="float" office:value="1.0390993475535995" table:style-name="ce6">
            <text:p>1.039</text:p>
          </table:table-cell>
          <table:table-cell office:value-type="float" office:value="338405.92080224701" table:style-name="ce5">
            <text:p><text:s/>338,406<text:s/></text:p>
          </table:table-cell>
          <table:table-cell office:value-type="float" office:value="1.0468861781478025" table:style-name="ce6">
            <text:p>1.047</text:p>
          </table:table-cell>
          <table:table-cell office:value-type="float" office:value="354272.4810912523" table:style-name="ce5">
            <text:p><text:s/>354,2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54272.4810912523" table:style-name="ce5">
            <text:p><text:s/>354,272<text:s/></text:p>
          </table:table-cell>
          <table:table-cell office:value-type="float" office:value="1.0424316885745051" table:style-name="ce6">
            <text:p>1.042</text:p>
          </table:table-cell>
          <table:table-cell office:value-type="float" office:value="369304.86067943356" table:style-name="ce5">
            <text:p><text:s/>369,305<text:s/></text:p>
          </table:table-cell>
          <table:table-cell office:value-type="float" office:value="1.0587706013533087" table:style-name="ce6">
            <text:p>1.059</text:p>
          </table:table-cell>
          <table:table-cell office:value-type="float" office:value="391009.12942426378" table:style-name="ce5">
            <text:p><text:s/>391,0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1009.12942426378" table:style-name="ce5">
            <text:p><text:s/>391,009<text:s/></text:p>
          </table:table-cell>
          <table:table-cell office:value-type="float" office:value="1.0581596457113467" table:style-name="ce6">
            <text:p>1.058</text:p>
          </table:table-cell>
          <table:table-cell office:value-type="float" office:value="413750.08186148107" table:style-name="ce5">
            <text:p><text:s/>413,750<text:s/></text:p>
          </table:table-cell>
          <table:table-cell office:value-type="float" office:value="1.0801574431855787" table:style-name="ce6">
            <text:p>1.080</text:p>
          </table:table-cell>
          <table:table-cell office:value-type="float" office:value="446915.23054132127" table:style-name="ce5">
            <text:p><text:s/>446,9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6915.23054132127" table:style-name="ce5">
            <text:p><text:s/>446,915<text:s/></text:p>
          </table:table-cell>
          <table:table-cell office:value-type="float" office:value="1.0416554675948941" table:style-name="ce6">
            <text:p>1.042</text:p>
          </table:table-cell>
          <table:table-cell office:value-type="float" office:value="465531.69344479992" table:style-name="ce5">
            <text:p><text:s/>465,532<text:s/></text:p>
          </table:table-cell>
          <table:table-cell office:value-type="float" office:value="1.1168125232070465" table:style-name="ce6">
            <text:p>1.117</text:p>
          </table:table-cell>
          <table:table-cell office:value-type="float" office:value="519911.6251889363" table:style-name="ce5">
            <text:p><text:s/>519,9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9911.6251889363" table:style-name="ce5">
            <text:p><text:s/>519,912<text:s/></text:p>
          </table:table-cell>
          <table:table-cell office:value-type="float" office:value="0.94887540137472604" table:style-name="ce6">
            <text:p>0.949</text:p>
          </table:table-cell>
          <table:table-cell office:value-type="float" office:value="493331.35203053802" table:style-name="ce5">
            <text:p><text:s/>493,331<text:s/></text:p>
          </table:table-cell>
          <table:table-cell office:value-type="float" office:value="1.0634758128941835" table:style-name="ce6">
            <text:p>1.063</text:p>
          </table:table-cell>
          <table:table-cell office:value-type="float" office:value="524645.96062686294" table:style-name="ce5">
            <text:p><text:s/>524,6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4645.96062686294" table:style-name="ce5">
            <text:p><text:s/>524,646<text:s/></text:p>
          </table:table-cell>
          <table:table-cell office:value-type="float" office:value="1.0978687921825465" table:style-name="ce6">
            <text:p>1.098</text:p>
          </table:table-cell>
          <table:table-cell office:value-type="float" office:value="575992.42711686599" table:style-name="ce5">
            <text:p><text:s/>575,992<text:s/></text:p>
          </table:table-cell>
          <table:table-cell office:value-type="float" office:value="1.068596227956023" table:style-name="ce6">
            <text:p>1.069</text:p>
          </table:table-cell>
          <table:table-cell office:value-type="float" office:value="615503.3349483175" table:style-name="ce5">
            <text:p><text:s/>615,5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5503.3349483175" table:style-name="ce5">
            <text:p><text:s/>615,503<text:s/></text:p>
          </table:table-cell>
          <table:table-cell office:value-type="float" office:value="1.0213443490682563" table:style-name="ce6">
            <text:p>1.021</text:p>
          </table:table-cell>
          <table:table-cell office:value-type="float" office:value="628640.85298213025" table:style-name="ce5">
            <text:p><text:s/>628,641<text:s/></text:p>
          </table:table-cell>
          <table:table-cell office:value-type="float" office:value="1.109163342218999" table:style-name="ce6">
            <text:p>1.109</text:p>
          </table:table-cell>
          <table:table-cell office:value-type="float" office:value="697265.38954906201" table:style-name="ce5">
            <text:p><text:s/>697,26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97265.38954906201" table:style-name="ce5">
            <text:p><text:s/>697,265<text:s/></text:p>
          </table:table-cell>
          <table:table-cell office:value-type="float" office:value="1.0328135818970476" table:style-name="ce6">
            <text:p>1.033</text:p>
          </table:table-cell>
          <table:table-cell office:value-type="float" office:value="720145.16451300692" table:style-name="ce5">
            <text:p><text:s/>720,145<text:s/></text:p>
          </table:table-cell>
          <table:table-cell office:value-type="float" office:value="1.08138337326108" table:style-name="ce6">
            <text:p>1.081</text:p>
          </table:table-cell>
          <table:table-cell office:value-type="float" office:value="778753.00723873079" table:style-name="ce5">
            <text:p><text:s/>778,75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78753.00723873079" table:style-name="ce5">
            <text:p><text:s/>778,753<text:s/></text:p>
          </table:table-cell>
          <table:table-cell office:value-type="float" office:value="1.0073582763934008" table:style-name="ce6">
            <text:p>1.007</text:p>
          </table:table-cell>
          <table:table-cell office:value-type="float" office:value="784483.28710818547" table:style-name="ce5">
            <text:p><text:s/>784,483<text:s/></text:p>
          </table:table-cell>
          <table:table-cell office:value-type="float" office:value="1.0780395692672731" table:style-name="ce6">
            <text:p>1.078</text:p>
          </table:table-cell>
          <table:table-cell office:value-type="float" office:value="845704.02493148274" table:style-name="ce5">
            <text:p><text:s/>845,7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45704.02493148274" table:style-name="ce5">
            <text:p><text:s/>845,704<text:s/></text:p>
          </table:table-cell>
          <table:table-cell office:value-type="float" office:value="0.99133521830298355" table:style-name="ce6">
            <text:p>0.991</text:p>
          </table:table-cell>
          <table:table-cell office:value-type="float" office:value="838376.18417516327" table:style-name="ce5">
            <text:p><text:s/>838,376<text:s/></text:p>
          </table:table-cell>
          <table:table-cell office:value-type="float" office:value="1.0756455366606663" table:style-name="ce6">
            <text:p>1.076</text:p>
          </table:table-cell>
          <table:table-cell office:value-type="float" office:value="901795.60055061523" table:style-name="ce5">
            <text:p><text:s/>901,7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01795.60055061523" table:style-name="ce5">
            <text:p><text:s/>901,796<text:s/></text:p>
          </table:table-cell>
          <table:table-cell office:value-type="float" office:value="0.94861847010901224" table:style-name="ce6">
            <text:p>0.949</text:p>
          </table:table-cell>
          <table:table-cell office:value-type="float" office:value="855459.96294536255" table:style-name="ce5">
            <text:p><text:s/>855,460<text:s/></text:p>
          </table:table-cell>
          <table:table-cell office:value-type="float" office:value="1.0685198084832508" table:style-name="ce6">
            <text:p>1.069</text:p>
          </table:table-cell>
          <table:table-cell office:value-type="float" office:value="914075.91577146749" table:style-name="ce5">
            <text:p><text:s/>914,0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14075.91577146749" table:style-name="ce5">
            <text:p><text:s/>914,076<text:s/></text:p>
          </table:table-cell>
          <table:table-cell office:value-type="float" office:value="0.97494905156660805" table:style-name="ce6">
            <text:p>0.975</text:p>
          </table:table-cell>
          <table:table-cell office:value-type="float" office:value="891177.44714127097" table:style-name="ce5">
            <text:p><text:s/>891,177<text:s/></text:p>
          </table:table-cell>
          <table:table-cell office:value-type="float" office:value="1.0476385185713073" table:style-name="ce6">
            <text:p>1.048</text:p>
          </table:table-cell>
          <table:table-cell office:value-type="float" office:value="933631.82050724071" table:style-name="ce5">
            <text:p><text:s/>933,6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33631.82050724071" table:style-name="ce5">
            <text:p><text:s/>933,632<text:s/></text:p>
          </table:table-cell>
          <table:table-cell office:value-type="float" office:value="1.0122349528792352" table:style-name="ce6">
            <text:p>1.012</text:p>
          </table:table-cell>
          <table:table-cell office:value-type="float" office:value="945054.76183770131" table:style-name="ce5">
            <text:p><text:s/>945,055<text:s/></text:p>
          </table:table-cell>
          <table:table-cell office:value-type="float" office:value="1.0379319332682655" table:style-name="ce6">
            <text:p>1.038</text:p>
          </table:table-cell>
          <table:table-cell office:value-type="float" office:value="980902.5159985855" table:style-name="ce5">
            <text:p><text:s/>980,9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0902.5159985855" table:style-name="ce5">
            <text:p><text:s/>980,903<text:s/></text:p>
          </table:table-cell>
          <table:table-cell office:value-type="float" office:value="1.0149020794288532" table:style-name="ce6">
            <text:p>1.015</text:p>
          </table:table-cell>
          <table:table-cell office:value-type="float" office:value="995520.00320395827" table:style-name="ce5">
            <text:p><text:s/>995,520<text:s/></text:p>
          </table:table-cell>
          <table:table-cell office:value-type="float" office:value="1.0813265913533898" table:style-name="ce6">
            <text:p>1.081</text:p>
          </table:table-cell>
          <table:table-cell office:value-type="float" office:value="1076482.2516886517" table:style-name="ce5">
            <text:p><text:s/>1,076,48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8153.03862631779" table:style-name="ce5">
            <text:p><text:s/>118,15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8153.03862631779" table:style-name="ce5">
            <text:p><text:s/>118,153<text:s/></text:p>
          </table:table-cell>
          <table:table-cell office:value-type="float" office:value="1.0084748988908234" table:style-name="ce6">
            <text:p>1.008</text:p>
          </table:table-cell>
          <table:table-cell office:value-type="float" office:value="119154.37368231939" table:style-name="ce5">
            <text:p><text:s/>119,154<text:s/></text:p>
          </table:table-cell>
          <table:table-cell office:value-type="float" office:value="1.2576116228444381" table:style-name="ce6">
            <text:p>1.258</text:p>
          </table:table-cell>
          <table:table-cell office:value-type="float" office:value="149849.9252556343" table:style-name="ce5">
            <text:p><text:s/>149,85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9849.9252556343" table:style-name="ce5">
            <text:p><text:s/>149,850<text:s/></text:p>
          </table:table-cell>
          <table:table-cell office:value-type="float" office:value="1.0486012546291255" table:style-name="ce6">
            <text:p>1.049</text:p>
          </table:table-cell>
          <table:table-cell office:value-type="float" office:value="157132.8196291388" table:style-name="ce5">
            <text:p><text:s/>157,133<text:s/></text:p>
          </table:table-cell>
          <table:table-cell office:value-type="float" office:value="1.1235012966956022" table:style-name="ce6">
            <text:p>1.124</text:p>
          </table:table-cell>
          <table:table-cell office:value-type="float" office:value="176538.9266067736" table:style-name="ce5">
            <text:p><text:s/>176,5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6538.9266067736" table:style-name="ce5">
            <text:p><text:s/>176,539<text:s/></text:p>
          </table:table-cell>
          <table:table-cell office:value-type="float" office:value="1.0394575494573803" table:style-name="ce6">
            <text:p>1.039</text:p>
          </table:table-cell>
          <table:table-cell office:value-type="float" office:value="183504.72003451322" table:style-name="ce5">
            <text:p><text:s/>183,505<text:s/></text:p>
          </table:table-cell>
          <table:table-cell office:value-type="float" office:value="1.0504801258610152" table:style-name="ce6">
            <text:p>1.050</text:p>
          </table:table-cell>
          <table:table-cell office:value-type="float" office:value="192768.0613979458" table:style-name="ce5">
            <text:p><text:s/>192,76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2768.0613979458" table:style-name="ce5">
            <text:p><text:s/>192,768<text:s/></text:p>
          </table:table-cell>
          <table:table-cell office:value-type="float" office:value="1.0482474274996503" table:style-name="ce6">
            <text:p>1.048</text:p>
          </table:table-cell>
          <table:table-cell office:value-type="float" office:value="202068.62446449129" table:style-name="ce5">
            <text:p><text:s/>202,069<text:s/></text:p>
          </table:table-cell>
          <table:table-cell office:value-type="float" office:value="1.0249183026418034" table:style-name="ce6">
            <text:p>1.025</text:p>
          </table:table-cell>
          <table:table-cell office:value-type="float" office:value="207103.83160331039" table:style-name="ce5">
            <text:p><text:s/>207,1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7103.83160331039" table:style-name="ce5">
            <text:p><text:s/>207,104<text:s/></text:p>
          </table:table-cell>
          <table:table-cell office:value-type="float" office:value="1.0639996428559144" table:style-name="ce6">
            <text:p>1.064</text:p>
          </table:table-cell>
          <table:table-cell office:value-type="float" office:value="220358.40286001371" table:style-name="ce5">
            <text:p><text:s/>220,358<text:s/></text:p>
          </table:table-cell>
          <table:table-cell office:value-type="float" office:value="1.0863053024352145" table:style-name="ce6">
            <text:p>1.086</text:p>
          </table:table-cell>
          <table:table-cell office:value-type="float" office:value="239376.501462988" table:style-name="ce5">
            <text:p><text:s/>239,3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9376.501462988" table:style-name="ce5">
            <text:p><text:s/>239,377<text:s/></text:p>
          </table:table-cell>
          <table:table-cell office:value-type="float" office:value="1.0392576140700487" table:style-name="ce6">
            <text:p>1.039</text:p>
          </table:table-cell>
          <table:table-cell office:value-type="float" office:value="248773.85177486041" table:style-name="ce5">
            <text:p><text:s/>248,774<text:s/></text:p>
          </table:table-cell>
          <table:table-cell office:value-type="float" office:value="1.127703397380416" table:style-name="ce6">
            <text:p>1.128</text:p>
          </table:table-cell>
          <table:table-cell office:value-type="float" office:value="280543.11782592209" table:style-name="ce5">
            <text:p><text:s/>280,5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0543.11782592209" table:style-name="ce5">
            <text:p><text:s/>280,543<text:s/></text:p>
          </table:table-cell>
          <table:table-cell office:value-type="float" office:value="0.93707066553841489" table:style-name="ce6">
            <text:p>0.937</text:p>
          </table:table-cell>
          <table:table-cell office:value-type="float" office:value="262888.72613335878" table:style-name="ce5">
            <text:p><text:s/>262,889<text:s/></text:p>
          </table:table-cell>
          <table:table-cell office:value-type="float" office:value="1.043401514975753" table:style-name="ce6">
            <text:p>1.043</text:p>
          </table:table-cell>
          <table:table-cell office:value-type="float" office:value="274298.49511759239" table:style-name="ce5">
            <text:p><text:s/>274,2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4298.49511759239" table:style-name="ce5">
            <text:p><text:s/>274,298<text:s/></text:p>
          </table:table-cell>
          <table:table-cell office:value-type="float" office:value="1.1091049205082926" table:style-name="ce6">
            <text:p>1.109</text:p>
          </table:table-cell>
          <table:table-cell office:value-type="float" office:value="304225.81062294159" table:style-name="ce5">
            <text:p><text:s/>304,226<text:s/></text:p>
          </table:table-cell>
          <table:table-cell office:value-type="float" office:value="1.020062578519791" table:style-name="ce6">
            <text:p>1.020</text:p>
          </table:table-cell>
          <table:table-cell office:value-type="float" office:value="310329.36483631138" table:style-name="ce5">
            <text:p><text:s/>310,3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0329.36483631138" table:style-name="ce5">
            <text:p><text:s/>310,329<text:s/></text:p>
          </table:table-cell>
          <table:table-cell office:value-type="float" office:value="1.0197574025317855" table:style-name="ce6">
            <text:p>1.020</text:p>
          </table:table-cell>
          <table:table-cell office:value-type="float" office:value="316460.66701481573" table:style-name="ce5">
            <text:p><text:s/>316,461<text:s/></text:p>
          </table:table-cell>
          <table:table-cell office:value-type="float" office:value="1.0985039969480321" table:style-name="ce6">
            <text:p>1.099</text:p>
          </table:table-cell>
          <table:table-cell office:value-type="float" office:value="347633.30759261537" table:style-name="ce5">
            <text:p><text:s/>347,63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7633.30759261537" table:style-name="ce5">
            <text:p><text:s/>347,633<text:s/></text:p>
          </table:table-cell>
          <table:table-cell office:value-type="float" office:value="1.0348244740578614" table:style-name="ce6">
            <text:p>1.035</text:p>
          </table:table-cell>
          <table:table-cell office:value-type="float" office:value="359739.45469452295" table:style-name="ce5">
            <text:p><text:s/>359,739<text:s/></text:p>
          </table:table-cell>
          <table:table-cell office:value-type="float" office:value="1.0887242952452829" table:style-name="ce6">
            <text:p>1.089</text:p>
          </table:table-cell>
          <table:table-cell office:value-type="float" office:value="391657.08428421692" table:style-name="ce5">
            <text:p><text:s/>391,6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1657.08428421692" table:style-name="ce5">
            <text:p><text:s/>391,657<text:s/></text:p>
          </table:table-cell>
          <table:table-cell office:value-type="float" office:value="1.010813685536555" table:style-name="ce6">
            <text:p>1.011</text:p>
          </table:table-cell>
          <table:table-cell office:value-type="float" office:value="395892.34083183046" table:style-name="ce5">
            <text:p><text:s/>395,892<text:s/></text:p>
          </table:table-cell>
          <table:table-cell office:value-type="float" office:value="1.0530478975406332" table:style-name="ce6">
            <text:p>1.053</text:p>
          </table:table-cell>
          <table:table-cell office:value-type="float" office:value="416893.59716539888" table:style-name="ce5">
            <text:p><text:s/>416,8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6893.59716539888" table:style-name="ce5">
            <text:p><text:s/>416,894<text:s/></text:p>
          </table:table-cell>
          <table:table-cell office:value-type="float" office:value="0.99096823284453284" table:style-name="ce6">
            <text:p>0.991</text:p>
          </table:table-cell>
          <table:table-cell office:value-type="float" office:value="413128.31126719585" table:style-name="ce5">
            <text:p><text:s/>413,128<text:s/></text:p>
          </table:table-cell>
          <table:table-cell office:value-type="float" office:value="1.083542705365234" table:style-name="ce6">
            <text:p>1.084</text:p>
          </table:table-cell>
          <table:table-cell office:value-type="float" office:value="447642.16805342783" table:style-name="ce5">
            <text:p><text:s/>447,6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7642.16805342783" table:style-name="ce5">
            <text:p><text:s/>447,642<text:s/></text:p>
          </table:table-cell>
          <table:table-cell office:value-type="float" office:value="0.93727181016458416" table:style-name="ce6">
            <text:p>0.937</text:p>
          </table:table-cell>
          <table:table-cell office:value-type="float" office:value="419562.38515743532" table:style-name="ce5">
            <text:p><text:s/>419,562<text:s/></text:p>
          </table:table-cell>
          <table:table-cell office:value-type="float" office:value="1.0883551974448036" table:style-name="ce6">
            <text:p>1.088</text:p>
          </table:table-cell>
          <table:table-cell office:value-type="float" office:value="456632.90253843321" table:style-name="ce5">
            <text:p><text:s/>456,6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6632.90253843321" table:style-name="ce5">
            <text:p><text:s/>456,633<text:s/></text:p>
          </table:table-cell>
          <table:table-cell office:value-type="float" office:value="0.96918622658334141" table:style-name="ce6">
            <text:p>0.969</text:p>
          </table:table-cell>
          <table:table-cell office:value-type="float" office:value="442562.3197450228" table:style-name="ce5">
            <text:p><text:s/>442,562<text:s/></text:p>
          </table:table-cell>
          <table:table-cell office:value-type="float" office:value="1.0284632424889162" table:style-name="ce6">
            <text:p>1.028</text:p>
          </table:table-cell>
          <table:table-cell office:value-type="float" office:value="455159.07836838264" table:style-name="ce5">
            <text:p><text:s/>455,1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5159.07836838264" table:style-name="ce5">
            <text:p><text:s/>455,159<text:s/></text:p>
          </table:table-cell>
          <table:table-cell office:value-type="float" office:value="1.0088845946460741" table:style-name="ce6">
            <text:p>1.009</text:p>
          </table:table-cell>
          <table:table-cell office:value-type="float" office:value="459202.9822791664" table:style-name="ce5">
            <text:p><text:s/>459,203<text:s/></text:p>
          </table:table-cell>
          <table:table-cell office:value-type="float" office:value="1.0362016853068141" table:style-name="ce6">
            <text:p>1.036</text:p>
          </table:table-cell>
          <table:table-cell office:value-type="float" office:value="475826.90413558733" table:style-name="ce5">
            <text:p><text:s/>475,8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5826.90413558733" table:style-name="ce5">
            <text:p><text:s/>475,827<text:s/></text:p>
          </table:table-cell>
          <table:table-cell office:value-type="float" office:value="1.016061720843189" table:style-name="ce6">
            <text:p>1.016</text:p>
          </table:table-cell>
          <table:table-cell office:value-type="float" office:value="483469.503039492" table:style-name="ce5">
            <text:p><text:s/>483,470<text:s/></text:p>
          </table:table-cell>
          <table:table-cell office:value-type="float" office:value="1.1121644592384072" table:style-name="ce6">
            <text:p>1.112</text:p>
          </table:table-cell>
          <table:table-cell office:value-type="float" office:value="537697.59840617806" table:style-name="ce5">
            <text:p><text:s/>537,69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6176.1743151323" table:style-name="ce5">
            <text:p><text:s/>106,1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6176.1743151323" table:style-name="ce5">
            <text:p><text:s/>106,176<text:s/></text:p>
          </table:table-cell>
          <table:table-cell office:value-type="float" office:value="1.0208210133688949" table:style-name="ce6">
            <text:p>1.021</text:p>
          </table:table-cell>
          <table:table-cell office:value-type="float" office:value="108386.8698600058" table:style-name="ce5">
            <text:p><text:s/>108,387<text:s/></text:p>
          </table:table-cell>
          <table:table-cell office:value-type="float" office:value="1.1421021351754514" table:style-name="ce6">
            <text:p>1.142</text:p>
          </table:table-cell>
          <table:table-cell office:value-type="float" office:value="123788.8754920964" table:style-name="ce5">
            <text:p><text:s/>123,7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3788.8754920964" table:style-name="ce5">
            <text:p><text:s/>123,789<text:s/></text:p>
          </table:table-cell>
          <table:table-cell office:value-type="float" office:value="1.0597591208342954" table:style-name="ce6">
            <text:p>1.060</text:p>
          </table:table-cell>
          <table:table-cell office:value-type="float" office:value="131186.38986057014" table:style-name="ce5">
            <text:p><text:s/>131,186<text:s/></text:p>
          </table:table-cell>
          <table:table-cell office:value-type="float" office:value="1.1368055646886113" table:style-name="ce6">
            <text:p>1.137</text:p>
          </table:table-cell>
          <table:table-cell office:value-type="float" office:value="149133.41800490572" table:style-name="ce5">
            <text:p><text:s/>149,1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9133.41800490572" table:style-name="ce5">
            <text:p><text:s/>149,133<text:s/></text:p>
          </table:table-cell>
          <table:table-cell office:value-type="float" office:value="1.0386753206624577" table:style-name="ce6">
            <text:p>1.039</text:p>
          </table:table-cell>
          <table:table-cell office:value-type="float" office:value="154901.2007677338" table:style-name="ce5">
            <text:p><text:s/>154,901<text:s/></text:p>
          </table:table-cell>
          <table:table-cell office:value-type="float" office:value="1.0426285844967329" table:style-name="ce6">
            <text:p>1.043</text:p>
          </table:table-cell>
          <table:table-cell office:value-type="float" office:value="161504.41969330653" table:style-name="ce5">
            <text:p><text:s/>161,5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1504.41969330653" table:style-name="ce5">
            <text:p><text:s/>161,504<text:s/></text:p>
          </table:table-cell>
          <table:table-cell office:value-type="float" office:value="1.0354901527309306" table:style-name="ce6">
            <text:p>1.035</text:p>
          </table:table-cell>
          <table:table-cell office:value-type="float" office:value="167236.2362149423" table:style-name="ce5">
            <text:p><text:s/>167,236<text:s/></text:p>
          </table:table-cell>
          <table:table-cell office:value-type="float" office:value="1.0996737428638792" table:style-name="ce6">
            <text:p>1.100</text:p>
          </table:table-cell>
          <table:table-cell office:value-type="float" office:value="183905.29782095339" table:style-name="ce5">
            <text:p><text:s/>183,9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3905.29782095339" table:style-name="ce5">
            <text:p><text:s/>183,905<text:s/></text:p>
          </table:table-cell>
          <table:table-cell office:value-type="float" office:value="1.051582968478427" table:style-name="ce6">
            <text:p>1.052</text:p>
          </table:table-cell>
          <table:table-cell office:value-type="float" office:value="193391.67900146739" table:style-name="ce5">
            <text:p><text:s/>193,392<text:s/></text:p>
          </table:table-cell>
          <table:table-cell office:value-type="float" office:value="1.0731523204613087" table:style-name="ce6">
            <text:p>1.073</text:p>
          </table:table-cell>
          <table:table-cell office:value-type="float" office:value="207538.72907833327" table:style-name="ce5">
            <text:p><text:s/>207,5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7538.72907833327" table:style-name="ce5">
            <text:p><text:s/>207,539<text:s/></text:p>
          </table:table-cell>
          <table:table-cell office:value-type="float" office:value="1.0444211672324859" table:style-name="ce6">
            <text:p>1.044</text:p>
          </table:table-cell>
          <table:table-cell office:value-type="float" office:value="216757.84166993952" table:style-name="ce5">
            <text:p><text:s/>216,758<text:s/></text:p>
          </table:table-cell>
          <table:table-cell office:value-type="float" office:value="1.1043130228594187" table:style-name="ce6">
            <text:p>1.104</text:p>
          </table:table-cell>
          <table:table-cell office:value-type="float" office:value="239368.50736301416" table:style-name="ce5">
            <text:p><text:s/>239,3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9368.50736301416" table:style-name="ce5">
            <text:p><text:s/>239,369<text:s/></text:p>
          </table:table-cell>
          <table:table-cell office:value-type="float" office:value="0.96271071092782312" table:style-name="ce6">
            <text:p>0.963</text:p>
          </table:table-cell>
          <table:table-cell office:value-type="float" office:value="230442.62589717924" table:style-name="ce5">
            <text:p><text:s/>230,443<text:s/></text:p>
          </table:table-cell>
          <table:table-cell office:value-type="float" office:value="1.0863765526650988" table:style-name="ce6">
            <text:p>1.086</text:p>
          </table:table-cell>
          <table:table-cell office:value-type="float" office:value="250347.46550927058" table:style-name="ce5">
            <text:p><text:s/>250,3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0347.46550927058" table:style-name="ce5">
            <text:p><text:s/>250,347<text:s/></text:p>
          </table:table-cell>
          <table:table-cell office:value-type="float" office:value="1.0855576905525359" table:style-name="ce6">
            <text:p>1.086</text:p>
          </table:table-cell>
          <table:table-cell office:value-type="float" office:value="271766.6164939244" table:style-name="ce5">
            <text:p><text:s/>271,767<text:s/></text:p>
          </table:table-cell>
          <table:table-cell office:value-type="float" office:value="1.122926627446269" table:style-name="ce6">
            <text:p>1.123</text:p>
          </table:table-cell>
          <table:table-cell office:value-type="float" office:value="305173.97011200612" table:style-name="ce5">
            <text:p><text:s/>305,1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5173.97011200612" table:style-name="ce5">
            <text:p><text:s/>305,174<text:s/></text:p>
          </table:table-cell>
          <table:table-cell office:value-type="float" office:value="1.0229581043649856" table:style-name="ce6">
            <text:p>1.023</text:p>
          </table:table-cell>
          <table:table-cell office:value-type="float" office:value="312180.18596731452" table:style-name="ce5">
            <text:p><text:s/>312,180<text:s/></text:p>
          </table:table-cell>
          <table:table-cell office:value-type="float" office:value="1.1199688438684363" table:style-name="ce6">
            <text:p>1.120</text:p>
          </table:table-cell>
          <table:table-cell office:value-type="float" office:value="349632.08195644664" table:style-name="ce5">
            <text:p><text:s/>349,6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9632.08195644664" table:style-name="ce5">
            <text:p><text:s/>349,632<text:s/></text:p>
          </table:table-cell>
          <table:table-cell office:value-type="float" office:value="1.0308141855911821" table:style-name="ce6">
            <text:p>1.031</text:p>
          </table:table-cell>
          <table:table-cell office:value-type="float" office:value="360405.70981848403" table:style-name="ce5">
            <text:p><text:s/>360,406<text:s/></text:p>
          </table:table-cell>
          <table:table-cell office:value-type="float" office:value="1.0740560218911965" table:style-name="ce6">
            <text:p>1.074</text:p>
          </table:table-cell>
          <table:table-cell office:value-type="float" office:value="387095.92295451392" table:style-name="ce5">
            <text:p><text:s/>387,09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87095.92295451392" table:style-name="ce5">
            <text:p><text:s/>387,096<text:s/></text:p>
          </table:table-cell>
          <table:table-cell office:value-type="float" office:value="1.0038621520744271" table:style-name="ce6">
            <text:p>1.004</text:p>
          </table:table-cell>
          <table:table-cell office:value-type="float" office:value="388590.94627635495" table:style-name="ce5">
            <text:p><text:s/>388,591<text:s/></text:p>
          </table:table-cell>
          <table:table-cell office:value-type="float" office:value="1.1035008197569429" table:style-name="ce6">
            <text:p>1.104</text:p>
          </table:table-cell>
          <table:table-cell office:value-type="float" office:value="428810.42776608391" table:style-name="ce5">
            <text:p><text:s/>428,8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8810.42776608391" table:style-name="ce5">
            <text:p><text:s/>428,810<text:s/></text:p>
          </table:table-cell>
          <table:table-cell office:value-type="float" office:value="0.9916920050739535" table:style-name="ce6">
            <text:p>0.992</text:p>
          </table:table-cell>
          <table:table-cell office:value-type="float" office:value="425247.87290796748" table:style-name="ce5">
            <text:p><text:s/>425,248<text:s/></text:p>
          </table:table-cell>
          <table:table-cell office:value-type="float" office:value="1.0679734372133489" table:style-name="ce6">
            <text:p>1.068</text:p>
          </table:table-cell>
          <table:table-cell office:value-type="float" office:value="454153.4324971874" table:style-name="ce5">
            <text:p><text:s/>454,1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54153.4324971874" table:style-name="ce5">
            <text:p><text:s/>454,153<text:s/></text:p>
          </table:table-cell>
          <table:table-cell office:value-type="float" office:value="0.95980245132381958" table:style-name="ce6">
            <text:p>0.960</text:p>
          </table:table-cell>
          <table:table-cell office:value-type="float" office:value="435897.57778792724" table:style-name="ce5">
            <text:p><text:s/>435,898<text:s/></text:p>
          </table:table-cell>
          <table:table-cell office:value-type="float" office:value="1.0494277475787885" table:style-name="ce6">
            <text:p>1.049</text:p>
          </table:table-cell>
          <table:table-cell office:value-type="float" office:value="457443.01323303429" table:style-name="ce5">
            <text:p><text:s/>457,4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7443.01323303429" table:style-name="ce5">
            <text:p><text:s/>457,443<text:s/></text:p>
          </table:table-cell>
          <table:table-cell office:value-type="float" office:value="0.98070167084989679" table:style-name="ce6">
            <text:p>0.981</text:p>
          </table:table-cell>
          <table:table-cell office:value-type="float" office:value="448615.12739624816" table:style-name="ce5">
            <text:p><text:s/>448,615<text:s/></text:p>
          </table:table-cell>
          <table:table-cell office:value-type="float" office:value="1.066555077881352" table:style-name="ce6">
            <text:p>1.067</text:p>
          </table:table-cell>
          <table:table-cell office:value-type="float" office:value="478472.74213885807" table:style-name="ce5">
            <text:p><text:s/>478,4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8472.74213885807" table:style-name="ce5">
            <text:p><text:s/>478,473<text:s/></text:p>
          </table:table-cell>
          <table:table-cell office:value-type="float" office:value="1.0154220643514429" table:style-name="ce6">
            <text:p>1.015</text:p>
          </table:table-cell>
          <table:table-cell office:value-type="float" office:value="485851.77955853491" table:style-name="ce5">
            <text:p><text:s/>485,852<text:s/></text:p>
          </table:table-cell>
          <table:table-cell office:value-type="float" office:value="1.0395672777445228" table:style-name="ce6">
            <text:p>1.040</text:p>
          </table:table-cell>
          <table:table-cell office:value-type="float" office:value="505075.61186299811" table:style-name="ce5">
            <text:p><text:s/>505,0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05075.61186299811" table:style-name="ce5">
            <text:p><text:s/>505,076<text:s/></text:p>
          </table:table-cell>
          <table:table-cell office:value-type="float" office:value="1.0138095923415127" table:style-name="ce6">
            <text:p>1.014</text:p>
          </table:table-cell>
          <table:table-cell office:value-type="float" office:value="512050.50016446627" table:style-name="ce5">
            <text:p><text:s/>512,051<text:s/></text:p>
          </table:table-cell>
          <table:table-cell office:value-type="float" office:value="1.0522099931733702" table:style-name="ce6">
            <text:p>1.052</text:p>
          </table:table-cell>
          <table:table-cell office:value-type="float" office:value="538784.6532824738" table:style-name="ce5">
            <text:p><text:s/>538,78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79.615273418" table:style-name="ce5">
            <text:p><text:s/>13,78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779.615273418" table:style-name="ce5">
            <text:p><text:s/>13,780<text:s/></text:p>
          </table:table-cell>
          <table:table-cell office:value-type="float" office:value="0.97934931209785403" table:style-name="ce6">
            <text:p>0.979</text:p>
          </table:table-cell>
          <table:table-cell office:value-type="float" office:value="13495.056738995001" table:style-name="ce5">
            <text:p><text:s/>13,495<text:s/></text:p>
          </table:table-cell>
          <table:table-cell office:value-type="float" office:value="1.2597528071951665" table:style-name="ce6">
            <text:p>1.260</text:p>
          </table:table-cell>
          <table:table-cell office:value-type="float" office:value="17000.435610207001" table:style-name="ce5">
            <text:p><text:s/>17,0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000.435610207001" table:style-name="ce5">
            <text:p><text:s/>17,000<text:s/></text:p>
          </table:table-cell>
          <table:table-cell office:value-type="float" office:value="1.1222100135581585" table:style-name="ce6">
            <text:p>1.122</text:p>
          </table:table-cell>
          <table:table-cell office:value-type="float" office:value="19078.059076624999" table:style-name="ce5">
            <text:p><text:s/>19,078<text:s/></text:p>
          </table:table-cell>
          <table:table-cell office:value-type="float" office:value="1.1362695105129588" table:style-name="ce6">
            <text:p>1.136</text:p>
          </table:table-cell>
          <table:table-cell office:value-type="float" office:value="21677.816848533999" table:style-name="ce5">
            <text:p><text:s/>21,6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677.816848533999" table:style-name="ce5">
            <text:p><text:s/>21,678<text:s/></text:p>
          </table:table-cell>
          <table:table-cell office:value-type="float" office:value="0.99366590369688046" table:style-name="ce6">
            <text:p>0.994</text:p>
          </table:table-cell>
          <table:table-cell office:value-type="float" office:value="21540.507468973999" table:style-name="ce5">
            <text:p><text:s/>21,541<text:s/></text:p>
          </table:table-cell>
          <table:table-cell office:value-type="float" office:value="0.99998628672005874" table:style-name="ce6">
            <text:p>1.000</text:p>
          </table:table-cell>
          <table:table-cell office:value-type="float" office:value="21540.212077964999" table:style-name="ce5">
            <text:p><text:s/>21,54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540.212077964999" table:style-name="ce5">
            <text:p><text:s/>21,540<text:s/></text:p>
          </table:table-cell>
          <table:table-cell office:value-type="float" office:value="1.0715811301884206" table:style-name="ce6">
            <text:p>1.072</text:p>
          </table:table-cell>
          <table:table-cell office:value-type="float" office:value="23082.084803004003" table:style-name="ce5">
            <text:p><text:s/>23,082<text:s/></text:p>
          </table:table-cell>
          <table:table-cell office:value-type="float" office:value="1.0198423406728145" table:style-name="ce6">
            <text:p>1.020</text:p>
          </table:table-cell>
          <table:table-cell office:value-type="float" office:value="23540.087393104001" table:style-name="ce5">
            <text:p><text:s/>23,5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540.087393104001" table:style-name="ce5">
            <text:p><text:s/>23,540<text:s/></text:p>
          </table:table-cell>
          <table:table-cell office:value-type="float" office:value="0.94994319423694262" table:style-name="ce6">
            <text:p>0.950</text:p>
          </table:table-cell>
          <table:table-cell office:value-type="float" office:value="22361.745810821998" table:style-name="ce5">
            <text:p><text:s/>22,362<text:s/></text:p>
          </table:table-cell>
          <table:table-cell office:value-type="float" office:value="1.103521184581514" table:style-name="ce6">
            <text:p>1.104</text:p>
          </table:table-cell>
          <table:table-cell office:value-type="float" office:value="24676.660226469001" table:style-name="ce5">
            <text:p><text:s/>24,6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676.660226469001" table:style-name="ce5">
            <text:p><text:s/>24,677<text:s/></text:p>
          </table:table-cell>
          <table:table-cell office:value-type="float" office:value="1.1587973781923613" table:style-name="ce6">
            <text:p>1.159</text:p>
          </table:table-cell>
          <table:table-cell office:value-type="float" office:value="28595.249172976" table:style-name="ce5">
            <text:p><text:s/>28,595<text:s/></text:p>
          </table:table-cell>
          <table:table-cell office:value-type="float" office:value="1.1140823916189533" table:style-name="ce6">
            <text:p>1.114</text:p>
          </table:table-cell>
          <table:table-cell office:value-type="float" office:value="31857.463587569" table:style-name="ce5">
            <text:p><text:s/>31,8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857.463587569" table:style-name="ce5">
            <text:p><text:s/>31,857<text:s/></text:p>
          </table:table-cell>
          <table:table-cell office:value-type="float" office:value="0.9576503723618961" table:style-name="ce6">
            <text:p>0.958</text:p>
          </table:table-cell>
          <table:table-cell office:value-type="float" office:value="30508.311867140997" table:style-name="ce5">
            <text:p><text:s/>30,508<text:s/></text:p>
          </table:table-cell>
          <table:table-cell office:value-type="float" office:value="0.99523142106929585" table:style-name="ce6">
            <text:p>0.995</text:p>
          </table:table-cell>
          <table:table-cell office:value-type="float" office:value="30362.83057396" table:style-name="ce5">
            <text:p><text:s/>30,3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362.83057396" table:style-name="ce5">
            <text:p><text:s/>30,363<text:s/></text:p>
          </table:table-cell>
          <table:table-cell office:value-type="float" office:value="1.0861508898719532" table:style-name="ce6">
            <text:p>1.086</text:p>
          </table:table-cell>
          <table:table-cell office:value-type="float" office:value="32978.615446937998" table:style-name="ce5">
            <text:p><text:s/>32,979<text:s/></text:p>
          </table:table-cell>
          <table:table-cell office:value-type="float" office:value="1.0416836254322746" table:style-name="ce6">
            <text:p>1.042</text:p>
          </table:table-cell>
          <table:table-cell office:value-type="float" office:value="34353.283700503191" table:style-name="ce5">
            <text:p><text:s/>34,3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353.283700503191" table:style-name="ce5">
            <text:p><text:s/>34,353<text:s/></text:p>
          </table:table-cell>
          <table:table-cell office:value-type="float" office:value="1.0106589332139542" table:style-name="ce6">
            <text:p>1.011</text:p>
          </table:table-cell>
          <table:table-cell office:value-type="float" office:value="34719.453057146871" table:style-name="ce5">
            <text:p><text:s/>34,719<text:s/></text:p>
          </table:table-cell>
          <table:table-cell office:value-type="float" office:value="1.2689524033376882" table:style-name="ce6">
            <text:p>1.269</text:p>
          </table:table-cell>
          <table:table-cell office:value-type="float" office:value="44057.333399436568" table:style-name="ce5">
            <text:p><text:s/>44,05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057.333399436568" table:style-name="ce5">
            <text:p><text:s/>44,057<text:s/></text:p>
          </table:table-cell>
          <table:table-cell office:value-type="float" office:value="1.1313804351985886" table:style-name="ce6">
            <text:p>1.131</text:p>
          </table:table-cell>
          <table:table-cell office:value-type="float" office:value="49845.605035143861" table:style-name="ce5">
            <text:p><text:s/>49,846<text:s/></text:p>
          </table:table-cell>
          <table:table-cell office:value-type="float" office:value="1.0003361435452287" table:style-name="ce6">
            <text:p>1.000</text:p>
          </table:table-cell>
          <table:table-cell office:value-type="float" office:value="49862.360313534438" table:style-name="ce5">
            <text:p><text:s/>49,86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9862.360313534438" table:style-name="ce5">
            <text:p><text:s/>49,862<text:s/></text:p>
          </table:table-cell>
          <table:table-cell office:value-type="float" office:value="1.0158278185020353" table:style-name="ce6">
            <text:p>1.016</text:p>
          </table:table-cell>
          <table:table-cell office:value-type="float" office:value="50651.572702660145" table:style-name="ce5">
            <text:p><text:s/>50,652<text:s/></text:p>
          </table:table-cell>
          <table:table-cell office:value-type="float" office:value="0.97181313493371946" table:style-name="ce6">
            <text:p>0.972</text:p>
          </table:table-cell>
          <table:table-cell office:value-type="float" office:value="49223.863657495371" table:style-name="ce5">
            <text:p><text:s/>49,2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223.863657495371" table:style-name="ce5">
            <text:p><text:s/>49,224<text:s/></text:p>
          </table:table-cell>
          <table:table-cell office:value-type="float" office:value="0.96187079538007525" table:style-name="ce6">
            <text:p>0.962</text:p>
          </table:table-cell>
          <table:table-cell office:value-type="float" office:value="47346.996887915448" table:style-name="ce5">
            <text:p><text:s/>47,347<text:s/></text:p>
          </table:table-cell>
          <table:table-cell office:value-type="float" office:value="1.0917170332005173" table:style-name="ce6">
            <text:p>1.092</text:p>
          </table:table-cell>
          <table:table-cell office:value-type="float" office:value="51689.522973429179" table:style-name="ce5">
            <text:p><text:s/>51,69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1689.522973429179" table:style-name="ce5">
            <text:p><text:s/>51,690<text:s/></text:p>
          </table:table-cell>
          <table:table-cell office:value-type="float" office:value="0.98592069028050222" table:style-name="ce6">
            <text:p>0.986</text:p>
          </table:table-cell>
          <table:table-cell office:value-type="float" office:value="50961.770170233169" table:style-name="ce5">
            <text:p><text:s/>50,962<text:s/></text:p>
          </table:table-cell>
          <table:table-cell office:value-type="float" office:value="1.0685212312241179" table:style-name="ce6">
            <text:p>1.069</text:p>
          </table:table-cell>
          <table:table-cell office:value-type="float" office:value="54453.733407658074" table:style-name="ce5">
            <text:p><text:s/>54,4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453.733407658074" table:style-name="ce5">
            <text:p><text:s/>54,454<text:s/></text:p>
          </table:table-cell>
          <table:table-cell office:value-type="float" office:value="1.0793860304816389" table:style-name="ce6">
            <text:p>1.079</text:p>
          </table:table-cell>
          <table:table-cell office:value-type="float" office:value="58776.59914779746" table:style-name="ce5">
            <text:p><text:s/>58,777<text:s/></text:p>
          </table:table-cell>
          <table:table-cell office:value-type="float" office:value="1.1487089341711016" table:style-name="ce6">
            <text:p>1.149</text:p>
          </table:table-cell>
          <table:table-cell office:value-type="float" office:value="67517.204561268503" table:style-name="ce5">
            <text:p><text:s/>67,5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7517.204561268503" table:style-name="ce5">
            <text:p><text:s/>67,517<text:s/></text:p>
          </table:table-cell>
          <table:table-cell office:value-type="float" office:value="0.97821729667895618" table:style-name="ce6">
            <text:p>0.978</text:p>
          </table:table-cell>
          <table:table-cell office:value-type="float" office:value="66046.49732524417" table:style-name="ce5">
            <text:p><text:s/>66,046<text:s/></text:p>
          </table:table-cell>
          <table:table-cell office:value-type="float" office:value="0.91444996667601774" table:style-name="ce6">
            <text:p>0.914</text:p>
          </table:table-cell>
          <table:table-cell office:value-type="float" office:value="60396.217278137221" table:style-name="ce5">
            <text:p><text:s/>60,3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396.217278137221" table:style-name="ce5">
            <text:p><text:s/>60,396<text:s/></text:p>
          </table:table-cell>
          <table:table-cell office:value-type="float" office:value="1.0809407675958973" table:style-name="ce6">
            <text:p>1.081</text:p>
          </table:table-cell>
          <table:table-cell office:value-type="float" office:value="65284.733464518242" table:style-name="ce5">
            <text:p><text:s/>65,285<text:s/></text:p>
          </table:table-cell>
          <table:table-cell office:value-type="float" office:value="1.0253274327218418" table:style-name="ce6">
            <text:p>1.025</text:p>
          </table:table-cell>
          <table:table-cell office:value-type="float" office:value="66938.228159104197" table:style-name="ce5">
            <text:p><text:s/>66,93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70.9058537637993" table:style-name="ce5">
            <text:p><text:s/>7,07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070.9058537637993" table:style-name="ce5">
            <text:p><text:s/>7,071<text:s/></text:p>
          </table:table-cell>
          <table:table-cell office:value-type="float" office:value="0.99223950333714439" table:style-name="ce6">
            <text:p>0.992</text:p>
          </table:table-cell>
          <table:table-cell office:value-type="float" office:value="7016.0321124822995" table:style-name="ce5">
            <text:p><text:s/>7,016<text:s/></text:p>
          </table:table-cell>
          <table:table-cell office:value-type="float" office:value="1.2557145792695694" table:style-name="ce6">
            <text:p>1.256</text:p>
          </table:table-cell>
          <table:table-cell office:value-type="float" office:value="8810.1338122675006" table:style-name="ce5">
            <text:p><text:s/>8,81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810.1338122675006" table:style-name="ce5">
            <text:p><text:s/>8,810<text:s/></text:p>
          </table:table-cell>
          <table:table-cell office:value-type="float" office:value="1.1085761232440128" table:style-name="ce6">
            <text:p>1.109</text:p>
          </table:table-cell>
          <table:table-cell office:value-type="float" office:value="9766.7039868645006" table:style-name="ce5">
            <text:p><text:s/>9,767<text:s/></text:p>
          </table:table-cell>
          <table:table-cell office:value-type="float" office:value="1.0963198473044449" table:style-name="ce6">
            <text:p>1.096</text:p>
          </table:table-cell>
          <table:table-cell office:value-type="float" office:value="10707.431423547001" table:style-name="ce5">
            <text:p><text:s/>10,7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07.431423547001" table:style-name="ce5">
            <text:p><text:s/>10,707<text:s/></text:p>
          </table:table-cell>
          <table:table-cell office:value-type="float" office:value="0.9769035186772107" table:style-name="ce6">
            <text:p>0.977</text:p>
          </table:table-cell>
          <table:table-cell office:value-type="float" office:value="10460.127433658001" table:style-name="ce5">
            <text:p><text:s/>10,460<text:s/></text:p>
          </table:table-cell>
          <table:table-cell office:value-type="float" office:value="1.0403355397576119" table:style-name="ce6">
            <text:p>1.040</text:p>
          </table:table-cell>
          <table:table-cell office:value-type="float" office:value="10882.042319628001" table:style-name="ce5">
            <text:p><text:s/>10,88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882.042319628001" table:style-name="ce5">
            <text:p><text:s/>10,882<text:s/></text:p>
          </table:table-cell>
          <table:table-cell office:value-type="float" office:value="1.0687289042316983" table:style-name="ce6">
            <text:p>1.069</text:p>
          </table:table-cell>
          <table:table-cell office:value-type="float" office:value="11629.953164058999" table:style-name="ce5">
            <text:p><text:s/>11,630<text:s/></text:p>
          </table:table-cell>
          <table:table-cell office:value-type="float" office:value="1.0044906389357093" table:style-name="ce6">
            <text:p>1.004</text:p>
          </table:table-cell>
          <table:table-cell office:value-type="float" office:value="11682.179084558" table:style-name="ce5">
            <text:p><text:s/>11,6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682.179084558" table:style-name="ce5">
            <text:p><text:s/>11,682<text:s/></text:p>
          </table:table-cell>
          <table:table-cell office:value-type="float" office:value="0.97871370111080525" table:style-name="ce6">
            <text:p>0.979</text:p>
          </table:table-cell>
          <table:table-cell office:value-type="float" office:value="11433.508728887" table:style-name="ce5">
            <text:p><text:s/>11,434<text:s/></text:p>
          </table:table-cell>
          <table:table-cell office:value-type="float" office:value="1.0712403486709272" table:style-name="ce6">
            <text:p>1.071</text:p>
          </table:table-cell>
          <table:table-cell office:value-type="float" office:value="12248.035877265" table:style-name="ce5">
            <text:p><text:s/>12,2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248.035877265" table:style-name="ce5">
            <text:p><text:s/>12,248<text:s/></text:p>
          </table:table-cell>
          <table:table-cell office:value-type="float" office:value="1.1290279538009398" table:style-name="ce6">
            <text:p>1.129</text:p>
          </table:table-cell>
          <table:table-cell office:value-type="float" office:value="13828.374884589" table:style-name="ce5">
            <text:p><text:s/>13,828<text:s/></text:p>
          </table:table-cell>
          <table:table-cell office:value-type="float" office:value="1.2632948352613462" table:style-name="ce6">
            <text:p>1.263</text:p>
          </table:table-cell>
          <table:table-cell office:value-type="float" office:value="17469.314571758998" table:style-name="ce5">
            <text:p><text:s/>17,4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469.314571758998" table:style-name="ce5">
            <text:p><text:s/>17,469<text:s/></text:p>
          </table:table-cell>
          <table:table-cell office:value-type="float" office:value="0.97933281472172573" table:style-name="ce6">
            <text:p>0.979</text:p>
          </table:table-cell>
          <table:table-cell office:value-type="float" office:value="17108.273010820001" table:style-name="ce5">
            <text:p><text:s/>17,108<text:s/></text:p>
          </table:table-cell>
          <table:table-cell office:value-type="float" office:value="0.92302571061888372" table:style-name="ce6">
            <text:p>0.923</text:p>
          </table:table-cell>
          <table:table-cell office:value-type="float" office:value="15791.375853273999" table:style-name="ce5">
            <text:p><text:s/>15,7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791.375853273999" table:style-name="ce5">
            <text:p><text:s/>15,791<text:s/></text:p>
          </table:table-cell>
          <table:table-cell office:value-type="float" office:value="1.06142289003424" table:style-name="ce6">
            <text:p>1.061</text:p>
          </table:table-cell>
          <table:table-cell office:value-type="float" office:value="16761.327795798999" table:style-name="ce5">
            <text:p><text:s/>16,761<text:s/></text:p>
          </table:table-cell>
          <table:table-cell office:value-type="float" office:value="1.0301911022801464" table:style-name="ce6">
            <text:p>1.030</text:p>
          </table:table-cell>
          <table:table-cell office:value-type="float" office:value="17267.370757633031" table:style-name="ce5">
            <text:p><text:s/>17,2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67.370757633031" table:style-name="ce5">
            <text:p><text:s/>17,267<text:s/></text:p>
          </table:table-cell>
          <table:table-cell office:value-type="float" office:value="1.0294643062703028" table:style-name="ce6">
            <text:p>1.029</text:p>
          </table:table-cell>
          <table:table-cell office:value-type="float" office:value="17776.141858118801" table:style-name="ce5">
            <text:p><text:s/>17,776<text:s/></text:p>
          </table:table-cell>
          <table:table-cell office:value-type="float" office:value="1.1398473226862815" table:style-name="ce6">
            <text:p>1.140</text:p>
          </table:table-cell>
          <table:table-cell office:value-type="float" office:value="20262.087704668258" table:style-name="ce5">
            <text:p><text:s/>20,26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262.087704668258" table:style-name="ce5">
            <text:p><text:s/>20,262<text:s/></text:p>
          </table:table-cell>
          <table:table-cell office:value-type="float" office:value="1.0772301374529296" table:style-name="ce6">
            <text:p>1.077</text:p>
          </table:table-cell>
          <table:table-cell office:value-type="float" office:value="21826.931523183102" table:style-name="ce5">
            <text:p><text:s/>21,827<text:s/></text:p>
          </table:table-cell>
          <table:table-cell office:value-type="float" office:value="1.1135288674310266" table:style-name="ce6">
            <text:p>1.114</text:p>
          </table:table-cell>
          <table:table-cell office:value-type="float" office:value="24304.918338504649" table:style-name="ce5">
            <text:p><text:s/>24,3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304.918338504649" table:style-name="ce5">
            <text:p><text:s/>24,305<text:s/></text:p>
          </table:table-cell>
          <table:table-cell office:value-type="float" office:value="1.0346777952472819" table:style-name="ce6">
            <text:p>1.035</text:p>
          </table:table-cell>
          <table:table-cell office:value-type="float" office:value="25147.75932014922" table:style-name="ce5">
            <text:p><text:s/>25,148<text:s/></text:p>
          </table:table-cell>
          <table:table-cell office:value-type="float" office:value="1.0004866405119777" table:style-name="ce6">
            <text:p>1.000</text:p>
          </table:table-cell>
          <table:table-cell office:value-type="float" office:value="25159.997238619868" table:style-name="ce5">
            <text:p><text:s/>25,1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159.997238619868" table:style-name="ce5">
            <text:p><text:s/>25,160<text:s/></text:p>
          </table:table-cell>
          <table:table-cell office:value-type="float" office:value="0.97976636060986411" table:style-name="ce6">
            <text:p>0.980</text:p>
          </table:table-cell>
          <table:table-cell office:value-type="float" office:value="24650.918927436822" table:style-name="ce5">
            <text:p><text:s/>24,651<text:s/></text:p>
          </table:table-cell>
          <table:table-cell office:value-type="float" office:value="1.0589215502000524" table:style-name="ce6">
            <text:p>1.059</text:p>
          </table:table-cell>
          <table:table-cell office:value-type="float" office:value="26103.389284497211" table:style-name="ce5">
            <text:p><text:s/>26,1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103.389284497211" table:style-name="ce5">
            <text:p><text:s/>26,103<text:s/></text:p>
          </table:table-cell>
          <table:table-cell office:value-type="float" office:value="0.99525931363604581" table:style-name="ce6">
            <text:p>0.995</text:p>
          </table:table-cell>
          <table:table-cell office:value-type="float" office:value="25979.641302863209" table:style-name="ce5">
            <text:p><text:s/>25,980<text:s/></text:p>
          </table:table-cell>
          <table:table-cell office:value-type="float" office:value="1.1553299360405889" table:style-name="ce6">
            <text:p>1.155</text:p>
          </table:table-cell>
          <table:table-cell office:value-type="float" office:value="30015.05732479439" table:style-name="ce5">
            <text:p><text:s/>30,0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015.05732479439" table:style-name="ce5">
            <text:p><text:s/>30,015<text:s/></text:p>
          </table:table-cell>
          <table:table-cell office:value-type="float" office:value="1.0854519960866551" table:style-name="ce6">
            <text:p>1.085</text:p>
          </table:table-cell>
          <table:table-cell office:value-type="float" office:value="32579.903885853451" table:style-name="ce5">
            <text:p><text:s/>32,580<text:s/></text:p>
          </table:table-cell>
          <table:table-cell office:value-type="float" office:value="1.0528391205124688" table:style-name="ce6">
            <text:p>1.053</text:p>
          </table:table-cell>
          <table:table-cell office:value-type="float" office:value="34301.397353562708" table:style-name="ce5">
            <text:p><text:s/>34,3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301.397353562708" table:style-name="ce5">
            <text:p><text:s/>34,301<text:s/></text:p>
          </table:table-cell>
          <table:table-cell office:value-type="float" office:value="0.94297974043104293" table:style-name="ce6">
            <text:p>0.943</text:p>
          </table:table-cell>
          <table:table-cell office:value-type="float" office:value="32345.522772884629" table:style-name="ce5">
            <text:p><text:s/>32,346<text:s/></text:p>
          </table:table-cell>
          <table:table-cell office:value-type="float" office:value="0.9795703504203056" table:style-name="ce6">
            <text:p>0.980</text:p>
          </table:table-cell>
          <table:table-cell office:value-type="float" office:value="31684.715077162571" table:style-name="ce5">
            <text:p><text:s/>31,6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684.715077162571" table:style-name="ce5">
            <text:p><text:s/>31,685<text:s/></text:p>
          </table:table-cell>
          <table:table-cell office:value-type="float" office:value="1.0853886826294181" table:style-name="ce6">
            <text:p>1.085</text:p>
          </table:table-cell>
          <table:table-cell office:value-type="float" office:value="34390.23115708994" table:style-name="ce5">
            <text:p><text:s/>34,390<text:s/></text:p>
          </table:table-cell>
          <table:table-cell office:value-type="float" office:value="1.1308435349175485" table:style-name="ce6">
            <text:p>1.131</text:p>
          </table:table-cell>
          <table:table-cell office:value-type="float" office:value="38889.970568315206" table:style-name="ce5">
            <text:p><text:s/>38,8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708.7094196541993" table:style-name="ce5">
            <text:p><text:s/>6,7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708.7094196541993" table:style-name="ce5">
            <text:p><text:s/>6,709<text:s/></text:p>
          </table:table-cell>
          <table:table-cell office:value-type="float" office:value="0.96576319247505316" table:style-name="ce6">
            <text:p>0.966</text:p>
          </table:table-cell>
          <table:table-cell office:value-type="float" office:value="6479.0246265127007" table:style-name="ce5">
            <text:p><text:s/>6,479<text:s/></text:p>
          </table:table-cell>
          <table:table-cell office:value-type="float" office:value="1.2641257396096495" table:style-name="ce6">
            <text:p>1.264</text:p>
          </table:table-cell>
          <table:table-cell office:value-type="float" office:value="8190.3017979395008" table:style-name="ce5">
            <text:p><text:s/>8,19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190.3017979395008" table:style-name="ce5">
            <text:p><text:s/>8,190<text:s/></text:p>
          </table:table-cell>
          <table:table-cell office:value-type="float" office:value="1.1368757000020477" table:style-name="ce6">
            <text:p>1.137</text:p>
          </table:table-cell>
          <table:table-cell office:value-type="float" office:value="9311.3550897605001" table:style-name="ce5">
            <text:p><text:s/>9,311<text:s/></text:p>
          </table:table-cell>
          <table:table-cell office:value-type="float" office:value="1.1781728136488856" table:style-name="ce6">
            <text:p>1.178</text:p>
          </table:table-cell>
          <table:table-cell office:value-type="float" office:value="10970.385424987" table:style-name="ce5">
            <text:p><text:s/>10,9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70.385424987" table:style-name="ce5">
            <text:p><text:s/>10,970<text:s/></text:p>
          </table:table-cell>
          <table:table-cell office:value-type="float" office:value="1.010026503725062" table:style-name="ce6">
            <text:p>1.010</text:p>
          </table:table-cell>
          <table:table-cell office:value-type="float" office:value="11080.380035315999" table:style-name="ce5">
            <text:p><text:s/>11,080<text:s/></text:p>
          </table:table-cell>
          <table:table-cell office:value-type="float" office:value="0.96189568628212152" table:style-name="ce6">
            <text:p>0.962</text:p>
          </table:table-cell>
          <table:table-cell office:value-type="float" office:value="10658.169758337001" table:style-name="ce5">
            <text:p><text:s/>10,6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58.169758337001" table:style-name="ce5">
            <text:p><text:s/>10,658<text:s/></text:p>
          </table:table-cell>
          <table:table-cell office:value-type="float" office:value="1.0744932665373388" table:style-name="ce6">
            <text:p>1.074</text:p>
          </table:table-cell>
          <table:table-cell office:value-type="float" office:value="11452.131638945002" table:style-name="ce5">
            <text:p><text:s/>11,452<text:s/></text:p>
          </table:table-cell>
          <table:table-cell office:value-type="float" office:value="1.0354324140163638" table:style-name="ce6">
            <text:p>1.035</text:p>
          </table:table-cell>
          <table:table-cell office:value-type="float" office:value="11857.908308545999" table:style-name="ce5">
            <text:p><text:s/>11,8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857.908308545999" table:style-name="ce5">
            <text:p><text:s/>11,858<text:s/></text:p>
          </table:table-cell>
          <table:table-cell office:value-type="float" office:value="0.92159905419904575" table:style-name="ce6">
            <text:p>0.922</text:p>
          </table:table-cell>
          <table:table-cell office:value-type="float" office:value="10928.237081935" table:style-name="ce5">
            <text:p><text:s/>10,928<text:s/></text:p>
          </table:table-cell>
          <table:table-cell office:value-type="float" office:value="1.1372945385444857" table:style-name="ce6">
            <text:p>1.137</text:p>
          </table:table-cell>
          <table:table-cell office:value-type="float" office:value="12428.624349204003" table:style-name="ce5">
            <text:p><text:s/>12,4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428.624349204003" table:style-name="ce5">
            <text:p><text:s/>12,429<text:s/></text:p>
          </table:table-cell>
          <table:table-cell office:value-type="float" office:value="1.188134251505699" table:style-name="ce6">
            <text:p>1.188</text:p>
          </table:table-cell>
          <table:table-cell office:value-type="float" office:value="14766.874288387002" table:style-name="ce5">
            <text:p><text:s/>14,767<text:s/></text:p>
          </table:table-cell>
          <table:table-cell office:value-type="float" office:value="0.97435305094492219" table:style-name="ce6">
            <text:p>0.974</text:p>
          </table:table-cell>
          <table:table-cell office:value-type="float" office:value="14388.14901581" table:style-name="ce5">
            <text:p><text:s/>14,3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388.14901581" table:style-name="ce5">
            <text:p><text:s/>14,388<text:s/></text:p>
          </table:table-cell>
          <table:table-cell office:value-type="float" office:value="0.93132472019832113" table:style-name="ce6">
            <text:p>0.931</text:p>
          </table:table-cell>
          <table:table-cell office:value-type="float" office:value="13400.038856321" table:style-name="ce5">
            <text:p><text:s/>13,400<text:s/></text:p>
          </table:table-cell>
          <table:table-cell office:value-type="float" office:value="1.0874188408649594" table:style-name="ce6">
            <text:p>1.087</text:p>
          </table:table-cell>
          <table:table-cell office:value-type="float" office:value="14571.454720685999" table:style-name="ce5">
            <text:p><text:s/>14,5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571.454720685999" table:style-name="ce5">
            <text:p><text:s/>14,571<text:s/></text:p>
          </table:table-cell>
          <table:table-cell office:value-type="float" office:value="1.112949116062965" table:style-name="ce6">
            <text:p>1.113</text:p>
          </table:table-cell>
          <table:table-cell office:value-type="float" office:value="16217.287651139" table:style-name="ce5">
            <text:p><text:s/>16,217<text:s/></text:p>
          </table:table-cell>
          <table:table-cell office:value-type="float" office:value="1.0535616874052396" table:style-name="ce6">
            <text:p>1.054</text:p>
          </table:table-cell>
          <table:table-cell office:value-type="float" office:value="17085.91294287016" table:style-name="ce5">
            <text:p><text:s/>17,0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085.91294287016" table:style-name="ce5">
            <text:p><text:s/>17,086<text:s/></text:p>
          </table:table-cell>
          <table:table-cell office:value-type="float" office:value="0.99165384113105914" table:style-name="ce6">
            <text:p>0.992</text:p>
          </table:table-cell>
          <table:table-cell office:value-type="float" office:value="16943.311199028074" table:style-name="ce5">
            <text:p><text:s/>16,943<text:s/></text:p>
          </table:table-cell>
          <table:table-cell office:value-type="float" office:value="1.404403508573536" table:style-name="ce6">
            <text:p>1.404</text:p>
          </table:table-cell>
          <table:table-cell office:value-type="float" office:value="23795.245694768309" table:style-name="ce5">
            <text:p><text:s/>23,7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795.245694768309" table:style-name="ce5">
            <text:p><text:s/>23,795<text:s/></text:p>
          </table:table-cell>
          <table:table-cell office:value-type="float" office:value="1.1774904059141957" table:style-name="ce6">
            <text:p>1.177</text:p>
          </table:table-cell>
          <table:table-cell office:value-type="float" office:value="28018.673511960758" table:style-name="ce5">
            <text:p><text:s/>28,019<text:s/></text:p>
          </table:table-cell>
          <table:table-cell office:value-type="float" office:value="0.9121574568517562" table:style-name="ce6">
            <text:p>0.912</text:p>
          </table:table-cell>
          <table:table-cell office:value-type="float" office:value="25557.441975029789" table:style-name="ce5">
            <text:p><text:s/>25,5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557.441975029789" table:style-name="ce5">
            <text:p><text:s/>25,557<text:s/></text:p>
          </table:table-cell>
          <table:table-cell office:value-type="float" office:value="0.99790164475101784" table:style-name="ce6">
            <text:p>0.998</text:p>
          </table:table-cell>
          <table:table-cell office:value-type="float" office:value="25503.813382510929" table:style-name="ce5">
            <text:p><text:s/>25,504<text:s/></text:p>
          </table:table-cell>
          <table:table-cell office:value-type="float" office:value="0.94353993490938637" table:style-name="ce6">
            <text:p>0.944</text:p>
          </table:table-cell>
          <table:table-cell office:value-type="float" office:value="24063.866418875499" table:style-name="ce5">
            <text:p><text:s/>24,0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063.866418875499" table:style-name="ce5">
            <text:p><text:s/>24,064<text:s/></text:p>
          </table:table-cell>
          <table:table-cell office:value-type="float" office:value="0.94316007101319399" table:style-name="ce6">
            <text:p>0.943</text:p>
          </table:table-cell>
          <table:table-cell office:value-type="float" office:value="22696.077960478629" table:style-name="ce5">
            <text:p><text:s/>22,696<text:s/></text:p>
          </table:table-cell>
          <table:table-cell office:value-type="float" office:value="1.1273372312822452" table:style-name="ce6">
            <text:p>1.127</text:p>
          </table:table-cell>
          <table:table-cell office:value-type="float" office:value="25586.133688931965" table:style-name="ce5">
            <text:p><text:s/>25,5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586.133688931965" table:style-name="ce5">
            <text:p><text:s/>25,586<text:s/></text:p>
          </table:table-cell>
          <table:table-cell office:value-type="float" office:value="0.97639327500960871" table:style-name="ce6">
            <text:p>0.976</text:p>
          </table:table-cell>
          <table:table-cell office:value-type="float" office:value="24982.12886736996" table:style-name="ce5">
            <text:p><text:s/>24,982<text:s/></text:p>
          </table:table-cell>
          <table:table-cell office:value-type="float" office:value="0.9782463381166806" table:style-name="ce6">
            <text:p>0.978</text:p>
          </table:table-cell>
          <table:table-cell office:value-type="float" office:value="24438.676082863683" table:style-name="ce5">
            <text:p><text:s/>24,4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438.676082863683" table:style-name="ce5">
            <text:p><text:s/>24,439<text:s/></text:p>
          </table:table-cell>
          <table:table-cell office:value-type="float" office:value="1.0719359417473946" table:style-name="ce6">
            <text:p>1.072</text:p>
          </table:table-cell>
          <table:table-cell office:value-type="float" office:value="26196.695261944013" table:style-name="ce5">
            <text:p><text:s/>26,197<text:s/></text:p>
          </table:table-cell>
          <table:table-cell office:value-type="float" office:value="1.2679388325732237" table:style-name="ce6">
            <text:p>1.268</text:p>
          </table:table-cell>
          <table:table-cell office:value-type="float" office:value="33215.807207705795" table:style-name="ce5">
            <text:p><text:s/>33,2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215.807207705795" table:style-name="ce5">
            <text:p><text:s/>33,216<text:s/></text:p>
          </table:table-cell>
          <table:table-cell office:value-type="float" office:value="1.0146065197699361" table:style-name="ce6">
            <text:p>1.015</text:p>
          </table:table-cell>
          <table:table-cell office:value-type="float" office:value="33700.974552359534" table:style-name="ce5">
            <text:p><text:s/>33,701<text:s/></text:p>
          </table:table-cell>
          <table:table-cell office:value-type="float" office:value="0.85194872202781591" table:style-name="ce6">
            <text:p>0.852</text:p>
          </table:table-cell>
          <table:table-cell office:value-type="float" office:value="28711.50220097465" table:style-name="ce5">
            <text:p><text:s/>28,7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711.50220097465" table:style-name="ce5">
            <text:p><text:s/>28,712<text:s/></text:p>
          </table:table-cell>
          <table:table-cell office:value-type="float" office:value="1.0760322497643311" table:style-name="ce6">
            <text:p>1.076</text:p>
          </table:table-cell>
          <table:table-cell office:value-type="float" office:value="30894.502307428298" table:style-name="ce5">
            <text:p><text:s/>30,895<text:s/></text:p>
          </table:table-cell>
          <table:table-cell office:value-type="float" office:value="0.90787212921196814" table:style-name="ce6">
            <text:p>0.908</text:p>
          </table:table-cell>
          <table:table-cell office:value-type="float" office:value="28048.257590788995" table:style-name="ce5">
            <text:p><text:s/>28,04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05.6287869758999" table:style-name="ce5">
            <text:p><text:s/>6,6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605.6287869758999" table:style-name="ce5">
            <text:p><text:s/>6,606<text:s/></text:p>
          </table:table-cell>
          <table:table-cell office:value-type="float" office:value="1.077507010369847" table:style-name="ce6">
            <text:p>1.078</text:p>
          </table:table-cell>
          <table:table-cell office:value-type="float" office:value="7117.6113258674004" table:style-name="ce5">
            <text:p><text:s/>7,118<text:s/></text:p>
          </table:table-cell>
          <table:table-cell office:value-type="float" office:value="1.1817014405528237" table:style-name="ce6">
            <text:p>1.182</text:p>
          </table:table-cell>
          <table:table-cell office:value-type="float" office:value="8410.8915570726003" table:style-name="ce5">
            <text:p><text:s/>8,4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410.8915570726003" table:style-name="ce5">
            <text:p><text:s/>8,411<text:s/></text:p>
          </table:table-cell>
          <table:table-cell office:value-type="float" office:value="1.1302013604601211" table:style-name="ce6">
            <text:p>1.130</text:p>
          </table:table-cell>
          <table:table-cell office:value-type="float" office:value="9506.0010804859994" table:style-name="ce5">
            <text:p><text:s/>9,506<text:s/></text:p>
          </table:table-cell>
          <table:table-cell office:value-type="float" office:value="1.0598282093572962" table:style-name="ce6">
            <text:p>1.060</text:p>
          </table:table-cell>
          <table:table-cell office:value-type="float" office:value="10074.72810328" table:style-name="ce5">
            <text:p><text:s/>10,0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074.72810328" table:style-name="ce5">
            <text:p><text:s/>10,075<text:s/></text:p>
          </table:table-cell>
          <table:table-cell office:value-type="float" office:value="1.1001019695949577" table:style-name="ce6">
            <text:p>1.100</text:p>
          </table:table-cell>
          <table:table-cell office:value-type="float" office:value="11083.228229552" table:style-name="ce5">
            <text:p><text:s/>11,083<text:s/></text:p>
          </table:table-cell>
          <table:table-cell office:value-type="float" office:value="1.0885059715628225" table:style-name="ce6">
            <text:p>1.089</text:p>
          </table:table-cell>
          <table:table-cell office:value-type="float" office:value="12064.160112061001" table:style-name="ce5">
            <text:p><text:s/>12,06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064.160112061001" table:style-name="ce5">
            <text:p><text:s/>12,064<text:s/></text:p>
          </table:table-cell>
          <table:table-cell office:value-type="float" office:value="1.0897572130795443" table:style-name="ce6">
            <text:p>1.090</text:p>
          </table:table-cell>
          <table:table-cell office:value-type="float" office:value="13147.005501865" table:style-name="ce5">
            <text:p><text:s/>13,147<text:s/></text:p>
          </table:table-cell>
          <table:table-cell office:value-type="float" office:value="0.9933547448969573" table:style-name="ce6">
            <text:p>0.993</text:p>
          </table:table-cell>
          <table:table-cell office:value-type="float" office:value="13059.640296464" table:style-name="ce5">
            <text:p><text:s/>13,0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059.640296464" table:style-name="ce5">
            <text:p><text:s/>13,060<text:s/></text:p>
          </table:table-cell>
          <table:table-cell office:value-type="float" office:value="1.1190313835814372" table:style-name="ce6">
            <text:p>1.119</text:p>
          </table:table-cell>
          <table:table-cell office:value-type="float" office:value="14614.147350027999" table:style-name="ce5">
            <text:p><text:s/>14,614<text:s/></text:p>
          </table:table-cell>
          <table:table-cell office:value-type="float" office:value="1.0135781482361761" table:style-name="ce6">
            <text:p>1.014</text:p>
          </table:table-cell>
          <table:table-cell office:value-type="float" office:value="14812.580409091999" table:style-name="ce5">
            <text:p><text:s/>14,81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812.580409091999" table:style-name="ce5">
            <text:p><text:s/>14,813<text:s/></text:p>
          </table:table-cell>
          <table:table-cell office:value-type="float" office:value="0.99900377842601007" table:style-name="ce6">
            <text:p>0.999</text:p>
          </table:table-cell>
          <table:table-cell office:value-type="float" office:value="14797.823796922001" table:style-name="ce5">
            <text:p><text:s/>14,798<text:s/></text:p>
          </table:table-cell>
          <table:table-cell office:value-type="float" office:value="1.242700219517618" table:style-name="ce6">
            <text:p>1.243</text:p>
          </table:table-cell>
          <table:table-cell office:value-type="float" office:value="18389.258880818001" table:style-name="ce5">
            <text:p><text:s/>18,3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389.258880818001" table:style-name="ce5">
            <text:p><text:s/>18,389<text:s/></text:p>
          </table:table-cell>
          <table:table-cell office:value-type="float" office:value="0.76648501997857654" table:style-name="ce6">
            <text:p>0.766</text:p>
          </table:table-cell>
          <table:table-cell office:value-type="float" office:value="14095.091460655001" table:style-name="ce5">
            <text:p><text:s/>14,095<text:s/></text:p>
          </table:table-cell>
          <table:table-cell office:value-type="float" office:value="1.1442828126700566" table:style-name="ce6">
            <text:p>1.144</text:p>
          </table:table-cell>
          <table:table-cell office:value-type="float" office:value="16128.770901440001" table:style-name="ce5">
            <text:p><text:s/>16,1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128.770901440001" table:style-name="ce5">
            <text:p><text:s/>16,129<text:s/></text:p>
          </table:table-cell>
          <table:table-cell office:value-type="float" office:value="1.296915308230117" table:style-name="ce6">
            <text:p>1.297</text:p>
          </table:table-cell>
          <table:table-cell office:value-type="float" office:value="20917.649885014001" table:style-name="ce5">
            <text:p><text:s/>20,918<text:s/></text:p>
          </table:table-cell>
          <table:table-cell office:value-type="float" office:value="1.4615001724767838" table:style-name="ce6">
            <text:p>1.462</text:p>
          </table:table-cell>
          <table:table-cell office:value-type="float" office:value="30571.148914756937" table:style-name="ce5">
            <text:p><text:s/>30,5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571.148914756937" table:style-name="ce5">
            <text:p><text:s/>30,571<text:s/></text:p>
          </table:table-cell>
          <table:table-cell office:value-type="float" office:value="1.0238008493908011" table:style-name="ce6">
            <text:p>1.024</text:p>
          </table:table-cell>
          <table:table-cell office:value-type="float" office:value="31298.768225780819" table:style-name="ce5">
            <text:p><text:s/>31,299<text:s/></text:p>
          </table:table-cell>
          <table:table-cell office:value-type="float" office:value="1.3710332128148845" table:style-name="ce6">
            <text:p>1.371</text:p>
          </table:table-cell>
          <table:table-cell office:value-type="float" office:value="42911.650757740703" table:style-name="ce5">
            <text:p><text:s/>42,91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2911.650757740703" table:style-name="ce5">
            <text:p><text:s/>42,912<text:s/></text:p>
          </table:table-cell>
          <table:table-cell office:value-type="float" office:value="1.0035120323356856" table:style-name="ce6">
            <text:p>1.004</text:p>
          </table:table-cell>
          <table:table-cell office:value-type="float" office:value="43062.357862779536" table:style-name="ce5">
            <text:p><text:s/>43,062<text:s/></text:p>
          </table:table-cell>
          <table:table-cell office:value-type="float" office:value="1.007716944021628" table:style-name="ce6">
            <text:p>1.008</text:p>
          </table:table-cell>
          <table:table-cell office:value-type="float" office:value="43394.667667845919" table:style-name="ce5">
            <text:p><text:s/>43,3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3394.667667845919" table:style-name="ce5">
            <text:p><text:s/>43,395<text:s/></text:p>
          </table:table-cell>
          <table:table-cell office:value-type="float" office:value="0.94744098182612435" table:style-name="ce6">
            <text:p>0.947</text:p>
          </table:table-cell>
          <table:table-cell office:value-type="float" office:value="41113.886541242311" table:style-name="ce5">
            <text:p><text:s/>41,114<text:s/></text:p>
          </table:table-cell>
          <table:table-cell office:value-type="float" office:value="1.2457017154746399" table:style-name="ce6">
            <text:p>1.246</text:p>
          </table:table-cell>
          <table:table-cell office:value-type="float" office:value="51215.638994255256" table:style-name="ce5">
            <text:p><text:s/>51,2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215.638994255256" table:style-name="ce5">
            <text:p><text:s/>51,216<text:s/></text:p>
          </table:table-cell>
          <table:table-cell office:value-type="float" office:value="1.001161870641706" table:style-name="ce6">
            <text:p>1.001</text:p>
          </table:table-cell>
          <table:table-cell office:value-type="float" office:value="51275.144941598897" table:style-name="ce5">
            <text:p><text:s/>51,275<text:s/></text:p>
          </table:table-cell>
          <table:table-cell office:value-type="float" office:value="0.91267015905599669" table:style-name="ce6">
            <text:p>0.913</text:p>
          </table:table-cell>
          <table:table-cell office:value-type="float" office:value="46797.294689468356" table:style-name="ce5">
            <text:p><text:s/>46,79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6797.294689468356" table:style-name="ce5">
            <text:p><text:s/>46,797<text:s/></text:p>
          </table:table-cell>
          <table:table-cell office:value-type="float" office:value="1.0343881473296617" table:style-name="ce6">
            <text:p>1.034</text:p>
          </table:table-cell>
          <table:table-cell office:value-type="float" office:value="48406.566953879388" table:style-name="ce5">
            <text:p><text:s/>48,407<text:s/></text:p>
          </table:table-cell>
          <table:table-cell office:value-type="float" office:value="0.74595469405071912" table:style-name="ce6">
            <text:p>0.746</text:p>
          </table:table-cell>
          <table:table-cell office:value-type="float" office:value="36109.105842126744" table:style-name="ce5">
            <text:p><text:s/>36,1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109.105842126744" table:style-name="ce5">
            <text:p><text:s/>36,109<text:s/></text:p>
          </table:table-cell>
          <table:table-cell office:value-type="float" office:value="0.87388719902585299" table:style-name="ce6">
            <text:p>0.874</text:p>
          </table:table-cell>
          <table:table-cell office:value-type="float" office:value="31555.28536370421" table:style-name="ce5">
            <text:p><text:s/>31,555<text:s/></text:p>
          </table:table-cell>
          <table:table-cell office:value-type="float" office:value="1.0140351425284921" table:style-name="ce6">
            <text:p>1.014</text:p>
          </table:table-cell>
          <table:table-cell office:value-type="float" office:value="31998.168291311038" table:style-name="ce5">
            <text:p><text:s/>31,9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998.168291311038" table:style-name="ce5">
            <text:p><text:s/>31,998<text:s/></text:p>
          </table:table-cell>
          <table:table-cell office:value-type="float" office:value="1.1066043579398188" table:style-name="ce6">
            <text:p>1.107</text:p>
          </table:table-cell>
          <table:table-cell office:value-type="float" office:value="35409.312477256521" table:style-name="ce5">
            <text:p><text:s/>35,409<text:s/></text:p>
          </table:table-cell>
          <table:table-cell office:value-type="float" office:value="1.2479255272036041" table:style-name="ce6">
            <text:p>1.248</text:p>
          </table:table-cell>
          <table:table-cell office:value-type="float" office:value="44188.184941097505" table:style-name="ce5">
            <text:p><text:s/>44,1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188.184941097505" table:style-name="ce5">
            <text:p><text:s/>44,188<text:s/></text:p>
          </table:table-cell>
          <table:table-cell office:value-type="float" office:value="0.95269451464928112" table:style-name="ce6">
            <text:p>0.953</text:p>
          </table:table-cell>
          <table:table-cell office:value-type="float" office:value="42097.841405691557" table:style-name="ce5">
            <text:p><text:s/>42,098<text:s/></text:p>
          </table:table-cell>
          <table:table-cell office:value-type="float" office:value="1.1857168866166068" table:style-name="ce6">
            <text:p>1.186</text:p>
          </table:table-cell>
          <table:table-cell office:value-type="float" office:value="49916.121444836273" table:style-name="ce5">
            <text:p><text:s/>49,91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61.8537731740998" table:style-name="ce5">
            <text:p><text:s/>4,5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561.8537731740998" table:style-name="ce5">
            <text:p><text:s/>4,562<text:s/></text:p>
          </table:table-cell>
          <table:table-cell office:value-type="float" office:value="1.0609530238146867" table:style-name="ce6">
            <text:p>1.061</text:p>
          </table:table-cell>
          <table:table-cell office:value-type="float" office:value="4839.9125548494994" table:style-name="ce5">
            <text:p><text:s/>4,840<text:s/></text:p>
          </table:table-cell>
          <table:table-cell office:value-type="float" office:value="1.1468163065143429" table:style-name="ce6">
            <text:p>1.147</text:p>
          </table:table-cell>
          <table:table-cell office:value-type="float" office:value="5550.4906400049003" table:style-name="ce5">
            <text:p><text:s/>5,55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550.4906400049003" table:style-name="ce5">
            <text:p><text:s/>5,550<text:s/></text:p>
          </table:table-cell>
          <table:table-cell office:value-type="float" office:value="1.1397678594319032" table:style-name="ce6">
            <text:p>1.140</text:p>
          </table:table-cell>
          <table:table-cell office:value-type="float" office:value="6326.2708355551995" table:style-name="ce5">
            <text:p><text:s/>6,326<text:s/></text:p>
          </table:table-cell>
          <table:table-cell office:value-type="float" office:value="0.92417304621231877" table:style-name="ce6">
            <text:p>0.924</text:p>
          </table:table-cell>
          <table:table-cell office:value-type="float" office:value="5846.5689892592" table:style-name="ce5">
            <text:p><text:s/>5,8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46.5689892592" table:style-name="ce5">
            <text:p><text:s/>5,847<text:s/></text:p>
          </table:table-cell>
          <table:table-cell office:value-type="float" office:value="1.1071072227976129" table:style-name="ce6">
            <text:p>1.107</text:p>
          </table:table-cell>
          <table:table-cell office:value-type="float" office:value="6472.7787565934004" table:style-name="ce5">
            <text:p><text:s/>6,473<text:s/></text:p>
          </table:table-cell>
          <table:table-cell office:value-type="float" office:value="1.1398413206014295" table:style-name="ce6">
            <text:p>1.140</text:p>
          </table:table-cell>
          <table:table-cell office:value-type="float" office:value="7377.9406858762995" table:style-name="ce5">
            <text:p><text:s/>7,37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377.9406858762995" table:style-name="ce5">
            <text:p><text:s/>7,378<text:s/></text:p>
          </table:table-cell>
          <table:table-cell office:value-type="float" office:value="1.0779520563960716" table:style-name="ce6">
            <text:p>1.078</text:p>
          </table:table-cell>
          <table:table-cell office:value-type="float" office:value="7953.0663343086007" table:style-name="ce5">
            <text:p><text:s/>7,953<text:s/></text:p>
          </table:table-cell>
          <table:table-cell office:value-type="float" office:value="1.1284699333095056" table:style-name="ce6">
            <text:p>1.128</text:p>
          </table:table-cell>
          <table:table-cell office:value-type="float" office:value="8974.7962358833011" table:style-name="ce5">
            <text:p><text:s/>8,9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974.7962358833011" table:style-name="ce5">
            <text:p><text:s/>8,975<text:s/></text:p>
          </table:table-cell>
          <table:table-cell office:value-type="float" office:value="1.1143865642105757" table:style-name="ce6">
            <text:p>1.114</text:p>
          </table:table-cell>
          <table:table-cell office:value-type="float" office:value="10001.392341796" table:style-name="ce5">
            <text:p><text:s/>10,001<text:s/></text:p>
          </table:table-cell>
          <table:table-cell office:value-type="float" office:value="1.0975315243206261" table:style-name="ce6">
            <text:p>1.098</text:p>
          </table:table-cell>
          <table:table-cell office:value-type="float" office:value="10976.843382219999" table:style-name="ce5">
            <text:p><text:s/>10,9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976.843382219999" table:style-name="ce5">
            <text:p><text:s/>10,977<text:s/></text:p>
          </table:table-cell>
          <table:table-cell office:value-type="float" office:value="0.99723441739560836" table:style-name="ce6">
            <text:p>0.997</text:p>
          </table:table-cell>
          <table:table-cell office:value-type="float" office:value="10946.486015111001" table:style-name="ce5">
            <text:p><text:s/>10,946<text:s/></text:p>
          </table:table-cell>
          <table:table-cell office:value-type="float" office:value="0.9877075333436458" table:style-name="ce6">
            <text:p>0.988</text:p>
          </table:table-cell>
          <table:table-cell office:value-type="float" office:value="10811.926700766" table:style-name="ce5">
            <text:p><text:s/>10,8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811.926700766" table:style-name="ce5">
            <text:p><text:s/>10,812<text:s/></text:p>
          </table:table-cell>
          <table:table-cell office:value-type="float" office:value="0.78210422525586554" table:style-name="ce6">
            <text:p>0.782</text:p>
          </table:table-cell>
          <table:table-cell office:value-type="float" office:value="8456.0535558257998" table:style-name="ce5">
            <text:p><text:s/>8,456<text:s/></text:p>
          </table:table-cell>
          <table:table-cell office:value-type="float" office:value="1.3567821480751689" table:style-name="ce6">
            <text:p>1.357</text:p>
          </table:table-cell>
          <table:table-cell office:value-type="float" office:value="11473.022507711999" table:style-name="ce5">
            <text:p><text:s/>11,4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473.022507711999" table:style-name="ce5">
            <text:p><text:s/>11,473<text:s/></text:p>
          </table:table-cell>
          <table:table-cell office:value-type="float" office:value="1.258637674417564" table:style-name="ce6">
            <text:p>1.259</text:p>
          </table:table-cell>
          <table:table-cell office:value-type="float" office:value="14440.378367646999" table:style-name="ce5">
            <text:p><text:s/>14,440<text:s/></text:p>
          </table:table-cell>
          <table:table-cell office:value-type="float" office:value="0.92185239560850851" table:style-name="ce6">
            <text:p>0.922</text:p>
          </table:table-cell>
          <table:table-cell office:value-type="float" office:value="13311.89739170867" table:style-name="ce5">
            <text:p><text:s/>13,3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311.89739170867" table:style-name="ce5">
            <text:p><text:s/>13,312<text:s/></text:p>
          </table:table-cell>
          <table:table-cell office:value-type="float" office:value="1.0287564915883953" table:style-name="ce6">
            <text:p>1.029</text:p>
          </table:table-cell>
          <table:table-cell office:value-type="float" office:value="13694.70085707892" table:style-name="ce5">
            <text:p><text:s/>13,695<text:s/></text:p>
          </table:table-cell>
          <table:table-cell office:value-type="float" office:value="1.2292722543978463" table:style-name="ce6">
            <text:p>1.229</text:p>
          </table:table-cell>
          <table:table-cell office:value-type="float" office:value="16834.51579588552" table:style-name="ce5">
            <text:p><text:s/>16,8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834.51579588552" table:style-name="ce5">
            <text:p><text:s/>16,835<text:s/></text:p>
          </table:table-cell>
          <table:table-cell office:value-type="float" office:value="1.0151808449533464" table:style-name="ce6">
            <text:p>1.015</text:p>
          </table:table-cell>
          <table:table-cell office:value-type="float" office:value="17090.077970047521" table:style-name="ce5">
            <text:p><text:s/>17,090<text:s/></text:p>
          </table:table-cell>
          <table:table-cell office:value-type="float" office:value="0.95834177599966264" table:style-name="ce6">
            <text:p>0.958</text:p>
          </table:table-cell>
          <table:table-cell office:value-type="float" office:value="16378.135673788051" table:style-name="ce5">
            <text:p><text:s/>16,3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378.135673788051" table:style-name="ce5">
            <text:p><text:s/>16,378<text:s/></text:p>
          </table:table-cell>
          <table:table-cell office:value-type="float" office:value="0.95072706518803296" table:style-name="ce6">
            <text:p>0.951</text:p>
          </table:table-cell>
          <table:table-cell office:value-type="float" office:value="15571.136862391939" table:style-name="ce5">
            <text:p><text:s/>15,571<text:s/></text:p>
          </table:table-cell>
          <table:table-cell office:value-type="float" office:value="1.2302969929102392" table:style-name="ce6">
            <text:p>1.230</text:p>
          </table:table-cell>
          <table:table-cell office:value-type="float" office:value="19157.122857994578" table:style-name="ce5">
            <text:p><text:s/>19,1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157.122857994578" table:style-name="ce5">
            <text:p><text:s/>19,157<text:s/></text:p>
          </table:table-cell>
          <table:table-cell office:value-type="float" office:value="0.97410377933817227" table:style-name="ce6">
            <text:p>0.974</text:p>
          </table:table-cell>
          <table:table-cell office:value-type="float" office:value="18661.025777218209" table:style-name="ce5">
            <text:p><text:s/>18,661<text:s/></text:p>
          </table:table-cell>
          <table:table-cell office:value-type="float" office:value="1.0177614567443831" table:style-name="ce6">
            <text:p>1.018</text:p>
          </table:table-cell>
          <table:table-cell office:value-type="float" office:value="18992.47277936609" table:style-name="ce5">
            <text:p><text:s/>18,9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992.47277936609" table:style-name="ce5">
            <text:p><text:s/>18,992<text:s/></text:p>
          </table:table-cell>
          <table:table-cell office:value-type="float" office:value="1.0235931452395404" table:style-name="ce6">
            <text:p>1.024</text:p>
          </table:table-cell>
          <table:table-cell office:value-type="float" office:value="19440.564948107687" table:style-name="ce5">
            <text:p><text:s/>19,441<text:s/></text:p>
          </table:table-cell>
          <table:table-cell office:value-type="float" office:value="1.0037301946360597" table:style-name="ce6">
            <text:p>1.004</text:p>
          </table:table-cell>
          <table:table-cell office:value-type="float" office:value="19513.082039199089" table:style-name="ce5">
            <text:p><text:s/>19,51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513.082039199089" table:style-name="ce5">
            <text:p><text:s/>19,513<text:s/></text:p>
          </table:table-cell>
          <table:table-cell office:value-type="float" office:value="0.92101982519819747" table:style-name="ce6">
            <text:p>0.921</text:p>
          </table:table-cell>
          <table:table-cell office:value-type="float" office:value="17971.935408821231" table:style-name="ce5">
            <text:p><text:s/>17,972<text:s/></text:p>
          </table:table-cell>
          <table:table-cell office:value-type="float" office:value="1.0074706057917902" table:style-name="ce6">
            <text:p>1.007</text:p>
          </table:table-cell>
          <table:table-cell office:value-type="float" office:value="18106.196653576051" table:style-name="ce5">
            <text:p><text:s/>18,1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106.196653576051" table:style-name="ce5">
            <text:p><text:s/>18,106<text:s/></text:p>
          </table:table-cell>
          <table:table-cell office:value-type="float" office:value="1.1032065935903539" table:style-name="ce6">
            <text:p>1.103</text:p>
          </table:table-cell>
          <table:table-cell office:value-type="float" office:value="19974.875533068698" table:style-name="ce5">
            <text:p><text:s/>19,975<text:s/></text:p>
          </table:table-cell>
          <table:table-cell office:value-type="float" office:value="1.1328923336500925" table:style-name="ce6">
            <text:p>1.133</text:p>
          </table:table-cell>
          <table:table-cell office:value-type="float" office:value="22629.383357028331" table:style-name="ce5">
            <text:p><text:s/>22,6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629.383357028331" table:style-name="ce5">
            <text:p><text:s/>22,629<text:s/></text:p>
          </table:table-cell>
          <table:table-cell office:value-type="float" office:value="0.97302601623005158" table:style-name="ce6">
            <text:p>0.973</text:p>
          </table:table-cell>
          <table:table-cell office:value-type="float" office:value="22018.978737631907" table:style-name="ce5">
            <text:p><text:s/>22,019<text:s/></text:p>
          </table:table-cell>
          <table:table-cell office:value-type="float" office:value="1.0340552413013955" table:style-name="ce6">
            <text:p>1.034</text:p>
          </table:table-cell>
          <table:table-cell office:value-type="float" office:value="22768.84037175226" table:style-name="ce5">
            <text:p><text:s/>22,7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43.7750138017998" table:style-name="ce5">
            <text:p><text:s/>2,0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43.7750138017998" table:style-name="ce5">
            <text:p><text:s/>2,044<text:s/></text:p>
          </table:table-cell>
          <table:table-cell office:value-type="float" office:value="1.1144567066513644" table:style-name="ce6">
            <text:p>1.114</text:p>
          </table:table-cell>
          <table:table-cell office:value-type="float" office:value="2277.6987710179005" table:style-name="ce5">
            <text:p><text:s/>2,278<text:s/></text:p>
          </table:table-cell>
          <table:table-cell office:value-type="float" office:value="1.2558293280324295" table:style-name="ce6">
            <text:p>1.256</text:p>
          </table:table-cell>
          <table:table-cell office:value-type="float" office:value="2860.4009170677004" table:style-name="ce5">
            <text:p><text:s/>2,86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60.4009170677004" table:style-name="ce5">
            <text:p><text:s/>2,860<text:s/></text:p>
          </table:table-cell>
          <table:table-cell office:value-type="float" office:value="1.111637961642963" table:style-name="ce6">
            <text:p>1.112</text:p>
          </table:table-cell>
          <table:table-cell office:value-type="float" office:value="3179.7302449308004" table:style-name="ce5">
            <text:p><text:s/>3,180<text:s/></text:p>
          </table:table-cell>
          <table:table-cell office:value-type="float" office:value="1.3297225828390411" table:style-name="ce6">
            <text:p>1.330</text:p>
          </table:table-cell>
          <table:table-cell office:value-type="float" office:value="4228.1591140208002" table:style-name="ce5">
            <text:p><text:s/>4,2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28.1591140208002" table:style-name="ce5">
            <text:p><text:s/>4,228<text:s/></text:p>
          </table:table-cell>
          <table:table-cell office:value-type="float" office:value="1.0904153199131281" table:style-name="ce6">
            <text:p>1.090</text:p>
          </table:table-cell>
          <table:table-cell office:value-type="float" office:value="4610.4494729586004" table:style-name="ce5">
            <text:p><text:s/>4,610<text:s/></text:p>
          </table:table-cell>
          <table:table-cell office:value-type="float" office:value="1.016434396184257" table:style-name="ce6">
            <text:p>1.016</text:p>
          </table:table-cell>
          <table:table-cell office:value-type="float" office:value="4686.2194261847008" table:style-name="ce5">
            <text:p><text:s/>4,6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86.2194261847008" table:style-name="ce5">
            <text:p><text:s/>4,686<text:s/></text:p>
          </table:table-cell>
          <table:table-cell office:value-type="float" office:value="1.1083431429895847" table:style-name="ce6">
            <text:p>1.108</text:p>
          </table:table-cell>
          <table:table-cell office:value-type="float" office:value="5193.9391675563993" table:style-name="ce5">
            <text:p><text:s/>5,194<text:s/></text:p>
          </table:table-cell>
          <table:table-cell office:value-type="float" office:value="0.78646359320039994" table:style-name="ce6">
            <text:p>0.786</text:p>
          </table:table-cell>
          <table:table-cell office:value-type="float" office:value="4084.8440605807" table:style-name="ce5">
            <text:p><text:s/>4,0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84.8440605807" table:style-name="ce5">
            <text:p><text:s/>4,085<text:s/></text:p>
          </table:table-cell>
          <table:table-cell office:value-type="float" office:value="1.1292364995632791" table:style-name="ce6">
            <text:p>1.129</text:p>
          </table:table-cell>
          <table:table-cell office:value-type="float" office:value="4612.7550082320004" table:style-name="ce5">
            <text:p><text:s/>4,613<text:s/></text:p>
          </table:table-cell>
          <table:table-cell office:value-type="float" office:value="0.83155013002569589" table:style-name="ce6">
            <text:p>0.832</text:p>
          </table:table-cell>
          <table:table-cell office:value-type="float" office:value="3835.7370268719997" table:style-name="ce5">
            <text:p><text:s/>3,8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35.7370268719997" table:style-name="ce5">
            <text:p><text:s/>3,836<text:s/></text:p>
          </table:table-cell>
          <table:table-cell office:value-type="float" office:value="1.004067211810848" table:style-name="ce6">
            <text:p>1.004</text:p>
          </table:table-cell>
          <table:table-cell office:value-type="float" office:value="3851.3377818110007" table:style-name="ce5">
            <text:p><text:s/>3,851<text:s/></text:p>
          </table:table-cell>
          <table:table-cell office:value-type="float" office:value="1.9674545857385011" table:style-name="ce6">
            <text:p>1.967</text:p>
          </table:table-cell>
          <table:table-cell office:value-type="float" office:value="7577.3321800519998" table:style-name="ce5">
            <text:p><text:s/>7,5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577.3321800519998" table:style-name="ce5">
            <text:p><text:s/>7,577<text:s/></text:p>
          </table:table-cell>
          <table:table-cell office:value-type="float" office:value="0.74419832347781567" table:style-name="ce6">
            <text:p>0.744</text:p>
          </table:table-cell>
          <table:table-cell office:value-type="float" office:value="5639.0379048292007" table:style-name="ce5">
            <text:p><text:s/>5,639<text:s/></text:p>
          </table:table-cell>
          <table:table-cell office:value-type="float" office:value="0.82562814301015364" table:style-name="ce6">
            <text:p>0.826</text:p>
          </table:table-cell>
          <table:table-cell office:value-type="float" office:value="4655.7483937280003" table:style-name="ce5">
            <text:p><text:s/>4,6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55.7483937280003" table:style-name="ce5">
            <text:p><text:s/>4,656<text:s/></text:p>
          </table:table-cell>
          <table:table-cell office:value-type="float" office:value="1.3912417445265874" table:style-name="ce6">
            <text:p>1.391</text:p>
          </table:table-cell>
          <table:table-cell office:value-type="float" office:value="6477.2715173670003" table:style-name="ce5">
            <text:p><text:s/>6,477<text:s/></text:p>
          </table:table-cell>
          <table:table-cell office:value-type="float" office:value="2.6645866977742698" table:style-name="ce6">
            <text:p>2.665</text:p>
          </table:table-cell>
          <table:table-cell office:value-type="float" office:value="17259.251523048271" table:style-name="ce5">
            <text:p><text:s/>17,2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59.251523048271" table:style-name="ce5">
            <text:p><text:s/>17,259<text:s/></text:p>
          </table:table-cell>
          <table:table-cell office:value-type="float" office:value="1.0199786094543644" table:style-name="ce6">
            <text:p>1.020</text:p>
          </table:table-cell>
          <table:table-cell office:value-type="float" office:value="17604.067368701897" table:style-name="ce5">
            <text:p><text:s/>17,604<text:s/></text:p>
          </table:table-cell>
          <table:table-cell office:value-type="float" office:value="1.4813130633786069" table:style-name="ce6">
            <text:p>1.481</text:p>
          </table:table-cell>
          <table:table-cell office:value-type="float" office:value="26077.134961855179" table:style-name="ce5">
            <text:p><text:s/>26,0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077.134961855179" table:style-name="ce5">
            <text:p><text:s/>26,077<text:s/></text:p>
          </table:table-cell>
          <table:table-cell office:value-type="float" office:value="0.99597904182048591" table:style-name="ce6">
            <text:p>0.996</text:p>
          </table:table-cell>
          <table:table-cell office:value-type="float" office:value="25972.279892732015" table:style-name="ce5">
            <text:p><text:s/>25,972<text:s/></text:p>
          </table:table-cell>
          <table:table-cell office:value-type="float" office:value="1.0402064087418861" table:style-name="ce6">
            <text:p>1.040</text:p>
          </table:table-cell>
          <table:table-cell office:value-type="float" office:value="27016.53199405787" table:style-name="ce5">
            <text:p><text:s/>27,0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016.53199405787" table:style-name="ce5">
            <text:p><text:s/>27,017<text:s/></text:p>
          </table:table-cell>
          <table:table-cell office:value-type="float" office:value="0.94544887124921706" table:style-name="ce6">
            <text:p>0.945</text:p>
          </table:table-cell>
          <table:table-cell office:value-type="float" office:value="25542.749678850374" table:style-name="ce5">
            <text:p><text:s/>25,543<text:s/></text:p>
          </table:table-cell>
          <table:table-cell office:value-type="float" office:value="1.2550926012012489" table:style-name="ce6">
            <text:p>1.255</text:p>
          </table:table-cell>
          <table:table-cell office:value-type="float" office:value="32058.516136260678" table:style-name="ce5">
            <text:p><text:s/>32,0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058.516136260678" table:style-name="ce5">
            <text:p><text:s/>32,059<text:s/></text:p>
          </table:table-cell>
          <table:table-cell office:value-type="float" office:value="1.0173309028327604" table:style-name="ce6">
            <text:p>1.017</text:p>
          </table:table-cell>
          <table:table-cell office:value-type="float" office:value="32614.119164380692" table:style-name="ce5">
            <text:p><text:s/>32,614<text:s/></text:p>
          </table:table-cell>
          <table:table-cell office:value-type="float" office:value="0.85253941000096456" table:style-name="ce6">
            <text:p>0.853</text:p>
          </table:table-cell>
          <table:table-cell office:value-type="float" office:value="27804.821910102266" table:style-name="ce5">
            <text:p><text:s/>27,80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804.821910102266" table:style-name="ce5">
            <text:p><text:s/>27,805<text:s/></text:p>
          </table:table-cell>
          <table:table-cell office:value-type="float" office:value="1.0417618246009173" table:style-name="ce6">
            <text:p>1.042</text:p>
          </table:table-cell>
          <table:table-cell office:value-type="float" office:value="28966.002005771697" table:style-name="ce5">
            <text:p><text:s/>28,966<text:s/></text:p>
          </table:table-cell>
          <table:table-cell office:value-type="float" office:value="0.57294837581039915" table:style-name="ce6">
            <text:p>0.573</text:p>
          </table:table-cell>
          <table:table-cell office:value-type="float" office:value="16596.023802927659" table:style-name="ce5">
            <text:p><text:s/>16,5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596.023802927659" table:style-name="ce5">
            <text:p><text:s/>16,596<text:s/></text:p>
          </table:table-cell>
          <table:table-cell office:value-type="float" office:value="0.81847014177497002" table:style-name="ce6">
            <text:p>0.818</text:p>
          </table:table-cell>
          <table:table-cell office:value-type="float" office:value="13583.349954882977" table:style-name="ce5">
            <text:p><text:s/>13,583<text:s/></text:p>
          </table:table-cell>
          <table:table-cell office:value-type="float" office:value="1.0227205868859375" table:style-name="ce6">
            <text:p>1.023</text:p>
          </table:table-cell>
          <table:table-cell office:value-type="float" office:value="13891.971637734989" table:style-name="ce5">
            <text:p><text:s/>13,8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891.971637734989" table:style-name="ce5">
            <text:p><text:s/>13,892<text:s/></text:p>
          </table:table-cell>
          <table:table-cell office:value-type="float" office:value="1.1110328574428565" table:style-name="ce6">
            <text:p>1.111</text:p>
          </table:table-cell>
          <table:table-cell office:value-type="float" office:value="15434.436944187824" table:style-name="ce5">
            <text:p><text:s/>15,434<text:s/></text:p>
          </table:table-cell>
          <table:table-cell office:value-type="float" office:value="1.3967987081114488" table:style-name="ce6">
            <text:p>1.397</text:p>
          </table:table-cell>
          <table:table-cell office:value-type="float" office:value="21558.801584069173" table:style-name="ce5">
            <text:p><text:s/>21,5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558.801584069173" table:style-name="ce5">
            <text:p><text:s/>21,559<text:s/></text:p>
          </table:table-cell>
          <table:table-cell office:value-type="float" office:value="0.93135337740187196" table:style-name="ce6">
            <text:p>0.931</text:p>
          </table:table-cell>
          <table:table-cell office:value-type="float" office:value="20078.86266805965" table:style-name="ce5">
            <text:p><text:s/>20,079<text:s/></text:p>
          </table:table-cell>
          <table:table-cell office:value-type="float" office:value="1.3520328079273343" table:style-name="ce6">
            <text:p>1.352</text:p>
          </table:table-cell>
          <table:table-cell office:value-type="float" office:value="27147.281073084014" table:style-name="ce5">
            <text:p><text:s/>27,14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820.55931163099" table:style-name="ce5">
            <text:p><text:s/>73,8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3820.55931163099" table:style-name="ce5">
            <text:p><text:s/>73,821<text:s/></text:p>
          </table:table-cell>
          <table:table-cell office:value-type="float" office:value="1.0089540967307309" table:style-name="ce6">
            <text:p>1.009</text:p>
          </table:table-cell>
          <table:table-cell office:value-type="float" office:value="74481.555740423995" table:style-name="ce5">
            <text:p><text:s/>74,482<text:s/></text:p>
          </table:table-cell>
          <table:table-cell office:value-type="float" office:value="1.3503966773893739" table:style-name="ce6">
            <text:p>1.350</text:p>
          </table:table-cell>
          <table:table-cell office:value-type="float" office:value="100579.64539866001" table:style-name="ce5">
            <text:p><text:s/>100,5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0579.64539866001" table:style-name="ce5">
            <text:p><text:s/>100,580<text:s/></text:p>
          </table:table-cell>
          <table:table-cell office:value-type="float" office:value="1.0470821355472097" table:style-name="ce6">
            <text:p>1.047</text:p>
          </table:table-cell>
          <table:table-cell office:value-type="float" office:value="105315.14989661" table:style-name="ce5">
            <text:p><text:s/>105,315<text:s/></text:p>
          </table:table-cell>
          <table:table-cell office:value-type="float" office:value="1.1595588801073424" table:style-name="ce6">
            <text:p>1.160</text:p>
          </table:table-cell>
          <table:table-cell office:value-type="float" office:value="122119.11727244999" table:style-name="ce5">
            <text:p><text:s/>122,1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2119.11727244999" table:style-name="ce5">
            <text:p><text:s/>122,119<text:s/></text:p>
          </table:table-cell>
          <table:table-cell office:value-type="float" office:value="1.0346865359769974" table:style-name="ce6">
            <text:p>1.035</text:p>
          </table:table-cell>
          <table:table-cell office:value-type="float" office:value="126355.0064272" table:style-name="ce5">
            <text:p><text:s/>126,355<text:s/></text:p>
          </table:table-cell>
          <table:table-cell office:value-type="float" office:value="1.0308167577648255" table:style-name="ce6">
            <text:p>1.031</text:p>
          </table:table-cell>
          <table:table-cell office:value-type="float" office:value="130248.85805264" table:style-name="ce5">
            <text:p><text:s/>130,2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0248.85805264" table:style-name="ce5">
            <text:p><text:s/>130,249<text:s/></text:p>
          </table:table-cell>
          <table:table-cell office:value-type="float" office:value="1.0359847462976279" table:style-name="ce6">
            <text:p>1.036</text:p>
          </table:table-cell>
          <table:table-cell office:value-type="float" office:value="134935.83016521999" table:style-name="ce5">
            <text:p><text:s/>134,936<text:s/></text:p>
          </table:table-cell>
          <table:table-cell office:value-type="float" office:value="1.0294900095426667" table:style-name="ce6">
            <text:p>1.029</text:p>
          </table:table-cell>
          <table:table-cell office:value-type="float" office:value="138915.08908444" table:style-name="ce5">
            <text:p><text:s/>138,9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8915.08908444" table:style-name="ce5">
            <text:p><text:s/>138,915<text:s/></text:p>
          </table:table-cell>
          <table:table-cell office:value-type="float" office:value="1.0713593009744564" table:style-name="ce6">
            <text:p>1.071</text:p>
          </table:table-cell>
          <table:table-cell office:value-type="float" office:value="148827.97273631001" table:style-name="ce5">
            <text:p><text:s/>148,828<text:s/></text:p>
          </table:table-cell>
          <table:table-cell office:value-type="float" office:value="1.0772825288553693" table:style-name="ce6">
            <text:p>1.077</text:p>
          </table:table-cell>
          <table:table-cell office:value-type="float" office:value="160329.77483379" table:style-name="ce5">
            <text:p><text:s/>160,3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0329.77483379" table:style-name="ce5">
            <text:p><text:s/>160,330<text:s/></text:p>
          </table:table-cell>
          <table:table-cell office:value-type="float" office:value="1.0210551084664066" table:style-name="ce6">
            <text:p>1.021</text:p>
          </table:table-cell>
          <table:table-cell office:value-type="float" office:value="163705.53563331001" table:style-name="ce5">
            <text:p><text:s/>163,706<text:s/></text:p>
          </table:table-cell>
          <table:table-cell office:value-type="float" office:value="1.1602551798002969" table:style-name="ce6">
            <text:p>1.160</text:p>
          </table:table-cell>
          <table:table-cell office:value-type="float" office:value="189940.19568052999" table:style-name="ce5">
            <text:p><text:s/>189,9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9940.19568052999" table:style-name="ce5">
            <text:p><text:s/>189,940<text:s/></text:p>
          </table:table-cell>
          <table:table-cell office:value-type="float" office:value="0.87911412467038097" table:style-name="ce6">
            <text:p>0.879</text:p>
          </table:table-cell>
          <table:table-cell office:value-type="float" office:value="166979.10886541" table:style-name="ce5">
            <text:p><text:s/>166,979<text:s/></text:p>
          </table:table-cell>
          <table:table-cell office:value-type="float" office:value="1.0175553221277684" table:style-name="ce6">
            <text:p>1.018</text:p>
          </table:table-cell>
          <table:table-cell office:value-type="float" office:value="169910.48091014998" table:style-name="ce5">
            <text:p><text:s/>169,9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9910.48091014998" table:style-name="ce5">
            <text:p><text:s/>169,910<text:s/></text:p>
          </table:table-cell>
          <table:table-cell office:value-type="float" office:value="1.141711034726473" table:style-name="ce6">
            <text:p>1.142</text:p>
          </table:table-cell>
          <table:table-cell office:value-type="float" office:value="193988.67097079998" table:style-name="ce5">
            <text:p><text:s/>193,989<text:s/></text:p>
          </table:table-cell>
          <table:table-cell office:value-type="float" office:value="1.0428981398012029" table:style-name="ce6">
            <text:p>1.043</text:p>
          </table:table-cell>
          <table:table-cell office:value-type="float" office:value="202310.42409795494" table:style-name="ce5">
            <text:p><text:s/>202,31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2310.42409795494" table:style-name="ce5">
            <text:p><text:s/>202,310<text:s/></text:p>
          </table:table-cell>
          <table:table-cell office:value-type="float" office:value="1.0019443638959735" table:style-name="ce6">
            <text:p>1.002</text:p>
          </table:table-cell>
          <table:table-cell office:value-type="float" office:value="202703.7891823501" table:style-name="ce5">
            <text:p><text:s/>202,704<text:s/></text:p>
          </table:table-cell>
          <table:table-cell office:value-type="float" office:value="1.0731114156134389" table:style-name="ce6">
            <text:p>1.073</text:p>
          </table:table-cell>
          <table:table-cell office:value-type="float" office:value="217523.7501596798" table:style-name="ce5">
            <text:p><text:s/>217,52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7523.7501596798" table:style-name="ce5">
            <text:p><text:s/>217,524<text:s/></text:p>
          </table:table-cell>
          <table:table-cell office:value-type="float" office:value="1.003745534812378" table:style-name="ce6">
            <text:p>1.004</text:p>
          </table:table-cell>
          <table:table-cell office:value-type="float" office:value="218338.49293842193" table:style-name="ce5">
            <text:p><text:s/>218,338<text:s/></text:p>
          </table:table-cell>
          <table:table-cell office:value-type="float" office:value="1.0748446922152279" table:style-name="ce6">
            <text:p>1.075</text:p>
          </table:table-cell>
          <table:table-cell office:value-type="float" office:value="234679.97024113484" table:style-name="ce5">
            <text:p><text:s/>234,68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4679.97024113484" table:style-name="ce5">
            <text:p><text:s/>234,680<text:s/></text:p>
          </table:table-cell>
          <table:table-cell office:value-type="float" office:value="1.0097227269872848" table:style-name="ce6">
            <text:p>1.010</text:p>
          </table:table-cell>
          <table:table-cell office:value-type="float" office:value="236961.69952117352" table:style-name="ce5">
            <text:p><text:s/>236,962<text:s/></text:p>
          </table:table-cell>
          <table:table-cell office:value-type="float" office:value="1.0672663178214499" table:style-name="ce6">
            <text:p>1.067</text:p>
          </table:table-cell>
          <table:table-cell office:value-type="float" office:value="252901.24051267569" table:style-name="ce5">
            <text:p><text:s/>252,9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2901.24051267569" table:style-name="ce5">
            <text:p><text:s/>252,901<text:s/></text:p>
          </table:table-cell>
          <table:table-cell office:value-type="float" office:value="0.96935274122847681" table:style-name="ce6">
            <text:p>0.969</text:p>
          </table:table-cell>
          <table:table-cell office:value-type="float" office:value="245150.51075104449" table:style-name="ce5">
            <text:p><text:s/>245,151<text:s/></text:p>
          </table:table-cell>
          <table:table-cell office:value-type="float" office:value="1.0674910782231695" table:style-name="ce6">
            <text:p>1.067</text:p>
          </table:table-cell>
          <table:table-cell office:value-type="float" office:value="261695.98304859319" table:style-name="ce5">
            <text:p><text:s/>261,6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61695.98304859319" table:style-name="ce5">
            <text:p><text:s/>261,696<text:s/></text:p>
          </table:table-cell>
          <table:table-cell office:value-type="float" office:value="0.92066739740105363" table:style-name="ce6">
            <text:p>0.921</text:p>
          </table:table-cell>
          <table:table-cell office:value-type="float" office:value="240934.95962365853" table:style-name="ce5">
            <text:p><text:s/>240,935<text:s/></text:p>
          </table:table-cell>
          <table:table-cell office:value-type="float" office:value="1.0899237271210021" table:style-name="ce6">
            <text:p>1.090</text:p>
          </table:table-cell>
          <table:table-cell office:value-type="float" office:value="262600.72918676608" table:style-name="ce5">
            <text:p><text:s/>262,6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2600.72918676608" table:style-name="ce5">
            <text:p><text:s/>262,601<text:s/></text:p>
          </table:table-cell>
          <table:table-cell office:value-type="float" office:value="0.95532029683024389" table:style-name="ce6">
            <text:p>0.955</text:p>
          </table:table-cell>
          <table:table-cell office:value-type="float" office:value="250867.80655453986" table:style-name="ce5">
            <text:p><text:s/>250,868<text:s/></text:p>
          </table:table-cell>
          <table:table-cell office:value-type="float" office:value="1.0448883349629841" table:style-name="ce6">
            <text:p>1.045</text:p>
          </table:table-cell>
          <table:table-cell office:value-type="float" office:value="262128.84468658912" table:style-name="ce5">
            <text:p><text:s/>262,1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2128.84468658912" table:style-name="ce5">
            <text:p><text:s/>262,129<text:s/></text:p>
          </table:table-cell>
          <table:table-cell office:value-type="float" office:value="1.0166721697958652" table:style-name="ce6">
            <text:p>1.017</text:p>
          </table:table-cell>
          <table:table-cell office:value-type="float" office:value="266499.10129359789" table:style-name="ce5">
            <text:p><text:s/>266,499<text:s/></text:p>
          </table:table-cell>
          <table:table-cell office:value-type="float" office:value="1.0412594493965186" table:style-name="ce6">
            <text:p>1.041</text:p>
          </table:table-cell>
          <table:table-cell office:value-type="float" office:value="277494.70747763873" table:style-name="ce5">
            <text:p><text:s/>277,4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7494.70747763873" table:style-name="ce5">
            <text:p><text:s/>277,495<text:s/></text:p>
          </table:table-cell>
          <table:table-cell office:value-type="float" office:value="1.001691074743853" table:style-name="ce6">
            <text:p>1.002</text:p>
          </table:table-cell>
          <table:table-cell office:value-type="float" office:value="277963.97176900704" table:style-name="ce5">
            <text:p><text:s/>277,964<text:s/></text:p>
          </table:table-cell>
          <table:table-cell office:value-type="float" office:value="1.1528294758760775" table:style-name="ce6">
            <text:p>1.153</text:p>
          </table:table-cell>
          <table:table-cell office:value-type="float" office:value="320445.05988689716" table:style-name="ce5">
            <text:p><text:s/>320,44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075.690874010004" table:style-name="ce5">
            <text:p><text:s/>57,07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7075.690874010004" table:style-name="ce5">
            <text:p><text:s/>57,076<text:s/></text:p>
          </table:table-cell>
          <table:table-cell office:value-type="float" office:value="1.0048544311606951" table:style-name="ce6">
            <text:p>1.005</text:p>
          </table:table-cell>
          <table:table-cell office:value-type="float" office:value="57352.760886306998" table:style-name="ce5">
            <text:p><text:s/>57,353<text:s/></text:p>
          </table:table-cell>
          <table:table-cell office:value-type="float" office:value="1.3661106843611284" table:style-name="ce6">
            <text:p>1.366</text:p>
          </table:table-cell>
          <table:table-cell office:value-type="float" office:value="78350.219424392999" table:style-name="ce5">
            <text:p><text:s/>78,35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8350.219424392999" table:style-name="ce5">
            <text:p><text:s/>78,350<text:s/></text:p>
          </table:table-cell>
          <table:table-cell office:value-type="float" office:value="1.0465065611842506" table:style-name="ce6">
            <text:p>1.047</text:p>
          </table:table-cell>
          <table:table-cell office:value-type="float" office:value="81994.018697852996" table:style-name="ce5">
            <text:p><text:s/>81,994<text:s/></text:p>
          </table:table-cell>
          <table:table-cell office:value-type="float" office:value="1.1278665536477301" table:style-name="ce6">
            <text:p>1.128</text:p>
          </table:table-cell>
          <table:table-cell office:value-type="float" office:value="92478.311288475001" table:style-name="ce5">
            <text:p><text:s/>92,4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2478.311288475001" table:style-name="ce5">
            <text:p><text:s/>92,478<text:s/></text:p>
          </table:table-cell>
          <table:table-cell office:value-type="float" office:value="1.0314172688401813" table:style-name="ce6">
            <text:p>1.031</text:p>
          </table:table-cell>
          <table:table-cell office:value-type="float" office:value="95383.727256110986" table:style-name="ce5">
            <text:p><text:s/>95,384<text:s/></text:p>
          </table:table-cell>
          <table:table-cell office:value-type="float" office:value="1.0404758016745006" table:style-name="ce6">
            <text:p>1.040</text:p>
          </table:table-cell>
          <table:table-cell office:value-type="float" office:value="99244.460083504004" table:style-name="ce5">
            <text:p><text:s/>99,24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9244.460083504004" table:style-name="ce5">
            <text:p><text:s/>99,244<text:s/></text:p>
          </table:table-cell>
          <table:table-cell office:value-type="float" office:value="1.0433045222955508" table:style-name="ce6">
            <text:p>1.043</text:p>
          </table:table-cell>
          <table:table-cell office:value-type="float" office:value="103542.19401789999" table:style-name="ce5">
            <text:p><text:s/>103,542<text:s/></text:p>
          </table:table-cell>
          <table:table-cell office:value-type="float" office:value="1.0114638238973843" table:style-name="ce6">
            <text:p>1.011</text:p>
          </table:table-cell>
          <table:table-cell office:value-type="float" office:value="104729.18349607001" table:style-name="ce5">
            <text:p><text:s/>104,7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729.18349607001" table:style-name="ce5">
            <text:p><text:s/>104,729<text:s/></text:p>
          </table:table-cell>
          <table:table-cell office:value-type="float" office:value="1.0691670756465108" table:style-name="ce6">
            <text:p>1.069</text:p>
          </table:table-cell>
          <table:table-cell office:value-type="float" office:value="111972.99485334" table:style-name="ce5">
            <text:p><text:s/>111,973<text:s/></text:p>
          </table:table-cell>
          <table:table-cell office:value-type="float" office:value="1.079870319739539" table:style-name="ce6">
            <text:p>1.080</text:p>
          </table:table-cell>
          <table:table-cell office:value-type="float" office:value="120916.31375447" table:style-name="ce5">
            <text:p><text:s/>120,9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0916.31375447" table:style-name="ce5">
            <text:p><text:s/>120,916<text:s/></text:p>
          </table:table-cell>
          <table:table-cell office:value-type="float" office:value="1.020551924784741" table:style-name="ce6">
            <text:p>1.021</text:p>
          </table:table-cell>
          <table:table-cell office:value-type="float" office:value="123401.37674000001" table:style-name="ce5">
            <text:p><text:s/>123,401<text:s/></text:p>
          </table:table-cell>
          <table:table-cell office:value-type="float" office:value="1.1549135547433762" table:style-name="ce6">
            <text:p>1.155</text:p>
          </table:table-cell>
          <table:table-cell office:value-type="float" office:value="142517.92267102" table:style-name="ce5">
            <text:p><text:s/>142,5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2517.92267102" table:style-name="ce5">
            <text:p><text:s/>142,518<text:s/></text:p>
          </table:table-cell>
          <table:table-cell office:value-type="float" office:value="0.8935490431254024" table:style-name="ce6">
            <text:p>0.894</text:p>
          </table:table-cell>
          <table:table-cell office:value-type="float" office:value="127346.75343091" table:style-name="ce5">
            <text:p><text:s/>127,347<text:s/></text:p>
          </table:table-cell>
          <table:table-cell office:value-type="float" office:value="1.0000607754091211" table:style-name="ce6">
            <text:p>1.000</text:p>
          </table:table-cell>
          <table:table-cell office:value-type="float" office:value="127354.49298195" table:style-name="ce5">
            <text:p><text:s/>127,3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354.49298195" table:style-name="ce5">
            <text:p><text:s/>127,354<text:s/></text:p>
          </table:table-cell>
          <table:table-cell office:value-type="float" office:value="1.138424639848777" table:style-name="ce6">
            <text:p>1.138</text:p>
          </table:table-cell>
          <table:table-cell office:value-type="float" office:value="144983.4928061" table:style-name="ce5">
            <text:p><text:s/>144,983<text:s/></text:p>
          </table:table-cell>
          <table:table-cell office:value-type="float" office:value="1.0353788586710531" table:style-name="ce6">
            <text:p>1.035</text:p>
          </table:table-cell>
          <table:table-cell office:value-type="float" office:value="150112.84330772265" table:style-name="ce5">
            <text:p><text:s/>150,1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0112.84330772265" table:style-name="ce5">
            <text:p><text:s/>150,113<text:s/></text:p>
          </table:table-cell>
          <table:table-cell office:value-type="float" office:value="0.99953257770014237" table:style-name="ce6">
            <text:p>1.000</text:p>
          </table:table-cell>
          <table:table-cell office:value-type="float" office:value="150042.67721726559" table:style-name="ce5">
            <text:p><text:s/>150,043<text:s/></text:p>
          </table:table-cell>
          <table:table-cell office:value-type="float" office:value="1.0993781987949585" table:style-name="ce6">
            <text:p>1.099</text:p>
          </table:table-cell>
          <table:table-cell office:value-type="float" office:value="164953.64822149079" table:style-name="ce5">
            <text:p><text:s/>164,9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4953.64822149079" table:style-name="ce5">
            <text:p><text:s/>164,954<text:s/></text:p>
          </table:table-cell>
          <table:table-cell office:value-type="float" office:value="1.010870841048122" table:style-name="ce6">
            <text:p>1.011</text:p>
          </table:table-cell>
          <table:table-cell office:value-type="float" office:value="166746.83311161445" table:style-name="ce5">
            <text:p><text:s/>166,747<text:s/></text:p>
          </table:table-cell>
          <table:table-cell office:value-type="float" office:value="1.0914841329270104" table:style-name="ce6">
            <text:p>1.091</text:p>
          </table:table-cell>
          <table:table-cell office:value-type="float" office:value="182001.5225571554" table:style-name="ce5">
            <text:p><text:s/>182,00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2001.5225571554" table:style-name="ce5">
            <text:p><text:s/>182,002<text:s/></text:p>
          </table:table-cell>
          <table:table-cell office:value-type="float" office:value="1.0132022797386444" table:style-name="ce6">
            <text:p>1.013</text:p>
          </table:table-cell>
          <table:table-cell office:value-type="float" office:value="184404.35757081417" table:style-name="ce5">
            <text:p><text:s/>184,404<text:s/></text:p>
          </table:table-cell>
          <table:table-cell office:value-type="float" office:value="1.0583122876615585" table:style-name="ce6">
            <text:p>1.058</text:p>
          </table:table-cell>
          <table:table-cell office:value-type="float" office:value="195157.39751552837" table:style-name="ce5">
            <text:p><text:s/>195,1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5157.39751552837" table:style-name="ce5">
            <text:p><text:s/>195,157<text:s/></text:p>
          </table:table-cell>
          <table:table-cell office:value-type="float" office:value="0.9749976442123558" table:style-name="ce6">
            <text:p>0.975</text:p>
          </table:table-cell>
          <table:table-cell office:value-type="float" office:value="190278.00282825442" table:style-name="ce5">
            <text:p><text:s/>190,278<text:s/></text:p>
          </table:table-cell>
          <table:table-cell office:value-type="float" office:value="1.06090828935847" table:style-name="ce6">
            <text:p>1.061</text:p>
          </table:table-cell>
          <table:table-cell office:value-type="float" office:value="201867.51048306952" table:style-name="ce5">
            <text:p><text:s/>201,8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1867.51048306952" table:style-name="ce5">
            <text:p><text:s/>201,868<text:s/></text:p>
          </table:table-cell>
          <table:table-cell office:value-type="float" office:value="0.92207179815650875" table:style-name="ce6">
            <text:p>0.922</text:p>
          </table:table-cell>
          <table:table-cell office:value-type="float" office:value="186136.33838050181" table:style-name="ce5">
            <text:p><text:s/>186,136<text:s/></text:p>
          </table:table-cell>
          <table:table-cell office:value-type="float" office:value="1.0829375176289122" table:style-name="ce6">
            <text:p>1.083</text:p>
          </table:table-cell>
          <table:table-cell office:value-type="float" office:value="201574.02422631581" table:style-name="ce5">
            <text:p><text:s/>201,5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1574.02422631581" table:style-name="ce5">
            <text:p><text:s/>201,574<text:s/></text:p>
          </table:table-cell>
          <table:table-cell office:value-type="float" office:value="0.95422188933171348" table:style-name="ce6">
            <text:p>0.954</text:p>
          </table:table-cell>
          <table:table-cell office:value-type="float" office:value="192346.34623743166" table:style-name="ce5">
            <text:p><text:s/>192,346<text:s/></text:p>
          </table:table-cell>
          <table:table-cell office:value-type="float" office:value="1.03027271000972" table:style-name="ce6">
            <text:p>1.030</text:p>
          </table:table-cell>
          <table:table-cell office:value-type="float" office:value="198169.19139850666" table:style-name="ce5">
            <text:p><text:s/>198,1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8169.19139850666" table:style-name="ce5">
            <text:p><text:s/>198,169<text:s/></text:p>
          </table:table-cell>
          <table:table-cell office:value-type="float" office:value="1.0154124163577114" table:style-name="ce6">
            <text:p>1.015</text:p>
          </table:table-cell>
          <table:table-cell office:value-type="float" office:value="201223.45748561146" table:style-name="ce5">
            <text:p><text:s/>201,223<text:s/></text:p>
          </table:table-cell>
          <table:table-cell office:value-type="float" office:value="1.030925928521667" table:style-name="ce6">
            <text:p>1.031</text:p>
          </table:table-cell>
          <table:table-cell office:value-type="float" office:value="207446.47974869414" table:style-name="ce5">
            <text:p><text:s/>207,4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7446.47974869414" table:style-name="ce5">
            <text:p><text:s/>207,446<text:s/></text:p>
          </table:table-cell>
          <table:table-cell office:value-type="float" office:value="1.0005677503954367" table:style-name="ce6">
            <text:p>1.001</text:p>
          </table:table-cell>
          <table:table-cell office:value-type="float" office:value="207564.25756960342" table:style-name="ce5">
            <text:p><text:s/>207,564<text:s/></text:p>
          </table:table-cell>
          <table:table-cell office:value-type="float" office:value="1.1792052925857244" table:style-name="ce6">
            <text:p>1.179</text:p>
          </table:table-cell>
          <table:table-cell office:value-type="float" office:value="244760.87107770288" table:style-name="ce5">
            <text:p><text:s/>244,7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744.868437620993" table:style-name="ce5">
            <text:p><text:s/>16,7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744.868437620993" table:style-name="ce5">
            <text:p><text:s/>16,745<text:s/></text:p>
          </table:table-cell>
          <table:table-cell office:value-type="float" office:value="1.0229280043570499" table:style-name="ce6">
            <text:p>1.023</text:p>
          </table:table-cell>
          <table:table-cell office:value-type="float" office:value="17128.794854116997" table:style-name="ce5">
            <text:p><text:s/>17,129<text:s/></text:p>
          </table:table-cell>
          <table:table-cell office:value-type="float" office:value="1.2977810852188494" table:style-name="ce6">
            <text:p>1.298</text:p>
          </table:table-cell>
          <table:table-cell office:value-type="float" office:value="22229.425974266996" table:style-name="ce5">
            <text:p><text:s/>22,2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229.425974266996" table:style-name="ce5">
            <text:p><text:s/>22,229<text:s/></text:p>
          </table:table-cell>
          <table:table-cell office:value-type="float" office:value="1.0491108149060517" table:style-name="ce6">
            <text:p>1.049</text:p>
          </table:table-cell>
          <table:table-cell office:value-type="float" office:value="23321.131198757004" table:style-name="ce5">
            <text:p><text:s/>23,321<text:s/></text:p>
          </table:table-cell>
          <table:table-cell office:value-type="float" office:value="1.2709849162700486" table:style-name="ce6">
            <text:p>1.271</text:p>
          </table:table-cell>
          <table:table-cell office:value-type="float" office:value="29640.805983974991" table:style-name="ce5">
            <text:p><text:s/>29,6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640.805983974991" table:style-name="ce5">
            <text:p><text:s/>29,641<text:s/></text:p>
          </table:table-cell>
          <table:table-cell office:value-type="float" office:value="1.0448865387747324" table:style-name="ce6">
            <text:p>1.045</text:p>
          </table:table-cell>
          <table:table-cell office:value-type="float" office:value="30971.279171089005" table:style-name="ce5">
            <text:p><text:s/>30,971<text:s/></text:p>
          </table:table-cell>
          <table:table-cell office:value-type="float" office:value="1.0010693390435714" table:style-name="ce6">
            <text:p>1.001</text:p>
          </table:table-cell>
          <table:table-cell office:value-type="float" office:value="31004.397969136" table:style-name="ce5">
            <text:p><text:s/>31,0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004.397969136" table:style-name="ce5">
            <text:p><text:s/>31,004<text:s/></text:p>
          </table:table-cell>
          <table:table-cell office:value-type="float" office:value="1.0125542891873431" table:style-name="ce6">
            <text:p>1.013</text:p>
          </table:table-cell>
          <table:table-cell office:value-type="float" office:value="31393.636147320009" table:style-name="ce5">
            <text:p><text:s/>31,394<text:s/></text:p>
          </table:table-cell>
          <table:table-cell office:value-type="float" office:value="1.0889438046598612" table:style-name="ce6">
            <text:p>1.089</text:p>
          </table:table-cell>
          <table:table-cell office:value-type="float" office:value="34185.905588369998" table:style-name="ce5">
            <text:p><text:s/>34,1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185.905588369998" table:style-name="ce5">
            <text:p><text:s/>34,186<text:s/></text:p>
          </table:table-cell>
          <table:table-cell office:value-type="float" office:value="1.0780752257008521" table:style-name="ce6">
            <text:p>1.078</text:p>
          </table:table-cell>
          <table:table-cell office:value-type="float" office:value="36854.977882970001" table:style-name="ce5">
            <text:p><text:s/>36,855<text:s/></text:p>
          </table:table-cell>
          <table:table-cell office:value-type="float" office:value="1.0694202884743076" table:style-name="ce6">
            <text:p>1.069</text:p>
          </table:table-cell>
          <table:table-cell office:value-type="float" office:value="39413.461079320005" table:style-name="ce5">
            <text:p><text:s/>39,41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413.461079320005" table:style-name="ce5">
            <text:p><text:s/>39,413<text:s/></text:p>
          </table:table-cell>
          <table:table-cell office:value-type="float" office:value="1.0225988225747911" table:style-name="ce6">
            <text:p>1.023</text:p>
          </table:table-cell>
          <table:table-cell office:value-type="float" office:value="40304.158893309999" table:style-name="ce5">
            <text:p><text:s/>40,304<text:s/></text:p>
          </table:table-cell>
          <table:table-cell office:value-type="float" office:value="1.1766099159901222" table:style-name="ce6">
            <text:p>1.177</text:p>
          </table:table-cell>
          <table:table-cell office:value-type="float" office:value="47422.273009510012" table:style-name="ce5">
            <text:p><text:s/>47,4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422.273009510012" table:style-name="ce5">
            <text:p><text:s/>47,422<text:s/></text:p>
          </table:table-cell>
          <table:table-cell office:value-type="float" office:value="0.83573293558813955" table:style-name="ce6">
            <text:p>0.836</text:p>
          </table:table-cell>
          <table:table-cell office:value-type="float" office:value="39632.355434500001" table:style-name="ce5">
            <text:p><text:s/>39,632<text:s/></text:p>
          </table:table-cell>
          <table:table-cell office:value-type="float" office:value="1.0737688300795509" table:style-name="ce6">
            <text:p>1.074</text:p>
          </table:table-cell>
          <table:table-cell office:value-type="float" office:value="42555.987928199997" table:style-name="ce5">
            <text:p><text:s/>42,5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555.987928199997" table:style-name="ce5">
            <text:p><text:s/>42,556<text:s/></text:p>
          </table:table-cell>
          <table:table-cell office:value-type="float" office:value="1.1515460115126686" table:style-name="ce6">
            <text:p>1.152</text:p>
          </table:table-cell>
          <table:table-cell office:value-type="float" office:value="49005.178164699981" table:style-name="ce5">
            <text:p><text:s/>49,005<text:s/></text:p>
          </table:table-cell>
          <table:table-cell office:value-type="float" office:value="1.0651441897589484" table:style-name="ce6">
            <text:p>1.065</text:p>
          </table:table-cell>
          <table:table-cell office:value-type="float" office:value="52197.58079023227" table:style-name="ce5">
            <text:p><text:s/>52,1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197.58079023227" table:style-name="ce5">
            <text:p><text:s/>52,198<text:s/></text:p>
          </table:table-cell>
          <table:table-cell office:value-type="float" office:value="1.0088803191227393" table:style-name="ce6">
            <text:p>1.009</text:p>
          </table:table-cell>
          <table:table-cell office:value-type="float" office:value="52661.111965084507" table:style-name="ce5">
            <text:p><text:s/>52,661<text:s/></text:p>
          </table:table-cell>
          <table:table-cell office:value-type="float" office:value="0.99827177924089761" table:style-name="ce6">
            <text:p>0.998</text:p>
          </table:table-cell>
          <table:table-cell office:value-type="float" office:value="52570.101938189029" table:style-name="ce5">
            <text:p><text:s/>52,5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2570.101938189029" table:style-name="ce5">
            <text:p><text:s/>52,570<text:s/></text:p>
          </table:table-cell>
          <table:table-cell office:value-type="float" office:value="0.98138785972810239" table:style-name="ce6">
            <text:p>0.981</text:p>
          </table:table-cell>
          <table:table-cell office:value-type="float" office:value="51591.659826807496" table:style-name="ce5">
            <text:p><text:s/>51,592<text:s/></text:p>
          </table:table-cell>
          <table:table-cell office:value-type="float" office:value="1.0210651849702117" table:style-name="ce6">
            <text:p>1.021</text:p>
          </table:table-cell>
          <table:table-cell office:value-type="float" office:value="52678.44768397943" table:style-name="ce5">
            <text:p><text:s/>52,6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2678.44768397943" table:style-name="ce5">
            <text:p><text:s/>52,678<text:s/></text:p>
          </table:table-cell>
          <table:table-cell office:value-type="float" office:value="0.99770103830039558" table:style-name="ce6">
            <text:p>0.998</text:p>
          </table:table-cell>
          <table:table-cell office:value-type="float" office:value="52557.341950359347" table:style-name="ce5">
            <text:p><text:s/>52,557<text:s/></text:p>
          </table:table-cell>
          <table:table-cell office:value-type="float" office:value="1.0986827121448919" table:style-name="ce6">
            <text:p>1.099</text:p>
          </table:table-cell>
          <table:table-cell office:value-type="float" office:value="57743.842997147309" table:style-name="ce5">
            <text:p><text:s/>57,7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743.842997147309" table:style-name="ce5">
            <text:p><text:s/>57,744<text:s/></text:p>
          </table:table-cell>
          <table:table-cell office:value-type="float" office:value="0.95027461067149466" table:style-name="ce6">
            <text:p>0.950</text:p>
          </table:table-cell>
          <table:table-cell office:value-type="float" office:value="54872.507922790071" table:style-name="ce5">
            <text:p><text:s/>54,873<text:s/></text:p>
          </table:table-cell>
          <table:table-cell office:value-type="float" office:value="1.0903178081400442" table:style-name="ce6">
            <text:p>1.090</text:p>
          </table:table-cell>
          <table:table-cell office:value-type="float" office:value="59828.472565523683" table:style-name="ce5">
            <text:p><text:s/>59,8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9828.472565523683" table:style-name="ce5">
            <text:p><text:s/>59,828<text:s/></text:p>
          </table:table-cell>
          <table:table-cell office:value-type="float" office:value="0.91592880268072552" table:style-name="ce6">
            <text:p>0.916</text:p>
          </table:table-cell>
          <table:table-cell office:value-type="float" office:value="54798.62124315674" table:style-name="ce5">
            <text:p><text:s/>54,799<text:s/></text:p>
          </table:table-cell>
          <table:table-cell office:value-type="float" office:value="1.1136540222363949" table:style-name="ce6">
            <text:p>1.114</text:p>
          </table:table-cell>
          <table:table-cell office:value-type="float" office:value="61026.704960450254" table:style-name="ce5">
            <text:p><text:s/>61,0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026.704960450254" table:style-name="ce5">
            <text:p><text:s/>61,027<text:s/></text:p>
          </table:table-cell>
          <table:table-cell office:value-type="float" office:value="0.95894838751386546" table:style-name="ce6">
            <text:p>0.959</text:p>
          </table:table-cell>
          <table:table-cell office:value-type="float" office:value="58521.460317108184" table:style-name="ce5">
            <text:p><text:s/>58,521<text:s/></text:p>
          </table:table-cell>
          <table:table-cell office:value-type="float" office:value="1.0929264741772766" table:style-name="ce6">
            <text:p>1.093</text:p>
          </table:table-cell>
          <table:table-cell office:value-type="float" office:value="63959.65328808246" table:style-name="ce5">
            <text:p><text:s/>63,9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959.65328808246" table:style-name="ce5">
            <text:p><text:s/>63,960<text:s/></text:p>
          </table:table-cell>
          <table:table-cell office:value-type="float" office:value="1.0205753229145345" table:style-name="ce6">
            <text:p>1.021</text:p>
          </table:table-cell>
          <table:table-cell office:value-type="float" office:value="65275.643807986417" table:style-name="ce5">
            <text:p><text:s/>65,276<text:s/></text:p>
          </table:table-cell>
          <table:table-cell office:value-type="float" office:value="1.0731143140464015" table:style-name="ce6">
            <text:p>1.073</text:p>
          </table:table-cell>
          <table:table-cell office:value-type="float" office:value="70048.227728944577" table:style-name="ce5">
            <text:p><text:s/>70,0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048.227728944577" table:style-name="ce5">
            <text:p><text:s/>70,048<text:s/></text:p>
          </table:table-cell>
          <table:table-cell office:value-type="float" office:value="1.0050177782058829" table:style-name="ce6">
            <text:p>1.005</text:p>
          </table:table-cell>
          <table:table-cell office:value-type="float" office:value="70399.714199403592" table:style-name="ce5">
            <text:p><text:s/>70,400<text:s/></text:p>
          </table:table-cell>
          <table:table-cell office:value-type="float" office:value="1.075063864532499" table:style-name="ce6">
            <text:p>1.075</text:p>
          </table:table-cell>
          <table:table-cell office:value-type="float" office:value="75684.188809194282" table:style-name="ce5">
            <text:p><text:s/>75,68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21.5109246891989" table:style-name="ce5">
            <text:p><text:s/>9,4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421.5109246891989" table:style-name="ce5">
            <text:p><text:s/>9,422<text:s/></text:p>
          </table:table-cell>
          <table:table-cell office:value-type="float" office:value="1.1074745855996768" table:style-name="ce6">
            <text:p>1.107</text:p>
          </table:table-cell>
          <table:table-cell office:value-type="float" office:value="10434.083907042999" table:style-name="ce5">
            <text:p><text:s/>10,434<text:s/></text:p>
          </table:table-cell>
          <table:table-cell office:value-type="float" office:value="1.0217799959773761" table:style-name="ce6">
            <text:p>1.022</text:p>
          </table:table-cell>
          <table:table-cell office:value-type="float" office:value="10661.338212565999" table:style-name="ce5">
            <text:p><text:s/>10,6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661.338212565999" table:style-name="ce5">
            <text:p><text:s/>10,661<text:s/></text:p>
          </table:table-cell>
          <table:table-cell office:value-type="float" office:value="1.0368986488491034" table:style-name="ce6">
            <text:p>1.037</text:p>
          </table:table-cell>
          <table:table-cell office:value-type="float" office:value="11054.727187533001" table:style-name="ce5">
            <text:p><text:s/>11,055<text:s/></text:p>
          </table:table-cell>
          <table:table-cell office:value-type="float" office:value="1.2073757274698151" table:style-name="ce6">
            <text:p>1.207</text:p>
          </table:table-cell>
          <table:table-cell office:value-type="float" office:value="13347.209280028001" table:style-name="ce5">
            <text:p><text:s/>13,3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347.209280028001" table:style-name="ce5">
            <text:p><text:s/>13,347<text:s/></text:p>
          </table:table-cell>
          <table:table-cell office:value-type="float" office:value="1.0264434803533895" table:style-name="ce6">
            <text:p>1.026</text:p>
          </table:table-cell>
          <table:table-cell office:value-type="float" office:value="13700.155946396999" table:style-name="ce5">
            <text:p><text:s/>13,700<text:s/></text:p>
          </table:table-cell>
          <table:table-cell office:value-type="float" office:value="1.0955187888316085" table:style-name="ce6">
            <text:p>1.096</text:p>
          </table:table-cell>
          <table:table-cell office:value-type="float" office:value="15008.778249201001" table:style-name="ce5">
            <text:p><text:s/>15,0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008.778249201001" table:style-name="ce5">
            <text:p><text:s/>15,009<text:s/></text:p>
          </table:table-cell>
          <table:table-cell office:value-type="float" office:value="1.0166906886346554" table:style-name="ce6">
            <text:p>1.017</text:p>
          </table:table-cell>
          <table:table-cell office:value-type="float" office:value="15259.285093745" table:style-name="ce5">
            <text:p><text:s/>15,259<text:s/></text:p>
          </table:table-cell>
          <table:table-cell office:value-type="float" office:value="1.117272753437875" table:style-name="ce6">
            <text:p>1.117</text:p>
          </table:table-cell>
          <table:table-cell office:value-type="float" office:value="17048.783472182" table:style-name="ce5">
            <text:p><text:s/>17,0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048.783472182" table:style-name="ce5">
            <text:p><text:s/>17,049<text:s/></text:p>
          </table:table-cell>
          <table:table-cell office:value-type="float" office:value="1.0362611993098345" table:style-name="ce6">
            <text:p>1.036</text:p>
          </table:table-cell>
          <table:table-cell office:value-type="float" office:value="17666.992807657003" table:style-name="ce5">
            <text:p><text:s/>17,667<text:s/></text:p>
          </table:table-cell>
          <table:table-cell office:value-type="float" office:value="1.0507627601856104" table:style-name="ce6">
            <text:p>1.051</text:p>
          </table:table-cell>
          <table:table-cell office:value-type="float" office:value="18563.818126752998" table:style-name="ce5">
            <text:p><text:s/>18,5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563.818126752998" table:style-name="ce5">
            <text:p><text:s/>18,564<text:s/></text:p>
          </table:table-cell>
          <table:table-cell office:value-type="float" office:value="1.064866265160971" table:style-name="ce6">
            <text:p>1.065</text:p>
          </table:table-cell>
          <table:table-cell office:value-type="float" office:value="19767.983675763" table:style-name="ce5">
            <text:p><text:s/>19,768<text:s/></text:p>
          </table:table-cell>
          <table:table-cell office:value-type="float" office:value="1.0489459757341009" table:style-name="ce6">
            <text:p>1.049</text:p>
          </table:table-cell>
          <table:table-cell office:value-type="float" office:value="20735.546925069" table:style-name="ce5">
            <text:p><text:s/>20,7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735.546925069" table:style-name="ce5">
            <text:p><text:s/>20,736<text:s/></text:p>
          </table:table-cell>
          <table:table-cell office:value-type="float" office:value="0.96330089273478536" table:style-name="ce6">
            <text:p>0.963</text:p>
          </table:table-cell>
          <table:table-cell office:value-type="float" office:value="19974.570864263002" table:style-name="ce5">
            <text:p><text:s/>19,975<text:s/></text:p>
          </table:table-cell>
          <table:table-cell office:value-type="float" office:value="0.93867394436835638" table:style-name="ce6">
            <text:p>0.939</text:p>
          </table:table-cell>
          <table:table-cell office:value-type="float" office:value="18749.609220222999" table:style-name="ce5">
            <text:p><text:s/>18,7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749.609220222999" table:style-name="ce5">
            <text:p><text:s/>18,750<text:s/></text:p>
          </table:table-cell>
          <table:table-cell office:value-type="float" office:value="1.0593352861191401" table:style-name="ce6">
            <text:p>1.059</text:p>
          </table:table-cell>
          <table:table-cell office:value-type="float" office:value="19862.122647926997" table:style-name="ce5">
            <text:p><text:s/>19,862<text:s/></text:p>
          </table:table-cell>
          <table:table-cell office:value-type="float" office:value="1.1064968438848255" table:style-name="ce6">
            <text:p>1.106</text:p>
          </table:table-cell>
          <table:table-cell office:value-type="float" office:value="21977.376022784538" table:style-name="ce5">
            <text:p><text:s/>21,9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977.376022784538" table:style-name="ce5">
            <text:p><text:s/>21,977<text:s/></text:p>
          </table:table-cell>
          <table:table-cell office:value-type="float" office:value="1.0392116777892448" table:style-name="ce6">
            <text:p>1.039</text:p>
          </table:table-cell>
          <table:table-cell office:value-type="float" office:value="22839.145810043043" table:style-name="ce5">
            <text:p><text:s/>22,839<text:s/></text:p>
          </table:table-cell>
          <table:table-cell office:value-type="float" office:value="1.0740016943371238" table:style-name="ce6">
            <text:p>1.074</text:p>
          </table:table-cell>
          <table:table-cell office:value-type="float" office:value="24529.28129719885" table:style-name="ce5">
            <text:p><text:s/>24,52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4529.28129719885" table:style-name="ce5">
            <text:p><text:s/>24,529<text:s/></text:p>
          </table:table-cell>
          <table:table-cell office:value-type="float" office:value="1.0326960819452817" table:style-name="ce6">
            <text:p>1.033</text:p>
          </table:table-cell>
          <table:table-cell office:value-type="float" office:value="25331.29268855093" table:style-name="ce5">
            <text:p><text:s/>25,331<text:s/></text:p>
          </table:table-cell>
          <table:table-cell office:value-type="float" office:value="0.93310531719275736" table:style-name="ce6">
            <text:p>0.933</text:p>
          </table:table-cell>
          <table:table-cell office:value-type="float" office:value="23636.76389905289" table:style-name="ce5">
            <text:p><text:s/>23,63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636.76389905289" table:style-name="ce5">
            <text:p><text:s/>23,637<text:s/></text:p>
          </table:table-cell>
          <table:table-cell office:value-type="float" office:value="0.89896962614692255" table:style-name="ce6">
            <text:p>0.899</text:p>
          </table:table-cell>
          <table:table-cell office:value-type="float" office:value="21248.73280565465" table:style-name="ce5">
            <text:p><text:s/>21,249<text:s/></text:p>
          </table:table-cell>
          <table:table-cell office:value-type="float" office:value="1.007524805745031" table:style-name="ce6">
            <text:p>1.008</text:p>
          </table:table-cell>
          <table:table-cell office:value-type="float" office:value="21408.625392345268" table:style-name="ce5">
            <text:p><text:s/>21,4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408.625392345268" table:style-name="ce5">
            <text:p><text:s/>21,409<text:s/></text:p>
          </table:table-cell>
          <table:table-cell office:value-type="float" office:value="0.94379595974895458" table:style-name="ce6">
            <text:p>0.944</text:p>
          </table:table-cell>
          <table:table-cell office:value-type="float" office:value="20205.374149074341" table:style-name="ce5">
            <text:p><text:s/>20,205<text:s/></text:p>
          </table:table-cell>
          <table:table-cell office:value-type="float" office:value="1.2954139596676506" table:style-name="ce6">
            <text:p>1.295</text:p>
          </table:table-cell>
          <table:table-cell office:value-type="float" office:value="26174.32373301878" table:style-name="ce5">
            <text:p><text:s/>26,17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6174.32373301878" table:style-name="ce5">
            <text:p><text:s/>26,174<text:s/></text:p>
          </table:table-cell>
          <table:table-cell office:value-type="float" office:value="0.90974726413375839" table:style-name="ce6">
            <text:p>0.910</text:p>
          </table:table-cell>
          <table:table-cell office:value-type="float" office:value="23812.019406665138" table:style-name="ce5">
            <text:p><text:s/>23,812<text:s/></text:p>
          </table:table-cell>
          <table:table-cell office:value-type="float" office:value="1.2390704012712788" table:style-name="ce6">
            <text:p>1.239</text:p>
          </table:table-cell>
          <table:table-cell office:value-type="float" office:value="29504.768441296052" table:style-name="ce5">
            <text:p><text:s/>29,5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504.768441296052" table:style-name="ce5">
            <text:p><text:s/>29,505<text:s/></text:p>
          </table:table-cell>
          <table:table-cell office:value-type="float" office:value="1.0890411716011636" table:style-name="ce6">
            <text:p>1.089</text:p>
          </table:table-cell>
          <table:table-cell office:value-type="float" office:value="32131.90759113009" table:style-name="ce5">
            <text:p><text:s/>32,132<text:s/></text:p>
          </table:table-cell>
          <table:table-cell office:value-type="float" office:value="0.90236200187641491" table:style-name="ce6">
            <text:p>0.902</text:p>
          </table:table-cell>
          <table:table-cell office:value-type="float" office:value="28994.612458040119" table:style-name="ce5">
            <text:p><text:s/>28,9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994.612458040119" table:style-name="ce5">
            <text:p><text:s/>28,995<text:s/></text:p>
          </table:table-cell>
          <table:table-cell office:value-type="float" office:value="1.0010961591383674" table:style-name="ce6">
            <text:p>1.001</text:p>
          </table:table-cell>
          <table:table-cell office:value-type="float" office:value="29026.39516744942" table:style-name="ce5">
            <text:p><text:s/>29,026<text:s/></text:p>
          </table:table-cell>
          <table:table-cell office:value-type="float" office:value="1.02990784208291" table:style-name="ce6">
            <text:p>1.030</text:p>
          </table:table-cell>
          <table:table-cell office:value-type="float" office:value="29894.512010353643" table:style-name="ce5">
            <text:p><text:s/>29,8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894.512010353643" table:style-name="ce5">
            <text:p><text:s/>29,895<text:s/></text:p>
          </table:table-cell>
          <table:table-cell office:value-type="float" office:value="1.0156121181988724" table:style-name="ce6">
            <text:p>1.016</text:p>
          </table:table-cell>
          <table:table-cell office:value-type="float" office:value="30361.228665356892" table:style-name="ce5">
            <text:p><text:s/>30,361<text:s/></text:p>
          </table:table-cell>
          <table:table-cell office:value-type="float" office:value="1.129630979274572" table:style-name="ce6">
            <text:p>1.130</text:p>
          </table:table-cell>
          <table:table-cell office:value-type="float" office:value="34296.984469226314" table:style-name="ce5">
            <text:p><text:s/>34,29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44.8658659432003" table:style-name="ce5">
            <text:p><text:s/>3,94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944.8658659432003" table:style-name="ce5">
            <text:p><text:s/>3,945<text:s/></text:p>
          </table:table-cell>
          <table:table-cell office:value-type="float" office:value="1.058556499471667" table:style-name="ce6">
            <text:p>1.059</text:p>
          </table:table-cell>
          <table:table-cell office:value-type="float" office:value="4175.8634019380997" table:style-name="ce5">
            <text:p><text:s/>4,176<text:s/></text:p>
          </table:table-cell>
          <table:table-cell office:value-type="float" office:value="0.89530376565589098" table:style-name="ce6">
            <text:p>0.895</text:p>
          </table:table-cell>
          <table:table-cell office:value-type="float" office:value="3738.6662286198002" table:style-name="ce5">
            <text:p><text:s/>3,73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38.6662286198002" table:style-name="ce5">
            <text:p><text:s/>3,739<text:s/></text:p>
          </table:table-cell>
          <table:table-cell office:value-type="float" office:value="1.0450884418196196" table:style-name="ce6">
            <text:p>1.045</text:p>
          </table:table-cell>
          <table:table-cell office:value-type="float" office:value="3907.2368633519" table:style-name="ce5">
            <text:p><text:s/>3,907<text:s/></text:p>
          </table:table-cell>
          <table:table-cell office:value-type="float" office:value="1.2078510148124737" table:style-name="ce6">
            <text:p>1.208</text:p>
          </table:table-cell>
          <table:table-cell office:value-type="float" office:value="4719.3600105122996" table:style-name="ce5">
            <text:p><text:s/>4,7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19.3600105122996" table:style-name="ce5">
            <text:p><text:s/>4,719<text:s/></text:p>
          </table:table-cell>
          <table:table-cell office:value-type="float" office:value="1.0138519076846193" table:style-name="ce6">
            <text:p>1.014</text:p>
          </table:table-cell>
          <table:table-cell office:value-type="float" office:value="4784.7321497083994" table:style-name="ce5">
            <text:p><text:s/>4,785<text:s/></text:p>
          </table:table-cell>
          <table:table-cell office:value-type="float" office:value="1.0830657244191031" table:style-name="ce6">
            <text:p>1.083</text:p>
          </table:table-cell>
          <table:table-cell office:value-type="float" office:value="5182.1793918753001" table:style-name="ce5">
            <text:p><text:s/>5,18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182.1793918753001" table:style-name="ce5">
            <text:p><text:s/>5,182<text:s/></text:p>
          </table:table-cell>
          <table:table-cell office:value-type="float" office:value="1.0233902803063397" table:style-name="ce6">
            <text:p>1.023</text:p>
          </table:table-cell>
          <table:table-cell office:value-type="float" office:value="5303.3920204490005" table:style-name="ce5">
            <text:p><text:s/>5,303<text:s/></text:p>
          </table:table-cell>
          <table:table-cell office:value-type="float" office:value="1.1440421700161671" table:style-name="ce6">
            <text:p>1.144</text:p>
          </table:table-cell>
          <table:table-cell office:value-type="float" office:value="6067.3041155208994" table:style-name="ce5">
            <text:p><text:s/>6,0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067.3041155208994" table:style-name="ce5">
            <text:p><text:s/>6,067<text:s/></text:p>
          </table:table-cell>
          <table:table-cell office:value-type="float" office:value="1.0212844729533577" table:style-name="ce6">
            <text:p>1.021</text:p>
          </table:table-cell>
          <table:table-cell office:value-type="float" office:value="6196.4434858675004" table:style-name="ce5">
            <text:p><text:s/>6,196<text:s/></text:p>
          </table:table-cell>
          <table:table-cell office:value-type="float" office:value="1.1128803894661481" table:style-name="ce6">
            <text:p>1.113</text:p>
          </table:table-cell>
          <table:table-cell office:value-type="float" office:value="6895.9004398571997" table:style-name="ce5">
            <text:p><text:s/>6,89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95.9004398571997" table:style-name="ce5">
            <text:p><text:s/>6,896<text:s/></text:p>
          </table:table-cell>
          <table:table-cell office:value-type="float" office:value="1.1234778385962361" table:style-name="ce6">
            <text:p>1.123</text:p>
          </table:table-cell>
          <table:table-cell office:value-type="float" office:value="7747.3913213455999" table:style-name="ce5">
            <text:p><text:s/>7,747<text:s/></text:p>
          </table:table-cell>
          <table:table-cell office:value-type="float" office:value="1.1056960857913751" table:style-name="ce6">
            <text:p>1.106</text:p>
          </table:table-cell>
          <table:table-cell office:value-type="float" office:value="8566.2602591059003" table:style-name="ce5">
            <text:p><text:s/>8,5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566.2602591059003" table:style-name="ce5">
            <text:p><text:s/>8,566<text:s/></text:p>
          </table:table-cell>
          <table:table-cell office:value-type="float" office:value="0.92464786429905033" table:style-name="ce6">
            <text:p>0.925</text:p>
          </table:table-cell>
          <table:table-cell office:value-type="float" office:value="7920.7742536120995" table:style-name="ce5">
            <text:p><text:s/>7,921<text:s/></text:p>
          </table:table-cell>
          <table:table-cell office:value-type="float" office:value="0.99961963646505569" table:style-name="ce6">
            <text:p>1.000</text:p>
          </table:table-cell>
          <table:table-cell office:value-type="float" office:value="7917.7614799174999" table:style-name="ce5">
            <text:p><text:s/>7,9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17.7614799174999" table:style-name="ce5">
            <text:p><text:s/>7,918<text:s/></text:p>
          </table:table-cell>
          <table:table-cell office:value-type="float" office:value="1.1071693609378395" table:style-name="ce6">
            <text:p>1.107</text:p>
          </table:table-cell>
          <table:table-cell office:value-type="float" office:value="8766.3029177784992" table:style-name="ce5">
            <text:p><text:s/>8,766<text:s/></text:p>
          </table:table-cell>
          <table:table-cell office:value-type="float" office:value="1.1761748456044288" table:style-name="ce6">
            <text:p>1.176</text:p>
          </table:table-cell>
          <table:table-cell office:value-type="float" office:value="10310.704980839781" table:style-name="ce5">
            <text:p><text:s/>10,3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310.704980839781" table:style-name="ce5">
            <text:p><text:s/>10,311<text:s/></text:p>
          </table:table-cell>
          <table:table-cell office:value-type="float" office:value="1.0299670028726389" table:style-name="ce6">
            <text:p>1.030</text:p>
          </table:table-cell>
          <table:table-cell office:value-type="float" office:value="10619.685906619539" table:style-name="ce5">
            <text:p><text:s/>10,620<text:s/></text:p>
          </table:table-cell>
          <table:table-cell office:value-type="float" office:value="1.0539808952476779" table:style-name="ce6">
            <text:p>1.054</text:p>
          </table:table-cell>
          <table:table-cell office:value-type="float" office:value="11192.94605910801" table:style-name="ce5">
            <text:p><text:s/>11,19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192.94605910801" table:style-name="ce5">
            <text:p><text:s/>11,193<text:s/></text:p>
          </table:table-cell>
          <table:table-cell office:value-type="float" office:value="1.0606184508822614" table:style-name="ce6">
            <text:p>1.061</text:p>
          </table:table-cell>
          <table:table-cell office:value-type="float" office:value="11871.445110019849" table:style-name="ce5">
            <text:p><text:s/>11,871<text:s/></text:p>
          </table:table-cell>
          <table:table-cell office:value-type="float" office:value="0.98085347741653917" table:style-name="ce6">
            <text:p>0.981</text:p>
          </table:table-cell>
          <table:table-cell office:value-type="float" office:value="11644.14821812254" table:style-name="ce5">
            <text:p><text:s/>11,64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644.14821812254" table:style-name="ce5">
            <text:p><text:s/>11,644<text:s/></text:p>
          </table:table-cell>
          <table:table-cell office:value-type="float" office:value="0.91449181318434747" table:style-name="ce6">
            <text:p>0.914</text:p>
          </table:table-cell>
          <table:table-cell office:value-type="float" office:value="10648.47821697817" table:style-name="ce5">
            <text:p><text:s/>10,648<text:s/></text:p>
          </table:table-cell>
          <table:table-cell office:value-type="float" office:value="1.0484533052794098" table:style-name="ce6">
            <text:p>1.048</text:p>
          </table:table-cell>
          <table:table-cell office:value-type="float" office:value="11164.432182786561" table:style-name="ce5">
            <text:p><text:s/>11,1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164.432182786561" table:style-name="ce5">
            <text:p><text:s/>11,164<text:s/></text:p>
          </table:table-cell>
          <table:table-cell office:value-type="float" office:value="0.96256711698246689" table:style-name="ce6">
            <text:p>0.963</text:p>
          </table:table-cell>
          <table:table-cell office:value-type="float" office:value="10746.51529893113" table:style-name="ce5">
            <text:p><text:s/>10,747<text:s/></text:p>
          </table:table-cell>
          <table:table-cell office:value-type="float" office:value="1.4455060020972834" table:style-name="ce6">
            <text:p>1.446</text:p>
          </table:table-cell>
          <table:table-cell office:value-type="float" office:value="15534.15236623523" table:style-name="ce5">
            <text:p><text:s/>15,53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534.15236623523" table:style-name="ce5">
            <text:p><text:s/>15,534<text:s/></text:p>
          </table:table-cell>
          <table:table-cell office:value-type="float" office:value="0.89502450887723672" table:style-name="ce6">
            <text:p>0.895</text:p>
          </table:table-cell>
          <table:table-cell office:value-type="float" office:value="13903.447092413851" table:style-name="ce5">
            <text:p><text:s/>13,903<text:s/></text:p>
          </table:table-cell>
          <table:table-cell office:value-type="float" office:value="1.2008467209163094" table:style-name="ce6">
            <text:p>1.201</text:p>
          </table:table-cell>
          <table:table-cell office:value-type="float" office:value="16695.90885035857" table:style-name="ce5">
            <text:p><text:s/>16,6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695.90885035857" table:style-name="ce5">
            <text:p><text:s/>16,696<text:s/></text:p>
          </table:table-cell>
          <table:table-cell office:value-type="float" office:value="1.0400180811998492" table:style-name="ce6">
            <text:p>1.040</text:p>
          </table:table-cell>
          <table:table-cell office:value-type="float" office:value="17364.047086437498" table:style-name="ce5">
            <text:p><text:s/>17,364<text:s/></text:p>
          </table:table-cell>
          <table:table-cell office:value-type="float" office:value="0.86644769490002516" table:style-name="ce6">
            <text:p>0.866</text:p>
          </table:table-cell>
          <table:table-cell office:value-type="float" office:value="15045.03857217927" table:style-name="ce5">
            <text:p><text:s/>15,0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045.03857217927" table:style-name="ce5">
            <text:p><text:s/>15,045<text:s/></text:p>
          </table:table-cell>
          <table:table-cell office:value-type="float" office:value="1.0014650093647934" table:style-name="ce6">
            <text:p>1.001</text:p>
          </table:table-cell>
          <table:table-cell office:value-type="float" office:value="15067.079694581191" table:style-name="ce5">
            <text:p><text:s/>15,067<text:s/></text:p>
          </table:table-cell>
          <table:table-cell office:value-type="float" office:value="1.0672137515904869" table:style-name="ce6">
            <text:p>1.067</text:p>
          </table:table-cell>
          <table:table-cell office:value-type="float" office:value="16079.79464636684" table:style-name="ce5">
            <text:p><text:s/>16,0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079.79464636684" table:style-name="ce5">
            <text:p><text:s/>16,080<text:s/></text:p>
          </table:table-cell>
          <table:table-cell office:value-type="float" office:value="1.0010646355530142" table:style-name="ce6">
            <text:p>1.001</text:p>
          </table:table-cell>
          <table:table-cell office:value-type="float" office:value="16096.91376743253" table:style-name="ce5">
            <text:p><text:s/>16,097<text:s/></text:p>
          </table:table-cell>
          <table:table-cell office:value-type="float" office:value="1.1561474361736166" table:style-name="ce6">
            <text:p>1.156</text:p>
          </table:table-cell>
          <table:table-cell office:value-type="float" office:value="18610.405582524909" table:style-name="ce5">
            <text:p><text:s/>18,6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76.6450587459994" table:style-name="ce5">
            <text:p><text:s/>5,47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76.6450587459994" table:style-name="ce5">
            <text:p><text:s/>5,477<text:s/></text:p>
          </table:table-cell>
          <table:table-cell office:value-type="float" office:value="1.142710626300449" table:style-name="ce6">
            <text:p>1.143</text:p>
          </table:table-cell>
          <table:table-cell office:value-type="float" office:value="6258.2205051048995" table:style-name="ce5">
            <text:p><text:s/>6,258<text:s/></text:p>
          </table:table-cell>
          <table:table-cell office:value-type="float" office:value="1.1061725898439181" table:style-name="ce6">
            <text:p>1.106</text:p>
          </table:table-cell>
          <table:table-cell office:value-type="float" office:value="6922.6719839461994" table:style-name="ce5">
            <text:p><text:s/>6,9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922.6719839461994" table:style-name="ce5">
            <text:p><text:s/>6,923<text:s/></text:p>
          </table:table-cell>
          <table:table-cell office:value-type="float" office:value="1.0324756597967171" table:style-name="ce6">
            <text:p>1.032</text:p>
          </table:table-cell>
          <table:table-cell office:value-type="float" office:value="7147.4903241811007" table:style-name="ce5">
            <text:p><text:s/>7,147<text:s/></text:p>
          </table:table-cell>
          <table:table-cell office:value-type="float" office:value="1.207115907569166" table:style-name="ce6">
            <text:p>1.207</text:p>
          </table:table-cell>
          <table:table-cell office:value-type="float" office:value="8627.849269515702" table:style-name="ce5">
            <text:p><text:s/>8,6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27.849269515702" table:style-name="ce5">
            <text:p><text:s/>8,628<text:s/></text:p>
          </table:table-cell>
          <table:table-cell office:value-type="float" office:value="1.0333309632782957" table:style-name="ce6">
            <text:p>1.033</text:p>
          </table:table-cell>
          <table:table-cell office:value-type="float" office:value="8915.4237966885994" table:style-name="ce5">
            <text:p><text:s/>8,915<text:s/></text:p>
          </table:table-cell>
          <table:table-cell office:value-type="float" office:value="1.1022021029415934" table:style-name="ce6">
            <text:p>1.102</text:p>
          </table:table-cell>
          <table:table-cell office:value-type="float" office:value="9826.5988573256982" table:style-name="ce5">
            <text:p><text:s/>9,82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826.5988573256982" table:style-name="ce5">
            <text:p><text:s/>9,827<text:s/></text:p>
          </table:table-cell>
          <table:table-cell office:value-type="float" office:value="1.0131575754589712" table:style-name="ce6">
            <text:p>1.013</text:p>
          </table:table-cell>
          <table:table-cell office:value-type="float" office:value="9955.8930732960016" table:style-name="ce5">
            <text:p><text:s/>9,956<text:s/></text:p>
          </table:table-cell>
          <table:table-cell office:value-type="float" office:value="1.1030129869630636" table:style-name="ce6">
            <text:p>1.103</text:p>
          </table:table-cell>
          <table:table-cell office:value-type="float" office:value="10981.479356661099" table:style-name="ce5">
            <text:p><text:s/>10,9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81.479356661099" table:style-name="ce5">
            <text:p><text:s/>10,981<text:s/></text:p>
          </table:table-cell>
          <table:table-cell office:value-type="float" office:value="1.0445358907706497" table:style-name="ce6">
            <text:p>1.045</text:p>
          </table:table-cell>
          <table:table-cell office:value-type="float" office:value="11470.549321789502" table:style-name="ce5">
            <text:p><text:s/>11,471<text:s/></text:p>
          </table:table-cell>
          <table:table-cell office:value-type="float" office:value="1.0172065312278789" table:style-name="ce6">
            <text:p>1.017</text:p>
          </table:table-cell>
          <table:table-cell office:value-type="float" office:value="11667.917686895798" table:style-name="ce5">
            <text:p><text:s/>11,6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667.917686895798" table:style-name="ce5">
            <text:p><text:s/>11,668<text:s/></text:p>
          </table:table-cell>
          <table:table-cell office:value-type="float" office:value="1.0302260160712045" table:style-name="ce6">
            <text:p>1.030</text:p>
          </table:table-cell>
          <table:table-cell office:value-type="float" office:value="12020.5923544174" table:style-name="ce5">
            <text:p><text:s/>12,021<text:s/></text:p>
          </table:table-cell>
          <table:table-cell office:value-type="float" office:value="1.0123699654028329" table:style-name="ce6">
            <text:p>1.012</text:p>
          </table:table-cell>
          <table:table-cell office:value-type="float" office:value="12169.2866659631" table:style-name="ce5">
            <text:p><text:s/>12,1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169.2866659631" table:style-name="ce5">
            <text:p><text:s/>12,169<text:s/></text:p>
          </table:table-cell>
          <table:table-cell office:value-type="float" office:value="0.99050971034849411" table:style-name="ce6">
            <text:p>0.991</text:p>
          </table:table-cell>
          <table:table-cell office:value-type="float" office:value="12053.796610650901" table:style-name="ce5">
            <text:p><text:s/>12,054<text:s/></text:p>
          </table:table-cell>
          <table:table-cell office:value-type="float" office:value="0.89862539498421012" table:style-name="ce6">
            <text:p>0.899</text:p>
          </table:table-cell>
          <table:table-cell office:value-type="float" office:value="10831.8477403055" table:style-name="ce5">
            <text:p><text:s/>10,8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831.8477403055" table:style-name="ce5">
            <text:p><text:s/>10,832<text:s/></text:p>
          </table:table-cell>
          <table:table-cell office:value-type="float" office:value="1.024369987113164" table:style-name="ce6">
            <text:p>1.024</text:p>
          </table:table-cell>
          <table:table-cell office:value-type="float" office:value="11095.819730148498" table:style-name="ce5">
            <text:p><text:s/>11,096<text:s/></text:p>
          </table:table-cell>
          <table:table-cell office:value-type="float" office:value="1.0514474212522755" table:style-name="ce6">
            <text:p>1.051</text:p>
          </table:table-cell>
          <table:table-cell office:value-type="float" office:value="11666.671041944757" table:style-name="ce5">
            <text:p><text:s/>11,6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666.671041944757" table:style-name="ce5">
            <text:p><text:s/>11,667<text:s/></text:p>
          </table:table-cell>
          <table:table-cell office:value-type="float" office:value="1.0473818846431278" table:style-name="ce6">
            <text:p>1.047</text:p>
          </table:table-cell>
          <table:table-cell office:value-type="float" office:value="12219.459903423502" table:style-name="ce5">
            <text:p><text:s/>12,219<text:s/></text:p>
          </table:table-cell>
          <table:table-cell office:value-type="float" office:value="1.0914013666311408" table:style-name="ce6">
            <text:p>1.091</text:p>
          </table:table-cell>
          <table:table-cell office:value-type="float" office:value="13336.33523809084" table:style-name="ce5">
            <text:p><text:s/>13,33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336.33523809084" table:style-name="ce5">
            <text:p><text:s/>13,336<text:s/></text:p>
          </table:table-cell>
          <table:table-cell office:value-type="float" office:value="1.0092613404083806" table:style-name="ce6">
            <text:p>1.009</text:p>
          </table:table-cell>
          <table:table-cell office:value-type="float" office:value="13459.84757853108" table:style-name="ce5">
            <text:p><text:s/>13,460<text:s/></text:p>
          </table:table-cell>
          <table:table-cell office:value-type="float" office:value="0.89099193813004141" table:style-name="ce6">
            <text:p>0.891</text:p>
          </table:table-cell>
          <table:table-cell office:value-type="float" office:value="11992.615680930352" table:style-name="ce5">
            <text:p><text:s/>11,9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992.615680930352" table:style-name="ce5">
            <text:p><text:s/>11,993<text:s/></text:p>
          </table:table-cell>
          <table:table-cell office:value-type="float" office:value="0.8838984647471122" table:style-name="ce6">
            <text:p>0.884</text:p>
          </table:table-cell>
          <table:table-cell office:value-type="float" office:value="10600.254588676482" table:style-name="ce5">
            <text:p><text:s/>10,600<text:s/></text:p>
          </table:table-cell>
          <table:table-cell office:value-type="float" office:value="0.96641011061204807" table:style-name="ce6">
            <text:p>0.966</text:p>
          </table:table-cell>
          <table:table-cell office:value-type="float" office:value="10244.193209558709" table:style-name="ce5">
            <text:p><text:s/>10,2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244.193209558709" table:style-name="ce5">
            <text:p><text:s/>10,244<text:s/></text:p>
          </table:table-cell>
          <table:table-cell office:value-type="float" office:value="0.92333858378591371" table:style-name="ce6">
            <text:p>0.923</text:p>
          </table:table-cell>
          <table:table-cell office:value-type="float" office:value="9458.8588501432114" table:style-name="ce5">
            <text:p><text:s/>9,459<text:s/></text:p>
          </table:table-cell>
          <table:table-cell office:value-type="float" office:value="1.1248895385115567" table:style-name="ce6">
            <text:p>1.125</text:p>
          </table:table-cell>
          <table:table-cell office:value-type="float" office:value="10640.17136678355" table:style-name="ce5">
            <text:p><text:s/>10,6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640.17136678355" table:style-name="ce5">
            <text:p><text:s/>10,640<text:s/></text:p>
          </table:table-cell>
          <table:table-cell office:value-type="float" office:value="0.93124179796425399" table:style-name="ce6">
            <text:p>0.931</text:p>
          </table:table-cell>
          <table:table-cell office:value-type="float" office:value="9908.572314251287" table:style-name="ce5">
            <text:p><text:s/>9,909<text:s/></text:p>
          </table:table-cell>
          <table:table-cell office:value-type="float" office:value="1.292704860468624" table:style-name="ce6">
            <text:p>1.293</text:p>
          </table:table-cell>
          <table:table-cell office:value-type="float" office:value="12808.859590937482" table:style-name="ce5">
            <text:p><text:s/>12,8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808.859590937482" table:style-name="ce5">
            <text:p><text:s/>12,809<text:s/></text:p>
          </table:table-cell>
          <table:table-cell office:value-type="float" office:value="1.1529410873658994" table:style-name="ce6">
            <text:p>1.153</text:p>
          </table:table-cell>
          <table:table-cell office:value-type="float" office:value="14767.86050469259" table:style-name="ce5">
            <text:p><text:s/>14,768<text:s/></text:p>
          </table:table-cell>
          <table:table-cell office:value-type="float" office:value="0.94459003600611458" table:style-name="ce6">
            <text:p>0.945</text:p>
          </table:table-cell>
          <table:table-cell office:value-type="float" office:value="13949.573885860849" table:style-name="ce5">
            <text:p><text:s/>13,9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949.573885860849" table:style-name="ce5">
            <text:p><text:s/>13,950<text:s/></text:p>
          </table:table-cell>
          <table:table-cell office:value-type="float" office:value="1.0006983429807312" table:style-name="ce6">
            <text:p>1.001</text:p>
          </table:table-cell>
          <table:table-cell office:value-type="float" office:value="13959.315472868231" table:style-name="ce5">
            <text:p><text:s/>13,959<text:s/></text:p>
          </table:table-cell>
          <table:table-cell office:value-type="float" office:value="0.98964146134798114" table:style-name="ce6">
            <text:p>0.990</text:p>
          </table:table-cell>
          <table:table-cell office:value-type="float" office:value="13814.717363986802" table:style-name="ce5">
            <text:p><text:s/>13,8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814.717363986802" table:style-name="ce5">
            <text:p><text:s/>13,815<text:s/></text:p>
          </table:table-cell>
          <table:table-cell office:value-type="float" office:value="1.0325448231832526" table:style-name="ce6">
            <text:p>1.033</text:p>
          </table:table-cell>
          <table:table-cell office:value-type="float" office:value="14264.314897924362" table:style-name="ce5">
            <text:p><text:s/>14,264<text:s/></text:p>
          </table:table-cell>
          <table:table-cell office:value-type="float" office:value="1.0997078372816906" table:style-name="ce6">
            <text:p>1.100</text:p>
          </table:table-cell>
          <table:table-cell office:value-type="float" office:value="15686.578886701402" table:style-name="ce5">
            <text:p><text:s/>15,68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118.862199552001" table:style-name="ce5">
            <text:p><text:s/>13,1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118.862199552001" table:style-name="ce5">
            <text:p><text:s/>13,119<text:s/></text:p>
          </table:table-cell>
          <table:table-cell office:value-type="float" office:value="0.99127439424312969" table:style-name="ce6">
            <text:p>0.991</text:p>
          </table:table-cell>
          <table:table-cell office:value-type="float" office:value="13004.392180020001" table:style-name="ce5">
            <text:p><text:s/>13,004<text:s/></text:p>
          </table:table-cell>
          <table:table-cell office:value-type="float" office:value="1.0819265563467773" table:style-name="ce6">
            <text:p>1.082</text:p>
          </table:table-cell>
          <table:table-cell office:value-type="float" office:value="14069.797248712001" table:style-name="ce5">
            <text:p><text:s/>14,07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069.797248712001" table:style-name="ce5">
            <text:p><text:s/>14,070<text:s/></text:p>
          </table:table-cell>
          <table:table-cell office:value-type="float" office:value="1.032189347059316" table:style-name="ce6">
            <text:p>1.032</text:p>
          </table:table-cell>
          <table:table-cell office:value-type="float" office:value="14522.694835405" table:style-name="ce5">
            <text:p><text:s/>14,523<text:s/></text:p>
          </table:table-cell>
          <table:table-cell office:value-type="float" office:value="1.045827561083875" table:style-name="ce6">
            <text:p>1.046</text:p>
          </table:table-cell>
          <table:table-cell office:value-type="float" office:value="15188.234520077" table:style-name="ce5">
            <text:p><text:s/>15,1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188.234520077" table:style-name="ce5">
            <text:p><text:s/>15,188<text:s/></text:p>
          </table:table-cell>
          <table:table-cell office:value-type="float" office:value="1.0415759005384913" table:style-name="ce6">
            <text:p>1.042</text:p>
          </table:table-cell>
          <table:table-cell office:value-type="float" office:value="15819.699047839" table:style-name="ce5">
            <text:p><text:s/>15,820<text:s/></text:p>
          </table:table-cell>
          <table:table-cell office:value-type="float" office:value="1.1136574484564301" table:style-name="ce6">
            <text:p>1.114</text:p>
          </table:table-cell>
          <table:table-cell office:value-type="float" office:value="17617.725676965001" table:style-name="ce5">
            <text:p><text:s/>17,6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617.725676965001" table:style-name="ce5">
            <text:p><text:s/>17,618<text:s/></text:p>
          </table:table-cell>
          <table:table-cell office:value-type="float" office:value="1.0291514586312072" table:style-name="ce6">
            <text:p>1.029</text:p>
          </table:table-cell>
          <table:table-cell office:value-type="float" office:value="18131.308078213002" table:style-name="ce5">
            <text:p><text:s/>18,131<text:s/></text:p>
          </table:table-cell>
          <table:table-cell office:value-type="float" office:value="1.0488557147400974" table:style-name="ce6">
            <text:p>1.049</text:p>
          </table:table-cell>
          <table:table-cell office:value-type="float" office:value="19017.126093547002" table:style-name="ce5">
            <text:p><text:s/>19,0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017.126093547002" table:style-name="ce5">
            <text:p><text:s/>19,017<text:s/></text:p>
          </table:table-cell>
          <table:table-cell office:value-type="float" office:value="1.1643384463636424" table:style-name="ce6">
            <text:p>1.164</text:p>
          </table:table-cell>
          <table:table-cell office:value-type="float" office:value="22142.371050062" table:style-name="ce5">
            <text:p><text:s/>22,142<text:s/></text:p>
          </table:table-cell>
          <table:table-cell office:value-type="float" office:value="1.1196091987710857" table:style-name="ce6">
            <text:p>1.120</text:p>
          </table:table-cell>
          <table:table-cell office:value-type="float" office:value="24790.802310251998" table:style-name="ce5">
            <text:p><text:s/>24,7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790.802310251998" table:style-name="ce5">
            <text:p><text:s/>24,791<text:s/></text:p>
          </table:table-cell>
          <table:table-cell office:value-type="float" office:value="0.99904325053307408" table:style-name="ce6">
            <text:p>0.999</text:p>
          </table:table-cell>
          <table:table-cell office:value-type="float" office:value="24767.083723356998" table:style-name="ce5">
            <text:p><text:s/>24,767<text:s/></text:p>
          </table:table-cell>
          <table:table-cell office:value-type="float" office:value="1.0793117578640281" table:style-name="ce6">
            <text:p>1.079</text:p>
          </table:table-cell>
          <table:table-cell office:value-type="float" office:value="26731.404670622003" table:style-name="ce5">
            <text:p><text:s/>26,7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731.404670622003" table:style-name="ce5">
            <text:p><text:s/>26,731<text:s/></text:p>
          </table:table-cell>
          <table:table-cell office:value-type="float" office:value="1.0540913527678213" table:style-name="ce6">
            <text:p>1.054</text:p>
          </table:table-cell>
          <table:table-cell office:value-type="float" office:value="28177.342510639999" table:style-name="ce5">
            <text:p><text:s/>28,177<text:s/></text:p>
          </table:table-cell>
          <table:table-cell office:value-type="float" office:value="1.4832316768370335" table:style-name="ce6">
            <text:p>1.483</text:p>
          </table:table-cell>
          <table:table-cell office:value-type="float" office:value="41793.526980867995" table:style-name="ce5">
            <text:p><text:s/>41,7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793.526980867995" table:style-name="ce5">
            <text:p><text:s/>41,794<text:s/></text:p>
          </table:table-cell>
          <table:table-cell office:value-type="float" office:value="1.0952771073482945" table:style-name="ce6">
            <text:p>1.095</text:p>
          </table:table-cell>
          <table:table-cell office:value-type="float" office:value="45775.493337487998" table:style-name="ce5">
            <text:p><text:s/>45,775<text:s/></text:p>
          </table:table-cell>
          <table:table-cell office:value-type="float" office:value="0.99856435204636596" table:style-name="ce6">
            <text:p>0.999</text:p>
          </table:table-cell>
          <table:table-cell office:value-type="float" office:value="45709.775844151445" table:style-name="ce5">
            <text:p><text:s/>45,71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709.775844151445" table:style-name="ce5">
            <text:p><text:s/>45,710<text:s/></text:p>
          </table:table-cell>
          <table:table-cell office:value-type="float" office:value="1.0499338421052964" table:style-name="ce6">
            <text:p>1.050</text:p>
          </table:table-cell>
          <table:table-cell office:value-type="float" office:value="47992.240573821793" table:style-name="ce5">
            <text:p><text:s/>47,992<text:s/></text:p>
          </table:table-cell>
          <table:table-cell office:value-type="float" office:value="1.0762484124538825" table:style-name="ce6">
            <text:p>1.076</text:p>
          </table:table-cell>
          <table:table-cell office:value-type="float" office:value="51651.572727680512" table:style-name="ce5">
            <text:p><text:s/>51,65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1651.572727680512" table:style-name="ce5">
            <text:p><text:s/>51,652<text:s/></text:p>
          </table:table-cell>
          <table:table-cell office:value-type="float" office:value="1.0417272424290784" table:style-name="ce6">
            <text:p>1.042</text:p>
          </table:table-cell>
          <table:table-cell office:value-type="float" office:value="53806.850424731616" table:style-name="ce5">
            <text:p><text:s/>53,807<text:s/></text:p>
          </table:table-cell>
          <table:table-cell office:value-type="float" office:value="1.1730577777590152" table:style-name="ce6">
            <text:p>1.173</text:p>
          </table:table-cell>
          <table:table-cell office:value-type="float" office:value="63118.544387447386" table:style-name="ce5">
            <text:p><text:s/>63,11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3118.544387447386" table:style-name="ce5">
            <text:p><text:s/>63,119<text:s/></text:p>
          </table:table-cell>
          <table:table-cell office:value-type="float" office:value="1.0325899369186282" table:style-name="ce6">
            <text:p>1.033</text:p>
          </table:table-cell>
          <table:table-cell office:value-type="float" office:value="65175.573767429938" table:style-name="ce5">
            <text:p><text:s/>65,176<text:s/></text:p>
          </table:table-cell>
          <table:table-cell office:value-type="float" office:value="1.0213030450161162" table:style-name="ce6">
            <text:p>1.021</text:p>
          </table:table-cell>
          <table:table-cell office:value-type="float" office:value="66564.0119493487" table:style-name="ce5">
            <text:p><text:s/>66,5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564.0119493487" table:style-name="ce5">
            <text:p><text:s/>66,564<text:s/></text:p>
          </table:table-cell>
          <table:table-cell office:value-type="float" office:value="0.97141934972451194" table:style-name="ce6">
            <text:p>0.971</text:p>
          </table:table-cell>
          <table:table-cell office:value-type="float" office:value="64661.569202890962" table:style-name="ce5">
            <text:p><text:s/>64,662<text:s/></text:p>
          </table:table-cell>
          <table:table-cell office:value-type="float" office:value="1.0942683084249252" table:style-name="ce6">
            <text:p>1.094</text:p>
          </table:table-cell>
          <table:table-cell office:value-type="float" office:value="70757.10595174873" table:style-name="ce5">
            <text:p><text:s/>70,75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0757.10595174873" table:style-name="ce5">
            <text:p><text:s/>70,757<text:s/></text:p>
          </table:table-cell>
          <table:table-cell office:value-type="float" office:value="0.88854461033302778" table:style-name="ce6">
            <text:p>0.889</text:p>
          </table:table-cell>
          <table:table-cell office:value-type="float" office:value="62870.845136189339" table:style-name="ce5">
            <text:p><text:s/>62,871<text:s/></text:p>
          </table:table-cell>
          <table:table-cell office:value-type="float" office:value="1.0015923795957276" table:style-name="ce6">
            <text:p>1.002</text:p>
          </table:table-cell>
          <table:table-cell office:value-type="float" office:value="62970.95938715036" table:style-name="ce5">
            <text:p><text:s/>62,9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970.95938715036" table:style-name="ce5">
            <text:p><text:s/>62,971<text:s/></text:p>
          </table:table-cell>
          <table:table-cell office:value-type="float" office:value="0.88619920324687529" table:style-name="ce6">
            <text:p>0.886</text:p>
          </table:table-cell>
          <table:table-cell office:value-type="float" office:value="55804.814036583994" table:style-name="ce5">
            <text:p><text:s/>55,805<text:s/></text:p>
          </table:table-cell>
          <table:table-cell office:value-type="float" office:value="1.0464464874297501" table:style-name="ce6">
            <text:p>1.046</text:p>
          </table:table-cell>
          <table:table-cell office:value-type="float" office:value="58396.751630253741" table:style-name="ce5">
            <text:p><text:s/>58,3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396.751630253741" table:style-name="ce5">
            <text:p><text:s/>58,397<text:s/></text:p>
          </table:table-cell>
          <table:table-cell office:value-type="float" office:value="0.93084966569418492" table:style-name="ce6">
            <text:p>0.931</text:p>
          </table:table-cell>
          <table:table-cell office:value-type="float" office:value="54358.596732648039" table:style-name="ce5">
            <text:p><text:s/>54,359<text:s/></text:p>
          </table:table-cell>
          <table:table-cell office:value-type="float" office:value="0.98396359008458822" table:style-name="ce6">
            <text:p>0.984</text:p>
          </table:table-cell>
          <table:table-cell office:value-type="float" office:value="53486.87999301673" table:style-name="ce5">
            <text:p><text:s/>53,4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486.87999301673" table:style-name="ce5">
            <text:p><text:s/>53,487<text:s/></text:p>
          </table:table-cell>
          <table:table-cell office:value-type="float" office:value="1.033915350762231" table:style-name="ce6">
            <text:p>1.034</text:p>
          </table:table-cell>
          <table:table-cell office:value-type="float" office:value="55300.906289157247" table:style-name="ce5">
            <text:p><text:s/>55,301<text:s/></text:p>
          </table:table-cell>
          <table:table-cell office:value-type="float" office:value="1.0264466554771625" table:style-name="ce6">
            <text:p>1.026</text:p>
          </table:table-cell>
          <table:table-cell office:value-type="float" office:value="56763.430305361442" table:style-name="ce5">
            <text:p><text:s/>56,76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93.1728328716999" table:style-name="ce5">
            <text:p><text:s/>7,09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093.1728328716999" table:style-name="ce5">
            <text:p><text:s/>7,093<text:s/></text:p>
          </table:table-cell>
          <table:table-cell office:value-type="float" office:value="1.0097779236716442" table:style-name="ce6">
            <text:p>1.010</text:p>
          </table:table-cell>
          <table:table-cell office:value-type="float" office:value="7162.5293354212999" table:style-name="ce5">
            <text:p><text:s/>7,163<text:s/></text:p>
          </table:table-cell>
          <table:table-cell office:value-type="float" office:value="1.2374561499714767" table:style-name="ce6">
            <text:p>1.237</text:p>
          </table:table-cell>
          <table:table-cell office:value-type="float" office:value="8863.3159754682001" table:style-name="ce5">
            <text:p><text:s/>8,86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863.3159754682001" table:style-name="ce5">
            <text:p><text:s/>8,863<text:s/></text:p>
          </table:table-cell>
          <table:table-cell office:value-type="float" office:value="1.0150640569262959" table:style-name="ce6">
            <text:p>1.015</text:p>
          </table:table-cell>
          <table:table-cell office:value-type="float" office:value="8996.8334718784008" table:style-name="ce5">
            <text:p><text:s/>8,997<text:s/></text:p>
          </table:table-cell>
          <table:table-cell office:value-type="float" office:value="1.0389012126862149" table:style-name="ce6">
            <text:p>1.039</text:p>
          </table:table-cell>
          <table:table-cell office:value-type="float" office:value="9346.8212042703999" table:style-name="ce5">
            <text:p><text:s/>9,3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346.8212042703999" table:style-name="ce5">
            <text:p><text:s/>9,347<text:s/></text:p>
          </table:table-cell>
          <table:table-cell office:value-type="float" office:value="1.0562677559877056" table:style-name="ce6">
            <text:p>1.056</text:p>
          </table:table-cell>
          <table:table-cell office:value-type="float" office:value="9872.7458590529986" table:style-name="ce5">
            <text:p><text:s/>9,873<text:s/></text:p>
          </table:table-cell>
          <table:table-cell office:value-type="float" office:value="1.1243515085774487" table:style-name="ce6">
            <text:p>1.124</text:p>
          </table:table-cell>
          <table:table-cell office:value-type="float" office:value="11100.436700427999" table:style-name="ce5">
            <text:p><text:s/>11,10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100.436700427999" table:style-name="ce5">
            <text:p><text:s/>11,100<text:s/></text:p>
          </table:table-cell>
          <table:table-cell office:value-type="float" office:value="1.0413689280064355" table:style-name="ce6">
            <text:p>1.041</text:p>
          </table:table-cell>
          <table:table-cell office:value-type="float" office:value="11559.649867128001" table:style-name="ce5">
            <text:p><text:s/>11,560<text:s/></text:p>
          </table:table-cell>
          <table:table-cell office:value-type="float" office:value="1.0517163293784546" table:style-name="ce6">
            <text:p>1.052</text:p>
          </table:table-cell>
          <table:table-cell office:value-type="float" office:value="12157.472527156" table:style-name="ce5">
            <text:p><text:s/>12,1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157.472527156" table:style-name="ce5">
            <text:p><text:s/>12,157<text:s/></text:p>
          </table:table-cell>
          <table:table-cell office:value-type="float" office:value="1.1484359740846688" table:style-name="ce6">
            <text:p>1.148</text:p>
          </table:table-cell>
          <table:table-cell office:value-type="float" office:value="13962.078804131999" table:style-name="ce5">
            <text:p><text:s/>13,962<text:s/></text:p>
          </table:table-cell>
          <table:table-cell office:value-type="float" office:value="1.1029331062314074" table:style-name="ce6">
            <text:p>1.103</text:p>
          </table:table-cell>
          <table:table-cell office:value-type="float" office:value="15399.238944889001" table:style-name="ce5">
            <text:p><text:s/>15,3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399.238944889001" table:style-name="ce5">
            <text:p><text:s/>15,399<text:s/></text:p>
          </table:table-cell>
          <table:table-cell office:value-type="float" office:value="1.0126822448904085" table:style-name="ce6">
            <text:p>1.013</text:p>
          </table:table-cell>
          <table:table-cell office:value-type="float" office:value="15594.535864313999" table:style-name="ce5">
            <text:p><text:s/>15,595<text:s/></text:p>
          </table:table-cell>
          <table:table-cell office:value-type="float" office:value="1.1235632270414331" table:style-name="ce6">
            <text:p>1.124</text:p>
          </table:table-cell>
          <table:table-cell office:value-type="float" office:value="17521.447039922001" table:style-name="ce5">
            <text:p><text:s/>17,5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521.447039922001" table:style-name="ce5">
            <text:p><text:s/>17,521<text:s/></text:p>
          </table:table-cell>
          <table:table-cell office:value-type="float" office:value="1.0347333098885825" table:style-name="ce6">
            <text:p>1.035</text:p>
          </table:table-cell>
          <table:table-cell office:value-type="float" office:value="18130.024889655997" table:style-name="ce5">
            <text:p><text:s/>18,130<text:s/></text:p>
          </table:table-cell>
          <table:table-cell office:value-type="float" office:value="1.3788538838494295" table:style-name="ce6">
            <text:p>1.379</text:p>
          </table:table-cell>
          <table:table-cell office:value-type="float" office:value="24998.655233388999" table:style-name="ce5">
            <text:p><text:s/>24,9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998.655233388999" table:style-name="ce5">
            <text:p><text:s/>24,999<text:s/></text:p>
          </table:table-cell>
          <table:table-cell office:value-type="float" office:value="1.0879246230943769" table:style-name="ce6">
            <text:p>1.088</text:p>
          </table:table-cell>
          <table:table-cell office:value-type="float" office:value="27196.652572651001" table:style-name="ce5">
            <text:p><text:s/>27,197<text:s/></text:p>
          </table:table-cell>
          <table:table-cell office:value-type="float" office:value="0.9399217340537952" table:style-name="ce6">
            <text:p>0.940</text:p>
          </table:table-cell>
          <table:table-cell office:value-type="float" office:value="25562.724846544737" table:style-name="ce5">
            <text:p><text:s/>25,5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562.724846544737" table:style-name="ce5">
            <text:p><text:s/>25,563<text:s/></text:p>
          </table:table-cell>
          <table:table-cell office:value-type="float" office:value="1.0397728724963817" table:style-name="ce6">
            <text:p>1.040</text:p>
          </table:table-cell>
          <table:table-cell office:value-type="float" office:value="26579.427842526453" table:style-name="ce5">
            <text:p><text:s/>26,579<text:s/></text:p>
          </table:table-cell>
          <table:table-cell office:value-type="float" office:value="1.0416075164770975" table:style-name="ce6">
            <text:p>1.042</text:p>
          </table:table-cell>
          <table:table-cell office:value-type="float" office:value="27685.331824436191" table:style-name="ce5">
            <text:p><text:s/>27,68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685.331824436191" table:style-name="ce5">
            <text:p><text:s/>27,685<text:s/></text:p>
          </table:table-cell>
          <table:table-cell office:value-type="float" office:value="1.0447885590778867" table:style-name="ce6">
            <text:p>1.045</text:p>
          </table:table-cell>
          <table:table-cell office:value-type="float" office:value="28925.317944445851" table:style-name="ce5">
            <text:p><text:s/>28,925<text:s/></text:p>
          </table:table-cell>
          <table:table-cell office:value-type="float" office:value="1.1988111497981846" table:style-name="ce6">
            <text:p>1.199</text:p>
          </table:table-cell>
          <table:table-cell office:value-type="float" office:value="34675.993663259193" table:style-name="ce5">
            <text:p><text:s/>34,6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675.993663259193" table:style-name="ce5">
            <text:p><text:s/>34,676<text:s/></text:p>
          </table:table-cell>
          <table:table-cell office:value-type="float" office:value="1.0276738979731406" table:style-name="ce6">
            <text:p>1.028</text:p>
          </table:table-cell>
          <table:table-cell office:value-type="float" office:value="35635.6135740135" table:style-name="ce5">
            <text:p><text:s/>35,636<text:s/></text:p>
          </table:table-cell>
          <table:table-cell office:value-type="float" office:value="0.99453484389470181" table:style-name="ce6">
            <text:p>0.995</text:p>
          </table:table-cell>
          <table:table-cell office:value-type="float" office:value="35440.859382923431" table:style-name="ce5">
            <text:p><text:s/>35,4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440.859382923431" table:style-name="ce5">
            <text:p><text:s/>35,441<text:s/></text:p>
          </table:table-cell>
          <table:table-cell office:value-type="float" office:value="0.9656680284854996" table:style-name="ce6">
            <text:p>0.966</text:p>
          </table:table-cell>
          <table:table-cell office:value-type="float" office:value="34224.104808139491" table:style-name="ce5">
            <text:p><text:s/>34,224<text:s/></text:p>
          </table:table-cell>
          <table:table-cell office:value-type="float" office:value="1.1142205585770544" table:style-name="ce6">
            <text:p>1.114</text:p>
          </table:table-cell>
          <table:table-cell office:value-type="float" office:value="38133.201176124829" table:style-name="ce5">
            <text:p><text:s/>38,1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133.201176124829" table:style-name="ce5">
            <text:p><text:s/>38,133<text:s/></text:p>
          </table:table-cell>
          <table:table-cell office:value-type="float" office:value="0.88692756262503536" table:style-name="ce6">
            <text:p>0.887</text:p>
          </table:table-cell>
          <table:table-cell office:value-type="float" office:value="33821.387174230527" table:style-name="ce5">
            <text:p><text:s/>33,821<text:s/></text:p>
          </table:table-cell>
          <table:table-cell office:value-type="float" office:value="1.0082938652036797" table:style-name="ce6">
            <text:p>1.008</text:p>
          </table:table-cell>
          <table:table-cell office:value-type="float" office:value="34101.89720045506" table:style-name="ce5">
            <text:p><text:s/>34,1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101.89720045506" table:style-name="ce5">
            <text:p><text:s/>34,102<text:s/></text:p>
          </table:table-cell>
          <table:table-cell office:value-type="float" office:value="0.88719219031949859" table:style-name="ce6">
            <text:p>0.887</text:p>
          </table:table-cell>
          <table:table-cell office:value-type="float" office:value="30254.936871322101" table:style-name="ce5">
            <text:p><text:s/>30,255<text:s/></text:p>
          </table:table-cell>
          <table:table-cell office:value-type="float" office:value="1.0499493283084869" table:style-name="ce6">
            <text:p>1.050</text:p>
          </table:table-cell>
          <table:table-cell office:value-type="float" office:value="31766.150646060309" table:style-name="ce5">
            <text:p><text:s/>31,7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766.150646060309" table:style-name="ce5">
            <text:p><text:s/>31,766<text:s/></text:p>
          </table:table-cell>
          <table:table-cell office:value-type="float" office:value="0.94455122979413841" table:style-name="ce6">
            <text:p>0.945</text:p>
          </table:table-cell>
          <table:table-cell office:value-type="float" office:value="30004.756658562132" table:style-name="ce5">
            <text:p><text:s/>30,005<text:s/></text:p>
          </table:table-cell>
          <table:table-cell office:value-type="float" office:value="1.0146297873238501" table:style-name="ce6">
            <text:p>1.015</text:p>
          </table:table-cell>
          <table:table-cell office:value-type="float" office:value="30443.719867180771" table:style-name="ce5">
            <text:p><text:s/>30,4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443.719867180771" table:style-name="ce5">
            <text:p><text:s/>30,444<text:s/></text:p>
          </table:table-cell>
          <table:table-cell office:value-type="float" office:value="1.0496602865064775" table:style-name="ce6">
            <text:p>1.050</text:p>
          </table:table-cell>
          <table:table-cell office:value-type="float" office:value="31955.563718107911" table:style-name="ce5">
            <text:p><text:s/>31,956<text:s/></text:p>
          </table:table-cell>
          <table:table-cell office:value-type="float" office:value="1.0158639171995945" table:style-name="ce6">
            <text:p>1.016</text:p>
          </table:table-cell>
          <table:table-cell office:value-type="float" office:value="32462.50413499834" table:style-name="ce5">
            <text:p><text:s/>32,46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25.6893666802998" table:style-name="ce5">
            <text:p><text:s/>6,0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025.6893666802998" table:style-name="ce5">
            <text:p><text:s/>6,026<text:s/></text:p>
          </table:table-cell>
          <table:table-cell office:value-type="float" office:value="0.96949286448483585" table:style-name="ce6">
            <text:p>0.969</text:p>
          </table:table-cell>
          <table:table-cell office:value-type="float" office:value="5841.8628445987006" table:style-name="ce5">
            <text:p><text:s/>5,842<text:s/></text:p>
          </table:table-cell>
          <table:table-cell office:value-type="float" office:value="0.89123647914083337" table:style-name="ce6">
            <text:p>0.891</text:p>
          </table:table-cell>
          <table:table-cell office:value-type="float" office:value="5206.4812732437995" table:style-name="ce5">
            <text:p><text:s/>5,2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06.4812732437995" table:style-name="ce5">
            <text:p><text:s/>5,206<text:s/></text:p>
          </table:table-cell>
          <table:table-cell office:value-type="float" office:value="1.0613427905568587" table:style-name="ce6">
            <text:p>1.061</text:p>
          </table:table-cell>
          <table:table-cell office:value-type="float" office:value="5525.8613635266001" table:style-name="ce5">
            <text:p><text:s/>5,526<text:s/></text:p>
          </table:table-cell>
          <table:table-cell office:value-type="float" office:value="1.0571045727572534" table:style-name="ce6">
            <text:p>1.057</text:p>
          </table:table-cell>
          <table:table-cell office:value-type="float" office:value="5841.4133158066006" table:style-name="ce5">
            <text:p><text:s/>5,8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41.4133158066006" table:style-name="ce5">
            <text:p><text:s/>5,841<text:s/></text:p>
          </table:table-cell>
          <table:table-cell office:value-type="float" office:value="1.018067523606627" table:style-name="ce6">
            <text:p>1.018</text:p>
          </table:table-cell>
          <table:table-cell office:value-type="float" office:value="5946.9531887860012" table:style-name="ce5">
            <text:p><text:s/>5,947<text:s/></text:p>
          </table:table-cell>
          <table:table-cell office:value-type="float" office:value="1.0959038636501235" table:style-name="ce6">
            <text:p>1.096</text:p>
          </table:table-cell>
          <table:table-cell office:value-type="float" office:value="6517.288976537001" table:style-name="ce5">
            <text:p><text:s/>6,51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517.288976537001" table:style-name="ce5">
            <text:p><text:s/>6,517<text:s/></text:p>
          </table:table-cell>
          <table:table-cell office:value-type="float" office:value="1.0083423083959813" table:style-name="ce6">
            <text:p>1.008</text:p>
          </table:table-cell>
          <table:table-cell office:value-type="float" office:value="6571.6582110850013" table:style-name="ce5">
            <text:p><text:s/>6,572<text:s/></text:p>
          </table:table-cell>
          <table:table-cell office:value-type="float" office:value="1.0438238487236315" table:style-name="ce6">
            <text:p>1.044</text:p>
          </table:table-cell>
          <table:table-cell office:value-type="float" office:value="6859.6535663910008" table:style-name="ce5">
            <text:p><text:s/>6,8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859.6535663910008" table:style-name="ce5">
            <text:p><text:s/>6,860<text:s/></text:p>
          </table:table-cell>
          <table:table-cell office:value-type="float" office:value="1.1925226495415882" table:style-name="ce6">
            <text:p>1.193</text:p>
          </table:table-cell>
          <table:table-cell office:value-type="float" office:value="8180.2922459300007" table:style-name="ce5">
            <text:p><text:s/>8,180<text:s/></text:p>
          </table:table-cell>
          <table:table-cell office:value-type="float" office:value="1.1480718638182701" table:style-name="ce6">
            <text:p>1.148</text:p>
          </table:table-cell>
          <table:table-cell office:value-type="float" office:value="9391.5633653629993" table:style-name="ce5">
            <text:p><text:s/>9,3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391.5633653629993" table:style-name="ce5">
            <text:p><text:s/>9,392<text:s/></text:p>
          </table:table-cell>
          <table:table-cell office:value-type="float" office:value="0.97667954761102393" table:style-name="ce6">
            <text:p>0.977</text:p>
          </table:table-cell>
          <table:table-cell office:value-type="float" office:value="9172.5478590429993" table:style-name="ce5">
            <text:p><text:s/>9,173<text:s/></text:p>
          </table:table-cell>
          <table:table-cell office:value-type="float" office:value="1.0040784493285713" table:style-name="ce6">
            <text:p>1.004</text:p>
          </table:table-cell>
          <table:table-cell office:value-type="float" office:value="9209.9576307000007" table:style-name="ce5">
            <text:p><text:s/>9,2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209.9576307000007" table:style-name="ce5">
            <text:p><text:s/>9,210<text:s/></text:p>
          </table:table-cell>
          <table:table-cell office:value-type="float" office:value="1.0909189839802071" table:style-name="ce6">
            <text:p>1.091</text:p>
          </table:table-cell>
          <table:table-cell office:value-type="float" office:value="10047.317620984" table:style-name="ce5">
            <text:p><text:s/>10,047<text:s/></text:p>
          </table:table-cell>
          <table:table-cell office:value-type="float" office:value="1.6715776668991342" table:style-name="ce6">
            <text:p>1.672</text:p>
          </table:table-cell>
          <table:table-cell office:value-type="float" office:value="16794.871747478996" table:style-name="ce5">
            <text:p><text:s/>16,7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794.871747478996" table:style-name="ce5">
            <text:p><text:s/>16,795<text:s/></text:p>
          </table:table-cell>
          <table:table-cell office:value-type="float" office:value="1.1062210562951029" table:style-name="ce6">
            <text:p>1.106</text:p>
          </table:table-cell>
          <table:table-cell office:value-type="float" office:value="18578.840764836998" table:style-name="ce5">
            <text:p><text:s/>18,579<text:s/></text:p>
          </table:table-cell>
          <table:table-cell office:value-type="float" office:value="1.0844084005358268" table:style-name="ce6">
            <text:p>1.084</text:p>
          </table:table-cell>
          <table:table-cell office:value-type="float" office:value="20147.050997606704" table:style-name="ce5">
            <text:p><text:s/>20,1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147.050997606704" table:style-name="ce5">
            <text:p><text:s/>20,147<text:s/></text:p>
          </table:table-cell>
          <table:table-cell office:value-type="float" office:value="1.0628261542515081" table:style-name="ce6">
            <text:p>1.063</text:p>
          </table:table-cell>
          <table:table-cell office:value-type="float" office:value="21412.81273129534" table:style-name="ce5">
            <text:p><text:s/>21,413<text:s/></text:p>
          </table:table-cell>
          <table:table-cell office:value-type="float" office:value="1.119247676799465" table:style-name="ce6">
            <text:p>1.119</text:p>
          </table:table-cell>
          <table:table-cell office:value-type="float" office:value="23966.240903244321" table:style-name="ce5">
            <text:p><text:s/>23,9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966.240903244321" table:style-name="ce5">
            <text:p><text:s/>23,966<text:s/></text:p>
          </table:table-cell>
          <table:table-cell office:value-type="float" office:value="1.03819086942907" table:style-name="ce6">
            <text:p>1.038</text:p>
          </table:table-cell>
          <table:table-cell office:value-type="float" office:value="24881.532480285761" table:style-name="ce5">
            <text:p><text:s/>24,882<text:s/></text:p>
          </table:table-cell>
          <table:table-cell office:value-type="float" office:value="1.1431189275308469" table:style-name="ce6">
            <text:p>1.143</text:p>
          </table:table-cell>
          <table:table-cell office:value-type="float" office:value="28442.550724188193" table:style-name="ce5">
            <text:p><text:s/>28,4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442.550724188193" table:style-name="ce5">
            <text:p><text:s/>28,443<text:s/></text:p>
          </table:table-cell>
          <table:table-cell office:value-type="float" office:value="1.038583370382987" table:style-name="ce6">
            <text:p>1.039</text:p>
          </table:table-cell>
          <table:table-cell office:value-type="float" office:value="29539.960193416442" table:style-name="ce5">
            <text:p><text:s/>29,540<text:s/></text:p>
          </table:table-cell>
          <table:table-cell office:value-type="float" office:value="1.0535949392836919" table:style-name="ce6">
            <text:p>1.054</text:p>
          </table:table-cell>
          <table:table-cell office:value-type="float" office:value="31123.152566425269" table:style-name="ce5">
            <text:p><text:s/>31,1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123.152566425269" table:style-name="ce5">
            <text:p><text:s/>31,123<text:s/></text:p>
          </table:table-cell>
          <table:table-cell office:value-type="float" office:value="0.97796855025497975" table:style-name="ce6">
            <text:p>0.978</text:p>
          </table:table-cell>
          <table:table-cell office:value-type="float" office:value="30437.464394751474" table:style-name="ce5">
            <text:p><text:s/>30,437<text:s/></text:p>
          </table:table-cell>
          <table:table-cell office:value-type="float" office:value="1.0718338542434387" table:style-name="ce6">
            <text:p>1.072</text:p>
          </table:table-cell>
          <table:table-cell office:value-type="float" office:value="32623.904775623902" table:style-name="ce5">
            <text:p><text:s/>32,62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623.904775623902" table:style-name="ce5">
            <text:p><text:s/>32,624<text:s/></text:p>
          </table:table-cell>
          <table:table-cell office:value-type="float" office:value="0.89043473372519566" table:style-name="ce6">
            <text:p>0.890</text:p>
          </table:table-cell>
          <table:table-cell office:value-type="float" office:value="29049.457961958808" table:style-name="ce5">
            <text:p><text:s/>29,049<text:s/></text:p>
          </table:table-cell>
          <table:table-cell office:value-type="float" office:value="0.99379004677127736" table:style-name="ce6">
            <text:p>0.994</text:p>
          </table:table-cell>
          <table:table-cell office:value-type="float" office:value="28869.062186695301" table:style-name="ce5">
            <text:p><text:s/>28,8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869.062186695301" table:style-name="ce5">
            <text:p><text:s/>28,869<text:s/></text:p>
          </table:table-cell>
          <table:table-cell office:value-type="float" office:value="0.88502622634679484" table:style-name="ce6">
            <text:p>0.885</text:p>
          </table:table-cell>
          <table:table-cell office:value-type="float" office:value="25549.877165261889" table:style-name="ce5">
            <text:p><text:s/>25,550<text:s/></text:p>
          </table:table-cell>
          <table:table-cell office:value-type="float" office:value="1.0422985915721314" table:style-name="ce6">
            <text:p>1.042</text:p>
          </table:table-cell>
          <table:table-cell office:value-type="float" office:value="26630.600984193428" table:style-name="ce5">
            <text:p><text:s/>26,6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630.600984193428" table:style-name="ce5">
            <text:p><text:s/>26,631<text:s/></text:p>
          </table:table-cell>
          <table:table-cell office:value-type="float" office:value="0.91450583817245101" table:style-name="ce6">
            <text:p>0.915</text:p>
          </table:table-cell>
          <table:table-cell office:value-type="float" office:value="24353.840074085911" table:style-name="ce5">
            <text:p><text:s/>24,354<text:s/></text:p>
          </table:table-cell>
          <table:table-cell office:value-type="float" office:value="0.94618179538574698" table:style-name="ce6">
            <text:p>0.946</text:p>
          </table:table-cell>
          <table:table-cell office:value-type="float" office:value="23043.160125835959" table:style-name="ce5">
            <text:p><text:s/>23,0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043.160125835959" table:style-name="ce5">
            <text:p><text:s/>23,043<text:s/></text:p>
          </table:table-cell>
          <table:table-cell office:value-type="float" office:value="1.0131137588578649" table:style-name="ce6">
            <text:p>1.013</text:p>
          </table:table-cell>
          <table:table-cell office:value-type="float" office:value="23345.342571049339" table:style-name="ce5">
            <text:p><text:s/>23,345<text:s/></text:p>
          </table:table-cell>
          <table:table-cell office:value-type="float" office:value="1.0409325156144329" table:style-name="ce6">
            <text:p>1.041</text:p>
          </table:table-cell>
          <table:table-cell office:value-type="float" office:value="24300.926170363102" table:style-name="ce5">
            <text:p><text:s/>24,30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628.477739763" table:style-name="ce5">
            <text:p><text:s/>15,6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628.477739763" table:style-name="ce5">
            <text:p><text:s/>15,628<text:s/></text:p>
          </table:table-cell>
          <table:table-cell office:value-type="float" office:value="1.0236237279079747" table:style-name="ce6">
            <text:p>1.024</text:p>
          </table:table-cell>
          <table:table-cell office:value-type="float" office:value="15997.680645503" table:style-name="ce5">
            <text:p><text:s/>15,998<text:s/></text:p>
          </table:table-cell>
          <table:table-cell office:value-type="float" office:value="1.3057937243325426" table:style-name="ce6">
            <text:p>1.306</text:p>
          </table:table-cell>
          <table:table-cell office:value-type="float" office:value="20889.670990773997" table:style-name="ce5">
            <text:p><text:s/>20,89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889.670990773997" table:style-name="ce5">
            <text:p><text:s/>20,890<text:s/></text:p>
          </table:table-cell>
          <table:table-cell office:value-type="float" office:value="1.0975964587849865" table:style-name="ce6">
            <text:p>1.098</text:p>
          </table:table-cell>
          <table:table-cell office:value-type="float" office:value="22928.428904657001" table:style-name="ce5">
            <text:p><text:s/>22,928<text:s/></text:p>
          </table:table-cell>
          <table:table-cell office:value-type="float" office:value="1.1315413899682158" table:style-name="ce6">
            <text:p>1.132</text:p>
          </table:table-cell>
          <table:table-cell office:value-type="float" office:value="25944.466312563" table:style-name="ce5">
            <text:p><text:s/>25,9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944.466312563" table:style-name="ce5">
            <text:p><text:s/>25,944<text:s/></text:p>
          </table:table-cell>
          <table:table-cell office:value-type="float" office:value="1.0473901437437794" table:style-name="ce6">
            <text:p>1.047</text:p>
          </table:table-cell>
          <table:table-cell office:value-type="float" office:value="27173.978300471001" table:style-name="ce5">
            <text:p><text:s/>27,174<text:s/></text:p>
          </table:table-cell>
          <table:table-cell office:value-type="float" office:value="1.0703830185455712" table:style-name="ce6">
            <text:p>1.070</text:p>
          </table:table-cell>
          <table:table-cell office:value-type="float" office:value="29086.564919150002" table:style-name="ce5">
            <text:p><text:s/>29,0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086.564919150002" table:style-name="ce5">
            <text:p><text:s/>29,087<text:s/></text:p>
          </table:table-cell>
          <table:table-cell office:value-type="float" office:value="1.0758423837908964" table:style-name="ce6">
            <text:p>1.076</text:p>
          </table:table-cell>
          <table:table-cell office:value-type="float" office:value="31292.559338907002" table:style-name="ce5">
            <text:p><text:s/>31,293<text:s/></text:p>
          </table:table-cell>
          <table:table-cell office:value-type="float" office:value="1.1095427263634527" table:style-name="ce6">
            <text:p>1.110</text:p>
          </table:table-cell>
          <table:table-cell office:value-type="float" office:value="34720.431603780999" table:style-name="ce5">
            <text:p><text:s/>34,7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720.431603780999" table:style-name="ce5">
            <text:p><text:s/>34,720<text:s/></text:p>
          </table:table-cell>
          <table:table-cell office:value-type="float" office:value="1.0651189420307143" table:style-name="ce6">
            <text:p>1.065</text:p>
          </table:table-cell>
          <table:table-cell office:value-type="float" office:value="36981.389376669002" table:style-name="ce5">
            <text:p><text:s/>36,981<text:s/></text:p>
          </table:table-cell>
          <table:table-cell office:value-type="float" office:value="1.0704599301564073" table:style-name="ce6">
            <text:p>1.070</text:p>
          </table:table-cell>
          <table:table-cell office:value-type="float" office:value="39587.095489236002" table:style-name="ce5">
            <text:p><text:s/>39,5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587.095489236002" table:style-name="ce5">
            <text:p><text:s/>39,587<text:s/></text:p>
          </table:table-cell>
          <table:table-cell office:value-type="float" office:value="1.0409718506403183" table:style-name="ce6">
            <text:p>1.041</text:p>
          </table:table-cell>
          <table:table-cell office:value-type="float" office:value="41209.052052904997" table:style-name="ce5">
            <text:p><text:s/>41,209<text:s/></text:p>
          </table:table-cell>
          <table:table-cell office:value-type="float" office:value="1.1041613942211614" table:style-name="ce6">
            <text:p>1.104</text:p>
          </table:table-cell>
          <table:table-cell office:value-type="float" office:value="45501.444369268" table:style-name="ce5">
            <text:p><text:s/>45,5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501.444369268" table:style-name="ce5">
            <text:p><text:s/>45,501<text:s/></text:p>
          </table:table-cell>
          <table:table-cell office:value-type="float" office:value="0.99565973610948966" table:style-name="ce6">
            <text:p>0.996</text:p>
          </table:table-cell>
          <table:table-cell office:value-type="float" office:value="45303.956093305998" table:style-name="ce5">
            <text:p><text:s/>45,304<text:s/></text:p>
          </table:table-cell>
          <table:table-cell office:value-type="float" office:value="1.0304286312365045" table:style-name="ce6">
            <text:p>1.030</text:p>
          </table:table-cell>
          <table:table-cell office:value-type="float" office:value="46682.493466823995" table:style-name="ce5">
            <text:p><text:s/>46,6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682.493466823995" table:style-name="ce5">
            <text:p><text:s/>46,682<text:s/></text:p>
          </table:table-cell>
          <table:table-cell office:value-type="float" office:value="1.1090413584548897" table:style-name="ce6">
            <text:p>1.109</text:p>
          </table:table-cell>
          <table:table-cell office:value-type="float" office:value="51772.815970508003" table:style-name="ce5">
            <text:p><text:s/>51,773<text:s/></text:p>
          </table:table-cell>
          <table:table-cell office:value-type="float" office:value="1.0541149435981658" table:style-name="ce6">
            <text:p>1.054</text:p>
          </table:table-cell>
          <table:table-cell office:value-type="float" office:value="54574.49898667026" table:style-name="ce5">
            <text:p><text:s/>54,5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574.49898667026" table:style-name="ce5">
            <text:p><text:s/>54,574<text:s/></text:p>
          </table:table-cell>
          <table:table-cell office:value-type="float" office:value="1.0562660751018544" table:style-name="ce6">
            <text:p>1.056</text:p>
          </table:table-cell>
          <table:table-cell office:value-type="float" office:value="57645.191845300324" table:style-name="ce5">
            <text:p><text:s/>57,645<text:s/></text:p>
          </table:table-cell>
          <table:table-cell office:value-type="float" office:value="1.1035553042485291" table:style-name="ce6">
            <text:p>1.104</text:p>
          </table:table-cell>
          <table:table-cell office:value-type="float" office:value="63614.657225305222" table:style-name="ce5">
            <text:p><text:s/>63,61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3614.657225305222" table:style-name="ce5">
            <text:p><text:s/>63,615<text:s/></text:p>
          </table:table-cell>
          <table:table-cell office:value-type="float" office:value="1.0089904451511837" table:style-name="ce6">
            <text:p>1.009</text:p>
          </table:table-cell>
          <table:table-cell office:value-type="float" office:value="64186.581311900678" table:style-name="ce5">
            <text:p><text:s/>64,187<text:s/></text:p>
          </table:table-cell>
          <table:table-cell office:value-type="float" office:value="1.1465905667883076" table:style-name="ce6">
            <text:p>1.147</text:p>
          </table:table-cell>
          <table:table-cell office:value-type="float" office:value="73595.728646616" table:style-name="ce5">
            <text:p><text:s/>73,59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3595.728646616" table:style-name="ce5">
            <text:p><text:s/>73,596<text:s/></text:p>
          </table:table-cell>
          <table:table-cell office:value-type="float" office:value="1.0013323425773408" table:style-name="ce6">
            <text:p>1.001</text:p>
          </table:table-cell>
          <table:table-cell office:value-type="float" office:value="73693.783369402314" table:style-name="ce5">
            <text:p><text:s/>73,694<text:s/></text:p>
          </table:table-cell>
          <table:table-cell office:value-type="float" office:value="1.0940591941225832" table:style-name="ce6">
            <text:p>1.094</text:p>
          </table:table-cell>
          <table:table-cell office:value-type="float" office:value="80625.361244972519" table:style-name="ce5">
            <text:p><text:s/>80,6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625.361244972519" table:style-name="ce5">
            <text:p><text:s/>80,625<text:s/></text:p>
          </table:table-cell>
          <table:table-cell office:value-type="float" office:value="1.0266199169755026" table:style-name="ce6">
            <text:p>1.027</text:p>
          </table:table-cell>
          <table:table-cell office:value-type="float" office:value="82771.601667433599" table:style-name="ce5">
            <text:p><text:s/>82,772<text:s/></text:p>
          </table:table-cell>
          <table:table-cell office:value-type="float" office:value="1.0930788758108063" table:style-name="ce6">
            <text:p>1.093</text:p>
          </table:table-cell>
          <table:table-cell office:value-type="float" office:value="90475.889299698174" table:style-name="ce5">
            <text:p><text:s/>90,47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0475.889299698174" table:style-name="ce5">
            <text:p><text:s/>90,476<text:s/></text:p>
          </table:table-cell>
          <table:table-cell office:value-type="float" office:value="0.95034865827011628" table:style-name="ce6">
            <text:p>0.950</text:p>
          </table:table-cell>
          <table:table-cell office:value-type="float" office:value="85983.640001763735" table:style-name="ce5">
            <text:p><text:s/>85,984<text:s/></text:p>
          </table:table-cell>
          <table:table-cell office:value-type="float" office:value="1.0588876780330567" table:style-name="ce6">
            <text:p>1.059</text:p>
          </table:table-cell>
          <table:table-cell office:value-type="float" office:value="91047.016910297854" table:style-name="ce5">
            <text:p><text:s/>91,0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1047.016910297854" table:style-name="ce5">
            <text:p><text:s/>91,047<text:s/></text:p>
          </table:table-cell>
          <table:table-cell office:value-type="float" office:value="0.99525688757781616" table:style-name="ce6">
            <text:p>0.995</text:p>
          </table:table-cell>
          <table:table-cell office:value-type="float" office:value="90615.170673387838" table:style-name="ce5">
            <text:p><text:s/>90,615<text:s/></text:p>
          </table:table-cell>
          <table:table-cell office:value-type="float" office:value="1.0363412065606992" table:style-name="ce6">
            <text:p>1.036</text:p>
          </table:table-cell>
          <table:table-cell office:value-type="float" office:value="93908.235308362433" table:style-name="ce5">
            <text:p><text:s/>93,9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3908.235308362433" table:style-name="ce5">
            <text:p><text:s/>93,908<text:s/></text:p>
          </table:table-cell>
          <table:table-cell office:value-type="float" office:value="1.0581346668841991" table:style-name="ce6">
            <text:p>1.058</text:p>
          </table:table-cell>
          <table:table-cell office:value-type="float" office:value="99367.559285697062" table:style-name="ce5">
            <text:p><text:s/>99,368<text:s/></text:p>
          </table:table-cell>
          <table:table-cell office:value-type="float" office:value="1.0197060397961524" table:style-name="ce6">
            <text:p>1.020</text:p>
          </table:table-cell>
          <table:table-cell office:value-type="float" office:value="101325.70036342755" table:style-name="ce5">
            <text:p><text:s/>101,3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1325.70036342755" table:style-name="ce5">
            <text:p><text:s/>101,326<text:s/></text:p>
          </table:table-cell>
          <table:table-cell office:value-type="float" office:value="1.0071114300665263" table:style-name="ce6">
            <text:p>1.007</text:p>
          </table:table-cell>
          <table:table-cell office:value-type="float" office:value="102046.27099550386" table:style-name="ce5">
            <text:p><text:s/>102,046<text:s/></text:p>
          </table:table-cell>
          <table:table-cell office:value-type="float" office:value="1.0276802423505222" table:style-name="ce6">
            <text:p>1.028</text:p>
          </table:table-cell>
          <table:table-cell office:value-type="float" office:value="104870.93650762648" table:style-name="ce5">
            <text:p><text:s/>104,87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42.3304285585" table:style-name="ce5">
            <text:p><text:s/>7,34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342.3304285585" table:style-name="ce5">
            <text:p><text:s/>7,342<text:s/></text:p>
          </table:table-cell>
          <table:table-cell office:value-type="float" office:value="1.0260841592269363" table:style-name="ce6">
            <text:p>1.026</text:p>
          </table:table-cell>
          <table:table-cell office:value-type="float" office:value="7533.8489445537998" table:style-name="ce5">
            <text:p><text:s/>7,534<text:s/></text:p>
          </table:table-cell>
          <table:table-cell office:value-type="float" office:value="1.1864098010746984" table:style-name="ce6">
            <text:p>1.186</text:p>
          </table:table-cell>
          <table:table-cell office:value-type="float" office:value="8938.2322276348987" table:style-name="ce5">
            <text:p><text:s/>8,9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938.2322276348987" table:style-name="ce5">
            <text:p><text:s/>8,938<text:s/></text:p>
          </table:table-cell>
          <table:table-cell office:value-type="float" office:value="1.0843835685146408" table:style-name="ce6">
            <text:p>1.084</text:p>
          </table:table-cell>
          <table:table-cell office:value-type="float" office:value="9692.4721592153001" table:style-name="ce5">
            <text:p><text:s/>9,692<text:s/></text:p>
          </table:table-cell>
          <table:table-cell office:value-type="float" office:value="1.1994370042069018" table:style-name="ce6">
            <text:p>1.199</text:p>
          </table:table-cell>
          <table:table-cell office:value-type="float" office:value="11625.509770007999" table:style-name="ce5">
            <text:p><text:s/>11,6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25.509770007999" table:style-name="ce5">
            <text:p><text:s/>11,626<text:s/></text:p>
          </table:table-cell>
          <table:table-cell office:value-type="float" office:value="1.0588164421418338" table:style-name="ce6">
            <text:p>1.059</text:p>
          </table:table-cell>
          <table:table-cell office:value-type="float" office:value="12309.280892764998" table:style-name="ce5">
            <text:p><text:s/>12,309<text:s/></text:p>
          </table:table-cell>
          <table:table-cell office:value-type="float" office:value="1.0037155796407964" table:style-name="ce6">
            <text:p>1.004</text:p>
          </table:table-cell>
          <table:table-cell office:value-type="float" office:value="12355.017006243001" table:style-name="ce5">
            <text:p><text:s/>12,35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355.017006243001" table:style-name="ce5">
            <text:p><text:s/>12,355<text:s/></text:p>
          </table:table-cell>
          <table:table-cell office:value-type="float" office:value="1.0978326212639959" table:style-name="ce6">
            <text:p>1.098</text:p>
          </table:table-cell>
          <table:table-cell office:value-type="float" office:value="13563.740705725" table:style-name="ce5">
            <text:p><text:s/>13,564<text:s/></text:p>
          </table:table-cell>
          <table:table-cell office:value-type="float" office:value="0.97328245287562576" table:style-name="ce6">
            <text:p>0.973</text:p>
          </table:table-cell>
          <table:table-cell office:value-type="float" office:value="13201.350824236999" table:style-name="ce5">
            <text:p><text:s/>13,2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01.350824236999" table:style-name="ce5">
            <text:p><text:s/>13,201<text:s/></text:p>
          </table:table-cell>
          <table:table-cell office:value-type="float" office:value="1.0607008780246028" table:style-name="ce6">
            <text:p>1.061</text:p>
          </table:table-cell>
          <table:table-cell office:value-type="float" office:value="14002.684410378999" table:style-name="ce5">
            <text:p><text:s/>14,003<text:s/></text:p>
          </table:table-cell>
          <table:table-cell office:value-type="float" office:value="1.1345769321326864" table:style-name="ce6">
            <text:p>1.135</text:p>
          </table:table-cell>
          <table:table-cell office:value-type="float" office:value="15887.122719950001" table:style-name="ce5">
            <text:p><text:s/>15,8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887.122719950001" table:style-name="ce5">
            <text:p><text:s/>15,887<text:s/></text:p>
          </table:table-cell>
          <table:table-cell office:value-type="float" office:value="1.0471200996830567" table:style-name="ce6">
            <text:p>1.047</text:p>
          </table:table-cell>
          <table:table-cell office:value-type="float" office:value="16635.725526191" table:style-name="ce5">
            <text:p><text:s/>16,636<text:s/></text:p>
          </table:table-cell>
          <table:table-cell office:value-type="float" office:value="1.0332319419848339" table:style-name="ce6">
            <text:p>1.033</text:p>
          </table:table-cell>
          <table:table-cell office:value-type="float" office:value="17188.562991752999" table:style-name="ce5">
            <text:p><text:s/>17,1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188.562991752999" table:style-name="ce5">
            <text:p><text:s/>17,189<text:s/></text:p>
          </table:table-cell>
          <table:table-cell office:value-type="float" office:value="1.021205771949923" table:style-name="ce6">
            <text:p>1.021</text:p>
          </table:table-cell>
          <table:table-cell office:value-type="float" office:value="17553.059738702999" table:style-name="ce5">
            <text:p><text:s/>17,553<text:s/></text:p>
          </table:table-cell>
          <table:table-cell office:value-type="float" office:value="0.97483258304385845" table:style-name="ce6">
            <text:p>0.975</text:p>
          </table:table-cell>
          <table:table-cell office:value-type="float" office:value="17111.294565403001" table:style-name="ce5">
            <text:p><text:s/>17,1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111.294565403001" table:style-name="ce5">
            <text:p><text:s/>17,111<text:s/></text:p>
          </table:table-cell>
          <table:table-cell office:value-type="float" office:value="1.1028086699946051" table:style-name="ce6">
            <text:p>1.103</text:p>
          </table:table-cell>
          <table:table-cell office:value-type="float" office:value="18870.484001557998" table:style-name="ce5">
            <text:p><text:s/>18,870<text:s/></text:p>
          </table:table-cell>
          <table:table-cell office:value-type="float" office:value="0.9818214271105894" table:style-name="ce6">
            <text:p>0.982</text:p>
          </table:table-cell>
          <table:table-cell office:value-type="float" office:value="18527.445532677219" table:style-name="ce5">
            <text:p><text:s/>18,5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527.445532677219" table:style-name="ce5">
            <text:p><text:s/>18,527<text:s/></text:p>
          </table:table-cell>
          <table:table-cell office:value-type="float" office:value="1.0812926840591495" table:style-name="ce6">
            <text:p>1.081</text:p>
          </table:table-cell>
          <table:table-cell office:value-type="float" office:value="20033.591308788251" table:style-name="ce5">
            <text:p><text:s/>20,034<text:s/></text:p>
          </table:table-cell>
          <table:table-cell office:value-type="float" office:value="1.1151651232348787" table:style-name="ce6">
            <text:p>1.115</text:p>
          </table:table-cell>
          <table:table-cell office:value-type="float" office:value="22340.762320702041" table:style-name="ce5">
            <text:p><text:s/>22,3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340.762320702041" table:style-name="ce5">
            <text:p><text:s/>22,341<text:s/></text:p>
          </table:table-cell>
          <table:table-cell office:value-type="float" office:value="1.025329011286799" table:style-name="ce6">
            <text:p>1.025</text:p>
          </table:table-cell>
          <table:table-cell office:value-type="float" office:value="22906.631741678797" table:style-name="ce5">
            <text:p><text:s/>22,907<text:s/></text:p>
          </table:table-cell>
          <table:table-cell office:value-type="float" office:value="1.1314613414156169" table:style-name="ce6">
            <text:p>1.131</text:p>
          </table:table-cell>
          <table:table-cell office:value-type="float" office:value="25917.96827775344" table:style-name="ce5">
            <text:p><text:s/>25,9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917.96827775344" table:style-name="ce5">
            <text:p><text:s/>25,918<text:s/></text:p>
          </table:table-cell>
          <table:table-cell office:value-type="float" office:value="1.0040306567294606" table:style-name="ce6">
            <text:p>1.004</text:p>
          </table:table-cell>
          <table:table-cell office:value-type="float" office:value="26022.43471100611" table:style-name="ce5">
            <text:p><text:s/>26,022<text:s/></text:p>
          </table:table-cell>
          <table:table-cell office:value-type="float" office:value="1.0703237436097022" table:style-name="ce6">
            <text:p>1.070</text:p>
          </table:table-cell>
          <table:table-cell office:value-type="float" office:value="27852.429737723123" table:style-name="ce5">
            <text:p><text:s/>27,8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852.429737723123" table:style-name="ce5">
            <text:p><text:s/>27,852<text:s/></text:p>
          </table:table-cell>
          <table:table-cell office:value-type="float" office:value="1.0382304824488502" table:style-name="ce6">
            <text:p>1.038</text:p>
          </table:table-cell>
          <table:table-cell office:value-type="float" office:value="28917.241563968979" table:style-name="ce5">
            <text:p><text:s/>28,917<text:s/></text:p>
          </table:table-cell>
          <table:table-cell office:value-type="float" office:value="1.1284590810192479" table:style-name="ce6">
            <text:p>1.128</text:p>
          </table:table-cell>
          <table:table-cell office:value-type="float" office:value="32631.92384088803" table:style-name="ce5">
            <text:p><text:s/>32,63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631.92384088803" table:style-name="ce5">
            <text:p><text:s/>32,632<text:s/></text:p>
          </table:table-cell>
          <table:table-cell office:value-type="float" office:value="0.9514803157308781" table:style-name="ce6">
            <text:p>0.951</text:p>
          </table:table-cell>
          <table:table-cell office:value-type="float" office:value="31048.63319903411" table:style-name="ce5">
            <text:p><text:s/>31,049<text:s/></text:p>
          </table:table-cell>
          <table:table-cell office:value-type="float" office:value="1.0731235888478312" table:style-name="ce6">
            <text:p>1.073</text:p>
          </table:table-cell>
          <table:table-cell office:value-type="float" office:value="33319.020687367403" table:style-name="ce5">
            <text:p><text:s/>33,3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319.020687367403" table:style-name="ce5">
            <text:p><text:s/>33,319<text:s/></text:p>
          </table:table-cell>
          <table:table-cell office:value-type="float" office:value="1.0031748593648824" table:style-name="ce6">
            <text:p>1.003</text:p>
          </table:table-cell>
          <table:table-cell office:value-type="float" office:value="33424.803892225398" table:style-name="ce5">
            <text:p><text:s/>33,425<text:s/></text:p>
          </table:table-cell>
          <table:table-cell office:value-type="float" office:value="1.0746917501953135" table:style-name="ce6">
            <text:p>1.075</text:p>
          </table:table-cell>
          <table:table-cell office:value-type="float" office:value="35921.36099487084" table:style-name="ce5">
            <text:p><text:s/>35,9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921.36099487084" table:style-name="ce5">
            <text:p><text:s/>35,921<text:s/></text:p>
          </table:table-cell>
          <table:table-cell office:value-type="float" office:value="1.0590313442878474" table:style-name="ce6">
            <text:p>1.059</text:p>
          </table:table-cell>
          <table:table-cell office:value-type="float" office:value="38041.847223047109" table:style-name="ce5">
            <text:p><text:s/>38,042<text:s/></text:p>
          </table:table-cell>
          <table:table-cell office:value-type="float" office:value="1.0073417112067475" table:style-name="ce6">
            <text:p>1.007</text:p>
          </table:table-cell>
          <table:table-cell office:value-type="float" office:value="38321.139479129939" table:style-name="ce5">
            <text:p><text:s/>38,3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321.139479129939" table:style-name="ce5">
            <text:p><text:s/>38,321<text:s/></text:p>
          </table:table-cell>
          <table:table-cell office:value-type="float" office:value="1.0084247353129194" table:style-name="ce6">
            <text:p>1.008</text:p>
          </table:table-cell>
          <table:table-cell office:value-type="float" office:value="38643.98493613107" table:style-name="ce5">
            <text:p><text:s/>38,644<text:s/></text:p>
          </table:table-cell>
          <table:table-cell office:value-type="float" office:value="1.0405108154312355" table:style-name="ce6">
            <text:p>1.041</text:p>
          </table:table-cell>
          <table:table-cell office:value-type="float" office:value="40209.484277406118" table:style-name="ce5">
            <text:p><text:s/>40,2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86.1473112045005" table:style-name="ce5">
            <text:p><text:s/>8,2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86.1473112045005" table:style-name="ce5">
            <text:p><text:s/>8,286<text:s/></text:p>
          </table:table-cell>
          <table:table-cell office:value-type="float" office:value="1.0214435470516481" table:style-name="ce6">
            <text:p>1.021</text:p>
          </table:table-cell>
          <table:table-cell office:value-type="float" office:value="8463.8317009492002" table:style-name="ce5">
            <text:p><text:s/>8,464<text:s/></text:p>
          </table:table-cell>
          <table:table-cell office:value-type="float" office:value="1.4120600675222277" table:style-name="ce6">
            <text:p>1.412</text:p>
          </table:table-cell>
          <table:table-cell office:value-type="float" office:value="11951.438763139098" table:style-name="ce5">
            <text:p><text:s/>11,95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951.438763139098" table:style-name="ce5">
            <text:p><text:s/>11,951<text:s/></text:p>
          </table:table-cell>
          <table:table-cell office:value-type="float" office:value="1.1074781043320359" table:style-name="ce6">
            <text:p>1.107</text:p>
          </table:table-cell>
          <table:table-cell office:value-type="float" office:value="13235.956745441701" table:style-name="ce5">
            <text:p><text:s/>13,236<text:s/></text:p>
          </table:table-cell>
          <table:table-cell office:value-type="float" office:value="1.0818225548739626" table:style-name="ce6">
            <text:p>1.082</text:p>
          </table:table-cell>
          <table:table-cell office:value-type="float" office:value="14318.956542555001" table:style-name="ce5">
            <text:p><text:s/>14,3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318.956542555001" table:style-name="ce5">
            <text:p><text:s/>14,319<text:s/></text:p>
          </table:table-cell>
          <table:table-cell office:value-type="float" office:value="1.0381131728090029" table:style-name="ce6">
            <text:p>1.038</text:p>
          </table:table-cell>
          <table:table-cell office:value-type="float" office:value="14864.697407706" table:style-name="ce5">
            <text:p><text:s/>14,865<text:s/></text:p>
          </table:table-cell>
          <table:table-cell office:value-type="float" office:value="1.1255895396991538" table:style-name="ce6">
            <text:p>1.126</text:p>
          </table:table-cell>
          <table:table-cell office:value-type="float" office:value="16731.547912907001" table:style-name="ce5">
            <text:p><text:s/>16,7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731.547912907001" table:style-name="ce5">
            <text:p><text:s/>16,732<text:s/></text:p>
          </table:table-cell>
          <table:table-cell office:value-type="float" office:value="1.05960421148516" table:style-name="ce6">
            <text:p>1.060</text:p>
          </table:table-cell>
          <table:table-cell office:value-type="float" office:value="17728.818633182" table:style-name="ce5">
            <text:p><text:s/>17,729<text:s/></text:p>
          </table:table-cell>
          <table:table-cell office:value-type="float" office:value="1.2137910159037888" table:style-name="ce6">
            <text:p>1.214</text:p>
          </table:table-cell>
          <table:table-cell office:value-type="float" office:value="21519.080779543998" table:style-name="ce5">
            <text:p><text:s/>21,5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519.080779543998" table:style-name="ce5">
            <text:p><text:s/>21,519<text:s/></text:p>
          </table:table-cell>
          <table:table-cell office:value-type="float" office:value="1.0678293000383883" table:style-name="ce6">
            <text:p>1.068</text:p>
          </table:table-cell>
          <table:table-cell office:value-type="float" office:value="22978.704966290003" table:style-name="ce5">
            <text:p><text:s/>22,979<text:s/></text:p>
          </table:table-cell>
          <table:table-cell office:value-type="float" office:value="1.0313885314274285" table:style-name="ce6">
            <text:p>1.031</text:p>
          </table:table-cell>
          <table:table-cell office:value-type="float" office:value="23699.972769286" table:style-name="ce5">
            <text:p><text:s/>23,7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699.972769286" table:style-name="ce5">
            <text:p><text:s/>23,700<text:s/></text:p>
          </table:table-cell>
          <table:table-cell office:value-type="float" office:value="1.0368504118519419" table:style-name="ce6">
            <text:p>1.037</text:p>
          </table:table-cell>
          <table:table-cell office:value-type="float" office:value="24573.326526713998" table:style-name="ce5">
            <text:p><text:s/>24,573<text:s/></text:p>
          </table:table-cell>
          <table:table-cell office:value-type="float" office:value="1.1521794310890583" table:style-name="ce6">
            <text:p>1.152</text:p>
          </table:table-cell>
          <table:table-cell office:value-type="float" office:value="28312.881377515001" table:style-name="ce5">
            <text:p><text:s/>28,3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312.881377515001" table:style-name="ce5">
            <text:p><text:s/>28,313<text:s/></text:p>
          </table:table-cell>
          <table:table-cell office:value-type="float" office:value="0.98015090674033956" table:style-name="ce6">
            <text:p>0.980</text:p>
          </table:table-cell>
          <table:table-cell office:value-type="float" office:value="27750.896354602999" table:style-name="ce5">
            <text:p><text:s/>27,751<text:s/></text:p>
          </table:table-cell>
          <table:table-cell office:value-type="float" office:value="1.0655943694055152" table:style-name="ce6">
            <text:p>1.066</text:p>
          </table:table-cell>
          <table:table-cell office:value-type="float" office:value="29571.198901420998" table:style-name="ce5">
            <text:p><text:s/>29,5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571.198901420998" table:style-name="ce5">
            <text:p><text:s/>29,571<text:s/></text:p>
          </table:table-cell>
          <table:table-cell office:value-type="float" office:value="1.1126478868386001" table:style-name="ce6">
            <text:p>1.113</text:p>
          </table:table-cell>
          <table:table-cell office:value-type="float" office:value="32902.331968950006" table:style-name="ce5">
            <text:p><text:s/>32,902<text:s/></text:p>
          </table:table-cell>
          <table:table-cell office:value-type="float" office:value="1.0955774650869949" table:style-name="ce6">
            <text:p>1.096</text:p>
          </table:table-cell>
          <table:table-cell office:value-type="float" office:value="36047.053453993045" table:style-name="ce5">
            <text:p><text:s/>36,0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047.053453993045" table:style-name="ce5">
            <text:p><text:s/>36,047<text:s/></text:p>
          </table:table-cell>
          <table:table-cell office:value-type="float" office:value="1.0434029118223453" table:style-name="ce6">
            <text:p>1.043</text:p>
          </table:table-cell>
          <table:table-cell office:value-type="float" office:value="37611.600536512073" table:style-name="ce5">
            <text:p><text:s/>37,612<text:s/></text:p>
          </table:table-cell>
          <table:table-cell office:value-type="float" office:value="1.0973714044563427" table:style-name="ce6">
            <text:p>1.097</text:p>
          </table:table-cell>
          <table:table-cell office:value-type="float" office:value="41273.894904603178" table:style-name="ce5">
            <text:p><text:s/>41,2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273.894904603178" table:style-name="ce5">
            <text:p><text:s/>41,274<text:s/></text:p>
          </table:table-cell>
          <table:table-cell office:value-type="float" office:value="1.0001466947966189" table:style-name="ce6">
            <text:p>1.000</text:p>
          </table:table-cell>
          <table:table-cell office:value-type="float" office:value="41279.949570221877" table:style-name="ce5">
            <text:p><text:s/>41,280<text:s/></text:p>
          </table:table-cell>
          <table:table-cell office:value-type="float" office:value="1.1549859160500493" table:style-name="ce6">
            <text:p>1.155</text:p>
          </table:table-cell>
          <table:table-cell office:value-type="float" office:value="47677.760368862553" table:style-name="ce5">
            <text:p><text:s/>47,6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7677.760368862553" table:style-name="ce5">
            <text:p><text:s/>47,678<text:s/></text:p>
          </table:table-cell>
          <table:table-cell office:value-type="float" office:value="0.99986551988984484" table:style-name="ce6">
            <text:p>1.000</text:p>
          </table:table-cell>
          <table:table-cell office:value-type="float" office:value="47671.3486583962" table:style-name="ce5">
            <text:p><text:s/>47,671<text:s/></text:p>
          </table:table-cell>
          <table:table-cell office:value-type="float" office:value="1.1070157021444929" table:style-name="ce6">
            <text:p>1.107</text:p>
          </table:table-cell>
          <table:table-cell office:value-type="float" office:value="52772.931507249399" table:style-name="ce5">
            <text:p><text:s/>52,7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772.931507249399" table:style-name="ce5">
            <text:p><text:s/>52,773<text:s/></text:p>
          </table:table-cell>
          <table:table-cell office:value-type="float" office:value="1.0204921077023485" table:style-name="ce6">
            <text:p>1.020</text:p>
          </table:table-cell>
          <table:table-cell office:value-type="float" office:value="53854.360103464613" table:style-name="ce5">
            <text:p><text:s/>53,854<text:s/></text:p>
          </table:table-cell>
          <table:table-cell office:value-type="float" office:value="1.0740813807402174" table:style-name="ce6">
            <text:p>1.074</text:p>
          </table:table-cell>
          <table:table-cell office:value-type="float" office:value="57843.965458810148" table:style-name="ce5">
            <text:p><text:s/>57,84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7843.965458810148" table:style-name="ce5">
            <text:p><text:s/>57,844<text:s/></text:p>
          </table:table-cell>
          <table:table-cell office:value-type="float" office:value="0.94971024837237417" table:style-name="ce6">
            <text:p>0.950</text:p>
          </table:table-cell>
          <table:table-cell office:value-type="float" office:value="54935.006802729622" table:style-name="ce5">
            <text:p><text:s/>54,935<text:s/></text:p>
          </table:table-cell>
          <table:table-cell office:value-type="float" office:value="1.0508417051850087" table:style-name="ce6">
            <text:p>1.051</text:p>
          </table:table-cell>
          <table:table-cell office:value-type="float" office:value="57727.996222930451" table:style-name="ce5">
            <text:p><text:s/>57,7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727.996222930451" table:style-name="ce5">
            <text:p><text:s/>57,728<text:s/></text:p>
          </table:table-cell>
          <table:table-cell office:value-type="float" office:value="0.99068685080126739" table:style-name="ce6">
            <text:p>0.991</text:p>
          </table:table-cell>
          <table:table-cell office:value-type="float" office:value="57190.366781162433" table:style-name="ce5">
            <text:p><text:s/>57,190<text:s/></text:p>
          </table:table-cell>
          <table:table-cell office:value-type="float" office:value="1.0139273023965203" table:style-name="ce6">
            <text:p>1.014</text:p>
          </table:table-cell>
          <table:table-cell office:value-type="float" office:value="57986.874313491586" table:style-name="ce5">
            <text:p><text:s/>57,9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986.874313491586" table:style-name="ce5">
            <text:p><text:s/>57,987<text:s/></text:p>
          </table:table-cell>
          <table:table-cell office:value-type="float" office:value="1.0575791985459981" table:style-name="ce6">
            <text:p>1.058</text:p>
          </table:table-cell>
          <table:table-cell office:value-type="float" office:value="61325.712062649953" table:style-name="ce5">
            <text:p><text:s/>61,326<text:s/></text:p>
          </table:table-cell>
          <table:table-cell office:value-type="float" office:value="1.0273759368653161" table:style-name="ce6">
            <text:p>1.027</text:p>
          </table:table-cell>
          <table:table-cell office:value-type="float" office:value="63004.560884297614" table:style-name="ce5">
            <text:p><text:s/>63,0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004.560884297614" table:style-name="ce5">
            <text:p><text:s/>63,005<text:s/></text:p>
          </table:table-cell>
          <table:table-cell office:value-type="float" office:value="1.0063126410134904" table:style-name="ce6">
            <text:p>1.006</text:p>
          </table:table-cell>
          <table:table-cell office:value-type="float" office:value="63402.286059372789" table:style-name="ce5">
            <text:p><text:s/>63,402<text:s/></text:p>
          </table:table-cell>
          <table:table-cell office:value-type="float" office:value="1.019859949050866" table:style-name="ce6">
            <text:p>1.020</text:p>
          </table:table-cell>
          <table:table-cell office:value-type="float" office:value="64661.452230220362" table:style-name="ce5">
            <text:p><text:s/>64,66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534.342969027999" table:style-name="ce5">
            <text:p><text:s/>10,5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534.342969027999" table:style-name="ce5">
            <text:p><text:s/>10,534<text:s/></text:p>
          </table:table-cell>
          <table:table-cell office:value-type="float" office:value="0.98425602883031027" table:style-name="ce6">
            <text:p>0.984</text:p>
          </table:table-cell>
          <table:table-cell office:value-type="float" office:value="10368.490577032" table:style-name="ce5">
            <text:p><text:s/>10,368<text:s/></text:p>
          </table:table-cell>
          <table:table-cell office:value-type="float" office:value="1.2136718349332944" table:style-name="ce6">
            <text:p>1.214</text:p>
          </table:table-cell>
          <table:table-cell office:value-type="float" office:value="12583.944984115" table:style-name="ce5">
            <text:p><text:s/>12,58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583.944984115" table:style-name="ce5">
            <text:p><text:s/>12,584<text:s/></text:p>
          </table:table-cell>
          <table:table-cell office:value-type="float" office:value="1.0699776499854852" table:style-name="ce6">
            <text:p>1.070</text:p>
          </table:table-cell>
          <table:table-cell office:value-type="float" office:value="13464.53988165" table:style-name="ce5">
            <text:p><text:s/>13,465<text:s/></text:p>
          </table:table-cell>
          <table:table-cell office:value-type="float" office:value="1.1170694504970962" table:style-name="ce6">
            <text:p>1.117</text:p>
          </table:table-cell>
          <table:table-cell office:value-type="float" office:value="15040.826166791001" table:style-name="ce5">
            <text:p><text:s/>15,0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040.826166791001" table:style-name="ce5">
            <text:p><text:s/>15,041<text:s/></text:p>
          </table:table-cell>
          <table:table-cell office:value-type="float" office:value="1.0265710805169332" table:style-name="ce6">
            <text:p>1.027</text:p>
          </table:table-cell>
          <table:table-cell office:value-type="float" office:value="15440.47716991" table:style-name="ce5">
            <text:p><text:s/>15,440<text:s/></text:p>
          </table:table-cell>
          <table:table-cell office:value-type="float" office:value="1.1177619900692872" table:style-name="ce6">
            <text:p>1.118</text:p>
          </table:table-cell>
          <table:table-cell office:value-type="float" office:value="17258.778489057997" table:style-name="ce5">
            <text:p><text:s/>17,2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258.778489057997" table:style-name="ce5">
            <text:p><text:s/>17,259<text:s/></text:p>
          </table:table-cell>
          <table:table-cell office:value-type="float" office:value="1.0528692804963282" table:style-name="ce6">
            <text:p>1.053</text:p>
          </table:table-cell>
          <table:table-cell office:value-type="float" office:value="18171.23769002" table:style-name="ce5">
            <text:p><text:s/>18,171<text:s/></text:p>
          </table:table-cell>
          <table:table-cell office:value-type="float" office:value="1.0457623089920676" table:style-name="ce6">
            <text:p>1.046</text:p>
          </table:table-cell>
          <table:table-cell office:value-type="float" office:value="19002.795483958998" table:style-name="ce5">
            <text:p><text:s/>19,0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002.795483958998" table:style-name="ce5">
            <text:p><text:s/>19,003<text:s/></text:p>
          </table:table-cell>
          <table:table-cell office:value-type="float" office:value="1.0379969167889278" table:style-name="ce6">
            <text:p>1.038</text:p>
          </table:table-cell>
          <table:table-cell office:value-type="float" office:value="19724.843122720002" table:style-name="ce5">
            <text:p><text:s/>19,725<text:s/></text:p>
          </table:table-cell>
          <table:table-cell office:value-type="float" office:value="1.0994980855918899" table:style-name="ce6">
            <text:p>1.099</text:p>
          </table:table-cell>
          <table:table-cell office:value-type="float" office:value="21687.427252030997" table:style-name="ce5">
            <text:p><text:s/>21,6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687.427252030997" table:style-name="ce5">
            <text:p><text:s/>21,687<text:s/></text:p>
          </table:table-cell>
          <table:table-cell office:value-type="float" office:value="1.0465826036049248" table:style-name="ce6">
            <text:p>1.047</text:p>
          </table:table-cell>
          <table:table-cell office:value-type="float" office:value="22697.684078923001" table:style-name="ce5">
            <text:p><text:s/>22,698<text:s/></text:p>
          </table:table-cell>
          <table:table-cell office:value-type="float" office:value="1.1578638639273906" table:style-name="ce6">
            <text:p>1.158</text:p>
          </table:table-cell>
          <table:table-cell office:value-type="float" office:value="26280.828189825002" table:style-name="ce5">
            <text:p><text:s/>26,2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280.828189825002" table:style-name="ce5">
            <text:p><text:s/>26,281<text:s/></text:p>
          </table:table-cell>
          <table:table-cell office:value-type="float" office:value="0.94400469359452099" table:style-name="ce6">
            <text:p>0.944</text:p>
          </table:table-cell>
          <table:table-cell office:value-type="float" office:value="24809.225162745999" table:style-name="ce5">
            <text:p><text:s/>24,809<text:s/></text:p>
          </table:table-cell>
          <table:table-cell office:value-type="float" office:value="1.0786224803391684" table:style-name="ce6">
            <text:p>1.079</text:p>
          </table:table-cell>
          <table:table-cell office:value-type="float" office:value="26759.787980334" table:style-name="ce5">
            <text:p><text:s/>26,7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759.787980334" table:style-name="ce5">
            <text:p><text:s/>26,760<text:s/></text:p>
          </table:table-cell>
          <table:table-cell office:value-type="float" office:value="1.1161028277732723" table:style-name="ce6">
            <text:p>1.116</text:p>
          </table:table-cell>
          <table:table-cell office:value-type="float" office:value="29866.675035463999" table:style-name="ce5">
            <text:p><text:s/>29,867<text:s/></text:p>
          </table:table-cell>
          <table:table-cell office:value-type="float" office:value="1.0309678684038515" table:style-name="ce6">
            <text:p>1.031</text:p>
          </table:table-cell>
          <table:table-cell office:value-type="float" office:value="30791.582297622848" table:style-name="ce5">
            <text:p><text:s/>30,7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791.582297622848" table:style-name="ce5">
            <text:p><text:s/>30,792<text:s/></text:p>
          </table:table-cell>
          <table:table-cell office:value-type="float" office:value="1.054650788603082" table:style-name="ce6">
            <text:p>1.055</text:p>
          </table:table-cell>
          <table:table-cell office:value-type="float" office:value="32474.36655252464" table:style-name="ce5">
            <text:p><text:s/>32,474<text:s/></text:p>
          </table:table-cell>
          <table:table-cell office:value-type="float" office:value="1.0715320185817103" table:style-name="ce6">
            <text:p>1.072</text:p>
          </table:table-cell>
          <table:table-cell office:value-type="float" office:value="34797.323544189101" table:style-name="ce5">
            <text:p><text:s/>34,79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4797.323544189101" table:style-name="ce5">
            <text:p><text:s/>34,797<text:s/></text:p>
          </table:table-cell>
          <table:table-cell office:value-type="float" office:value="1.0088899496486461" table:style-name="ce6">
            <text:p>1.009</text:p>
          </table:table-cell>
          <table:table-cell office:value-type="float" office:value="35106.669998404584" table:style-name="ce5">
            <text:p><text:s/>35,107<text:s/></text:p>
          </table:table-cell>
          <table:table-cell office:value-type="float" office:value="1.109938320045007" table:style-name="ce6">
            <text:p>1.110</text:p>
          </table:table-cell>
          <table:table-cell office:value-type="float" office:value="38966.23832040363" table:style-name="ce5">
            <text:p><text:s/>38,96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8966.23832040363" table:style-name="ce5">
            <text:p><text:s/>38,966<text:s/></text:p>
          </table:table-cell>
          <table:table-cell office:value-type="float" office:value="1.0247031368012851" table:style-name="ce6">
            <text:p>1.025</text:p>
          </table:table-cell>
          <table:table-cell office:value-type="float" office:value="39928.826636264035" table:style-name="ce5">
            <text:p><text:s/>39,929<text:s/></text:p>
          </table:table-cell>
          <table:table-cell office:value-type="float" office:value="1.0495671347006117" table:style-name="ce6">
            <text:p>1.050</text:p>
          </table:table-cell>
          <table:table-cell office:value-type="float" office:value="41907.98416458111" table:style-name="ce5">
            <text:p><text:s/>41,9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907.98416458111" table:style-name="ce5">
            <text:p><text:s/>41,908<text:s/></text:p>
          </table:table-cell>
          <table:table-cell office:value-type="float" office:value="1.0228076971245905" table:style-name="ce6">
            <text:p>1.023</text:p>
          </table:table-cell>
          <table:table-cell office:value-type="float" office:value="42863.808774509009" table:style-name="ce5">
            <text:p><text:s/>42,864<text:s/></text:p>
          </table:table-cell>
          <table:table-cell office:value-type="float" office:value="1.079022139181427" table:style-name="ce6">
            <text:p>1.079</text:p>
          </table:table-cell>
          <table:table-cell office:value-type="float" office:value="46250.998637334327" table:style-name="ce5">
            <text:p><text:s/>46,25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6250.998637334327" table:style-name="ce5">
            <text:p><text:s/>46,251<text:s/></text:p>
          </table:table-cell>
          <table:table-cell office:value-type="float" office:value="0.93163673484420284" table:style-name="ce6">
            <text:p>0.932</text:p>
          </table:table-cell>
          <table:table-cell office:value-type="float" office:value="43089.129353769829" table:style-name="ce5">
            <text:p><text:s/>43,089<text:s/></text:p>
          </table:table-cell>
          <table:table-cell office:value-type="float" office:value="1.0910244368288944" table:style-name="ce6">
            <text:p>1.091</text:p>
          </table:table-cell>
          <table:table-cell office:value-type="float" office:value="47011.293086644109" table:style-name="ce5">
            <text:p><text:s/>47,0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011.293086644109" table:style-name="ce5">
            <text:p><text:s/>47,011<text:s/></text:p>
          </table:table-cell>
          <table:table-cell office:value-type="float" office:value="0.96532489307403191" table:style-name="ce6">
            <text:p>0.965</text:p>
          </table:table-cell>
          <table:table-cell office:value-type="float" office:value="45381.171472136703" table:style-name="ce5">
            <text:p><text:s/>45,381<text:s/></text:p>
          </table:table-cell>
          <table:table-cell office:value-type="float" office:value="1.0003842430299821" table:style-name="ce6">
            <text:p>1.000</text:p>
          </table:table-cell>
          <table:table-cell office:value-type="float" office:value="45398.608870967291" table:style-name="ce5">
            <text:p><text:s/>45,3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398.608870967291" table:style-name="ce5">
            <text:p><text:s/>45,399<text:s/></text:p>
          </table:table-cell>
          <table:table-cell office:value-type="float" office:value="1.0011771225526718" table:style-name="ce6">
            <text:p>1.001</text:p>
          </table:table-cell>
          <table:table-cell office:value-type="float" office:value="45452.048597329231" table:style-name="ce5">
            <text:p><text:s/>45,452<text:s/></text:p>
          </table:table-cell>
          <table:table-cell office:value-type="float" office:value="1.0898166744709337" table:style-name="ce6">
            <text:p>1.090</text:p>
          </table:table-cell>
          <table:table-cell office:value-type="float" office:value="49534.400450232613" table:style-name="ce5">
            <text:p><text:s/>49,5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534.400450232613" table:style-name="ce5">
            <text:p><text:s/>49,534<text:s/></text:p>
          </table:table-cell>
          <table:table-cell office:value-type="float" office:value="1.0199501249142779" table:style-name="ce6">
            <text:p>1.020</text:p>
          </table:table-cell>
          <table:table-cell office:value-type="float" office:value="50522.617926768624" table:style-name="ce5">
            <text:p><text:s/>50,523<text:s/></text:p>
          </table:table-cell>
          <table:table-cell office:value-type="float" office:value="1.0819756736933077" table:style-name="ce6">
            <text:p>1.082</text:p>
          </table:table-cell>
          <table:table-cell office:value-type="float" office:value="54664.243568065067" table:style-name="ce5">
            <text:p><text:s/>54,6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09.2140404191996" table:style-name="ce5">
            <text:p><text:s/>6,30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309.2140404191996" table:style-name="ce5">
            <text:p><text:s/>6,309<text:s/></text:p>
          </table:table-cell>
          <table:table-cell office:value-type="float" office:value="0.97760891382473791" table:style-name="ce6">
            <text:p>0.978</text:p>
          </table:table-cell>
          <table:table-cell office:value-type="float" office:value="6167.943885142" table:style-name="ce5">
            <text:p><text:s/>6,168<text:s/></text:p>
          </table:table-cell>
          <table:table-cell office:value-type="float" office:value="1.2385189618412733" table:style-name="ce6">
            <text:p>1.239</text:p>
          </table:table-cell>
          <table:table-cell office:value-type="float" office:value="7639.1154573212998" table:style-name="ce5">
            <text:p><text:s/>7,63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639.1154573212998" table:style-name="ce5">
            <text:p><text:s/>7,639<text:s/></text:p>
          </table:table-cell>
          <table:table-cell office:value-type="float" office:value="1.0557939719468328" table:style-name="ce6">
            <text:p>1.056</text:p>
          </table:table-cell>
          <table:table-cell office:value-type="float" office:value="8065.3320508457" table:style-name="ce5">
            <text:p><text:s/>8,065<text:s/></text:p>
          </table:table-cell>
          <table:table-cell office:value-type="float" office:value="1.2614084730051787" table:style-name="ce6">
            <text:p>1.261</text:p>
          </table:table-cell>
          <table:table-cell office:value-type="float" office:value="10173.678186537001" table:style-name="ce5">
            <text:p><text:s/>10,1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173.678186537001" table:style-name="ce5">
            <text:p><text:s/>10,174<text:s/></text:p>
          </table:table-cell>
          <table:table-cell office:value-type="float" office:value="1.0285063616639438" table:style-name="ce6">
            <text:p>1.029</text:p>
          </table:table-cell>
          <table:table-cell office:value-type="float" office:value="10463.692736375" table:style-name="ce5">
            <text:p><text:s/>10,464<text:s/></text:p>
          </table:table-cell>
          <table:table-cell office:value-type="float" office:value="1.0760771279107513" table:style-name="ce6">
            <text:p>1.076</text:p>
          </table:table-cell>
          <table:table-cell office:value-type="float" office:value="11259.740427099001" table:style-name="ce5">
            <text:p><text:s/>11,26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259.740427099001" table:style-name="ce5">
            <text:p><text:s/>11,260<text:s/></text:p>
          </table:table-cell>
          <table:table-cell office:value-type="float" office:value="1.0568236257729473" table:style-name="ce6">
            <text:p>1.057</text:p>
          </table:table-cell>
          <table:table-cell office:value-type="float" office:value="11899.559703429" table:style-name="ce5">
            <text:p><text:s/>11,900<text:s/></text:p>
          </table:table-cell>
          <table:table-cell office:value-type="float" office:value="0.93438979892642393" table:style-name="ce6">
            <text:p>0.934</text:p>
          </table:table-cell>
          <table:table-cell office:value-type="float" office:value="11118.8271986" table:style-name="ce5">
            <text:p><text:s/>11,1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18.8271986" table:style-name="ce5">
            <text:p><text:s/>11,119<text:s/></text:p>
          </table:table-cell>
          <table:table-cell office:value-type="float" office:value="1.0372396042339911" table:style-name="ce6">
            <text:p>1.037</text:p>
          </table:table-cell>
          <table:table-cell office:value-type="float" office:value="11532.887923021999" table:style-name="ce5">
            <text:p><text:s/>11,533<text:s/></text:p>
          </table:table-cell>
          <table:table-cell office:value-type="float" office:value="1.1154134178578077" table:style-name="ce6">
            <text:p>1.115</text:p>
          </table:table-cell>
          <table:table-cell office:value-type="float" office:value="12863.937935989001" table:style-name="ce5">
            <text:p><text:s/>12,8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863.937935989001" table:style-name="ce5">
            <text:p><text:s/>12,864<text:s/></text:p>
          </table:table-cell>
          <table:table-cell office:value-type="float" office:value="1.0467668438240756" table:style-name="ce6">
            <text:p>1.047</text:p>
          </table:table-cell>
          <table:table-cell office:value-type="float" office:value="13465.543712404" table:style-name="ce5">
            <text:p><text:s/>13,466<text:s/></text:p>
          </table:table-cell>
          <table:table-cell office:value-type="float" office:value="1.0948123594728632" table:style-name="ce6">
            <text:p>1.095</text:p>
          </table:table-cell>
          <table:table-cell office:value-type="float" office:value="14742.243683362" table:style-name="ce5">
            <text:p><text:s/>14,7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42.243683362" table:style-name="ce5">
            <text:p><text:s/>14,742<text:s/></text:p>
          </table:table-cell>
          <table:table-cell office:value-type="float" office:value="0.95385426022771747" table:style-name="ce6">
            <text:p>0.954</text:p>
          </table:table-cell>
          <table:table-cell office:value-type="float" office:value="14061.951942690001" table:style-name="ce5">
            <text:p><text:s/>14,062<text:s/></text:p>
          </table:table-cell>
          <table:table-cell office:value-type="float" office:value="1.1037267557525854" table:style-name="ce6">
            <text:p>1.104</text:p>
          </table:table-cell>
          <table:table-cell office:value-type="float" office:value="15520.552597254" table:style-name="ce5">
            <text:p><text:s/>15,5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520.552597254" table:style-name="ce5">
            <text:p><text:s/>15,521<text:s/></text:p>
          </table:table-cell>
          <table:table-cell office:value-type="float" office:value="1.1034091321218784" table:style-name="ce6">
            <text:p>1.103</text:p>
          </table:table-cell>
          <table:table-cell office:value-type="float" office:value="17125.519471388001" table:style-name="ce5">
            <text:p><text:s/>17,126<text:s/></text:p>
          </table:table-cell>
          <table:table-cell office:value-type="float" office:value="0.95132051519496341" table:style-name="ce6">
            <text:p>0.951</text:p>
          </table:table-cell>
          <table:table-cell office:value-type="float" office:value="16291.858006502211" table:style-name="ce5">
            <text:p><text:s/>16,2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291.858006502211" table:style-name="ce5">
            <text:p><text:s/>16,292<text:s/></text:p>
          </table:table-cell>
          <table:table-cell office:value-type="float" office:value="1.0661692686405451" table:style-name="ce6">
            <text:p>1.066</text:p>
          </table:table-cell>
          <table:table-cell office:value-type="float" office:value="17369.87833558807" table:style-name="ce5">
            <text:p><text:s/>17,370<text:s/></text:p>
          </table:table-cell>
          <table:table-cell office:value-type="float" office:value="1.0649701073130131" table:style-name="ce6">
            <text:p>1.065</text:p>
          </table:table-cell>
          <table:table-cell office:value-type="float" office:value="18498.401195065209" table:style-name="ce5">
            <text:p><text:s/>18,49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498.401195065209" table:style-name="ce5">
            <text:p><text:s/>18,498<text:s/></text:p>
          </table:table-cell>
          <table:table-cell office:value-type="float" office:value="1.0237474914249962" table:style-name="ce6">
            <text:p>1.024</text:p>
          </table:table-cell>
          <table:table-cell office:value-type="float" office:value="18937.69181882116" table:style-name="ce5">
            <text:p><text:s/>18,938<text:s/></text:p>
          </table:table-cell>
          <table:table-cell office:value-type="float" office:value="1.109367363502429" table:style-name="ce6">
            <text:p>1.109</text:p>
          </table:table-cell>
          <table:table-cell office:value-type="float" office:value="21008.857243867151" table:style-name="ce5">
            <text:p><text:s/>21,0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008.857243867151" table:style-name="ce5">
            <text:p><text:s/>21,009<text:s/></text:p>
          </table:table-cell>
          <table:table-cell office:value-type="float" office:value="1.0297587846681464" table:style-name="ce6">
            <text:p>1.030</text:p>
          </table:table-cell>
          <table:table-cell office:value-type="float" office:value="21634.055302711218" table:style-name="ce5">
            <text:p><text:s/>21,634<text:s/></text:p>
          </table:table-cell>
          <table:table-cell office:value-type="float" office:value="1.0625620892438701" table:style-name="ce6">
            <text:p>1.063</text:p>
          </table:table-cell>
          <table:table-cell office:value-type="float" office:value="22987.527001266259" table:style-name="ce5">
            <text:p><text:s/>22,9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987.527001266259" table:style-name="ce5">
            <text:p><text:s/>22,988<text:s/></text:p>
          </table:table-cell>
          <table:table-cell office:value-type="float" office:value="1.0312464535377841" table:style-name="ce6">
            <text:p>1.031</text:p>
          </table:table-cell>
          <table:table-cell office:value-type="float" office:value="23705.805695659881" table:style-name="ce5">
            <text:p><text:s/>23,706<text:s/></text:p>
          </table:table-cell>
          <table:table-cell office:value-type="float" office:value="1.0880574160145209" table:style-name="ce6">
            <text:p>1.088</text:p>
          </table:table-cell>
          <table:table-cell office:value-type="float" office:value="25793.277689762002" table:style-name="ce5">
            <text:p><text:s/>25,7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793.277689762002" table:style-name="ce5">
            <text:p><text:s/>25,793<text:s/></text:p>
          </table:table-cell>
          <table:table-cell office:value-type="float" office:value="0.92942906504876399" table:style-name="ce6">
            <text:p>0.929</text:p>
          </table:table-cell>
          <table:table-cell office:value-type="float" office:value="23973.021967738641" table:style-name="ce5">
            <text:p><text:s/>23,973<text:s/></text:p>
          </table:table-cell>
          <table:table-cell office:value-type="float" office:value="1.0902229669489556" table:style-name="ce6">
            <text:p>1.090</text:p>
          </table:table-cell>
          <table:table-cell office:value-type="float" office:value="26135.93913640051" table:style-name="ce5">
            <text:p><text:s/>26,1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135.93913640051" table:style-name="ce5">
            <text:p><text:s/>26,136<text:s/></text:p>
          </table:table-cell>
          <table:table-cell office:value-type="float" office:value="0.96837850151013893" table:style-name="ce6">
            <text:p>0.968</text:p>
          </table:table-cell>
          <table:table-cell office:value-type="float" office:value="25309.481576467719" table:style-name="ce5">
            <text:p><text:s/>25,309<text:s/></text:p>
          </table:table-cell>
          <table:table-cell office:value-type="float" office:value="1.0114018078249476" table:style-name="ce6">
            <text:p>1.011</text:p>
          </table:table-cell>
          <table:table-cell office:value-type="float" office:value="25598.05542155166" table:style-name="ce5">
            <text:p><text:s/>25,5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98.05542155166" table:style-name="ce5">
            <text:p><text:s/>25,598<text:s/></text:p>
          </table:table-cell>
          <table:table-cell office:value-type="float" office:value="1.0038154165900173" table:style-name="ce6">
            <text:p>1.004</text:p>
          </table:table-cell>
          <table:table-cell office:value-type="float" office:value="25695.722666879232" table:style-name="ce5">
            <text:p><text:s/>25,696<text:s/></text:p>
          </table:table-cell>
          <table:table-cell office:value-type="float" office:value="1.0774446014782193" table:style-name="ce6">
            <text:p>1.077</text:p>
          </table:table-cell>
          <table:table-cell office:value-type="float" office:value="27685.717668510541" table:style-name="ce5">
            <text:p><text:s/>27,6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685.717668510541" table:style-name="ce5">
            <text:p><text:s/>27,686<text:s/></text:p>
          </table:table-cell>
          <table:table-cell office:value-type="float" office:value="1.0215389079672639" table:style-name="ce6">
            <text:p>1.022</text:p>
          </table:table-cell>
          <table:table-cell office:value-type="float" office:value="28282.037793380241" table:style-name="ce5">
            <text:p><text:s/>28,282<text:s/></text:p>
          </table:table-cell>
          <table:table-cell office:value-type="float" office:value="1.0478598626987694" table:style-name="ce6">
            <text:p>1.048</text:p>
          </table:table-cell>
          <table:table-cell office:value-type="float" office:value="29635.612239012829" table:style-name="ce5">
            <text:p><text:s/>29,6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25.1289286088004" table:style-name="ce5">
            <text:p><text:s/>4,22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25.1289286088004" table:style-name="ce5">
            <text:p><text:s/>4,225<text:s/></text:p>
          </table:table-cell>
          <table:table-cell office:value-type="float" office:value="0.9941818966629985" table:style-name="ce6">
            <text:p>0.994</text:p>
          </table:table-cell>
          <table:table-cell office:value-type="float" office:value="4200.5466918899992" table:style-name="ce5">
            <text:p><text:s/>4,201<text:s/></text:p>
          </table:table-cell>
          <table:table-cell office:value-type="float" office:value="1.177187135269961" table:style-name="ce6">
            <text:p>1.177</text:p>
          </table:table-cell>
          <table:table-cell office:value-type="float" office:value="4944.8295267937001" table:style-name="ce5">
            <text:p><text:s/>4,9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44.8295267937001" table:style-name="ce5">
            <text:p><text:s/>4,945<text:s/></text:p>
          </table:table-cell>
          <table:table-cell office:value-type="float" office:value="1.0918895791146161" table:style-name="ce6">
            <text:p>1.092</text:p>
          </table:table-cell>
          <table:table-cell office:value-type="float" office:value="5399.2078308042992" table:style-name="ce5">
            <text:p><text:s/>5,399<text:s/></text:p>
          </table:table-cell>
          <table:table-cell office:value-type="float" office:value="0.90145594183007383" table:style-name="ce6">
            <text:p>0.901</text:p>
          </table:table-cell>
          <table:table-cell office:value-type="float" office:value="4867.1479802539998" table:style-name="ce5">
            <text:p><text:s/>4,8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67.1479802539998" table:style-name="ce5">
            <text:p><text:s/>4,867<text:s/></text:p>
          </table:table-cell>
          <table:table-cell office:value-type="float" office:value="1.0225258105415727" table:style-name="ce6">
            <text:p>1.023</text:p>
          </table:table-cell>
          <table:table-cell office:value-type="float" office:value="4976.7844335350001" table:style-name="ce5">
            <text:p><text:s/>4,977<text:s/></text:p>
          </table:table-cell>
          <table:table-cell office:value-type="float" office:value="1.2054044417788643" table:style-name="ce6">
            <text:p>1.205</text:p>
          </table:table-cell>
          <table:table-cell office:value-type="float" office:value="5999.0380619589978" table:style-name="ce5">
            <text:p><text:s/>5,9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99.0380619589978" table:style-name="ce5">
            <text:p><text:s/>5,999<text:s/></text:p>
          </table:table-cell>
          <table:table-cell office:value-type="float" office:value="1.045447273682236" table:style-name="ce6">
            <text:p>1.045</text:p>
          </table:table-cell>
          <table:table-cell office:value-type="float" office:value="6271.6779865909994" table:style-name="ce5">
            <text:p><text:s/>6,272<text:s/></text:p>
          </table:table-cell>
          <table:table-cell office:value-type="float" office:value="1.2570747895882275" table:style-name="ce6">
            <text:p>1.257</text:p>
          </table:table-cell>
          <table:table-cell office:value-type="float" office:value="7883.9682853589993" table:style-name="ce5">
            <text:p><text:s/>7,8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883.9682853589993" table:style-name="ce5">
            <text:p><text:s/>7,884<text:s/></text:p>
          </table:table-cell>
          <table:table-cell office:value-type="float" office:value="1.0390649610946499" table:style-name="ce6">
            <text:p>1.039</text:p>
          </table:table-cell>
          <table:table-cell office:value-type="float" office:value="8191.9551996980017" table:style-name="ce5">
            <text:p><text:s/>8,192<text:s/></text:p>
          </table:table-cell>
          <table:table-cell office:value-type="float" office:value="1.0770919885361772" table:style-name="ce6">
            <text:p>1.077</text:p>
          </table:table-cell>
          <table:table-cell office:value-type="float" office:value="8823.4893160419979" table:style-name="ce5">
            <text:p><text:s/>8,8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23.4893160419979" table:style-name="ce5">
            <text:p><text:s/>8,823<text:s/></text:p>
          </table:table-cell>
          <table:table-cell office:value-type="float" office:value="1.0463139961799506" table:style-name="ce6">
            <text:p>1.046</text:p>
          </table:table-cell>
          <table:table-cell office:value-type="float" office:value="9232.140366519001" table:style-name="ce5">
            <text:p><text:s/>9,232<text:s/></text:p>
          </table:table-cell>
          <table:table-cell office:value-type="float" office:value="1.2498276724981869" table:style-name="ce6">
            <text:p>1.250</text:p>
          </table:table-cell>
          <table:table-cell office:value-type="float" office:value="11538.584506463001" table:style-name="ce5">
            <text:p><text:s/>11,5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538.584506463001" table:style-name="ce5">
            <text:p><text:s/>11,539<text:s/></text:p>
          </table:table-cell>
          <table:table-cell office:value-type="float" office:value="0.93142041937953712" table:style-name="ce6">
            <text:p>0.931</text:p>
          </table:table-cell>
          <table:table-cell office:value-type="float" office:value="10747.273220055999" table:style-name="ce5">
            <text:p><text:s/>10,747<text:s/></text:p>
          </table:table-cell>
          <table:table-cell office:value-type="float" office:value="1.0457755332865204" table:style-name="ce6">
            <text:p>1.046</text:p>
          </table:table-cell>
          <table:table-cell office:value-type="float" office:value="11239.23538308" table:style-name="ce5">
            <text:p><text:s/>11,2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39.23538308" table:style-name="ce5">
            <text:p><text:s/>11,239<text:s/></text:p>
          </table:table-cell>
          <table:table-cell office:value-type="float" office:value="1.1336318824016314" table:style-name="ce6">
            <text:p>1.134</text:p>
          </table:table-cell>
          <table:table-cell office:value-type="float" office:value="12741.155564076" table:style-name="ce5">
            <text:p><text:s/>12,741<text:s/></text:p>
          </table:table-cell>
          <table:table-cell office:value-type="float" office:value="1.1380227027447154" table:style-name="ce6">
            <text:p>1.138</text:p>
          </table:table-cell>
          <table:table-cell office:value-type="float" office:value="14499.724291120638" table:style-name="ce5">
            <text:p><text:s/>14,5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499.724291120638" table:style-name="ce5">
            <text:p><text:s/>14,500<text:s/></text:p>
          </table:table-cell>
          <table:table-cell office:value-type="float" office:value="1.0417086500180059" table:style-name="ce6">
            <text:p>1.042</text:p>
          </table:table-cell>
          <table:table-cell office:value-type="float" office:value="15104.48821693657" table:style-name="ce5">
            <text:p><text:s/>15,104<text:s/></text:p>
          </table:table-cell>
          <table:table-cell office:value-type="float" office:value="1.0790780935462621" table:style-name="ce6">
            <text:p>1.079</text:p>
          </table:table-cell>
          <table:table-cell office:value-type="float" office:value="16298.922349123894" table:style-name="ce5">
            <text:p><text:s/>16,29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298.922349123894" table:style-name="ce5">
            <text:p><text:s/>16,299<text:s/></text:p>
          </table:table-cell>
          <table:table-cell office:value-type="float" office:value="0.99202743796448289" table:style-name="ce6">
            <text:p>0.992</text:p>
          </table:table-cell>
          <table:table-cell office:value-type="float" office:value="16168.978179583428" table:style-name="ce5">
            <text:p><text:s/>16,169<text:s/></text:p>
          </table:table-cell>
          <table:table-cell office:value-type="float" office:value="1.1106070449900955" table:style-name="ce6">
            <text:p>1.111</text:p>
          </table:table-cell>
          <table:table-cell office:value-type="float" office:value="17957.381076536483" table:style-name="ce5">
            <text:p><text:s/>17,9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957.381076536483" table:style-name="ce5">
            <text:p><text:s/>17,957<text:s/></text:p>
          </table:table-cell>
          <table:table-cell office:value-type="float" office:value="1.0187883887733038" table:style-name="ce6">
            <text:p>1.019</text:p>
          </table:table-cell>
          <table:table-cell office:value-type="float" office:value="18294.771333552817" table:style-name="ce5">
            <text:p><text:s/>18,295<text:s/></text:p>
          </table:table-cell>
          <table:table-cell office:value-type="float" office:value="1.0342002541794286" table:style-name="ce6">
            <text:p>1.034</text:p>
          </table:table-cell>
          <table:table-cell office:value-type="float" office:value="18920.457163314852" table:style-name="ce5">
            <text:p><text:s/>18,9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920.457163314852" table:style-name="ce5">
            <text:p><text:s/>18,920<text:s/></text:p>
          </table:table-cell>
          <table:table-cell office:value-type="float" office:value="1.0125549775824054" table:style-name="ce6">
            <text:p>1.013</text:p>
          </table:table-cell>
          <table:table-cell office:value-type="float" office:value="19158.003078849128" table:style-name="ce5">
            <text:p><text:s/>19,158<text:s/></text:p>
          </table:table-cell>
          <table:table-cell office:value-type="float" office:value="1.067842032563306" table:style-name="ce6">
            <text:p>1.068</text:p>
          </table:table-cell>
          <table:table-cell office:value-type="float" office:value="20457.720947572328" table:style-name="ce5">
            <text:p><text:s/>20,45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457.720947572328" table:style-name="ce5">
            <text:p><text:s/>20,458<text:s/></text:p>
          </table:table-cell>
          <table:table-cell office:value-type="float" office:value="0.93442018468336063" table:style-name="ce6">
            <text:p>0.934</text:p>
          </table:table-cell>
          <table:table-cell office:value-type="float" office:value="19116.107386031188" table:style-name="ce5">
            <text:p><text:s/>19,116<text:s/></text:p>
          </table:table-cell>
          <table:table-cell office:value-type="float" office:value="1.0920295397324435" table:style-name="ce6">
            <text:p>1.092</text:p>
          </table:table-cell>
          <table:table-cell office:value-type="float" office:value="20875.353950243603" table:style-name="ce5">
            <text:p><text:s/>20,8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875.353950243603" table:style-name="ce5">
            <text:p><text:s/>20,875<text:s/></text:p>
          </table:table-cell>
          <table:table-cell office:value-type="float" office:value="0.96150177589849961" table:style-name="ce6">
            <text:p>0.962</text:p>
          </table:table-cell>
          <table:table-cell office:value-type="float" office:value="20071.689895668984" table:style-name="ce5">
            <text:p><text:s/>20,072<text:s/></text:p>
          </table:table-cell>
          <table:table-cell office:value-type="float" office:value="0.98649159848210621" table:style-name="ce6">
            <text:p>0.986</text:p>
          </table:table-cell>
          <table:table-cell office:value-type="float" office:value="19800.553449415635" table:style-name="ce5">
            <text:p><text:s/>19,8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800.553449415635" table:style-name="ce5">
            <text:p><text:s/>19,801<text:s/></text:p>
          </table:table-cell>
          <table:table-cell office:value-type="float" office:value="0.99776634935590958" table:style-name="ce6">
            <text:p>0.998</text:p>
          </table:table-cell>
          <table:table-cell office:value-type="float" office:value="19756.325930450002" table:style-name="ce5">
            <text:p><text:s/>19,756<text:s/></text:p>
          </table:table-cell>
          <table:table-cell office:value-type="float" office:value="1.1059081966271456" table:style-name="ce6">
            <text:p>1.106</text:p>
          </table:table-cell>
          <table:table-cell office:value-type="float" office:value="21848.682781722073" table:style-name="ce5">
            <text:p><text:s/>21,84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848.682781722073" table:style-name="ce5">
            <text:p><text:s/>21,849<text:s/></text:p>
          </table:table-cell>
          <table:table-cell office:value-type="float" office:value="1.0179368868861127" table:style-name="ce6">
            <text:p>1.018</text:p>
          </table:table-cell>
          <table:table-cell office:value-type="float" office:value="22240.580133388383" table:style-name="ce5">
            <text:p><text:s/>22,241<text:s/></text:p>
          </table:table-cell>
          <table:table-cell office:value-type="float" office:value="1.1253587441938318" table:style-name="ce6">
            <text:p>1.125</text:p>
          </table:table-cell>
          <table:table-cell office:value-type="float" office:value="25028.631329052234" table:style-name="ce5">
            <text:p><text:s/>25,02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25.9620682858999" table:style-name="ce5">
            <text:p><text:s/>3,8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25.9620682858999" table:style-name="ce5">
            <text:p><text:s/>3,826<text:s/></text:p>
          </table:table-cell>
          <table:table-cell office:value-type="float" office:value="0.99902878839157827" table:style-name="ce6">
            <text:p>0.999</text:p>
          </table:table-cell>
          <table:table-cell office:value-type="float" office:value="3822.2462495117998" table:style-name="ce5">
            <text:p><text:s/>3,822<text:s/></text:p>
          </table:table-cell>
          <table:table-cell office:value-type="float" office:value="1.0762889897272956" table:style-name="ce6">
            <text:p>1.076</text:p>
          </table:table-cell>
          <table:table-cell office:value-type="float" office:value="4113.8415543760002" table:style-name="ce5">
            <text:p><text:s/>4,1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13.8415543760002" table:style-name="ce5">
            <text:p><text:s/>4,114<text:s/></text:p>
          </table:table-cell>
          <table:table-cell office:value-type="float" office:value="1.0172129215778076" table:style-name="ce6">
            <text:p>1.017</text:p>
          </table:table-cell>
          <table:table-cell office:value-type="float" office:value="4184.6527864350001" table:style-name="ce5">
            <text:p><text:s/>4,185<text:s/></text:p>
          </table:table-cell>
          <table:table-cell office:value-type="float" office:value="1.1686368362909005" table:style-name="ce6">
            <text:p>1.169</text:p>
          </table:table-cell>
          <table:table-cell office:value-type="float" office:value="4890.3393933153002" table:style-name="ce5">
            <text:p><text:s/>4,8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90.3393933153002" table:style-name="ce5">
            <text:p><text:s/>4,890<text:s/></text:p>
          </table:table-cell>
          <table:table-cell office:value-type="float" office:value="1.0779253521214309" table:style-name="ce6">
            <text:p>1.078</text:p>
          </table:table-cell>
          <table:table-cell office:value-type="float" office:value="5271.4208125326995" table:style-name="ce5">
            <text:p><text:s/>5,271<text:s/></text:p>
          </table:table-cell>
          <table:table-cell office:value-type="float" office:value="1.0459176209878234" table:style-name="ce6">
            <text:p>1.046</text:p>
          </table:table-cell>
          <table:table-cell office:value-type="float" office:value="5513.4719154699005" table:style-name="ce5">
            <text:p><text:s/>5,51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13.4719154699005" table:style-name="ce5">
            <text:p><text:s/>5,513<text:s/></text:p>
          </table:table-cell>
          <table:table-cell office:value-type="float" office:value="1.0779492747603252" table:style-name="ce6">
            <text:p>1.078</text:p>
          </table:table-cell>
          <table:table-cell office:value-type="float" office:value="5943.2430526921999" table:style-name="ce5">
            <text:p><text:s/>5,943<text:s/></text:p>
          </table:table-cell>
          <table:table-cell office:value-type="float" office:value="1.1250540200730861" table:style-name="ce6">
            <text:p>1.125</text:p>
          </table:table-cell>
          <table:table-cell office:value-type="float" office:value="6686.4694887027999" table:style-name="ce5">
            <text:p><text:s/>6,6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86.4694887027999" table:style-name="ce5">
            <text:p><text:s/>6,686<text:s/></text:p>
          </table:table-cell>
          <table:table-cell office:value-type="float" office:value="1.011833466878894" table:style-name="ce6">
            <text:p>1.012</text:p>
          </table:table-cell>
          <table:table-cell office:value-type="float" office:value="6765.5936039341004" table:style-name="ce5">
            <text:p><text:s/>6,766<text:s/></text:p>
          </table:table-cell>
          <table:table-cell office:value-type="float" office:value="1.2708378684329631" table:style-name="ce6">
            <text:p>1.271</text:p>
          </table:table-cell>
          <table:table-cell office:value-type="float" office:value="8597.9725543073" table:style-name="ce5">
            <text:p><text:s/>8,5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597.9725543073" table:style-name="ce5">
            <text:p><text:s/>8,598<text:s/></text:p>
          </table:table-cell>
          <table:table-cell office:value-type="float" office:value="1.0583706758737186" table:style-name="ce6">
            <text:p>1.058</text:p>
          </table:table-cell>
          <table:table-cell office:value-type="float" office:value="9099.8420234459008" table:style-name="ce5">
            <text:p><text:s/>9,100<text:s/></text:p>
          </table:table-cell>
          <table:table-cell office:value-type="float" office:value="0.96721808517983077" table:style-name="ce6">
            <text:p>0.967</text:p>
          </table:table-cell>
          <table:table-cell office:value-type="float" office:value="8801.5317773563002" table:style-name="ce5">
            <text:p><text:s/>8,80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01.5317773563002" table:style-name="ce5">
            <text:p><text:s/>8,802<text:s/></text:p>
          </table:table-cell>
          <table:table-cell office:value-type="float" office:value="1.0374126308544223" table:style-name="ce6">
            <text:p>1.037</text:p>
          </table:table-cell>
          <table:table-cell office:value-type="float" office:value="9130.8202366959995" table:style-name="ce5">
            <text:p><text:s/>9,131<text:s/></text:p>
          </table:table-cell>
          <table:table-cell office:value-type="float" office:value="1.1712083064023473" table:style-name="ce6">
            <text:p>1.171</text:p>
          </table:table-cell>
          <table:table-cell office:value-type="float" office:value="10694.092505485001" table:style-name="ce5">
            <text:p><text:s/>10,6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694.092505485001" table:style-name="ce5">
            <text:p><text:s/>10,694<text:s/></text:p>
          </table:table-cell>
          <table:table-cell office:value-type="float" office:value="1.0375674326551731" table:style-name="ce6">
            <text:p>1.038</text:p>
          </table:table-cell>
          <table:table-cell office:value-type="float" office:value="11095.842105493" table:style-name="ce5">
            <text:p><text:s/>11,096<text:s/></text:p>
          </table:table-cell>
          <table:table-cell office:value-type="float" office:value="1.0514250354946186" table:style-name="ce6">
            <text:p>1.051</text:p>
          </table:table-cell>
          <table:table-cell office:value-type="float" office:value="11666.446179610661" table:style-name="ce5">
            <text:p><text:s/>11,6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666.446179610661" table:style-name="ce5">
            <text:p><text:s/>11,666<text:s/></text:p>
          </table:table-cell>
          <table:table-cell office:value-type="float" office:value="1.0938926216248901" table:style-name="ce6">
            <text:p>1.094</text:p>
          </table:table-cell>
          <table:table-cell office:value-type="float" office:value="12761.839396459989" table:style-name="ce5">
            <text:p><text:s/>12,762<text:s/></text:p>
          </table:table-cell>
          <table:table-cell office:value-type="float" office:value="1.1091137885611226" table:style-name="ce6">
            <text:p>1.109</text:p>
          </table:table-cell>
          <table:table-cell office:value-type="float" office:value="14154.332042016331" table:style-name="ce5">
            <text:p><text:s/>14,15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154.332042016331" table:style-name="ce5">
            <text:p><text:s/>14,154<text:s/></text:p>
          </table:table-cell>
          <table:table-cell office:value-type="float" office:value="1.0558639297542125" table:style-name="ce6">
            <text:p>1.056</text:p>
          </table:table-cell>
          <table:table-cell office:value-type="float" office:value="14945.04865292933" table:style-name="ce5">
            <text:p><text:s/>14,945<text:s/></text:p>
          </table:table-cell>
          <table:table-cell office:value-type="float" office:value="1.1318185692930534" table:style-name="ce6">
            <text:p>1.132</text:p>
          </table:table-cell>
          <table:table-cell office:value-type="float" office:value="16915.083584373551" table:style-name="ce5">
            <text:p><text:s/>16,9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915.083584373551" table:style-name="ce5">
            <text:p><text:s/>16,915<text:s/></text:p>
          </table:table-cell>
          <table:table-cell office:value-type="float" office:value="0.98327473004439037" table:style-name="ce6">
            <text:p>0.983</text:p>
          </table:table-cell>
          <table:table-cell office:value-type="float" office:value="16632.174245103201" table:style-name="ce5">
            <text:p><text:s/>16,632<text:s/></text:p>
          </table:table-cell>
          <table:table-cell office:value-type="float" office:value="1.0107946527207896" table:style-name="ce6">
            <text:p>1.011</text:p>
          </table:table-cell>
          <table:table-cell office:value-type="float" office:value="16811.712790070749" table:style-name="ce5">
            <text:p><text:s/>16,8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811.712790070749" table:style-name="ce5">
            <text:p><text:s/>16,812<text:s/></text:p>
          </table:table-cell>
          <table:table-cell office:value-type="float" office:value="1.0163887667975531" table:style-name="ce6">
            <text:p>1.016</text:p>
          </table:table-cell>
          <table:table-cell office:value-type="float" office:value="17087.23603045466" table:style-name="ce5">
            <text:p><text:s/>17,087<text:s/></text:p>
          </table:table-cell>
          <table:table-cell office:value-type="float" office:value="1.1746099709315558" table:style-name="ce6">
            <text:p>1.175</text:p>
          </table:table-cell>
          <table:table-cell office:value-type="float" office:value="20070.837817032982" table:style-name="ce5">
            <text:p><text:s/>20,07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070.837817032982" table:style-name="ce5">
            <text:p><text:s/>20,071<text:s/></text:p>
          </table:table-cell>
          <table:table-cell office:value-type="float" office:value="0.92341732594470616" table:style-name="ce6">
            <text:p>0.923</text:p>
          </table:table-cell>
          <table:table-cell office:value-type="float" office:value="18533.759386474481" table:style-name="ce5">
            <text:p><text:s/>18,534<text:s/></text:p>
          </table:table-cell>
          <table:table-cell office:value-type="float" office:value="1.1660685462789007" table:style-name="ce6">
            <text:p>1.166</text:p>
          </table:table-cell>
          <table:table-cell office:value-type="float" office:value="21611.633864869229" table:style-name="ce5">
            <text:p><text:s/>21,6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611.633864869229" table:style-name="ce5">
            <text:p><text:s/>21,612<text:s/></text:p>
          </table:table-cell>
          <table:table-cell office:value-type="float" office:value="0.97136283339785678" table:style-name="ce6">
            <text:p>0.971</text:p>
          </table:table-cell>
          <table:table-cell office:value-type="float" office:value="20992.737905336449" table:style-name="ce5">
            <text:p><text:s/>20,993<text:s/></text:p>
          </table:table-cell>
          <table:table-cell office:value-type="float" office:value="0.94760096322471477" table:style-name="ce6">
            <text:p>0.948</text:p>
          </table:table-cell>
          <table:table-cell office:value-type="float" office:value="19892.7386598208" table:style-name="ce5">
            <text:p><text:s/>19,8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892.7386598208" table:style-name="ce5">
            <text:p><text:s/>19,893<text:s/></text:p>
          </table:table-cell>
          <table:table-cell office:value-type="float" office:value="1.043947046867902" table:style-name="ce6">
            <text:p>1.044</text:p>
          </table:table-cell>
          <table:table-cell office:value-type="float" office:value="20766.965778034872" table:style-name="ce5">
            <text:p><text:s/>20,767<text:s/></text:p>
          </table:table-cell>
          <table:table-cell office:value-type="float" office:value="1.1465656263167516" table:style-name="ce6">
            <text:p>1.147</text:p>
          </table:table-cell>
          <table:table-cell office:value-type="float" office:value="23810.689123991102" table:style-name="ce5">
            <text:p><text:s/>23,8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810.689123991102" table:style-name="ce5">
            <text:p><text:s/>23,811<text:s/></text:p>
          </table:table-cell>
          <table:table-cell office:value-type="float" office:value="1.0344850346008707" table:style-name="ce6">
            <text:p>1.034</text:p>
          </table:table-cell>
          <table:table-cell office:value-type="float" office:value="24631.801562302509" table:style-name="ce5">
            <text:p><text:s/>24,632<text:s/></text:p>
          </table:table-cell>
          <table:table-cell office:value-type="float" office:value="1.0035209009975028" table:style-name="ce6">
            <text:p>1.004</text:p>
          </table:table-cell>
          <table:table-cell office:value-type="float" office:value="24718.527696993511" table:style-name="ce5">
            <text:p><text:s/>24,71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33.5808692993" table:style-name="ce5">
            <text:p><text:s/>1,93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33.5808692993" table:style-name="ce5">
            <text:p><text:s/>1,934<text:s/></text:p>
          </table:table-cell>
          <table:table-cell office:value-type="float" office:value="0.98779656979464692" table:style-name="ce6">
            <text:p>0.988</text:p>
          </table:table-cell>
          <table:table-cell office:value-type="float" office:value="1909.9845501144" table:style-name="ce5">
            <text:p><text:s/>1,910<text:s/></text:p>
          </table:table-cell>
          <table:table-cell office:value-type="float" office:value="1.2569299027847147" table:style-name="ce6">
            <text:p>1.257</text:p>
          </table:table-cell>
          <table:table-cell office:value-type="float" office:value="2400.7166948955996" table:style-name="ce5">
            <text:p><text:s/>2,40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00.7166948955996" table:style-name="ce5">
            <text:p><text:s/>2,401<text:s/></text:p>
          </table:table-cell>
          <table:table-cell office:value-type="float" office:value="1.0159028195316318" table:style-name="ce6">
            <text:p>1.016</text:p>
          </table:table-cell>
          <table:table-cell office:value-type="float" office:value="2438.8948592410998" table:style-name="ce5">
            <text:p><text:s/>2,439<text:s/></text:p>
          </table:table-cell>
          <table:table-cell office:value-type="float" office:value="1.1539799598189548" table:style-name="ce6">
            <text:p>1.154</text:p>
          </table:table-cell>
          <table:table-cell office:value-type="float" office:value="2814.4357916696999" table:style-name="ce5">
            <text:p><text:s/>2,8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14.4357916696999" table:style-name="ce5">
            <text:p><text:s/>2,814<text:s/></text:p>
          </table:table-cell>
          <table:table-cell office:value-type="float" office:value="1.0808667875701212" table:style-name="ce6">
            <text:p>1.081</text:p>
          </table:table-cell>
          <table:table-cell office:value-type="float" office:value="3042.0301729643998" table:style-name="ce5">
            <text:p><text:s/>3,042<text:s/></text:p>
          </table:table-cell>
          <table:table-cell office:value-type="float" office:value="1.0098169657089557" table:style-name="ce6">
            <text:p>1.010</text:p>
          </table:table-cell>
          <table:table-cell office:value-type="float" office:value="3071.8936788579999" table:style-name="ce5">
            <text:p><text:s/>3,07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071.8936788579999" table:style-name="ce5">
            <text:p><text:s/>3,072<text:s/></text:p>
          </table:table-cell>
          <table:table-cell office:value-type="float" office:value="1.0619852494539743" table:style-name="ce6">
            <text:p>1.062</text:p>
          </table:table-cell>
          <table:table-cell office:value-type="float" office:value="3262.3057748380998" table:style-name="ce5">
            <text:p><text:s/>3,262<text:s/></text:p>
          </table:table-cell>
          <table:table-cell office:value-type="float" office:value="1.1272641417845952" table:style-name="ce6">
            <text:p>1.127</text:p>
          </table:table-cell>
          <table:table-cell office:value-type="float" office:value="3677.4803195117997" table:style-name="ce5">
            <text:p><text:s/>3,6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77.4803195117997" table:style-name="ce5">
            <text:p><text:s/>3,677<text:s/></text:p>
          </table:table-cell>
          <table:table-cell office:value-type="float" office:value="1.0117095270341834" table:style-name="ce6">
            <text:p>1.012</text:p>
          </table:table-cell>
          <table:table-cell office:value-type="float" office:value="3720.5418747308004" table:style-name="ce5">
            <text:p><text:s/>3,721<text:s/></text:p>
          </table:table-cell>
          <table:table-cell office:value-type="float" office:value="1.220076703450635" table:style-name="ce6">
            <text:p>1.220</text:p>
          </table:table-cell>
          <table:table-cell office:value-type="float" office:value="4539.3464655715998" table:style-name="ce5">
            <text:p><text:s/>4,5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39.3464655715998" table:style-name="ce5">
            <text:p><text:s/>4,539<text:s/></text:p>
          </table:table-cell>
          <table:table-cell office:value-type="float" office:value="1.0589088395288477" table:style-name="ce6">
            <text:p>1.059</text:p>
          </table:table-cell>
          <table:table-cell office:value-type="float" office:value="4806.7540980777994" table:style-name="ce5">
            <text:p><text:s/>4,807<text:s/></text:p>
          </table:table-cell>
          <table:table-cell office:value-type="float" office:value="1.0764438038371134" table:style-name="ce6">
            <text:p>1.076</text:p>
          </table:table-cell>
          <table:table-cell office:value-type="float" office:value="5174.2006654445004" table:style-name="ce5">
            <text:p><text:s/>5,1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74.2006654445004" table:style-name="ce5">
            <text:p><text:s/>5,174<text:s/></text:p>
          </table:table-cell>
          <table:table-cell office:value-type="float" office:value="1.054697013540117" table:style-name="ce6">
            <text:p>1.055</text:p>
          </table:table-cell>
          <table:table-cell office:value-type="float" office:value="5457.2139893016001" table:style-name="ce5">
            <text:p><text:s/>5,457<text:s/></text:p>
          </table:table-cell>
          <table:table-cell office:value-type="float" office:value="1.0386369832912825" table:style-name="ce6">
            <text:p>1.039</text:p>
          </table:table-cell>
          <table:table-cell office:value-type="float" office:value="5668.0642750232" table:style-name="ce5">
            <text:p><text:s/>5,6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68.0642750232" table:style-name="ce5">
            <text:p><text:s/>5,668<text:s/></text:p>
          </table:table-cell>
          <table:table-cell office:value-type="float" office:value="1.0384104238277201" table:style-name="ce6">
            <text:p>1.038</text:p>
          </table:table-cell>
          <table:table-cell office:value-type="float" office:value="5885.7770261096002" table:style-name="ce5">
            <text:p><text:s/>5,886<text:s/></text:p>
          </table:table-cell>
          <table:table-cell office:value-type="float" office:value="0.98067569952763245" table:style-name="ce6">
            <text:p>0.981</text:p>
          </table:table-cell>
          <table:table-cell office:value-type="float" office:value="5772.0385023437002" table:style-name="ce5">
            <text:p><text:s/>5,7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72.0385023437002" table:style-name="ce5">
            <text:p><text:s/>5,772<text:s/></text:p>
          </table:table-cell>
          <table:table-cell office:value-type="float" office:value="1.1032265769808478" table:style-name="ce6">
            <text:p>1.103</text:p>
          </table:table-cell>
          <table:table-cell office:value-type="float" office:value="6367.8662791422994" table:style-name="ce5">
            <text:p><text:s/>6,368<text:s/></text:p>
          </table:table-cell>
          <table:table-cell office:value-type="float" office:value="1.1591227086254534" table:style-name="ce6">
            <text:p>1.159</text:p>
          </table:table-cell>
          <table:table-cell office:value-type="float" office:value="7381.1384096441097" table:style-name="ce5">
            <text:p><text:s/>7,38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81.1384096441097" table:style-name="ce5">
            <text:p><text:s/>7,381<text:s/></text:p>
          </table:table-cell>
          <table:table-cell office:value-type="float" office:value="1.0550458044563304" table:style-name="ce6">
            <text:p>1.055</text:p>
          </table:table-cell>
          <table:table-cell office:value-type="float" office:value="7787.4391112064895" table:style-name="ce5">
            <text:p><text:s/>7,787<text:s/></text:p>
          </table:table-cell>
          <table:table-cell office:value-type="float" office:value="1.1311118873771144" table:style-name="ce6">
            <text:p>1.131</text:p>
          </table:table-cell>
          <table:table-cell office:value-type="float" office:value="8808.4649509111314" table:style-name="ce5">
            <text:p><text:s/>8,8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808.4649509111314" table:style-name="ce5">
            <text:p><text:s/>8,808<text:s/></text:p>
          </table:table-cell>
          <table:table-cell office:value-type="float" office:value="0.99060383220008508" table:style-name="ce6">
            <text:p>0.991</text:p>
          </table:table-cell>
          <table:table-cell office:value-type="float" office:value="8725.6991361727014" table:style-name="ce5">
            <text:p><text:s/>8,726<text:s/></text:p>
          </table:table-cell>
          <table:table-cell office:value-type="float" office:value="0.95374593233612925" table:style-name="ce6">
            <text:p>0.954</text:p>
          </table:table-cell>
          <table:table-cell office:value-type="float" office:value="8322.1000579135907" table:style-name="ce5">
            <text:p><text:s/>8,3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22.1000579135907" table:style-name="ce5">
            <text:p><text:s/>8,322<text:s/></text:p>
          </table:table-cell>
          <table:table-cell office:value-type="float" office:value="1.0185991470547753" table:style-name="ce6">
            <text:p>1.019</text:p>
          </table:table-cell>
          <table:table-cell office:value-type="float" office:value="8476.8840206952809" table:style-name="ce5">
            <text:p><text:s/>8,477<text:s/></text:p>
          </table:table-cell>
          <table:table-cell office:value-type="float" office:value="1.0380284603628562" table:style-name="ce6">
            <text:p>1.038</text:p>
          </table:table-cell>
          <table:table-cell office:value-type="float" office:value="8799.2468686768207" table:style-name="ce5">
            <text:p><text:s/>8,7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799.2468686768207" table:style-name="ce5">
            <text:p><text:s/>8,799<text:s/></text:p>
          </table:table-cell>
          <table:table-cell office:value-type="float" office:value="0.92531868186999078" table:style-name="ce6">
            <text:p>0.925</text:p>
          </table:table-cell>
          <table:table-cell office:value-type="float" office:value="8142.10751397268" table:style-name="ce5">
            <text:p><text:s/>8,142<text:s/></text:p>
          </table:table-cell>
          <table:table-cell office:value-type="float" office:value="1.4277930696720664" table:style-name="ce6">
            <text:p>1.428</text:p>
          </table:table-cell>
          <table:table-cell office:value-type="float" office:value="11625.244680975051" table:style-name="ce5">
            <text:p><text:s/>11,6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625.244680975051" table:style-name="ce5">
            <text:p><text:s/>11,625<text:s/></text:p>
          </table:table-cell>
          <table:table-cell office:value-type="float" office:value="0.97499312187658949" table:style-name="ce6">
            <text:p>0.975</text:p>
          </table:table-cell>
          <table:table-cell office:value-type="float" office:value="11334.533604083081" table:style-name="ce5">
            <text:p><text:s/>11,335<text:s/></text:p>
          </table:table-cell>
          <table:table-cell office:value-type="float" office:value="0.85274456363654394" table:style-name="ce6">
            <text:p>0.853</text:p>
          </table:table-cell>
          <table:table-cell office:value-type="float" office:value="9665.4619122375698" table:style-name="ce5">
            <text:p><text:s/>9,6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665.4619122375698" table:style-name="ce5">
            <text:p><text:s/>9,665<text:s/></text:p>
          </table:table-cell>
          <table:table-cell office:value-type="float" office:value="1.0418594775815591" table:style-name="ce6">
            <text:p>1.042</text:p>
          </table:table-cell>
          <table:table-cell office:value-type="float" office:value="10070.05309846829" table:style-name="ce5">
            <text:p><text:s/>10,070<text:s/></text:p>
          </table:table-cell>
          <table:table-cell office:value-type="float" office:value="1.2039748169254352" table:style-name="ce6">
            <text:p>1.204</text:p>
          </table:table-cell>
          <table:table-cell office:value-type="float" office:value="12124.090335657771" table:style-name="ce5">
            <text:p><text:s/>12,1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24.090335657771" table:style-name="ce5">
            <text:p><text:s/>12,124<text:s/></text:p>
          </table:table-cell>
          <table:table-cell office:value-type="float" office:value="1.0252737580695488" table:style-name="ce6">
            <text:p>1.025</text:p>
          </table:table-cell>
          <table:table-cell office:value-type="float" office:value="12430.511661614541" table:style-name="ce5">
            <text:p><text:s/>12,431<text:s/></text:p>
          </table:table-cell>
          <table:table-cell office:value-type="float" office:value="1.0466125755624136" table:style-name="ce6">
            <text:p>1.047</text:p>
          </table:table-cell>
          <table:table-cell office:value-type="float" office:value="13009.92982572101" table:style-name="ce5">
            <text:p><text:s/>13,0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92.3811989866001" table:style-name="ce5">
            <text:p><text:s/>1,8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92.3811989866001" table:style-name="ce5">
            <text:p><text:s/>1,892<text:s/></text:p>
          </table:table-cell>
          <table:table-cell office:value-type="float" office:value="1.0105055474137272" table:style-name="ce6">
            <text:p>1.011</text:p>
          </table:table-cell>
          <table:table-cell office:value-type="float" office:value="1912.2616993974" table:style-name="ce5">
            <text:p><text:s/>1,912<text:s/></text:p>
          </table:table-cell>
          <table:table-cell office:value-type="float" office:value="0.89586318651900387" table:style-name="ce6">
            <text:p>0.896</text:p>
          </table:table-cell>
          <table:table-cell office:value-type="float" office:value="1713.1248594804001" table:style-name="ce5">
            <text:p><text:s/>1,7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13.1248594804001" table:style-name="ce5">
            <text:p><text:s/>1,713<text:s/></text:p>
          </table:table-cell>
          <table:table-cell office:value-type="float" office:value="1.0190488553901422" table:style-name="ce6">
            <text:p>1.019</text:p>
          </table:table-cell>
          <table:table-cell office:value-type="float" office:value="1745.7579271939001" table:style-name="ce5">
            <text:p><text:s/>1,746<text:s/></text:p>
          </table:table-cell>
          <table:table-cell office:value-type="float" office:value="1.1891130891110258" table:style-name="ce6">
            <text:p>1.189</text:p>
          </table:table-cell>
          <table:table-cell office:value-type="float" office:value="2075.9036016455998" table:style-name="ce5">
            <text:p><text:s/>2,0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75.9036016455998" table:style-name="ce5">
            <text:p><text:s/>2,076<text:s/></text:p>
          </table:table-cell>
          <table:table-cell office:value-type="float" office:value="1.073937459235115" table:style-name="ce6">
            <text:p>1.074</text:p>
          </table:table-cell>
          <table:table-cell office:value-type="float" office:value="2229.3906395682998" table:style-name="ce5">
            <text:p><text:s/>2,229<text:s/></text:p>
          </table:table-cell>
          <table:table-cell office:value-type="float" office:value="1.095177396584337" table:style-name="ce6">
            <text:p>1.095</text:p>
          </table:table-cell>
          <table:table-cell office:value-type="float" office:value="2441.5782366119001" table:style-name="ce5">
            <text:p><text:s/>2,44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41.5782366119001" table:style-name="ce5">
            <text:p><text:s/>2,442<text:s/></text:p>
          </table:table-cell>
          <table:table-cell office:value-type="float" office:value="1.0980345571782086" table:style-name="ce6">
            <text:p>1.098</text:p>
          </table:table-cell>
          <table:table-cell office:value-type="float" office:value="2680.9372778540996" table:style-name="ce5">
            <text:p><text:s/>2,681<text:s/></text:p>
          </table:table-cell>
          <table:table-cell office:value-type="float" office:value="1.1223646274930694" table:style-name="ce6">
            <text:p>1.122</text:p>
          </table:table-cell>
          <table:table-cell office:value-type="float" office:value="3008.9891691910002" table:style-name="ce5">
            <text:p><text:s/>3,0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08.9891691910002" table:style-name="ce5">
            <text:p><text:s/>3,009<text:s/></text:p>
          </table:table-cell>
          <table:table-cell office:value-type="float" office:value="1.0119849417809623" table:style-name="ce6">
            <text:p>1.012</text:p>
          </table:table-cell>
          <table:table-cell office:value-type="float" office:value="3045.0517292033001" table:style-name="ce5">
            <text:p><text:s/>3,045<text:s/></text:p>
          </table:table-cell>
          <table:table-cell office:value-type="float" office:value="1.3328594880053448" table:style-name="ce6">
            <text:p>1.333</text:p>
          </table:table-cell>
          <table:table-cell office:value-type="float" office:value="4058.6260887357007" table:style-name="ce5">
            <text:p><text:s/>4,0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58.6260887357007" table:style-name="ce5">
            <text:p><text:s/>4,059<text:s/></text:p>
          </table:table-cell>
          <table:table-cell office:value-type="float" office:value="1.0577687699005149" table:style-name="ce6">
            <text:p>1.058</text:p>
          </table:table-cell>
          <table:table-cell office:value-type="float" office:value="4293.0879253681005" table:style-name="ce5">
            <text:p><text:s/>4,293<text:s/></text:p>
          </table:table-cell>
          <table:table-cell office:value-type="float" office:value="0.84492355501914951" table:style-name="ce6">
            <text:p>0.845</text:p>
          </table:table-cell>
          <table:table-cell office:value-type="float" office:value="3627.3311119118002" table:style-name="ce5">
            <text:p><text:s/>3,6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27.3311119118002" table:style-name="ce5">
            <text:p><text:s/>3,627<text:s/></text:p>
          </table:table-cell>
          <table:table-cell office:value-type="float" office:value="1.0127573508055647" table:style-name="ce6">
            <text:p>1.013</text:p>
          </table:table-cell>
          <table:table-cell office:value-type="float" office:value="3673.6062473943989" table:style-name="ce5">
            <text:p><text:s/>3,674<text:s/></text:p>
          </table:table-cell>
          <table:table-cell office:value-type="float" office:value="1.3681456018936822" table:style-name="ce6">
            <text:p>1.368</text:p>
          </table:table-cell>
          <table:table-cell office:value-type="float" office:value="5026.0282304618004" table:style-name="ce5">
            <text:p><text:s/>5,0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26.0282304618004" table:style-name="ce5">
            <text:p><text:s/>5,026<text:s/></text:p>
          </table:table-cell>
          <table:table-cell office:value-type="float" office:value="1.0366167559119916" table:style-name="ce6">
            <text:p>1.037</text:p>
          </table:table-cell>
          <table:table-cell office:value-type="float" office:value="5210.0650793834002" table:style-name="ce5">
            <text:p><text:s/>5,210<text:s/></text:p>
          </table:table-cell>
          <table:table-cell office:value-type="float" office:value="1.1313501055085766" table:style-name="ce6">
            <text:p>1.131</text:p>
          </table:table-cell>
          <table:table-cell office:value-type="float" office:value="5894.4076772669605" table:style-name="ce5">
            <text:p><text:s/>5,8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94.4076772669605" table:style-name="ce5">
            <text:p><text:s/>5,894<text:s/></text:p>
          </table:table-cell>
          <table:table-cell office:value-type="float" office:value="1.0847524411956455" table:style-name="ce6">
            <text:p>1.085</text:p>
          </table:table-cell>
          <table:table-cell office:value-type="float" office:value="6393.9731173176897" table:style-name="ce5">
            <text:p><text:s/>6,394<text:s/></text:p>
          </table:table-cell>
          <table:table-cell office:value-type="float" office:value="1.0593090568409547" table:style-name="ce6">
            <text:p>1.059</text:p>
          </table:table-cell>
          <table:table-cell office:value-type="float" office:value="6773.1936323722211" table:style-name="ce5">
            <text:p><text:s/>6,77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73.1936323722211" table:style-name="ce5">
            <text:p><text:s/>6,773<text:s/></text:p>
          </table:table-cell>
          <table:table-cell office:value-type="float" office:value="1.0567554879153784" table:style-name="ce6">
            <text:p>1.057</text:p>
          </table:table-cell>
          <table:table-cell office:value-type="float" office:value="7157.6095417228416" table:style-name="ce5">
            <text:p><text:s/>7,158<text:s/></text:p>
          </table:table-cell>
          <table:table-cell office:value-type="float" office:value="1.1325874352614032" table:style-name="ce6">
            <text:p>1.133</text:p>
          </table:table-cell>
          <table:table-cell office:value-type="float" office:value="8106.6186334624199" table:style-name="ce5">
            <text:p><text:s/>8,1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106.6186334624199" table:style-name="ce5">
            <text:p><text:s/>8,107<text:s/></text:p>
          </table:table-cell>
          <table:table-cell office:value-type="float" office:value="0.9753110965765962" table:style-name="ce6">
            <text:p>0.975</text:p>
          </table:table-cell>
          <table:table-cell office:value-type="float" office:value="7906.4751089305" table:style-name="ce5">
            <text:p><text:s/>7,906<text:s/></text:p>
          </table:table-cell>
          <table:table-cell office:value-type="float" office:value="1.0737544373684291" table:style-name="ce6">
            <text:p>1.074</text:p>
          </table:table-cell>
          <table:table-cell office:value-type="float" office:value="8489.6127321571585" table:style-name="ce5">
            <text:p><text:s/>8,4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489.6127321571585" table:style-name="ce5">
            <text:p><text:s/>8,490<text:s/></text:p>
          </table:table-cell>
          <table:table-cell office:value-type="float" office:value="1.014222000627294" table:style-name="ce6">
            <text:p>1.014</text:p>
          </table:table-cell>
          <table:table-cell office:value-type="float" office:value="8610.352009759381" table:style-name="ce5">
            <text:p><text:s/>8,610<text:s/></text:p>
          </table:table-cell>
          <table:table-cell office:value-type="float" office:value="1.3090743485957841" table:style-name="ce6">
            <text:p>1.309</text:p>
          </table:table-cell>
          <table:table-cell office:value-type="float" office:value="11271.590948356161" table:style-name="ce5">
            <text:p><text:s/>11,2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271.590948356161" table:style-name="ce5">
            <text:p><text:s/>11,272<text:s/></text:p>
          </table:table-cell>
          <table:table-cell office:value-type="float" office:value="0.92193301904886016" table:style-name="ce6">
            <text:p>0.922</text:p>
          </table:table-cell>
          <table:table-cell office:value-type="float" office:value="10391.651872501801" table:style-name="ce5">
            <text:p><text:s/>10,392<text:s/></text:p>
          </table:table-cell>
          <table:table-cell office:value-type="float" office:value="0.96100112921603731" table:style-name="ce6">
            <text:p>0.961</text:p>
          </table:table-cell>
          <table:table-cell office:value-type="float" office:value="9986.3891838941781" table:style-name="ce5">
            <text:p><text:s/>9,9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986.3891838941781" table:style-name="ce5">
            <text:p><text:s/>9,986<text:s/></text:p>
          </table:table-cell>
          <table:table-cell office:value-type="float" office:value="0.96713678221452659" table:style-name="ce6">
            <text:p>0.967</text:p>
          </table:table-cell>
          <table:table-cell office:value-type="float" office:value="9658.2043012533686" table:style-name="ce5">
            <text:p><text:s/>9,658<text:s/></text:p>
          </table:table-cell>
          <table:table-cell office:value-type="float" office:value="1.0589211439911261" table:style-name="ce6">
            <text:p>1.059</text:p>
          </table:table-cell>
          <table:table-cell office:value-type="float" office:value="10227.276747583232" table:style-name="ce5">
            <text:p><text:s/>10,2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227.276747583232" table:style-name="ce5">
            <text:p><text:s/>10,227<text:s/></text:p>
          </table:table-cell>
          <table:table-cell office:value-type="float" office:value="1.0459199397429357" table:style-name="ce6">
            <text:p>1.046</text:p>
          </table:table-cell>
          <table:table-cell office:value-type="float" office:value="10696.91267956658" table:style-name="ce5">
            <text:p><text:s/>10,697<text:s/></text:p>
          </table:table-cell>
          <table:table-cell office:value-type="float" office:value="1.0925207242887254" table:style-name="ce6">
            <text:p>1.093</text:p>
          </table:table-cell>
          <table:table-cell office:value-type="float" office:value="11686.598788333331" table:style-name="ce5">
            <text:p><text:s/>11,6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686.598788333331" table:style-name="ce5">
            <text:p><text:s/>11,687<text:s/></text:p>
          </table:table-cell>
          <table:table-cell office:value-type="float" office:value="1.0440411382025412" table:style-name="ce6">
            <text:p>1.044</text:p>
          </table:table-cell>
          <table:table-cell office:value-type="float" office:value="12201.289900687969" table:style-name="ce5">
            <text:p><text:s/>12,201<text:s/></text:p>
          </table:table-cell>
          <table:table-cell office:value-type="float" office:value="0.95961967681894944" table:style-name="ce6">
            <text:p>0.960</text:p>
          </table:table-cell>
          <table:table-cell office:value-type="float" office:value="11708.597871272501" table:style-name="ce5">
            <text:p><text:s/>11,70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61.2877947850002" table:style-name="ce5">
            <text:p><text:s/>7,7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761.2877947850002" table:style-name="ce5">
            <text:p><text:s/>7,761<text:s/></text:p>
          </table:table-cell>
          <table:table-cell office:value-type="float" office:value="1.0730950036129172" table:style-name="ce6">
            <text:p>1.073</text:p>
          </table:table-cell>
          <table:table-cell office:value-type="float" office:value="8328.5991541857002" table:style-name="ce5">
            <text:p><text:s/>8,329<text:s/></text:p>
          </table:table-cell>
          <table:table-cell office:value-type="float" office:value="1.1031856030258935" table:style-name="ce6">
            <text:p>1.103</text:p>
          </table:table-cell>
          <table:table-cell office:value-type="float" office:value="9187.9906802712994" table:style-name="ce5">
            <text:p><text:s/>9,1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187.9906802712994" table:style-name="ce5">
            <text:p><text:s/>9,188<text:s/></text:p>
          </table:table-cell>
          <table:table-cell office:value-type="float" office:value="1.0226300892464513" table:style-name="ce6">
            <text:p>1.023</text:p>
          </table:table-cell>
          <table:table-cell office:value-type="float" office:value="9395.9157293614007" table:style-name="ce5">
            <text:p><text:s/>9,396<text:s/></text:p>
          </table:table-cell>
          <table:table-cell office:value-type="float" office:value="1.1532568181011633" table:style-name="ce6">
            <text:p>1.153</text:p>
          </table:table-cell>
          <table:table-cell office:value-type="float" office:value="10835.903877190001" table:style-name="ce5">
            <text:p><text:s/>10,8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835.903877190001" table:style-name="ce5">
            <text:p><text:s/>10,836<text:s/></text:p>
          </table:table-cell>
          <table:table-cell office:value-type="float" office:value="1.0334629836301235" table:style-name="ce6">
            <text:p>1.033</text:p>
          </table:table-cell>
          <table:table-cell office:value-type="float" office:value="11198.50555125" table:style-name="ce5">
            <text:p><text:s/>11,199<text:s/></text:p>
          </table:table-cell>
          <table:table-cell office:value-type="float" office:value="1.0889911703453825" table:style-name="ce6">
            <text:p>1.089</text:p>
          </table:table-cell>
          <table:table-cell office:value-type="float" office:value="12195.073666374999" table:style-name="ce5">
            <text:p><text:s/>12,19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195.073666374999" table:style-name="ce5">
            <text:p><text:s/>12,195<text:s/></text:p>
          </table:table-cell>
          <table:table-cell office:value-type="float" office:value="1.0125765427417537" table:style-name="ce6">
            <text:p>1.013</text:p>
          </table:table-cell>
          <table:table-cell office:value-type="float" office:value="12348.445531579" table:style-name="ce5">
            <text:p><text:s/>12,348<text:s/></text:p>
          </table:table-cell>
          <table:table-cell office:value-type="float" office:value="1.0652400738402079" table:style-name="ce6">
            <text:p>1.065</text:p>
          </table:table-cell>
          <table:table-cell office:value-type="float" office:value="13154.059029870999" table:style-name="ce5">
            <text:p><text:s/>13,1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154.059029870999" table:style-name="ce5">
            <text:p><text:s/>13,154<text:s/></text:p>
          </table:table-cell>
          <table:table-cell office:value-type="float" office:value="1.0545061820269961" table:style-name="ce6">
            <text:p>1.055</text:p>
          </table:table-cell>
          <table:table-cell office:value-type="float" office:value="13871.036565746999" table:style-name="ce5">
            <text:p><text:s/>13,871<text:s/></text:p>
          </table:table-cell>
          <table:table-cell office:value-type="float" office:value="1.0431153300948561" table:style-name="ce6">
            <text:p>1.043</text:p>
          </table:table-cell>
          <table:table-cell office:value-type="float" office:value="14469.090886037" table:style-name="ce5">
            <text:p><text:s/>14,4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469.090886037" table:style-name="ce5">
            <text:p><text:s/>14,469<text:s/></text:p>
          </table:table-cell>
          <table:table-cell office:value-type="float" office:value="1.090521601368055" table:style-name="ce6">
            <text:p>1.091</text:p>
          </table:table-cell>
          <table:table-cell office:value-type="float" office:value="15778.856163381" table:style-name="ce5">
            <text:p><text:s/>15,779<text:s/></text:p>
          </table:table-cell>
          <table:table-cell office:value-type="float" office:value="1.0453966217242907" table:style-name="ce6">
            <text:p>1.045</text:p>
          </table:table-cell>
          <table:table-cell office:value-type="float" office:value="16495.162927871999" table:style-name="ce5">
            <text:p><text:s/>16,4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495.162927871999" table:style-name="ce5">
            <text:p><text:s/>16,495<text:s/></text:p>
          </table:table-cell>
          <table:table-cell office:value-type="float" office:value="0.92696809557525162" table:style-name="ce6">
            <text:p>0.927</text:p>
          </table:table-cell>
          <table:table-cell office:value-type="float" office:value="15290.489765453" table:style-name="ce5">
            <text:p><text:s/>15,290<text:s/></text:p>
          </table:table-cell>
          <table:table-cell office:value-type="float" office:value="1.0466932359156416" table:style-name="ce6">
            <text:p>1.047</text:p>
          </table:table-cell>
          <table:table-cell office:value-type="float" office:value="16004.452211337" table:style-name="ce5">
            <text:p><text:s/>16,0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004.452211337" table:style-name="ce5">
            <text:p><text:s/>16,004<text:s/></text:p>
          </table:table-cell>
          <table:table-cell office:value-type="float" office:value="0.954506683279154" table:style-name="ce6">
            <text:p>0.955</text:p>
          </table:table-cell>
          <table:table-cell office:value-type="float" office:value="15276.356597943" table:style-name="ce5">
            <text:p><text:s/>15,276<text:s/></text:p>
          </table:table-cell>
          <table:table-cell office:value-type="float" office:value="0.97418803225256967" table:style-name="ce6">
            <text:p>0.974</text:p>
          </table:table-cell>
          <table:table-cell office:value-type="float" office:value="14882.04377413865" table:style-name="ce5">
            <text:p><text:s/>14,8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882.04377413865" table:style-name="ce5">
            <text:p><text:s/>14,882<text:s/></text:p>
          </table:table-cell>
          <table:table-cell office:value-type="float" office:value="0.96375779710484566" table:style-name="ce6">
            <text:p>0.964</text:p>
          </table:table-cell>
          <table:table-cell office:value-type="float" office:value="14342.685724181749" table:style-name="ce5">
            <text:p><text:s/>14,343<text:s/></text:p>
          </table:table-cell>
          <table:table-cell office:value-type="float" office:value="1.0867591766432232" table:style-name="ce6">
            <text:p>1.087</text:p>
          </table:table-cell>
          <table:table-cell office:value-type="float" office:value="15587.04532846427" table:style-name="ce5">
            <text:p><text:s/>15,58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587.04532846427" table:style-name="ce5">
            <text:p><text:s/>15,587<text:s/></text:p>
          </table:table-cell>
          <table:table-cell office:value-type="float" office:value="1.2152414789119761" table:style-name="ce6">
            <text:p>1.215</text:p>
          </table:table-cell>
          <table:table-cell office:value-type="float" office:value="18942.024016830928" table:style-name="ce5">
            <text:p><text:s/>18,942<text:s/></text:p>
          </table:table-cell>
          <table:table-cell office:value-type="float" office:value="1.010600263961291" table:style-name="ce6">
            <text:p>1.011</text:p>
          </table:table-cell>
          <table:table-cell office:value-type="float" office:value="19142.81447137045" table:style-name="ce5">
            <text:p><text:s/>19,14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142.81447137045" table:style-name="ce5">
            <text:p><text:s/>19,143<text:s/></text:p>
          </table:table-cell>
          <table:table-cell office:value-type="float" office:value="1.0679498362237965" table:style-name="ce6">
            <text:p>1.068</text:p>
          </table:table-cell>
          <table:table-cell office:value-type="float" office:value="20443.56557956259" table:style-name="ce5">
            <text:p><text:s/>20,444<text:s/></text:p>
          </table:table-cell>
          <table:table-cell office:value-type="float" office:value="1.0372247693835994" table:style-name="ce6">
            <text:p>1.037</text:p>
          </table:table-cell>
          <table:table-cell office:value-type="float" office:value="21204.5725936403" table:style-name="ce5">
            <text:p><text:s/>21,2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204.5725936403" table:style-name="ce5">
            <text:p><text:s/>21,205<text:s/></text:p>
          </table:table-cell>
          <table:table-cell office:value-type="float" office:value="1.0118956598730928" table:style-name="ce6">
            <text:p>1.012</text:p>
          </table:table-cell>
          <table:table-cell office:value-type="float" office:value="21456.814976968551" table:style-name="ce5">
            <text:p><text:s/>21,457<text:s/></text:p>
          </table:table-cell>
          <table:table-cell office:value-type="float" office:value="1.0456158376723552" table:style-name="ce6">
            <text:p>1.046</text:p>
          </table:table-cell>
          <table:table-cell office:value-type="float" office:value="22435.58556592371" table:style-name="ce5">
            <text:p><text:s/>22,43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435.58556592371" table:style-name="ce5">
            <text:p><text:s/>22,436<text:s/></text:p>
          </table:table-cell>
          <table:table-cell office:value-type="float" office:value="1.0145393431751919" table:style-name="ce6">
            <text:p>1.015</text:p>
          </table:table-cell>
          <table:table-cell office:value-type="float" office:value="22761.78424380306" table:style-name="ce5">
            <text:p><text:s/>22,762<text:s/></text:p>
          </table:table-cell>
          <table:table-cell office:value-type="float" office:value="1.0475073497390655" table:style-name="ce6">
            <text:p>1.048</text:p>
          </table:table-cell>
          <table:table-cell office:value-type="float" office:value="23843.136288558559" table:style-name="ce5">
            <text:p><text:s/>23,8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843.136288558559" table:style-name="ce5">
            <text:p><text:s/>23,843<text:s/></text:p>
          </table:table-cell>
          <table:table-cell office:value-type="float" office:value="1.014623586155031" table:style-name="ce6">
            <text:p>1.015</text:p>
          </table:table-cell>
          <table:table-cell office:value-type="float" office:value="24191.80844628044" table:style-name="ce5">
            <text:p><text:s/>24,192<text:s/></text:p>
          </table:table-cell>
          <table:table-cell office:value-type="float" office:value="1.030531150335851" table:style-name="ce6">
            <text:p>1.031</text:p>
          </table:table-cell>
          <table:table-cell office:value-type="float" office:value="24930.412186849942" table:style-name="ce5">
            <text:p><text:s/>24,9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930.412186849942" table:style-name="ce5">
            <text:p><text:s/>24,930<text:s/></text:p>
          </table:table-cell>
          <table:table-cell office:value-type="float" office:value="0.98510133802081978" table:style-name="ce6">
            <text:p>0.985</text:p>
          </table:table-cell>
          <table:table-cell office:value-type="float" office:value="24558.982402676429" table:style-name="ce5">
            <text:p><text:s/>24,559<text:s/></text:p>
          </table:table-cell>
          <table:table-cell office:value-type="float" office:value="1.0121422560384992" table:style-name="ce6">
            <text:p>1.012</text:p>
          </table:table-cell>
          <table:table-cell office:value-type="float" office:value="24857.183855054722" table:style-name="ce5">
            <text:p><text:s/>24,8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857.183855054722" table:style-name="ce5">
            <text:p><text:s/>24,857<text:s/></text:p>
          </table:table-cell>
          <table:table-cell office:value-type="float" office:value="0.99850912815830717" table:style-name="ce6">
            <text:p>0.999</text:p>
          </table:table-cell>
          <table:table-cell office:value-type="float" office:value="24820.12497958144" table:style-name="ce5">
            <text:p><text:s/>24,820<text:s/></text:p>
          </table:table-cell>
          <table:table-cell office:value-type="float" office:value="1.0067937941641876" table:style-name="ce6">
            <text:p>1.007</text:p>
          </table:table-cell>
          <table:table-cell office:value-type="float" office:value="24988.747799822129" table:style-name="ce5">
            <text:p><text:s/>24,9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20.3534915584996" table:style-name="ce5">
            <text:p><text:s/>3,52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520.3534915584996" table:style-name="ce5">
            <text:p><text:s/>3,520<text:s/></text:p>
          </table:table-cell>
          <table:table-cell office:value-type="float" office:value="1.0886000274728709" table:style-name="ce6">
            <text:p>1.089</text:p>
          </table:table-cell>
          <table:table-cell office:value-type="float" office:value="3832.2569076248001" table:style-name="ce5">
            <text:p><text:s/>3,832<text:s/></text:p>
          </table:table-cell>
          <table:table-cell office:value-type="float" office:value="1.0789067458480279" table:style-name="ce6">
            <text:p>1.079</text:p>
          </table:table-cell>
          <table:table-cell office:value-type="float" office:value="4134.6478294590997" table:style-name="ce5">
            <text:p><text:s/>4,1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134.6478294590997" table:style-name="ce5">
            <text:p><text:s/>4,135<text:s/></text:p>
          </table:table-cell>
          <table:table-cell office:value-type="float" office:value="1.0036851811066805" table:style-name="ce6">
            <text:p>1.004</text:p>
          </table:table-cell>
          <table:table-cell office:value-type="float" office:value="4149.8847555229995" table:style-name="ce5">
            <text:p><text:s/>4,150<text:s/></text:p>
          </table:table-cell>
          <table:table-cell office:value-type="float" office:value="1.171688777263167" table:style-name="ce6">
            <text:p>1.172</text:p>
          </table:table-cell>
          <table:table-cell office:value-type="float" office:value="4862.3733949817997" table:style-name="ce5">
            <text:p><text:s/>4,8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62.3733949817997" table:style-name="ce5">
            <text:p><text:s/>4,862<text:s/></text:p>
          </table:table-cell>
          <table:table-cell office:value-type="float" office:value="1.0228685304913148" table:style-name="ce6">
            <text:p>1.023</text:p>
          </table:table-cell>
          <table:table-cell office:value-type="float" office:value="4973.5687292250996" table:style-name="ce5">
            <text:p><text:s/>4,974<text:s/></text:p>
          </table:table-cell>
          <table:table-cell office:value-type="float" office:value="1.0883769469428211" table:style-name="ce6">
            <text:p>1.088</text:p>
          </table:table-cell>
          <table:table-cell office:value-type="float" office:value="5413.1175489243005" table:style-name="ce5">
            <text:p><text:s/>5,41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413.1175489243005" table:style-name="ce5">
            <text:p><text:s/>5,413<text:s/></text:p>
          </table:table-cell>
          <table:table-cell office:value-type="float" office:value="1.0246132957506671" table:style-name="ce6">
            <text:p>1.025</text:p>
          </table:table-cell>
          <table:table-cell office:value-type="float" office:value="5546.3522120891002" table:style-name="ce5">
            <text:p><text:s/>5,546<text:s/></text:p>
          </table:table-cell>
          <table:table-cell office:value-type="float" office:value="1.0368104188508251" table:style-name="ce6">
            <text:p>1.037</text:p>
          </table:table-cell>
          <table:table-cell office:value-type="float" office:value="5750.5157601103001" table:style-name="ce5">
            <text:p><text:s/>5,7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50.5157601103001" table:style-name="ce5">
            <text:p><text:s/>5,751<text:s/></text:p>
          </table:table-cell>
          <table:table-cell office:value-type="float" office:value="1.0484755083453337" table:style-name="ce6">
            <text:p>1.048</text:p>
          </table:table-cell>
          <table:table-cell office:value-type="float" office:value="6029.2749348295001" table:style-name="ce5">
            <text:p><text:s/>6,029<text:s/></text:p>
          </table:table-cell>
          <table:table-cell office:value-type="float" office:value="1.0704297595646148" table:style-name="ce6">
            <text:p>1.070</text:p>
          </table:table-cell>
          <table:table-cell office:value-type="float" office:value="6453.9153188384998" table:style-name="ce5">
            <text:p><text:s/>6,4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53.9153188384998" table:style-name="ce5">
            <text:p><text:s/>6,454<text:s/></text:p>
          </table:table-cell>
          <table:table-cell office:value-type="float" office:value="1.0853619277243705" table:style-name="ce6">
            <text:p>1.085</text:p>
          </table:table-cell>
          <table:table-cell office:value-type="float" office:value="7004.8339718243997" table:style-name="ce5">
            <text:p><text:s/>7,005<text:s/></text:p>
          </table:table-cell>
          <table:table-cell office:value-type="float" office:value="1.1852278245232373" table:style-name="ce6">
            <text:p>1.185</text:p>
          </table:table-cell>
          <table:table-cell office:value-type="float" office:value="8302.3241295718999" table:style-name="ce5">
            <text:p><text:s/>8,30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302.3241295718999" table:style-name="ce5">
            <text:p><text:s/>8,302<text:s/></text:p>
          </table:table-cell>
          <table:table-cell office:value-type="float" office:value="0.93390099036782637" table:style-name="ce6">
            <text:p>0.934</text:p>
          </table:table-cell>
          <table:table-cell office:value-type="float" office:value="7753.5487269618998" table:style-name="ce5">
            <text:p><text:s/>7,754<text:s/></text:p>
          </table:table-cell>
          <table:table-cell office:value-type="float" office:value="1.083537174575995" table:style-name="ce6">
            <text:p>1.084</text:p>
          </table:table-cell>
          <table:table-cell office:value-type="float" office:value="8401.2582805496004" table:style-name="ce5">
            <text:p><text:s/>8,4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401.2582805496004" table:style-name="ce5">
            <text:p><text:s/>8,401<text:s/></text:p>
          </table:table-cell>
          <table:table-cell office:value-type="float" office:value="0.93725887659248153" table:style-name="ce6">
            <text:p>0.937</text:p>
          </table:table-cell>
          <table:table-cell office:value-type="float" office:value="7874.1538979912002" table:style-name="ce5">
            <text:p><text:s/>7,874<text:s/></text:p>
          </table:table-cell>
          <table:table-cell office:value-type="float" office:value="0.93305583211781296" table:style-name="ce6">
            <text:p>0.933</text:p>
          </table:table-cell>
          <table:table-cell office:value-type="float" office:value="7347.0252175138994" table:style-name="ce5">
            <text:p><text:s/>7,3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347.0252175138994" table:style-name="ce5">
            <text:p><text:s/>7,347<text:s/></text:p>
          </table:table-cell>
          <table:table-cell office:value-type="float" office:value="0.95676428944454361" table:style-name="ce6">
            <text:p>0.957</text:p>
          </table:table-cell>
          <table:table-cell office:value-type="float" office:value="7029.3713617658304" table:style-name="ce5">
            <text:p><text:s/>7,029<text:s/></text:p>
          </table:table-cell>
          <table:table-cell office:value-type="float" office:value="1.1141783479504574" table:style-name="ce6">
            <text:p>1.114</text:p>
          </table:table-cell>
          <table:table-cell office:value-type="float" office:value="7831.9733709825096" table:style-name="ce5">
            <text:p><text:s/>7,8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831.9733709825096" table:style-name="ce5">
            <text:p><text:s/>7,832<text:s/></text:p>
          </table:table-cell>
          <table:table-cell office:value-type="float" office:value="1.2498221527888784" table:style-name="ce6">
            <text:p>1.250</text:p>
          </table:table-cell>
          <table:table-cell office:value-type="float" office:value="9788.5738191065284" table:style-name="ce5">
            <text:p><text:s/>9,789<text:s/></text:p>
          </table:table-cell>
          <table:table-cell office:value-type="float" office:value="1.0199040968271234" table:style-name="ce6">
            <text:p>1.020</text:p>
          </table:table-cell>
          <table:table-cell office:value-type="float" office:value="9983.4065402014694" table:style-name="ce5">
            <text:p><text:s/>9,9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983.4065402014694" table:style-name="ce5">
            <text:p><text:s/>9,983<text:s/></text:p>
          </table:table-cell>
          <table:table-cell office:value-type="float" office:value="1.0861066928478176" table:style-name="ce6">
            <text:p>1.086</text:p>
          </table:table-cell>
          <table:table-cell office:value-type="float" office:value="10843.044660733491" table:style-name="ce5">
            <text:p><text:s/>10,843<text:s/></text:p>
          </table:table-cell>
          <table:table-cell office:value-type="float" office:value="0.97666714980747626" table:style-name="ce6">
            <text:p>0.977</text:p>
          </table:table-cell>
          <table:table-cell office:value-type="float" office:value="10590.045524033751" table:style-name="ce5">
            <text:p><text:s/>10,5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590.045524033751" table:style-name="ce5">
            <text:p><text:s/>10,590<text:s/></text:p>
          </table:table-cell>
          <table:table-cell office:value-type="float" office:value="1.0032405491347234" table:style-name="ce6">
            <text:p>1.003</text:p>
          </table:table-cell>
          <table:table-cell office:value-type="float" office:value="10624.36308689334" table:style-name="ce5">
            <text:p><text:s/>10,624<text:s/></text:p>
          </table:table-cell>
          <table:table-cell office:value-type="float" office:value="1.0607830558073221" table:style-name="ce6">
            <text:p>1.061</text:p>
          </table:table-cell>
          <table:table-cell office:value-type="float" office:value="11270.144341321229" table:style-name="ce5">
            <text:p><text:s/>11,27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270.144341321229" table:style-name="ce5">
            <text:p><text:s/>11,270<text:s/></text:p>
          </table:table-cell>
          <table:table-cell office:value-type="float" office:value="1.0242198091808912" table:style-name="ce6">
            <text:p>1.024</text:p>
          </table:table-cell>
          <table:table-cell office:value-type="float" office:value="11543.105086709129" table:style-name="ce5">
            <text:p><text:s/>11,543<text:s/></text:p>
          </table:table-cell>
          <table:table-cell office:value-type="float" office:value="1.00415620395927" table:style-name="ce6">
            <text:p>1.004</text:p>
          </table:table-cell>
          <table:table-cell office:value-type="float" office:value="11591.080585772779" table:style-name="ce5">
            <text:p><text:s/>11,5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591.080585772779" table:style-name="ce5">
            <text:p><text:s/>11,591<text:s/></text:p>
          </table:table-cell>
          <table:table-cell office:value-type="float" office:value="1.0213784612421042" table:style-name="ce6">
            <text:p>1.021</text:p>
          </table:table-cell>
          <table:table-cell office:value-type="float" office:value="11838.880052829831" table:style-name="ce5">
            <text:p><text:s/>11,839<text:s/></text:p>
          </table:table-cell>
          <table:table-cell office:value-type="float" office:value="1.0349201202581804" table:style-name="ce6">
            <text:p>1.035</text:p>
          </table:table-cell>
          <table:table-cell office:value-type="float" office:value="12252.295167996821" table:style-name="ce5">
            <text:p><text:s/>12,2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252.295167996821" table:style-name="ce5">
            <text:p><text:s/>12,252<text:s/></text:p>
          </table:table-cell>
          <table:table-cell office:value-type="float" office:value="0.96587783766883784" table:style-name="ce6">
            <text:p>0.966</text:p>
          </table:table-cell>
          <table:table-cell office:value-type="float" office:value="11834.220363345119" table:style-name="ce5">
            <text:p><text:s/>11,834<text:s/></text:p>
          </table:table-cell>
          <table:table-cell office:value-type="float" office:value="1.0592801658304927" table:style-name="ce6">
            <text:p>1.059</text:p>
          </table:table-cell>
          <table:table-cell office:value-type="float" office:value="12535.75490895881" table:style-name="ce5">
            <text:p><text:s/>12,5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535.75490895881" table:style-name="ce5">
            <text:p><text:s/>12,536<text:s/></text:p>
          </table:table-cell>
          <table:table-cell office:value-type="float" office:value="0.9898590669996834" table:style-name="ce6">
            <text:p>0.990</text:p>
          </table:table-cell>
          <table:table-cell office:value-type="float" office:value="12408.630658318671" table:style-name="ce5">
            <text:p><text:s/>12,409<text:s/></text:p>
          </table:table-cell>
          <table:table-cell office:value-type="float" office:value="1.0171027439703904" table:style-name="ce6">
            <text:p>1.017</text:p>
          </table:table-cell>
          <table:table-cell office:value-type="float" office:value="12620.85229149103" table:style-name="ce5">
            <text:p><text:s/>12,6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40.9343032264997" table:style-name="ce5">
            <text:p><text:s/>4,2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40.9343032264997" table:style-name="ce5">
            <text:p><text:s/>4,241<text:s/></text:p>
          </table:table-cell>
          <table:table-cell office:value-type="float" office:value="1.0602244517534936" table:style-name="ce6">
            <text:p>1.060</text:p>
          </table:table-cell>
          <table:table-cell office:value-type="float" office:value="4496.3422465609001" table:style-name="ce5">
            <text:p><text:s/>4,496<text:s/></text:p>
          </table:table-cell>
          <table:table-cell office:value-type="float" office:value="1.1238786048097942" table:style-name="ce6">
            <text:p>1.124</text:p>
          </table:table-cell>
          <table:table-cell office:value-type="float" office:value="5053.3428508121997" table:style-name="ce5">
            <text:p><text:s/>5,0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53.3428508121997" table:style-name="ce5">
            <text:p><text:s/>5,053<text:s/></text:p>
          </table:table-cell>
          <table:table-cell office:value-type="float" office:value="1.03813082324213" table:style-name="ce6">
            <text:p>1.038</text:p>
          </table:table-cell>
          <table:table-cell office:value-type="float" office:value="5246.0309738384012" table:style-name="ce5">
            <text:p><text:s/>5,246<text:s/></text:p>
          </table:table-cell>
          <table:table-cell office:value-type="float" office:value="1.1386761748067806" table:style-name="ce6">
            <text:p>1.139</text:p>
          </table:table-cell>
          <table:table-cell office:value-type="float" office:value="5973.5304822082007" table:style-name="ce5">
            <text:p><text:s/>5,9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73.5304822082007" table:style-name="ce5">
            <text:p><text:s/>5,974<text:s/></text:p>
          </table:table-cell>
          <table:table-cell office:value-type="float" office:value="1.0420867258592719" table:style-name="ce6">
            <text:p>1.042</text:p>
          </table:table-cell>
          <table:table-cell office:value-type="float" office:value="6224.9368220249007" table:style-name="ce5">
            <text:p><text:s/>6,225<text:s/></text:p>
          </table:table-cell>
          <table:table-cell office:value-type="float" office:value="1.0894819194718521" table:style-name="ce6">
            <text:p>1.089</text:p>
          </table:table-cell>
          <table:table-cell office:value-type="float" office:value="6781.9561174506998" table:style-name="ce5">
            <text:p><text:s/>6,7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781.9561174506998" table:style-name="ce5">
            <text:p><text:s/>6,782<text:s/></text:p>
          </table:table-cell>
          <table:table-cell office:value-type="float" office:value="1.0029692321345733" table:style-name="ce6">
            <text:p>1.003</text:p>
          </table:table-cell>
          <table:table-cell office:value-type="float" office:value="6802.0933194899008" table:style-name="ce5">
            <text:p><text:s/>6,802<text:s/></text:p>
          </table:table-cell>
          <table:table-cell office:value-type="float" office:value="1.0884213023875278" table:style-name="ce6">
            <text:p>1.088</text:p>
          </table:table-cell>
          <table:table-cell office:value-type="float" office:value="7403.5432697607002" table:style-name="ce5">
            <text:p><text:s/>7,4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03.5432697607002" table:style-name="ce5">
            <text:p><text:s/>7,404<text:s/></text:p>
          </table:table-cell>
          <table:table-cell office:value-type="float" office:value="1.0591903559133198" table:style-name="ce6">
            <text:p>1.059</text:p>
          </table:table-cell>
          <table:table-cell office:value-type="float" office:value="7841.7616309174991" table:style-name="ce5">
            <text:p><text:s/>7,842<text:s/></text:p>
          </table:table-cell>
          <table:table-cell office:value-type="float" office:value="1.0221141555230762" table:style-name="ce6">
            <text:p>1.022</text:p>
          </table:table-cell>
          <table:table-cell office:value-type="float" office:value="8015.1755671985011" table:style-name="ce5">
            <text:p><text:s/>8,0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015.1755671985011" table:style-name="ce5">
            <text:p><text:s/>8,015<text:s/></text:p>
          </table:table-cell>
          <table:table-cell office:value-type="float" office:value="1.0946762323539889" table:style-name="ce6">
            <text:p>1.095</text:p>
          </table:table-cell>
          <table:table-cell office:value-type="float" office:value="8774.0221915565999" table:style-name="ce5">
            <text:p><text:s/>8,774<text:s/></text:p>
          </table:table-cell>
          <table:table-cell office:value-type="float" office:value="0.9337608931721435" table:style-name="ce6">
            <text:p>0.934</text:p>
          </table:table-cell>
          <table:table-cell office:value-type="float" office:value="8192.8387983000994" table:style-name="ce5">
            <text:p><text:s/>8,1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92.8387983000994" table:style-name="ce5">
            <text:p><text:s/>8,193<text:s/></text:p>
          </table:table-cell>
          <table:table-cell office:value-type="float" office:value="0.91994255276387349" table:style-name="ce6">
            <text:p>0.920</text:p>
          </table:table-cell>
          <table:table-cell office:value-type="float" office:value="7536.9410384910998" table:style-name="ce5">
            <text:p><text:s/>7,537<text:s/></text:p>
          </table:table-cell>
          <table:table-cell office:value-type="float" office:value="1.0087904219971933" table:style-name="ce6">
            <text:p>1.009</text:p>
          </table:table-cell>
          <table:table-cell office:value-type="float" office:value="7603.1939307873999" table:style-name="ce5">
            <text:p><text:s/>7,6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03.1939307873999" table:style-name="ce5">
            <text:p><text:s/>7,603<text:s/></text:p>
          </table:table-cell>
          <table:table-cell office:value-type="float" office:value="0.97356489487638453" table:style-name="ce6">
            <text:p>0.974</text:p>
          </table:table-cell>
          <table:table-cell office:value-type="float" office:value="7402.2026999518002" table:style-name="ce5">
            <text:p><text:s/>7,402<text:s/></text:p>
          </table:table-cell>
          <table:table-cell office:value-type="float" office:value="1.0179427478625809" table:style-name="ce6">
            <text:p>1.018</text:p>
          </table:table-cell>
          <table:table-cell office:value-type="float" office:value="7535.018556624751" table:style-name="ce5">
            <text:p><text:s/>7,5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35.018556624751" table:style-name="ce5">
            <text:p><text:s/>7,535<text:s/></text:p>
          </table:table-cell>
          <table:table-cell office:value-type="float" office:value="0.97057682173670157" table:style-name="ce6">
            <text:p>0.971</text:p>
          </table:table-cell>
          <table:table-cell office:value-type="float" office:value="7313.3143624159193" table:style-name="ce5">
            <text:p><text:s/>7,313<text:s/></text:p>
          </table:table-cell>
          <table:table-cell office:value-type="float" office:value="1.0604045680486662" table:style-name="ce6">
            <text:p>1.060</text:p>
          </table:table-cell>
          <table:table-cell office:value-type="float" office:value="7755.0719574817604" table:style-name="ce5">
            <text:p><text:s/>7,75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55.0719574817604" table:style-name="ce5">
            <text:p><text:s/>7,755<text:s/></text:p>
          </table:table-cell>
          <table:table-cell office:value-type="float" office:value="1.1803178936197418" table:style-name="ce6">
            <text:p>1.180</text:p>
          </table:table-cell>
          <table:table-cell office:value-type="float" office:value="9153.4501977243999" table:style-name="ce5">
            <text:p><text:s/>9,153<text:s/></text:p>
          </table:table-cell>
          <table:table-cell office:value-type="float" office:value="1.0006508729840538" table:style-name="ce6">
            <text:p>1.001</text:p>
          </table:table-cell>
          <table:table-cell office:value-type="float" office:value="9159.4079311689802" table:style-name="ce5">
            <text:p><text:s/>9,1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159.4079311689802" table:style-name="ce5">
            <text:p><text:s/>9,159<text:s/></text:p>
          </table:table-cell>
          <table:table-cell office:value-type="float" office:value="1.048159552557872" table:style-name="ce6">
            <text:p>1.048</text:p>
          </table:table-cell>
          <table:table-cell office:value-type="float" office:value="9600.520918829101" table:style-name="ce5">
            <text:p><text:s/>9,601<text:s/></text:p>
          </table:table-cell>
          <table:table-cell office:value-type="float" office:value="1.1056199095185264" table:style-name="ce6">
            <text:p>1.106</text:p>
          </table:table-cell>
          <table:table-cell office:value-type="float" office:value="10614.527069606551" table:style-name="ce5">
            <text:p><text:s/>10,6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614.527069606551" table:style-name="ce5">
            <text:p><text:s/>10,615<text:s/></text:p>
          </table:table-cell>
          <table:table-cell office:value-type="float" office:value="1.0205308083006981" table:style-name="ce6">
            <text:p>1.021</text:p>
          </table:table-cell>
          <table:table-cell office:value-type="float" office:value="10832.451890075212" table:style-name="ce5">
            <text:p><text:s/>10,832<text:s/></text:p>
          </table:table-cell>
          <table:table-cell office:value-type="float" office:value="1.0307399781606559" table:style-name="ce6">
            <text:p>1.031</text:p>
          </table:table-cell>
          <table:table-cell office:value-type="float" office:value="11165.44122460248" table:style-name="ce5">
            <text:p><text:s/>11,16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165.44122460248" table:style-name="ce5">
            <text:p><text:s/>11,165<text:s/></text:p>
          </table:table-cell>
          <table:table-cell office:value-type="float" office:value="1.0047680993003789" table:style-name="ce6">
            <text:p>1.005</text:p>
          </table:table-cell>
          <table:table-cell office:value-type="float" office:value="11218.679157093929" table:style-name="ce5">
            <text:p><text:s/>11,219<text:s/></text:p>
          </table:table-cell>
          <table:table-cell office:value-type="float" office:value="1.092112140049786" table:style-name="ce6">
            <text:p>1.092</text:p>
          </table:table-cell>
          <table:table-cell office:value-type="float" office:value="12252.055702785779" table:style-name="ce5">
            <text:p><text:s/>12,2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252.055702785779" table:style-name="ce5">
            <text:p><text:s/>12,252<text:s/></text:p>
          </table:table-cell>
          <table:table-cell office:value-type="float" office:value="1.0082331237395448" table:style-name="ce6">
            <text:p>1.008</text:p>
          </table:table-cell>
          <table:table-cell office:value-type="float" office:value="12352.928393450611" table:style-name="ce5">
            <text:p><text:s/>12,353<text:s/></text:p>
          </table:table-cell>
          <table:table-cell office:value-type="float" office:value="1.0263248207263083" table:style-name="ce6">
            <text:p>1.026</text:p>
          </table:table-cell>
          <table:table-cell office:value-type="float" office:value="12678.117018853121" table:style-name="ce5">
            <text:p><text:s/>12,6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678.117018853121" table:style-name="ce5">
            <text:p><text:s/>12,678<text:s/></text:p>
          </table:table-cell>
          <table:table-cell office:value-type="float" office:value="1.0036791757331807" table:style-name="ce6">
            <text:p>1.004</text:p>
          </table:table-cell>
          <table:table-cell office:value-type="float" office:value="12724.76203933131" table:style-name="ce5">
            <text:p><text:s/>12,725<text:s/></text:p>
          </table:table-cell>
          <table:table-cell office:value-type="float" office:value="0.96830328991703529" table:style-name="ce6">
            <text:p>0.968</text:p>
          </table:table-cell>
          <table:table-cell office:value-type="float" office:value="12321.428946095912" table:style-name="ce5">
            <text:p><text:s/>12,3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321.428946095912" table:style-name="ce5">
            <text:p><text:s/>12,321<text:s/></text:p>
          </table:table-cell>
          <table:table-cell office:value-type="float" office:value="1.0073096534144601" table:style-name="ce6">
            <text:p>1.007</text:p>
          </table:table-cell>
          <table:table-cell office:value-type="float" office:value="12411.49432126277" table:style-name="ce5">
            <text:p><text:s/>12,411<text:s/></text:p>
          </table:table-cell>
          <table:table-cell office:value-type="float" office:value="0.99648722290780256" table:style-name="ce6">
            <text:p>0.996</text:p>
          </table:table-cell>
          <table:table-cell office:value-type="float" office:value="12367.895508331099" table:style-name="ce5">
            <text:p><text:s/>12,3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58.3144160327993" table:style-name="ce5">
            <text:p><text:s/>7,15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58.3144160327993" table:style-name="ce5">
            <text:p><text:s/>7,158<text:s/></text:p>
          </table:table-cell>
          <table:table-cell office:value-type="float" office:value="0.97716493814647343" table:style-name="ce6">
            <text:p>0.977</text:p>
          </table:table-cell>
          <table:table-cell office:value-type="float" office:value="6994.8538635756995" table:style-name="ce5">
            <text:p><text:s/>6,995<text:s/></text:p>
          </table:table-cell>
          <table:table-cell office:value-type="float" office:value="1.1215464957474874" table:style-name="ce6">
            <text:p>1.122</text:p>
          </table:table-cell>
          <table:table-cell office:value-type="float" office:value="7845.0538389591002" table:style-name="ce5">
            <text:p><text:s/>7,8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845.0538389591002" table:style-name="ce5">
            <text:p><text:s/>7,845<text:s/></text:p>
          </table:table-cell>
          <table:table-cell office:value-type="float" office:value="1.0312294612304416" table:style-name="ce6">
            <text:p>1.031</text:p>
          </table:table-cell>
          <table:table-cell office:value-type="float" office:value="8090.0506436736005" table:style-name="ce5">
            <text:p><text:s/>8,090<text:s/></text:p>
          </table:table-cell>
          <table:table-cell office:value-type="float" office:value="1.1262076809510506" table:style-name="ce6">
            <text:p>1.126</text:p>
          </table:table-cell>
          <table:table-cell office:value-type="float" office:value="9111.0771741881999" table:style-name="ce5">
            <text:p><text:s/>9,1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111.0771741881999" table:style-name="ce5">
            <text:p><text:s/>9,111<text:s/></text:p>
          </table:table-cell>
          <table:table-cell office:value-type="float" office:value="1.0741099190318693" table:style-name="ce6">
            <text:p>1.074</text:p>
          </table:table-cell>
          <table:table-cell office:value-type="float" office:value="9786.2983658603989" table:style-name="ce5">
            <text:p><text:s/>9,786<text:s/></text:p>
          </table:table-cell>
          <table:table-cell office:value-type="float" office:value="0.92311771455667746" table:style-name="ce6">
            <text:p>0.923</text:p>
          </table:table-cell>
          <table:table-cell office:value-type="float" office:value="9033.9053814627987" table:style-name="ce5">
            <text:p><text:s/>9,0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033.9053814627987" table:style-name="ce5">
            <text:p><text:s/>9,034<text:s/></text:p>
          </table:table-cell>
          <table:table-cell office:value-type="float" office:value="1.100531014914476" table:style-name="ce6">
            <text:p>1.101</text:p>
          </table:table-cell>
          <table:table-cell office:value-type="float" office:value="9942.0930581026005" table:style-name="ce5">
            <text:p><text:s/>9,942<text:s/></text:p>
          </table:table-cell>
          <table:table-cell office:value-type="float" office:value="1.0586636043347102" table:style-name="ce6">
            <text:p>1.059</text:p>
          </table:table-cell>
          <table:table-cell office:value-type="float" office:value="10525.332071522" table:style-name="ce5">
            <text:p><text:s/>10,5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525.332071522" table:style-name="ce5">
            <text:p><text:s/>10,525<text:s/></text:p>
          </table:table-cell>
          <table:table-cell office:value-type="float" office:value="1.1489609298791732" table:style-name="ce6">
            <text:p>1.149</text:p>
          </table:table-cell>
          <table:table-cell office:value-type="float" office:value="12093.195324183" table:style-name="ce5">
            <text:p><text:s/>12,093<text:s/></text:p>
          </table:table-cell>
          <table:table-cell office:value-type="float" office:value="1.0807778025218489" table:style-name="ce6">
            <text:p>1.081</text:p>
          </table:table-cell>
          <table:table-cell office:value-type="float" office:value="13070.057067938" table:style-name="ce5">
            <text:p><text:s/>13,0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070.057067938" table:style-name="ce5">
            <text:p><text:s/>13,070<text:s/></text:p>
          </table:table-cell>
          <table:table-cell office:value-type="float" office:value="1.1255970206171395" table:style-name="ce6">
            <text:p>1.126</text:p>
          </table:table-cell>
          <table:table-cell office:value-type="float" office:value="14711.617294967" table:style-name="ce5">
            <text:p><text:s/>14,712<text:s/></text:p>
          </table:table-cell>
          <table:table-cell office:value-type="float" office:value="0.87375056271872886" table:style-name="ce6">
            <text:p>0.874</text:p>
          </table:table-cell>
          <table:table-cell office:value-type="float" office:value="12854.283889979999" table:style-name="ce5">
            <text:p><text:s/>12,8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854.283889979999" table:style-name="ce5">
            <text:p><text:s/>12,854<text:s/></text:p>
          </table:table-cell>
          <table:table-cell office:value-type="float" office:value="1.0408876123214996" table:style-name="ce6">
            <text:p>1.041</text:p>
          </table:table-cell>
          <table:table-cell office:value-type="float" office:value="13379.864866344" table:style-name="ce5">
            <text:p><text:s/>13,380<text:s/></text:p>
          </table:table-cell>
          <table:table-cell office:value-type="float" office:value="1.1468971476300909" table:style-name="ce6">
            <text:p>1.147</text:p>
          </table:table-cell>
          <table:table-cell office:value-type="float" office:value="15345.328850886001" table:style-name="ce5">
            <text:p><text:s/>15,3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345.328850886001" table:style-name="ce5">
            <text:p><text:s/>15,345<text:s/></text:p>
          </table:table-cell>
          <table:table-cell office:value-type="float" office:value="1.1250859382388652" table:style-name="ce6">
            <text:p>1.125</text:p>
          </table:table-cell>
          <table:table-cell office:value-type="float" office:value="17264.813707783" table:style-name="ce5">
            <text:p><text:s/>17,265<text:s/></text:p>
          </table:table-cell>
          <table:table-cell office:value-type="float" office:value="1.0792819226276267" table:style-name="ce6">
            <text:p>1.079</text:p>
          </table:table-cell>
          <table:table-cell office:value-type="float" office:value="18633.601332343842" table:style-name="ce5">
            <text:p><text:s/>18,6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633.601332343842" table:style-name="ce5">
            <text:p><text:s/>18,634<text:s/></text:p>
          </table:table-cell>
          <table:table-cell office:value-type="float" office:value="1.0504750915036938" table:style-name="ce6">
            <text:p>1.050</text:p>
          </table:table-cell>
          <table:table-cell office:value-type="float" office:value="19574.134064637248" table:style-name="ce5">
            <text:p><text:s/>19,574<text:s/></text:p>
          </table:table-cell>
          <table:table-cell office:value-type="float" office:value="1.0418259567868389" table:style-name="ce6">
            <text:p>1.042</text:p>
          </table:table-cell>
          <table:table-cell office:value-type="float" office:value="20392.840950164558" table:style-name="ce5">
            <text:p><text:s/>20,3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392.840950164558" table:style-name="ce5">
            <text:p><text:s/>20,393<text:s/></text:p>
          </table:table-cell>
          <table:table-cell office:value-type="float" office:value="1.1058087876387335" table:style-name="ce6">
            <text:p>1.106</text:p>
          </table:table-cell>
          <table:table-cell office:value-type="float" office:value="22550.582727610989" table:style-name="ce5">
            <text:p><text:s/>22,551<text:s/></text:p>
          </table:table-cell>
          <table:table-cell office:value-type="float" office:value="1.0402525826384659" table:style-name="ce6">
            <text:p>1.040</text:p>
          </table:table-cell>
          <table:table-cell office:value-type="float" office:value="23458.301922399711" table:style-name="ce5">
            <text:p><text:s/>23,45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458.301922399711" table:style-name="ce5">
            <text:p><text:s/>23,458<text:s/></text:p>
          </table:table-cell>
          <table:table-cell office:value-type="float" office:value="1.0226912569232589" table:style-name="ce6">
            <text:p>1.023</text:p>
          </table:table-cell>
          <table:table-cell office:value-type="float" office:value="23990.60027830426" table:style-name="ce5">
            <text:p><text:s/>23,991<text:s/></text:p>
          </table:table-cell>
          <table:table-cell office:value-type="float" office:value="1.0406333405560177" table:style-name="ce6">
            <text:p>1.041</text:p>
          </table:table-cell>
          <table:table-cell office:value-type="float" office:value="24965.41850955589" table:style-name="ce5">
            <text:p><text:s/>24,9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965.41850955589" table:style-name="ce5">
            <text:p><text:s/>24,965<text:s/></text:p>
          </table:table-cell>
          <table:table-cell office:value-type="float" office:value="1.0420736399028765" table:style-name="ce6">
            <text:p>1.042</text:p>
          </table:table-cell>
          <table:table-cell office:value-type="float" office:value="26015.80453795155" table:style-name="ce5">
            <text:p><text:s/>26,016<text:s/></text:p>
          </table:table-cell>
          <table:table-cell office:value-type="float" office:value="1.1226784365576046" table:style-name="ce6">
            <text:p>1.123</text:p>
          </table:table-cell>
          <table:table-cell office:value-type="float" office:value="29207.38276445568" table:style-name="ce5">
            <text:p><text:s/>29,20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207.38276445568" table:style-name="ce5">
            <text:p><text:s/>29,207<text:s/></text:p>
          </table:table-cell>
          <table:table-cell office:value-type="float" office:value="0.97713638149034343" table:style-name="ce6">
            <text:p>0.977</text:p>
          </table:table-cell>
          <table:table-cell office:value-type="float" office:value="28539.596307263648" table:style-name="ce5">
            <text:p><text:s/>28,540<text:s/></text:p>
          </table:table-cell>
          <table:table-cell office:value-type="float" office:value="1.1326019459772869" table:style-name="ce6">
            <text:p>1.133</text:p>
          </table:table-cell>
          <table:table-cell office:value-type="float" office:value="32324.002315013" table:style-name="ce5">
            <text:p><text:s/>32,3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324.002315013" table:style-name="ce5">
            <text:p><text:s/>32,324<text:s/></text:p>
          </table:table-cell>
          <table:table-cell office:value-type="float" office:value="0.93873116560251102" table:style-name="ce6">
            <text:p>0.939</text:p>
          </table:table-cell>
          <table:table-cell office:value-type="float" office:value="30343.54837011042" table:style-name="ce5">
            <text:p><text:s/>30,344<text:s/></text:p>
          </table:table-cell>
          <table:table-cell office:value-type="float" office:value="1.1573360679652482" table:style-name="ce6">
            <text:p>1.157</text:p>
          </table:table-cell>
          <table:table-cell office:value-type="float" office:value="35117.68295877691" table:style-name="ce5">
            <text:p><text:s/>35,11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117.68295877691" table:style-name="ce5">
            <text:p><text:s/>35,118<text:s/></text:p>
          </table:table-cell>
          <table:table-cell office:value-type="float" office:value="1.049499256814254" table:style-name="ce6">
            <text:p>1.049</text:p>
          </table:table-cell>
          <table:table-cell office:value-type="float" office:value="36855.98216627496" table:style-name="ce5">
            <text:p><text:s/>36,856<text:s/></text:p>
          </table:table-cell>
          <table:table-cell office:value-type="float" office:value="0.99643732764087611" table:style-name="ce6">
            <text:p>0.996</text:p>
          </table:table-cell>
          <table:table-cell office:value-type="float" office:value="36724.67637734281" table:style-name="ce5">
            <text:p><text:s/>36,7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724.67637734281" table:style-name="ce5">
            <text:p><text:s/>36,725<text:s/></text:p>
          </table:table-cell>
          <table:table-cell office:value-type="float" office:value="1.0266537873379331" table:style-name="ce6">
            <text:p>1.027</text:p>
          </table:table-cell>
          <table:table-cell office:value-type="float" office:value="37703.528091558925" table:style-name="ce5">
            <text:p><text:s/>37,704<text:s/></text:p>
          </table:table-cell>
          <table:table-cell office:value-type="float" office:value="0.99264684317934881" table:style-name="ce6">
            <text:p>0.993</text:p>
          </table:table-cell>
          <table:table-cell office:value-type="float" office:value="37426.288136809861" table:style-name="ce5">
            <text:p><text:s/>37,42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76.7300005262" table:style-name="ce5">
            <text:p><text:s/>2,37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76.7300005262" table:style-name="ce5">
            <text:p><text:s/>2,377<text:s/></text:p>
          </table:table-cell>
          <table:table-cell office:value-type="float" office:value="0.97801087424535849" table:style-name="ce6">
            <text:p>0.978</text:p>
          </table:table-cell>
          <table:table-cell office:value-type="float" office:value="2324.4677856598" table:style-name="ce5">
            <text:p><text:s/>2,324<text:s/></text:p>
          </table:table-cell>
          <table:table-cell office:value-type="float" office:value="1.1204027297101724" table:style-name="ce6">
            <text:p>1.120</text:p>
          </table:table-cell>
          <table:table-cell office:value-type="float" office:value="2604.3400521765998" table:style-name="ce5">
            <text:p><text:s/>2,60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604.3400521765998" table:style-name="ce5">
            <text:p><text:s/>2,604<text:s/></text:p>
          </table:table-cell>
          <table:table-cell office:value-type="float" office:value="1.0254683854457354" table:style-name="ce6">
            <text:p>1.025</text:p>
          </table:table-cell>
          <table:table-cell office:value-type="float" office:value="2670.6683884571999" table:style-name="ce5">
            <text:p><text:s/>2,671<text:s/></text:p>
          </table:table-cell>
          <table:table-cell office:value-type="float" office:value="1.1856616890270824" table:style-name="ce6">
            <text:p>1.186</text:p>
          </table:table-cell>
          <table:table-cell office:value-type="float" office:value="3166.5091922894003" table:style-name="ce5">
            <text:p><text:s/>3,1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66.5091922894003" table:style-name="ce5">
            <text:p><text:s/>3,167<text:s/></text:p>
          </table:table-cell>
          <table:table-cell office:value-type="float" office:value="1.0824408382569259" table:style-name="ce6">
            <text:p>1.082</text:p>
          </table:table-cell>
          <table:table-cell office:value-type="float" office:value="3427.5588644499999" table:style-name="ce5">
            <text:p><text:s/>3,428<text:s/></text:p>
          </table:table-cell>
          <table:table-cell office:value-type="float" office:value="0.91887552177382714" table:style-name="ce6">
            <text:p>0.919</text:p>
          </table:table-cell>
          <table:table-cell office:value-type="float" office:value="3149.4999399819999" table:style-name="ce5">
            <text:p><text:s/>3,14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149.4999399819999" table:style-name="ce5">
            <text:p><text:s/>3,149<text:s/></text:p>
          </table:table-cell>
          <table:table-cell office:value-type="float" office:value="1.1148492016832894" table:style-name="ce6">
            <text:p>1.115</text:p>
          </table:table-cell>
          <table:table-cell office:value-type="float" office:value="3511.2174937905002" table:style-name="ce5">
            <text:p><text:s/>3,511<text:s/></text:p>
          </table:table-cell>
          <table:table-cell office:value-type="float" office:value="1.0582956299919577" table:style-name="ce6">
            <text:p>1.058</text:p>
          </table:table-cell>
          <table:table-cell office:value-type="float" office:value="3715.9061296298" table:style-name="ce5">
            <text:p><text:s/>3,7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15.9061296298" table:style-name="ce5">
            <text:p><text:s/>3,716<text:s/></text:p>
          </table:table-cell>
          <table:table-cell office:value-type="float" office:value="1.1482943848024221" table:style-name="ce6">
            <text:p>1.148</text:p>
          </table:table-cell>
          <table:table-cell office:value-type="float" office:value="4266.9541431068001" table:style-name="ce5">
            <text:p><text:s/>4,267<text:s/></text:p>
          </table:table-cell>
          <table:table-cell office:value-type="float" office:value="1.101687028951635" table:style-name="ce6">
            <text:p>1.102</text:p>
          </table:table-cell>
          <table:table-cell office:value-type="float" office:value="4700.8480325922001" table:style-name="ce5">
            <text:p><text:s/>4,7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00.8480325922001" table:style-name="ce5">
            <text:p><text:s/>4,701<text:s/></text:p>
          </table:table-cell>
          <table:table-cell office:value-type="float" office:value="1.1234147143125119" table:style-name="ce6">
            <text:p>1.123</text:p>
          </table:table-cell>
          <table:table-cell office:value-type="float" office:value="5281.0018495611002" table:style-name="ce5">
            <text:p><text:s/>5,281<text:s/></text:p>
          </table:table-cell>
          <table:table-cell office:value-type="float" office:value="0.95722589569017591" table:style-name="ce6">
            <text:p>0.957</text:p>
          </table:table-cell>
          <table:table-cell office:value-type="float" office:value="5055.1117255875997" table:style-name="ce5">
            <text:p><text:s/>5,0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55.1117255875997" table:style-name="ce5">
            <text:p><text:s/>5,055<text:s/></text:p>
          </table:table-cell>
          <table:table-cell office:value-type="float" office:value="1.0466195621045757" table:style-name="ce6">
            <text:p>1.047</text:p>
          </table:table-cell>
          <table:table-cell office:value-type="float" office:value="5290.7788206242003" table:style-name="ce5">
            <text:p><text:s/>5,291<text:s/></text:p>
          </table:table-cell>
          <table:table-cell office:value-type="float" office:value="1.170297727513508" table:style-name="ce6">
            <text:p>1.170</text:p>
          </table:table-cell>
          <table:table-cell office:value-type="float" office:value="6191.7864305530993" table:style-name="ce5">
            <text:p><text:s/>6,1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91.7864305530993" table:style-name="ce5">
            <text:p><text:s/>6,192<text:s/></text:p>
          </table:table-cell>
          <table:table-cell office:value-type="float" office:value="1.1304643361157145" table:style-name="ce6">
            <text:p>1.130</text:p>
          </table:table-cell>
          <table:table-cell office:value-type="float" office:value="6999.5937365854998" table:style-name="ce5">
            <text:p><text:s/>7,000<text:s/></text:p>
          </table:table-cell>
          <table:table-cell office:value-type="float" office:value="1.0495091454636649" table:style-name="ce6">
            <text:p>1.050</text:p>
          </table:table-cell>
          <table:table-cell office:value-type="float" office:value="7346.1376410766698" table:style-name="ce5">
            <text:p><text:s/>7,3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346.1376410766698" table:style-name="ce5">
            <text:p><text:s/>7,346<text:s/></text:p>
          </table:table-cell>
          <table:table-cell office:value-type="float" office:value="1.0474878083884678" table:style-name="ce6">
            <text:p>1.047</text:p>
          </table:table-cell>
          <table:table-cell office:value-type="float" office:value="7694.9896177714299" table:style-name="ce5">
            <text:p><text:s/>7,695<text:s/></text:p>
          </table:table-cell>
          <table:table-cell office:value-type="float" office:value="1.0841721653389291" table:style-name="ce6">
            <text:p>1.084</text:p>
          </table:table-cell>
          <table:table-cell office:value-type="float" office:value="8342.6935561598293" table:style-name="ce5">
            <text:p><text:s/>8,3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342.6935561598293" table:style-name="ce5">
            <text:p><text:s/>8,343<text:s/></text:p>
          </table:table-cell>
          <table:table-cell office:value-type="float" office:value="1.1202351038172405" table:style-name="ce6">
            <text:p>1.120</text:p>
          </table:table-cell>
          <table:table-cell office:value-type="float" office:value="9345.7781820001292" table:style-name="ce5">
            <text:p><text:s/>9,346<text:s/></text:p>
          </table:table-cell>
          <table:table-cell office:value-type="float" office:value="1.0045364498297324" table:style-name="ce6">
            <text:p>1.005</text:p>
          </table:table-cell>
          <table:table-cell office:value-type="float" office:value="9388.1748358425812" table:style-name="ce5">
            <text:p><text:s/>9,3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388.1748358425812" table:style-name="ce5">
            <text:p><text:s/>9,388<text:s/></text:p>
          </table:table-cell>
          <table:table-cell office:value-type="float" office:value="1.0313416374022994" table:style-name="ce6">
            <text:p>1.031</text:p>
          </table:table-cell>
          <table:table-cell office:value-type="float" office:value="9682.4156074169496" table:style-name="ce5">
            <text:p><text:s/>9,682<text:s/></text:p>
          </table:table-cell>
          <table:table-cell office:value-type="float" office:value="1.0477909724552101" table:style-name="ce6">
            <text:p>1.048</text:p>
          </table:table-cell>
          <table:table-cell office:value-type="float" office:value="10145.147665010911" table:style-name="ce5">
            <text:p><text:s/>10,1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145.147665010911" table:style-name="ce5">
            <text:p><text:s/>10,145<text:s/></text:p>
          </table:table-cell>
          <table:table-cell office:value-type="float" office:value="1.0617482254760573" table:style-name="ce6">
            <text:p>1.062</text:p>
          </table:table-cell>
          <table:table-cell office:value-type="float" office:value="10771.592530517901" table:style-name="ce5">
            <text:p><text:s/>10,772<text:s/></text:p>
          </table:table-cell>
          <table:table-cell office:value-type="float" office:value="1.0594489606327515" table:style-name="ce6">
            <text:p>1.059</text:p>
          </table:table-cell>
          <table:table-cell office:value-type="float" office:value="11411.9525108167" table:style-name="ce5">
            <text:p><text:s/>11,41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411.9525108167" table:style-name="ce5">
            <text:p><text:s/>11,412<text:s/></text:p>
          </table:table-cell>
          <table:table-cell office:value-type="float" office:value="0.99137667182666112" table:style-name="ce6">
            <text:p>0.991</text:p>
          </table:table-cell>
          <table:table-cell office:value-type="float" office:value="11313.543499217369" table:style-name="ce5">
            <text:p><text:s/>11,314<text:s/></text:p>
          </table:table-cell>
          <table:table-cell office:value-type="float" office:value="1.1076590569926008" table:style-name="ce6">
            <text:p>1.108</text:p>
          </table:table-cell>
          <table:table-cell office:value-type="float" office:value="12531.548923587879" table:style-name="ce5">
            <text:p><text:s/>12,5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531.548923587879" table:style-name="ce5">
            <text:p><text:s/>12,532<text:s/></text:p>
          </table:table-cell>
          <table:table-cell office:value-type="float" office:value="0.91845408220087754" table:style-name="ce6">
            <text:p>0.918</text:p>
          </table:table-cell>
          <table:table-cell office:value-type="float" office:value="11509.652265169299" table:style-name="ce5">
            <text:p><text:s/>11,510<text:s/></text:p>
          </table:table-cell>
          <table:table-cell office:value-type="float" office:value="1.083315313324235" table:style-name="ce6">
            <text:p>1.083</text:p>
          </table:table-cell>
          <table:table-cell office:value-type="float" office:value="12468.582549894871" table:style-name="ce5">
            <text:p><text:s/>12,4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468.582549894871" table:style-name="ce5">
            <text:p><text:s/>12,469<text:s/></text:p>
          </table:table-cell>
          <table:table-cell office:value-type="float" office:value="1.0635857433412625" table:style-name="ce6">
            <text:p>1.064</text:p>
          </table:table-cell>
          <table:table-cell office:value-type="float" office:value="13261.40663974183" table:style-name="ce5">
            <text:p><text:s/>13,261<text:s/></text:p>
          </table:table-cell>
          <table:table-cell office:value-type="float" office:value="0.98391466333560118" table:style-name="ce6">
            <text:p>0.984</text:p>
          </table:table-cell>
          <table:table-cell office:value-type="float" office:value="13048.09244929809" table:style-name="ce5">
            <text:p><text:s/>13,0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048.09244929809" table:style-name="ce5">
            <text:p><text:s/>13,048<text:s/></text:p>
          </table:table-cell>
          <table:table-cell office:value-type="float" office:value="1.0305167720468857" table:style-name="ce6">
            <text:p>1.031</text:p>
          </table:table-cell>
          <table:table-cell office:value-type="float" office:value="13446.27811222001" table:style-name="ce5">
            <text:p><text:s/>13,446<text:s/></text:p>
          </table:table-cell>
          <table:table-cell office:value-type="float" office:value="1.017756846710264" table:style-name="ce6">
            <text:p>1.018</text:p>
          </table:table-cell>
          <table:table-cell office:value-type="float" office:value="13685.04161148228" table:style-name="ce5">
            <text:p><text:s/>13,6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81.5844155065997" table:style-name="ce5">
            <text:p><text:s/>4,78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81.5844155065997" table:style-name="ce5">
            <text:p><text:s/>4,782<text:s/></text:p>
          </table:table-cell>
          <table:table-cell office:value-type="float" office:value="0.97674445791857489" table:style-name="ce6">
            <text:p>0.977</text:p>
          </table:table-cell>
          <table:table-cell office:value-type="float" office:value="4670.3860779158995" table:style-name="ce5">
            <text:p><text:s/>4,670<text:s/></text:p>
          </table:table-cell>
          <table:table-cell office:value-type="float" office:value="1.1221157521780516" table:style-name="ce6">
            <text:p>1.122</text:p>
          </table:table-cell>
          <table:table-cell office:value-type="float" office:value="5240.7137867824995" table:style-name="ce5">
            <text:p><text:s/>5,2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40.7137867824995" table:style-name="ce5">
            <text:p><text:s/>5,241<text:s/></text:p>
          </table:table-cell>
          <table:table-cell office:value-type="float" office:value="1.0340923919341898" table:style-name="ce6">
            <text:p>1.034</text:p>
          </table:table-cell>
          <table:table-cell office:value-type="float" office:value="5419.3822552164002" table:style-name="ce5">
            <text:p><text:s/>5,419<text:s/></text:p>
          </table:table-cell>
          <table:table-cell office:value-type="float" office:value="1.0969087807336131" table:style-name="ce6">
            <text:p>1.097</text:p>
          </table:table-cell>
          <table:table-cell office:value-type="float" office:value="5944.5679818988001" table:style-name="ce5">
            <text:p><text:s/>5,9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44.5679818988001" table:style-name="ce5">
            <text:p><text:s/>5,945<text:s/></text:p>
          </table:table-cell>
          <table:table-cell office:value-type="float" office:value="1.0696722656335584" table:style-name="ce6">
            <text:p>1.070</text:p>
          </table:table-cell>
          <table:table-cell office:value-type="float" office:value="6358.7395014103995" table:style-name="ce5">
            <text:p><text:s/>6,359<text:s/></text:p>
          </table:table-cell>
          <table:table-cell office:value-type="float" office:value="0.92540438874333641" table:style-name="ce6">
            <text:p>0.925</text:p>
          </table:table-cell>
          <table:table-cell office:value-type="float" office:value="5884.4054414807988" table:style-name="ce5">
            <text:p><text:s/>5,8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884.4054414807988" table:style-name="ce5">
            <text:p><text:s/>5,884<text:s/></text:p>
          </table:table-cell>
          <table:table-cell office:value-type="float" office:value="1.0928675170781201" table:style-name="ce6">
            <text:p>1.093</text:p>
          </table:table-cell>
          <table:table-cell office:value-type="float" office:value="6430.8755643120994" table:style-name="ce5">
            <text:p><text:s/>6,431<text:s/></text:p>
          </table:table-cell>
          <table:table-cell office:value-type="float" office:value="1.0588645160047647" table:style-name="ce6">
            <text:p>1.059</text:p>
          </table:table-cell>
          <table:table-cell office:value-type="float" office:value="6809.4259418921993" table:style-name="ce5">
            <text:p><text:s/>6,8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809.4259418921993" table:style-name="ce5">
            <text:p><text:s/>6,809<text:s/></text:p>
          </table:table-cell>
          <table:table-cell office:value-type="float" office:value="1.1493246637618102" table:style-name="ce6">
            <text:p>1.149</text:p>
          </table:table-cell>
          <table:table-cell office:value-type="float" office:value="7826.2411810762005" table:style-name="ce5">
            <text:p><text:s/>7,826<text:s/></text:p>
          </table:table-cell>
          <table:table-cell office:value-type="float" office:value="1.0693778586305891" table:style-name="ce6">
            <text:p>1.069</text:p>
          </table:table-cell>
          <table:table-cell office:value-type="float" office:value="8369.2090353457988" table:style-name="ce5">
            <text:p><text:s/>8,3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369.2090353457988" table:style-name="ce5">
            <text:p><text:s/>8,369<text:s/></text:p>
          </table:table-cell>
          <table:table-cell office:value-type="float" office:value="1.1268227864278986" table:style-name="ce6">
            <text:p>1.127</text:p>
          </table:table-cell>
          <table:table-cell office:value-type="float" office:value="9430.6154454058997" table:style-name="ce5">
            <text:p><text:s/>9,431<text:s/></text:p>
          </table:table-cell>
          <table:table-cell office:value-type="float" office:value="0.8270056402513738" table:style-name="ce6">
            <text:p>0.827</text:p>
          </table:table-cell>
          <table:table-cell office:value-type="float" office:value="7799.1721643924002" table:style-name="ce5">
            <text:p><text:s/>7,7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99.1721643924002" table:style-name="ce5">
            <text:p><text:s/>7,799<text:s/></text:p>
          </table:table-cell>
          <table:table-cell office:value-type="float" office:value="1.0371723915329143" table:style-name="ce6">
            <text:p>1.037</text:p>
          </table:table-cell>
          <table:table-cell office:value-type="float" office:value="8089.0860457197996" table:style-name="ce5">
            <text:p><text:s/>8,089<text:s/></text:p>
          </table:table-cell>
          <table:table-cell office:value-type="float" office:value="1.1315916740898484" table:style-name="ce6">
            <text:p>1.132</text:p>
          </table:table-cell>
          <table:table-cell office:value-type="float" office:value="9153.5424203329003" table:style-name="ce5">
            <text:p><text:s/>9,1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53.5424203329003" table:style-name="ce5">
            <text:p><text:s/>9,154<text:s/></text:p>
          </table:table-cell>
          <table:table-cell office:value-type="float" office:value="1.1214477958167557" table:style-name="ce6">
            <text:p>1.121</text:p>
          </table:table-cell>
          <table:table-cell office:value-type="float" office:value="10265.219971197503" table:style-name="ce5">
            <text:p><text:s/>10,265<text:s/></text:p>
          </table:table-cell>
          <table:table-cell office:value-type="float" office:value="1.099583225974496" table:style-name="ce6">
            <text:p>1.100</text:p>
          </table:table-cell>
          <table:table-cell office:value-type="float" office:value="11287.463691267172" table:style-name="ce5">
            <text:p><text:s/>11,28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287.463691267172" table:style-name="ce5">
            <text:p><text:s/>11,287<text:s/></text:p>
          </table:table-cell>
          <table:table-cell office:value-type="float" office:value="1.052419283178418" table:style-name="ce6">
            <text:p>1.052</text:p>
          </table:table-cell>
          <table:table-cell office:value-type="float" office:value="11879.144446865817" table:style-name="ce5">
            <text:p><text:s/>11,879<text:s/></text:p>
          </table:table-cell>
          <table:table-cell office:value-type="float" office:value="1.0143952241597691" table:style-name="ce6">
            <text:p>1.014</text:p>
          </table:table-cell>
          <table:table-cell office:value-type="float" office:value="12050.147394004729" table:style-name="ce5">
            <text:p><text:s/>12,0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050.147394004729" table:style-name="ce5">
            <text:p><text:s/>12,050<text:s/></text:p>
          </table:table-cell>
          <table:table-cell office:value-type="float" office:value="1.0958209981880058" table:style-name="ce6">
            <text:p>1.096</text:p>
          </table:table-cell>
          <table:table-cell office:value-type="float" office:value="13204.804545610859" table:style-name="ce5">
            <text:p><text:s/>13,205<text:s/></text:p>
          </table:table-cell>
          <table:table-cell office:value-type="float" office:value="1.0655308859708867" table:style-name="ce6">
            <text:p>1.066</text:p>
          </table:table-cell>
          <table:table-cell office:value-type="float" office:value="14070.127086557131" table:style-name="ce5">
            <text:p><text:s/>14,0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070.127086557131" table:style-name="ce5">
            <text:p><text:s/>14,070<text:s/></text:p>
          </table:table-cell>
          <table:table-cell office:value-type="float" office:value="1.016919362765218" table:style-name="ce6">
            <text:p>1.017</text:p>
          </table:table-cell>
          <table:table-cell office:value-type="float" office:value="14308.184670887311" table:style-name="ce5">
            <text:p><text:s/>14,308<text:s/></text:p>
          </table:table-cell>
          <table:table-cell office:value-type="float" office:value="1.0357897375129359" table:style-name="ce6">
            <text:p>1.036</text:p>
          </table:table-cell>
          <table:table-cell office:value-type="float" office:value="14820.270844544979" table:style-name="ce5">
            <text:p><text:s/>14,8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820.270844544979" table:style-name="ce5">
            <text:p><text:s/>14,820<text:s/></text:p>
          </table:table-cell>
          <table:table-cell office:value-type="float" office:value="1.0286054936063949" table:style-name="ce6">
            <text:p>1.029</text:p>
          </table:table-cell>
          <table:table-cell office:value-type="float" office:value="15244.212007433649" table:style-name="ce5">
            <text:p><text:s/>15,244<text:s/></text:p>
          </table:table-cell>
          <table:table-cell office:value-type="float" office:value="1.1673565183271699" table:style-name="ce6">
            <text:p>1.167</text:p>
          </table:table-cell>
          <table:table-cell office:value-type="float" office:value="17795.430253638981" table:style-name="ce5">
            <text:p><text:s/>17,7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795.430253638981" table:style-name="ce5">
            <text:p><text:s/>17,795<text:s/></text:p>
          </table:table-cell>
          <table:table-cell office:value-type="float" office:value="0.96800428888330647" table:style-name="ce6">
            <text:p>0.968</text:p>
          </table:table-cell>
          <table:table-cell office:value-type="float" office:value="17226.052808046279" table:style-name="ce5">
            <text:p><text:s/>17,226<text:s/></text:p>
          </table:table-cell>
          <table:table-cell office:value-type="float" office:value="1.148983670953341" table:style-name="ce6">
            <text:p>1.149</text:p>
          </table:table-cell>
          <table:table-cell office:value-type="float" office:value="19792.453391425122" table:style-name="ce5">
            <text:p><text:s/>19,7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792.453391425122" table:style-name="ce5">
            <text:p><text:s/>19,792<text:s/></text:p>
          </table:table-cell>
          <table:table-cell office:value-type="float" office:value="0.95156955696562173" table:style-name="ce6">
            <text:p>0.952</text:p>
          </table:table-cell>
          <table:table-cell office:value-type="float" office:value="18833.896104941119" table:style-name="ce5">
            <text:p><text:s/>18,834<text:s/></text:p>
          </table:table-cell>
          <table:table-cell office:value-type="float" office:value="1.2025711665118504" table:style-name="ce6">
            <text:p>1.203</text:p>
          </table:table-cell>
          <table:table-cell office:value-type="float" office:value="22649.100408882037" table:style-name="ce5">
            <text:p><text:s/>22,6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649.100408882037" table:style-name="ce5">
            <text:p><text:s/>22,649<text:s/></text:p>
          </table:table-cell>
          <table:table-cell office:value-type="float" office:value="1.0417444887692016" table:style-name="ce6">
            <text:p>1.042</text:p>
          </table:table-cell>
          <table:table-cell office:value-type="float" office:value="23594.575526533135" table:style-name="ce5">
            <text:p><text:s/>23,595<text:s/></text:p>
          </table:table-cell>
          <table:table-cell office:value-type="float" office:value="1.0034757311662321" table:style-name="ce6">
            <text:p>1.003</text:p>
          </table:table-cell>
          <table:table-cell office:value-type="float" office:value="23676.583928044725" table:style-name="ce5">
            <text:p><text:s/>23,6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676.583928044725" table:style-name="ce5">
            <text:p><text:s/>23,677<text:s/></text:p>
          </table:table-cell>
          <table:table-cell office:value-type="float" office:value="1.0245249083676464" table:style-name="ce6">
            <text:p>1.025</text:p>
          </table:table-cell>
          <table:table-cell office:value-type="float" office:value="24257.249979338914" table:style-name="ce5">
            <text:p><text:s/>24,257<text:s/></text:p>
          </table:table-cell>
          <table:table-cell office:value-type="float" office:value="0.97872786674289791" table:style-name="ce6">
            <text:p>0.979</text:p>
          </table:table-cell>
          <table:table-cell office:value-type="float" office:value="23741.24652532758" table:style-name="ce5">
            <text:p><text:s/>23,74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861.845553633" table:style-name="ce5">
            <text:p><text:s/>12,86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861.845553633" table:style-name="ce5">
            <text:p><text:s/>12,862<text:s/></text:p>
          </table:table-cell>
          <table:table-cell office:value-type="float" office:value="1.0337871245365913" table:style-name="ce6">
            <text:p>1.034</text:p>
          </table:table-cell>
          <table:table-cell office:value-type="float" office:value="13296.410331124" table:style-name="ce5">
            <text:p><text:s/>13,296<text:s/></text:p>
          </table:table-cell>
          <table:table-cell office:value-type="float" office:value="1.035737300846433" table:style-name="ce6">
            <text:p>1.036</text:p>
          </table:table-cell>
          <table:table-cell office:value-type="float" office:value="13771.588147304999" table:style-name="ce5">
            <text:p><text:s/>13,77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771.588147304999" table:style-name="ce5">
            <text:p><text:s/>13,772<text:s/></text:p>
          </table:table-cell>
          <table:table-cell office:value-type="float" office:value="1.0445447042816951" table:style-name="ce6">
            <text:p>1.045</text:p>
          </table:table-cell>
          <table:table-cell office:value-type="float" office:value="14385.039468815999" table:style-name="ce5">
            <text:p><text:s/>14,385<text:s/></text:p>
          </table:table-cell>
          <table:table-cell office:value-type="float" office:value="1.0243832858085213" table:style-name="ce6">
            <text:p>1.024</text:p>
          </table:table-cell>
          <table:table-cell office:value-type="float" office:value="14735.793997551" table:style-name="ce5">
            <text:p><text:s/>14,7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735.793997551" table:style-name="ce5">
            <text:p><text:s/>14,736<text:s/></text:p>
          </table:table-cell>
          <table:table-cell office:value-type="float" office:value="1.0487411599924894" table:style-name="ce6">
            <text:p>1.049</text:p>
          </table:table-cell>
          <table:table-cell office:value-type="float" office:value="15454.033690402001" table:style-name="ce5">
            <text:p><text:s/>15,454<text:s/></text:p>
          </table:table-cell>
          <table:table-cell office:value-type="float" office:value="1.0588283218985497" table:style-name="ce6">
            <text:p>1.059</text:p>
          </table:table-cell>
          <table:table-cell office:value-type="float" office:value="16363.168558972" table:style-name="ce5">
            <text:p><text:s/>16,3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363.168558972" table:style-name="ce5">
            <text:p><text:s/>16,363<text:s/></text:p>
          </table:table-cell>
          <table:table-cell office:value-type="float" office:value="1.0216025477426975" table:style-name="ce6">
            <text:p>1.022</text:p>
          </table:table-cell>
          <table:table-cell office:value-type="float" office:value="16716.654688989001" table:style-name="ce5">
            <text:p><text:s/>16,717<text:s/></text:p>
          </table:table-cell>
          <table:table-cell office:value-type="float" office:value="1.032237068875387" table:style-name="ce6">
            <text:p>1.032</text:p>
          </table:table-cell>
          <table:table-cell office:value-type="float" office:value="17255.550637564" table:style-name="ce5">
            <text:p><text:s/>17,2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255.550637564" table:style-name="ce5">
            <text:p><text:s/>17,256<text:s/></text:p>
          </table:table-cell>
          <table:table-cell office:value-type="float" office:value="1.0485070726493004" table:style-name="ce6">
            <text:p>1.049</text:p>
          </table:table-cell>
          <table:table-cell office:value-type="float" office:value="18092.566885944001" table:style-name="ce5">
            <text:p><text:s/>18,093<text:s/></text:p>
          </table:table-cell>
          <table:table-cell office:value-type="float" office:value="1.0811127676732326" table:style-name="ce6">
            <text:p>1.081</text:p>
          </table:table-cell>
          <table:table-cell office:value-type="float" office:value="19560.105060375998" table:style-name="ce5">
            <text:p><text:s/>19,5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560.105060375998" table:style-name="ce5">
            <text:p><text:s/>19,560<text:s/></text:p>
          </table:table-cell>
          <table:table-cell office:value-type="float" office:value="1.0330153625922593" table:style-name="ce6">
            <text:p>1.033</text:p>
          </table:table-cell>
          <table:table-cell office:value-type="float" office:value="20205.889021286999" table:style-name="ce5">
            <text:p><text:s/>20,206<text:s/></text:p>
          </table:table-cell>
          <table:table-cell office:value-type="float" office:value="1.0787259341101083" table:style-name="ce6">
            <text:p>1.079</text:p>
          </table:table-cell>
          <table:table-cell office:value-type="float" office:value="21796.616509013002" table:style-name="ce5">
            <text:p><text:s/>21,7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796.616509013002" table:style-name="ce5">
            <text:p><text:s/>21,797<text:s/></text:p>
          </table:table-cell>
          <table:table-cell office:value-type="float" office:value="1.0205559774666737" table:style-name="ce6">
            <text:p>1.021</text:p>
          </table:table-cell>
          <table:table-cell office:value-type="float" office:value="22244.667266821998" table:style-name="ce5">
            <text:p><text:s/>22,245<text:s/></text:p>
          </table:table-cell>
          <table:table-cell office:value-type="float" office:value="1.1269980951684786" table:style-name="ce6">
            <text:p>1.127</text:p>
          </table:table-cell>
          <table:table-cell office:value-type="float" office:value="25069.697637365003" table:style-name="ce5">
            <text:p><text:s/>25,0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069.697637365003" table:style-name="ce5">
            <text:p><text:s/>25,070<text:s/></text:p>
          </table:table-cell>
          <table:table-cell office:value-type="float" office:value="1.0177834404544042" table:style-name="ce6">
            <text:p>1.018</text:p>
          </table:table-cell>
          <table:table-cell office:value-type="float" office:value="25515.523112508999" table:style-name="ce5">
            <text:p><text:s/>25,516<text:s/></text:p>
          </table:table-cell>
          <table:table-cell office:value-type="float" office:value="1.0919898156218357" table:style-name="ce6">
            <text:p>1.092</text:p>
          </table:table-cell>
          <table:table-cell office:value-type="float" office:value="27862.691379123389" table:style-name="ce5">
            <text:p><text:s/>27,8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862.691379123389" table:style-name="ce5">
            <text:p><text:s/>27,863<text:s/></text:p>
          </table:table-cell>
          <table:table-cell office:value-type="float" office:value="1.0353668906740416" table:style-name="ce6">
            <text:p>1.035</text:p>
          </table:table-cell>
          <table:table-cell office:value-type="float" office:value="28848.10813901341" table:style-name="ce5">
            <text:p><text:s/>28,848<text:s/></text:p>
          </table:table-cell>
          <table:table-cell office:value-type="float" office:value="1.1011655855130649" table:style-name="ce6">
            <text:p>1.101</text:p>
          </table:table-cell>
          <table:table-cell office:value-type="float" office:value="31766.543889840912" table:style-name="ce5">
            <text:p><text:s/>31,76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1766.543889840912" table:style-name="ce5">
            <text:p><text:s/>31,767<text:s/></text:p>
          </table:table-cell>
          <table:table-cell office:value-type="float" office:value="1.0502389359061775" table:style-name="ce6">
            <text:p>1.050</text:p>
          </table:table-cell>
          <table:table-cell office:value-type="float" office:value="33362.4612522834" table:style-name="ce5">
            <text:p><text:s/>33,362<text:s/></text:p>
          </table:table-cell>
          <table:table-cell office:value-type="float" office:value="1.1104526670109982" table:style-name="ce6">
            <text:p>1.110</text:p>
          </table:table-cell>
          <table:table-cell office:value-type="float" office:value="37047.434075649195" table:style-name="ce5">
            <text:p><text:s/>37,04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7047.434075649195" table:style-name="ce5">
            <text:p><text:s/>37,047<text:s/></text:p>
          </table:table-cell>
          <table:table-cell office:value-type="float" office:value="1.0563775384262397" table:style-name="ce6">
            <text:p>1.056</text:p>
          </table:table-cell>
          <table:table-cell office:value-type="float" office:value="39136.077213842691" table:style-name="ce5">
            <text:p><text:s/>39,136<text:s/></text:p>
          </table:table-cell>
          <table:table-cell office:value-type="float" office:value="1.0984964602417446" table:style-name="ce6">
            <text:p>1.098</text:p>
          </table:table-cell>
          <table:table-cell office:value-type="float" office:value="42990.842287153791" table:style-name="ce5">
            <text:p><text:s/>42,9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990.842287153791" table:style-name="ce5">
            <text:p><text:s/>42,991<text:s/></text:p>
          </table:table-cell>
          <table:table-cell office:value-type="float" office:value="1.0023627351193987" table:style-name="ce6">
            <text:p>1.002</text:p>
          </table:table-cell>
          <table:table-cell office:value-type="float" office:value="43092.418260038176" table:style-name="ce5">
            <text:p><text:s/>43,092<text:s/></text:p>
          </table:table-cell>
          <table:table-cell office:value-type="float" office:value="1.0994123135140919" table:style-name="ce6">
            <text:p>1.099</text:p>
          </table:table-cell>
          <table:table-cell office:value-type="float" office:value="47376.335254185469" table:style-name="ce5">
            <text:p><text:s/>47,37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7376.335254185469" table:style-name="ce5">
            <text:p><text:s/>47,376<text:s/></text:p>
          </table:table-cell>
          <table:table-cell office:value-type="float" office:value="0.9972097932918812" table:style-name="ce6">
            <text:p>0.997</text:p>
          </table:table-cell>
          <table:table-cell office:value-type="float" office:value="47244.145485753157" table:style-name="ce5">
            <text:p><text:s/>47,244<text:s/></text:p>
          </table:table-cell>
          <table:table-cell office:value-type="float" office:value="1.0796286734174689" table:style-name="ce6">
            <text:p>1.080</text:p>
          </table:table-cell>
          <table:table-cell office:value-type="float" office:value="51006.13411752558" table:style-name="ce5">
            <text:p><text:s/>51,0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006.13411752558" table:style-name="ce5">
            <text:p><text:s/>51,006<text:s/></text:p>
          </table:table-cell>
          <table:table-cell office:value-type="float" office:value="0.9853683537253396" table:style-name="ce6">
            <text:p>0.985</text:p>
          </table:table-cell>
          <table:table-cell office:value-type="float" office:value="50259.830405280059" table:style-name="ce5">
            <text:p><text:s/>50,260<text:s/></text:p>
          </table:table-cell>
          <table:table-cell office:value-type="float" office:value="1.0610396843293342" table:style-name="ce6">
            <text:p>1.061</text:p>
          </table:table-cell>
          <table:table-cell office:value-type="float" office:value="53327.674587664224" table:style-name="ce5">
            <text:p><text:s/>53,3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327.674587664224" table:style-name="ce5">
            <text:p><text:s/>53,328<text:s/></text:p>
          </table:table-cell>
          <table:table-cell office:value-type="float" office:value="1.0209277256386429" table:style-name="ce6">
            <text:p>1.021</text:p>
          </table:table-cell>
          <table:table-cell office:value-type="float" office:value="54443.701530381681" table:style-name="ce5">
            <text:p><text:s/>54,444<text:s/></text:p>
          </table:table-cell>
          <table:table-cell office:value-type="float" office:value="1.0228985368248737" table:style-name="ce6">
            <text:p>1.023</text:p>
          </table:table-cell>
          <table:table-cell office:value-type="float" office:value="55690.38263475756" table:style-name="ce5">
            <text:p><text:s/>55,6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690.38263475756" table:style-name="ce5">
            <text:p><text:s/>55,690<text:s/></text:p>
          </table:table-cell>
          <table:table-cell office:value-type="float" office:value="1.0317305607590896" table:style-name="ce6">
            <text:p>1.032</text:p>
          </table:table-cell>
          <table:table-cell office:value-type="float" office:value="57457.469704646683" table:style-name="ce5">
            <text:p><text:s/>57,457<text:s/></text:p>
          </table:table-cell>
          <table:table-cell office:value-type="float" office:value="1.024618052340168" table:style-name="ce6">
            <text:p>1.025</text:p>
          </table:table-cell>
          <table:table-cell office:value-type="float" office:value="58871.960701169286" table:style-name="ce5">
            <text:p><text:s/>58,8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02.2845833397" table:style-name="ce5">
            <text:p><text:s/>1,40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02.2845833397" table:style-name="ce5">
            <text:p><text:s/>1,402<text:s/></text:p>
          </table:table-cell>
          <table:table-cell office:value-type="float" office:value="1.0212638072691957" table:style-name="ce6">
            <text:p>1.021</text:p>
          </table:table-cell>
          <table:table-cell office:value-type="float" office:value="1432.1024924563999" table:style-name="ce5">
            <text:p><text:s/>1,432<text:s/></text:p>
          </table:table-cell>
          <table:table-cell office:value-type="float" office:value="1.1396946248545761" table:style-name="ce6">
            <text:p>1.140</text:p>
          </table:table-cell>
          <table:table-cell office:value-type="float" office:value="1632.1595128934" table:style-name="ce5">
            <text:p><text:s/>1,63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32.1595128934" table:style-name="ce5">
            <text:p><text:s/>1,632<text:s/></text:p>
          </table:table-cell>
          <table:table-cell office:value-type="float" office:value="0.92602605381776459" table:style-name="ce6">
            <text:p>0.926</text:p>
          </table:table-cell>
          <table:table-cell office:value-type="float" office:value="1511.4222329258" table:style-name="ce5">
            <text:p><text:s/>1,511<text:s/></text:p>
          </table:table-cell>
          <table:table-cell office:value-type="float" office:value="1.0356040601112699" table:style-name="ce6">
            <text:p>1.036</text:p>
          </table:table-cell>
          <table:table-cell office:value-type="float" office:value="1565.2350009604002" table:style-name="ce5">
            <text:p><text:s/>1,5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65.2350009604002" table:style-name="ce5">
            <text:p><text:s/>1,565<text:s/></text:p>
          </table:table-cell>
          <table:table-cell office:value-type="float" office:value="1.0785881283603573" table:style-name="ce6">
            <text:p>1.079</text:p>
          </table:table-cell>
          <table:table-cell office:value-type="float" office:value="1688.2438901300002" table:style-name="ce5">
            <text:p><text:s/>1,688<text:s/></text:p>
          </table:table-cell>
          <table:table-cell office:value-type="float" office:value="1.0943268524030241" table:style-name="ce6">
            <text:p>1.094</text:p>
          </table:table-cell>
          <table:table-cell office:value-type="float" office:value="1847.4906223746" table:style-name="ce5">
            <text:p><text:s/>1,84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847.4906223746" table:style-name="ce5">
            <text:p><text:s/>1,847<text:s/></text:p>
          </table:table-cell>
          <table:table-cell office:value-type="float" office:value="0.92764193240911919" table:style-name="ce6">
            <text:p>0.928</text:p>
          </table:table-cell>
          <table:table-cell office:value-type="float" office:value="1713.8097710473" table:style-name="ce5">
            <text:p><text:s/>1,714<text:s/></text:p>
          </table:table-cell>
          <table:table-cell office:value-type="float" office:value="1.0544176257454807" table:style-name="ce6">
            <text:p>1.054</text:p>
          </table:table-cell>
          <table:table-cell office:value-type="float" office:value="1807.0712297671" table:style-name="ce5">
            <text:p><text:s/>1,8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07.0712297671" table:style-name="ce5">
            <text:p><text:s/>1,807<text:s/></text:p>
          </table:table-cell>
          <table:table-cell office:value-type="float" office:value="0.98621197382440129" table:style-name="ce6">
            <text:p>0.986</text:p>
          </table:table-cell>
          <table:table-cell office:value-type="float" office:value="1782.1552843499001" table:style-name="ce5">
            <text:p><text:s/>1,782<text:s/></text:p>
          </table:table-cell>
          <table:table-cell office:value-type="float" office:value="1.0650415054988789" table:style-name="ce6">
            <text:p>1.065</text:p>
          </table:table-cell>
          <table:table-cell office:value-type="float" office:value="1898.0693470768001" table:style-name="ce5">
            <text:p><text:s/>1,8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98.0693470768001" table:style-name="ce5">
            <text:p><text:s/>1,898<text:s/></text:p>
          </table:table-cell>
          <table:table-cell office:value-type="float" office:value="1.061694478921513" table:style-name="ce6">
            <text:p>1.062</text:p>
          </table:table-cell>
          <table:table-cell office:value-type="float" office:value="2015.1697464015999" table:style-name="ce5">
            <text:p><text:s/>2,015<text:s/></text:p>
          </table:table-cell>
          <table:table-cell office:value-type="float" office:value="1.0391321881683235" table:style-name="ce6">
            <text:p>1.039</text:p>
          </table:table-cell>
          <table:table-cell office:value-type="float" office:value="2094.0277481089001" table:style-name="ce5">
            <text:p><text:s/>2,0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94.0277481089001" table:style-name="ce5">
            <text:p><text:s/>2,094<text:s/></text:p>
          </table:table-cell>
          <table:table-cell office:value-type="float" office:value="0.99221966996219924" table:style-name="ce6">
            <text:p>0.992</text:p>
          </table:table-cell>
          <table:table-cell office:value-type="float" office:value="2077.7355211202998" table:style-name="ce5">
            <text:p><text:s/>2,078<text:s/></text:p>
          </table:table-cell>
          <table:table-cell office:value-type="float" office:value="1.0953467175758651" table:style-name="ce6">
            <text:p>1.095</text:p>
          </table:table-cell>
          <table:table-cell office:value-type="float" office:value="2275.8407830499" table:style-name="ce5">
            <text:p><text:s/>2,2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75.8407830499" table:style-name="ce5">
            <text:p><text:s/>2,276<text:s/></text:p>
          </table:table-cell>
          <table:table-cell office:value-type="float" office:value="0.74110362056558632" table:style-name="ce6">
            <text:p>0.741</text:p>
          </table:table-cell>
          <table:table-cell office:value-type="float" office:value="1686.6338441491" table:style-name="ce5">
            <text:p><text:s/>1,687<text:s/></text:p>
          </table:table-cell>
          <table:table-cell office:value-type="float" office:value="1.115908174571788" table:style-name="ce6">
            <text:p>1.116</text:p>
          </table:table-cell>
          <table:table-cell office:value-type="float" office:value="1882.12849419542" table:style-name="ce5">
            <text:p><text:s/>1,8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82.12849419542" table:style-name="ce5">
            <text:p><text:s/>1,882<text:s/></text:p>
          </table:table-cell>
          <table:table-cell office:value-type="float" office:value="1.2819679142551081" table:style-name="ce6">
            <text:p>1.282</text:p>
          </table:table-cell>
          <table:table-cell office:value-type="float" office:value="2412.8283400638097" table:style-name="ce5">
            <text:p><text:s/>2,413<text:s/></text:p>
          </table:table-cell>
          <table:table-cell office:value-type="float" office:value="1.0276688981010329" table:style-name="ce6">
            <text:p>1.028</text:p>
          </table:table-cell>
          <table:table-cell office:value-type="float" office:value="2479.5886415403197" table:style-name="ce5">
            <text:p><text:s/>2,4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79.5886415403197" table:style-name="ce5">
            <text:p><text:s/>2,480<text:s/></text:p>
          </table:table-cell>
          <table:table-cell office:value-type="float" office:value="1.0234558114341661" table:style-name="ce6">
            <text:p>1.023</text:p>
          </table:table-cell>
          <table:table-cell office:value-type="float" office:value="2537.7494051505901" table:style-name="ce5">
            <text:p><text:s/>2,538<text:s/></text:p>
          </table:table-cell>
          <table:table-cell office:value-type="float" office:value="1.1632333734045102" table:style-name="ce6">
            <text:p>1.163</text:p>
          </table:table-cell>
          <table:table-cell office:value-type="float" office:value="2951.9948014086099" table:style-name="ce5">
            <text:p><text:s/>2,9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51.9948014086099" table:style-name="ce5">
            <text:p><text:s/>2,952<text:s/></text:p>
          </table:table-cell>
          <table:table-cell office:value-type="float" office:value="1.0761198167345101" table:style-name="ce6">
            <text:p>1.076</text:p>
          </table:table-cell>
          <table:table-cell office:value-type="float" office:value="3176.70010469306" table:style-name="ce5">
            <text:p><text:s/>3,177<text:s/></text:p>
          </table:table-cell>
          <table:table-cell office:value-type="float" office:value="0.92617971769908747" table:style-name="ce6">
            <text:p>0.926</text:p>
          </table:table-cell>
          <table:table-cell office:value-type="float" office:value="2942.1952061792799" table:style-name="ce5">
            <text:p><text:s/>2,9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42.1952061792799" table:style-name="ce5">
            <text:p><text:s/>2,942<text:s/></text:p>
          </table:table-cell>
          <table:table-cell office:value-type="float" office:value="1.0433286494387524" table:style-name="ce6">
            <text:p>1.043</text:p>
          </table:table-cell>
          <table:table-cell office:value-type="float" office:value="3069.6765508481999" table:style-name="ce5">
            <text:p><text:s/>3,070<text:s/></text:p>
          </table:table-cell>
          <table:table-cell office:value-type="float" office:value="1.1801813694253913" table:style-name="ce6">
            <text:p>1.180</text:p>
          </table:table-cell>
          <table:table-cell office:value-type="float" office:value="3622.77507547304" table:style-name="ce5">
            <text:p><text:s/>3,62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22.77507547304" table:style-name="ce5">
            <text:p><text:s/>3,623<text:s/></text:p>
          </table:table-cell>
          <table:table-cell office:value-type="float" office:value="1.0185300337301135" table:style-name="ce6">
            <text:p>1.019</text:p>
          </table:table-cell>
          <table:table-cell office:value-type="float" office:value="3689.9052198181703" table:style-name="ce5">
            <text:p><text:s/>3,690<text:s/></text:p>
          </table:table-cell>
          <table:table-cell office:value-type="float" office:value="1.1296277896725191" table:style-name="ce6">
            <text:p>1.130</text:p>
          </table:table-cell>
          <table:table-cell office:value-type="float" office:value="4168.2194775642902" table:style-name="ce5">
            <text:p><text:s/>4,1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68.2194775642902" table:style-name="ce5">
            <text:p><text:s/>4,168<text:s/></text:p>
          </table:table-cell>
          <table:table-cell office:value-type="float" office:value="0.95719178788577886" table:style-name="ce6">
            <text:p>0.957</text:p>
          </table:table-cell>
          <table:table-cell office:value-type="float" office:value="3989.78545403009" table:style-name="ce5">
            <text:p><text:s/>3,990<text:s/></text:p>
          </table:table-cell>
          <table:table-cell office:value-type="float" office:value="1.1738100422752658" table:style-name="ce6">
            <text:p>1.174</text:p>
          </table:table-cell>
          <table:table-cell office:value-type="float" office:value="4683.2502324643001" table:style-name="ce5">
            <text:p><text:s/>4,6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83.2502324643001" table:style-name="ce5">
            <text:p><text:s/>4,683<text:s/></text:p>
          </table:table-cell>
          <table:table-cell office:value-type="float" office:value="1.0547230453794876" table:style-name="ce6">
            <text:p>1.055</text:p>
          </table:table-cell>
          <table:table-cell office:value-type="float" office:value="4939.5319474589396" table:style-name="ce5">
            <text:p><text:s/>4,940<text:s/></text:p>
          </table:table-cell>
          <table:table-cell office:value-type="float" office:value="0.87911185165989592" table:style-name="ce6">
            <text:p>0.879</text:p>
          </table:table-cell>
          <table:table-cell office:value-type="float" office:value="4342.4010766638403" table:style-name="ce5">
            <text:p><text:s/>4,3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42.4010766638403" table:style-name="ce5">
            <text:p><text:s/>4,342<text:s/></text:p>
          </table:table-cell>
          <table:table-cell office:value-type="float" office:value="1.0182562525231882" table:style-name="ce6">
            <text:p>1.018</text:p>
          </table:table-cell>
          <table:table-cell office:value-type="float" office:value="4421.6770472763792" table:style-name="ce5">
            <text:p><text:s/>4,422<text:s/></text:p>
          </table:table-cell>
          <table:table-cell office:value-type="float" office:value="0.98782853168144658" table:style-name="ce6">
            <text:p>0.988</text:p>
          </table:table-cell>
          <table:table-cell office:value-type="float" office:value="4367.8587451805797" table:style-name="ce5">
            <text:p><text:s/>4,3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459.560970293298" table:style-name="ce5">
            <text:p><text:s/>11,46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459.560970293298" table:style-name="ce5">
            <text:p><text:s/>11,460<text:s/></text:p>
          </table:table-cell>
          <table:table-cell office:value-type="float" office:value="1.0353195789457843" table:style-name="ce6">
            <text:p>1.035</text:p>
          </table:table-cell>
          <table:table-cell office:value-type="float" office:value="11864.307838667601" table:style-name="ce5">
            <text:p><text:s/>11,864<text:s/></text:p>
          </table:table-cell>
          <table:table-cell office:value-type="float" office:value="1.0231889461640011" table:style-name="ce6">
            <text:p>1.023</text:p>
          </table:table-cell>
          <table:table-cell office:value-type="float" office:value="12139.428634411601" table:style-name="ce5">
            <text:p><text:s/>12,13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139.428634411601" table:style-name="ce5">
            <text:p><text:s/>12,139<text:s/></text:p>
          </table:table-cell>
          <table:table-cell office:value-type="float" office:value="1.0604796670081653" table:style-name="ce6">
            <text:p>1.060</text:p>
          </table:table-cell>
          <table:table-cell office:value-type="float" office:value="12873.6172358902" table:style-name="ce5">
            <text:p><text:s/>12,874<text:s/></text:p>
          </table:table-cell>
          <table:table-cell office:value-type="float" office:value="1.0230659149840622" table:style-name="ce6">
            <text:p>1.023</text:p>
          </table:table-cell>
          <table:table-cell office:value-type="float" office:value="13170.5589965906" table:style-name="ce5">
            <text:p><text:s/>13,1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170.5589965906" table:style-name="ce5">
            <text:p><text:s/>13,171<text:s/></text:p>
          </table:table-cell>
          <table:table-cell office:value-type="float" office:value="1.0451940425486483" table:style-name="ce6">
            <text:p>1.045</text:p>
          </table:table-cell>
          <table:table-cell office:value-type="float" office:value="13765.789800271999" table:style-name="ce5">
            <text:p><text:s/>13,766<text:s/></text:p>
          </table:table-cell>
          <table:table-cell office:value-type="float" office:value="1.0544747629598836" table:style-name="ce6">
            <text:p>1.054</text:p>
          </table:table-cell>
          <table:table-cell office:value-type="float" office:value="14515.6779365974" table:style-name="ce5">
            <text:p><text:s/>14,51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515.6779365974" table:style-name="ce5">
            <text:p><text:s/>14,516<text:s/></text:p>
          </table:table-cell>
          <table:table-cell office:value-type="float" office:value="1.0335614349858258" table:style-name="ce6">
            <text:p>1.034</text:p>
          </table:table-cell>
          <table:table-cell office:value-type="float" office:value="15002.8449179417" table:style-name="ce5">
            <text:p><text:s/>15,003<text:s/></text:p>
          </table:table-cell>
          <table:table-cell office:value-type="float" office:value="1.0297033324207912" table:style-name="ce6">
            <text:p>1.030</text:p>
          </table:table-cell>
          <table:table-cell office:value-type="float" office:value="15448.4794077969" table:style-name="ce5">
            <text:p><text:s/>15,4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448.4794077969" table:style-name="ce5">
            <text:p><text:s/>15,448<text:s/></text:p>
          </table:table-cell>
          <table:table-cell office:value-type="float" office:value="1.0557939827632603" table:style-name="ce6">
            <text:p>1.056</text:p>
          </table:table-cell>
          <table:table-cell office:value-type="float" office:value="16310.411601594102" table:style-name="ce5">
            <text:p><text:s/>16,310<text:s/></text:p>
          </table:table-cell>
          <table:table-cell office:value-type="float" office:value="1.0828687923223836" table:style-name="ce6">
            <text:p>1.083</text:p>
          </table:table-cell>
          <table:table-cell office:value-type="float" office:value="17662.035713299199" table:style-name="ce5">
            <text:p><text:s/>17,6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662.035713299199" table:style-name="ce5">
            <text:p><text:s/>17,662<text:s/></text:p>
          </table:table-cell>
          <table:table-cell office:value-type="float" office:value="1.029933331025263" table:style-name="ce6">
            <text:p>1.030</text:p>
          </table:table-cell>
          <table:table-cell office:value-type="float" office:value="18190.719274885399" table:style-name="ce5">
            <text:p><text:s/>18,191<text:s/></text:p>
          </table:table-cell>
          <table:table-cell office:value-type="float" office:value="1.0831121333451628" table:style-name="ce6">
            <text:p>1.083</text:p>
          </table:table-cell>
          <table:table-cell office:value-type="float" office:value="19702.588760904098" table:style-name="ce5">
            <text:p><text:s/>19,7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702.588760904098" table:style-name="ce5">
            <text:p><text:s/>19,703<text:s/></text:p>
          </table:table-cell>
          <table:table-cell office:value-type="float" office:value="1.0235676128874494" table:style-name="ce6">
            <text:p>1.024</text:p>
          </table:table-cell>
          <table:table-cell office:value-type="float" office:value="20166.931745701699" table:style-name="ce5">
            <text:p><text:s/>20,167<text:s/></text:p>
          </table:table-cell>
          <table:table-cell office:value-type="float" office:value="1.1302590370086067" table:style-name="ce6">
            <text:p>1.130</text:p>
          </table:table-cell>
          <table:table-cell office:value-type="float" office:value="22793.856854315101" table:style-name="ce5">
            <text:p><text:s/>22,7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793.856854315101" table:style-name="ce5">
            <text:p><text:s/>22,794<text:s/></text:p>
          </table:table-cell>
          <table:table-cell office:value-type="float" office:value="1.0454083931762892" table:style-name="ce6">
            <text:p>1.045</text:p>
          </table:table-cell>
          <table:table-cell office:value-type="float" office:value="23828.889268359897" table:style-name="ce5">
            <text:p><text:s/>23,829<text:s/></text:p>
          </table:table-cell>
          <table:table-cell office:value-type="float" office:value="1.0902968490195251" table:style-name="ce6">
            <text:p>1.090</text:p>
          </table:table-cell>
          <table:table-cell office:value-type="float" office:value="25980.562884927971" table:style-name="ce5">
            <text:p><text:s/>25,9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980.562884927971" table:style-name="ce5">
            <text:p><text:s/>25,981<text:s/></text:p>
          </table:table-cell>
          <table:table-cell office:value-type="float" office:value="1.0175021963933439" table:style-name="ce6">
            <text:p>1.018</text:p>
          </table:table-cell>
          <table:table-cell office:value-type="float" office:value="26435.279798949599" table:style-name="ce5">
            <text:p><text:s/>26,435<text:s/></text:p>
          </table:table-cell>
          <table:table-cell office:value-type="float" office:value="1.1078738515740734" table:style-name="ce6">
            <text:p>1.108</text:p>
          </table:table-cell>
          <table:table-cell office:value-type="float" office:value="29286.95524830059" table:style-name="ce5">
            <text:p><text:s/>29,2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286.95524830059" table:style-name="ce5">
            <text:p><text:s/>29,287<text:s/></text:p>
          </table:table-cell>
          <table:table-cell office:value-type="float" office:value="1.0525065369819027" table:style-name="ce6">
            <text:p>1.053</text:p>
          </table:table-cell>
          <table:table-cell office:value-type="float" office:value="30824.711847132814" table:style-name="ce5">
            <text:p><text:s/>30,825<text:s/></text:p>
          </table:table-cell>
          <table:table-cell office:value-type="float" office:value="1.1061073155631784" table:style-name="ce6">
            <text:p>1.106</text:p>
          </table:table-cell>
          <table:table-cell office:value-type="float" office:value="34095.439274240583" table:style-name="ce5">
            <text:p><text:s/>34,0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095.439274240583" table:style-name="ce5">
            <text:p><text:s/>34,095<text:s/></text:p>
          </table:table-cell>
          <table:table-cell office:value-type="float" office:value="1.054668245213584" table:style-name="ce6">
            <text:p>1.055</text:p>
          </table:table-cell>
          <table:table-cell office:value-type="float" office:value="35959.377109149631" table:style-name="ce5">
            <text:p><text:s/>35,959<text:s/></text:p>
          </table:table-cell>
          <table:table-cell office:value-type="float" office:value="1.1137191547954928" table:style-name="ce6">
            <text:p>1.114</text:p>
          </table:table-cell>
          <table:table-cell office:value-type="float" office:value="40048.647080974508" table:style-name="ce5">
            <text:p><text:s/>40,0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048.647080974508" table:style-name="ce5">
            <text:p><text:s/>40,049<text:s/></text:p>
          </table:table-cell>
          <table:table-cell office:value-type="float" office:value="0.99935315238659239" table:style-name="ce6">
            <text:p>0.999</text:p>
          </table:table-cell>
          <table:table-cell office:value-type="float" office:value="40022.741709189977" table:style-name="ce5">
            <text:p><text:s/>40,023<text:s/></text:p>
          </table:table-cell>
          <table:table-cell office:value-type="float" office:value="1.0932174636268306" table:style-name="ce6">
            <text:p>1.093</text:p>
          </table:table-cell>
          <table:table-cell office:value-type="float" office:value="43753.560178712432" table:style-name="ce5">
            <text:p><text:s/>43,75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3753.560178712432" table:style-name="ce5">
            <text:p><text:s/>43,754<text:s/></text:p>
          </table:table-cell>
          <table:table-cell office:value-type="float" office:value="0.99544448698658317" table:style-name="ce6">
            <text:p>0.995</text:p>
          </table:table-cell>
          <table:table-cell office:value-type="float" office:value="43554.24026593499" table:style-name="ce5">
            <text:p><text:s/>43,554<text:s/></text:p>
          </table:table-cell>
          <table:table-cell office:value-type="float" office:value="1.0753927597858837" table:style-name="ce6">
            <text:p>1.075</text:p>
          </table:table-cell>
          <table:table-cell office:value-type="float" office:value="46837.914639961287" table:style-name="ce5">
            <text:p><text:s/>46,8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837.914639961287" table:style-name="ce5">
            <text:p><text:s/>46,838<text:s/></text:p>
          </table:table-cell>
          <table:table-cell office:value-type="float" office:value="0.98787585457045901" table:style-name="ce6">
            <text:p>0.988</text:p>
          </table:table-cell>
          <table:table-cell office:value-type="float" office:value="46270.044951249969" table:style-name="ce5">
            <text:p><text:s/>46,270<text:s/></text:p>
          </table:table-cell>
          <table:table-cell office:value-type="float" office:value="1.0513156926139058" table:style-name="ce6">
            <text:p>1.051</text:p>
          </table:table-cell>
          <table:table-cell office:value-type="float" office:value="48644.424355199917" table:style-name="ce5">
            <text:p><text:s/>48,6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644.424355199917" table:style-name="ce5">
            <text:p><text:s/>48,644<text:s/></text:p>
          </table:table-cell>
          <table:table-cell office:value-type="float" office:value="1.0176740754797506" table:style-name="ce6">
            <text:p>1.018</text:p>
          </table:table-cell>
          <table:table-cell office:value-type="float" office:value="49504.169582922746" table:style-name="ce5">
            <text:p><text:s/>49,504<text:s/></text:p>
          </table:table-cell>
          <table:table-cell office:value-type="float" office:value="1.0372455894262091" table:style-name="ce6">
            <text:p>1.037</text:p>
          </table:table-cell>
          <table:table-cell office:value-type="float" office:value="51347.981558093721" table:style-name="ce5">
            <text:p><text:s/>51,3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347.981558093721" table:style-name="ce5">
            <text:p><text:s/>51,348<text:s/></text:p>
          </table:table-cell>
          <table:table-cell office:value-type="float" office:value="1.0328700573627618" table:style-name="ce6">
            <text:p>1.033</text:p>
          </table:table-cell>
          <table:table-cell office:value-type="float" office:value="53035.792657370301" table:style-name="ce5">
            <text:p><text:s/>53,036<text:s/></text:p>
          </table:table-cell>
          <table:table-cell office:value-type="float" office:value="1.0276852522616979" table:style-name="ce6">
            <text:p>1.028</text:p>
          </table:table-cell>
          <table:table-cell office:value-type="float" office:value="54504.101955988706" table:style-name="ce5">
            <text:p><text:s/>54,50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976.7140499598991" table:style-name="ce5">
            <text:p><text:s/>9,97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976.7140499598991" table:style-name="ce5">
            <text:p><text:s/>9,977<text:s/></text:p>
          </table:table-cell>
          <table:table-cell office:value-type="float" office:value="1.0083591175929749" table:style-name="ce6">
            <text:p>1.008</text:p>
          </table:table-cell>
          <table:table-cell office:value-type="float" office:value="10060.110575895" table:style-name="ce5">
            <text:p><text:s/>10,060<text:s/></text:p>
          </table:table-cell>
          <table:table-cell office:value-type="float" office:value="1.0413020733459515" table:style-name="ce6">
            <text:p>1.041</text:p>
          </table:table-cell>
          <table:table-cell office:value-type="float" office:value="10475.614000768999" table:style-name="ce5">
            <text:p><text:s/>10,4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475.614000768999" table:style-name="ce5">
            <text:p><text:s/>10,476<text:s/></text:p>
          </table:table-cell>
          <table:table-cell office:value-type="float" office:value="1.0249724147831141" table:style-name="ce6">
            <text:p>1.025</text:p>
          </table:table-cell>
          <table:table-cell office:value-type="float" office:value="10737.215378704001" table:style-name="ce5">
            <text:p><text:s/>10,737<text:s/></text:p>
          </table:table-cell>
          <table:table-cell office:value-type="float" office:value="1.3199487368793614" table:style-name="ce6">
            <text:p>1.320</text:p>
          </table:table-cell>
          <table:table-cell office:value-type="float" office:value="14172.573876722001" table:style-name="ce5">
            <text:p><text:s/>14,1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172.573876722001" table:style-name="ce5">
            <text:p><text:s/>14,173<text:s/></text:p>
          </table:table-cell>
          <table:table-cell office:value-type="float" office:value="1.0942293974676309" table:style-name="ce6">
            <text:p>1.094</text:p>
          </table:table-cell>
          <table:table-cell office:value-type="float" office:value="15508.046973691" table:style-name="ce5">
            <text:p><text:s/>15,508<text:s/></text:p>
          </table:table-cell>
          <table:table-cell office:value-type="float" office:value="0.9278613974903549" table:style-name="ce6">
            <text:p>0.928</text:p>
          </table:table-cell>
          <table:table-cell office:value-type="float" office:value="14389.318137355" table:style-name="ce5">
            <text:p><text:s/>14,3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389.318137355" table:style-name="ce5">
            <text:p><text:s/>14,389<text:s/></text:p>
          </table:table-cell>
          <table:table-cell office:value-type="float" office:value="1.0596403725524794" table:style-name="ce6">
            <text:p>1.060</text:p>
          </table:table-cell>
          <table:table-cell office:value-type="float" office:value="15247.502431843001" table:style-name="ce5">
            <text:p><text:s/>15,248<text:s/></text:p>
          </table:table-cell>
          <table:table-cell office:value-type="float" office:value="1.2222537402678995" table:style-name="ce6">
            <text:p>1.222</text:p>
          </table:table-cell>
          <table:table-cell office:value-type="float" office:value="18636.316877064" table:style-name="ce5">
            <text:p><text:s/>18,6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636.316877064" table:style-name="ce5">
            <text:p><text:s/>18,636<text:s/></text:p>
          </table:table-cell>
          <table:table-cell office:value-type="float" office:value="1.0695158566511294" table:style-name="ce6">
            <text:p>1.070</text:p>
          </table:table-cell>
          <table:table-cell office:value-type="float" office:value="19931.836409595002" table:style-name="ce5">
            <text:p><text:s/>19,932<text:s/></text:p>
          </table:table-cell>
          <table:table-cell office:value-type="float" office:value="1.0208283729193237" table:style-name="ce6">
            <text:p>1.021</text:p>
          </table:table-cell>
          <table:table-cell office:value-type="float" office:value="20346.984131301" table:style-name="ce5">
            <text:p><text:s/>20,3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346.984131301" table:style-name="ce5">
            <text:p><text:s/>20,347<text:s/></text:p>
          </table:table-cell>
          <table:table-cell office:value-type="float" office:value="1.0596095378143124" table:style-name="ce6">
            <text:p>1.060</text:p>
          </table:table-cell>
          <table:table-cell office:value-type="float" office:value="21559.858451283002" table:style-name="ce5">
            <text:p><text:s/>21,560<text:s/></text:p>
          </table:table-cell>
          <table:table-cell office:value-type="float" office:value="1.1555959811944112" table:style-name="ce6">
            <text:p>1.156</text:p>
          </table:table-cell>
          <table:table-cell office:value-type="float" office:value="24914.485781423002" table:style-name="ce5">
            <text:p><text:s/>24,9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914.485781423002" table:style-name="ce5">
            <text:p><text:s/>24,914<text:s/></text:p>
          </table:table-cell>
          <table:table-cell office:value-type="float" office:value="0.98187637221906121" table:style-name="ce6">
            <text:p>0.982</text:p>
          </table:table-cell>
          <table:table-cell office:value-type="float" office:value="24462.944914766998" table:style-name="ce5">
            <text:p><text:s/>24,463<text:s/></text:p>
          </table:table-cell>
          <table:table-cell office:value-type="float" office:value="0.99826736878615085" table:style-name="ce6">
            <text:p>0.998</text:p>
          </table:table-cell>
          <table:table-cell office:value-type="float" office:value="24420.559652825003" table:style-name="ce5">
            <text:p><text:s/>24,4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420.559652825003" table:style-name="ce5">
            <text:p><text:s/>24,421<text:s/></text:p>
          </table:table-cell>
          <table:table-cell office:value-type="float" office:value="1.0971717753377732" table:style-name="ce6">
            <text:p>1.097</text:p>
          </table:table-cell>
          <table:table-cell office:value-type="float" office:value="26793.548789032" table:style-name="ce5">
            <text:p><text:s/>26,794<text:s/></text:p>
          </table:table-cell>
          <table:table-cell office:value-type="float" office:value="1.1540895566499019" table:style-name="ce6">
            <text:p>1.154</text:p>
          </table:table-cell>
          <table:table-cell office:value-type="float" office:value="30922.15484301146" table:style-name="ce5">
            <text:p><text:s/>30,9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922.15484301146" table:style-name="ce5">
            <text:p><text:s/>30,922<text:s/></text:p>
          </table:table-cell>
          <table:table-cell office:value-type="float" office:value="0.98251478817755988" table:style-name="ce6">
            <text:p>0.983</text:p>
          </table:table-cell>
          <table:table-cell office:value-type="float" office:value="30381.47441557511" table:style-name="ce5">
            <text:p><text:s/>30,381<text:s/></text:p>
          </table:table-cell>
          <table:table-cell office:value-type="float" office:value="1.1621279809733198" table:style-name="ce6">
            <text:p>1.162</text:p>
          </table:table-cell>
          <table:table-cell office:value-type="float" office:value="35307.161521564871" table:style-name="ce5">
            <text:p><text:s/>35,30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307.161521564871" table:style-name="ce5">
            <text:p><text:s/>35,307<text:s/></text:p>
          </table:table-cell>
          <table:table-cell office:value-type="float" office:value="1.0683478506529369" table:style-name="ce6">
            <text:p>1.068</text:p>
          </table:table-cell>
          <table:table-cell office:value-type="float" office:value="37720.330124219909" table:style-name="ce5">
            <text:p><text:s/>37,720<text:s/></text:p>
          </table:table-cell>
          <table:table-cell office:value-type="float" office:value="1.1052364860410611" table:style-name="ce6">
            <text:p>1.105</text:p>
          </table:table-cell>
          <table:table-cell office:value-type="float" office:value="41689.885118801591" table:style-name="ce5">
            <text:p><text:s/>41,69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1689.885118801591" table:style-name="ce5">
            <text:p><text:s/>41,690<text:s/></text:p>
          </table:table-cell>
          <table:table-cell office:value-type="float" office:value="0.99733549719344494" table:style-name="ce6">
            <text:p>0.997</text:p>
          </table:table-cell>
          <table:table-cell office:value-type="float" office:value="41578.80230289758" table:style-name="ce5">
            <text:p><text:s/>41,579<text:s/></text:p>
          </table:table-cell>
          <table:table-cell office:value-type="float" office:value="1.1393932088293253" table:style-name="ce6">
            <text:p>1.139</text:p>
          </table:table-cell>
          <table:table-cell office:value-type="float" office:value="47374.604975178612" table:style-name="ce5">
            <text:p><text:s/>47,3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7374.604975178612" table:style-name="ce5">
            <text:p><text:s/>47,375<text:s/></text:p>
          </table:table-cell>
          <table:table-cell office:value-type="float" office:value="0.97662534720252558" table:style-name="ce6">
            <text:p>0.977</text:p>
          </table:table-cell>
          <table:table-cell office:value-type="float" office:value="46267.24003246631" table:style-name="ce5">
            <text:p><text:s/>46,267<text:s/></text:p>
          </table:table-cell>
          <table:table-cell office:value-type="float" office:value="1.0431622767480599" table:style-name="ce6">
            <text:p>1.043</text:p>
          </table:table-cell>
          <table:table-cell office:value-type="float" office:value="48264.23945111654" table:style-name="ce5">
            <text:p><text:s/>48,26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8264.23945111654" table:style-name="ce5">
            <text:p><text:s/>48,264<text:s/></text:p>
          </table:table-cell>
          <table:table-cell office:value-type="float" office:value="0.9304188587478629" table:style-name="ce6">
            <text:p>0.930</text:p>
          </table:table-cell>
          <table:table-cell office:value-type="float" office:value="44905.958588441426" table:style-name="ce5">
            <text:p><text:s/>44,906<text:s/></text:p>
          </table:table-cell>
          <table:table-cell office:value-type="float" office:value="1.1097686973536971" table:style-name="ce6">
            <text:p>1.110</text:p>
          </table:table-cell>
          <table:table-cell office:value-type="float" office:value="49835.227166113706" table:style-name="ce5">
            <text:p><text:s/>49,8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835.227166113706" table:style-name="ce5">
            <text:p><text:s/>49,835<text:s/></text:p>
          </table:table-cell>
          <table:table-cell office:value-type="float" office:value="0.98873166335490603" table:style-name="ce6">
            <text:p>0.989</text:p>
          </table:table-cell>
          <table:table-cell office:value-type="float" office:value="49273.66704962121" table:style-name="ce5">
            <text:p><text:s/>49,274<text:s/></text:p>
          </table:table-cell>
          <table:table-cell office:value-type="float" office:value="1.0307145492807954" table:style-name="ce6">
            <text:p>1.031</text:p>
          </table:table-cell>
          <table:table-cell office:value-type="float" office:value="50787.085524462302" table:style-name="ce5">
            <text:p><text:s/>50,7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787.085524462302" table:style-name="ce5">
            <text:p><text:s/>50,787<text:s/></text:p>
          </table:table-cell>
          <table:table-cell office:value-type="float" office:value="0.99669896992105911" table:style-name="ce6">
            <text:p>0.997</text:p>
          </table:table-cell>
          <table:table-cell office:value-type="float" office:value="50619.435827524307" table:style-name="ce5">
            <text:p><text:s/>50,619<text:s/></text:p>
          </table:table-cell>
          <table:table-cell office:value-type="float" office:value="1.0588985012771011" table:style-name="ce6">
            <text:p>1.059</text:p>
          </table:table-cell>
          <table:table-cell office:value-type="float" office:value="53600.84473325788" table:style-name="ce5">
            <text:p><text:s/>53,6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600.84473325788" table:style-name="ce5">
            <text:p><text:s/>53,601<text:s/></text:p>
          </table:table-cell>
          <table:table-cell office:value-type="float" office:value="1.0546580561838554" table:style-name="ce6">
            <text:p>1.055</text:p>
          </table:table-cell>
          <table:table-cell office:value-type="float" office:value="56530.562716190405" table:style-name="ce5">
            <text:p><text:s/>56,531<text:s/></text:p>
          </table:table-cell>
          <table:table-cell office:value-type="float" office:value="1.0697598318479233" table:style-name="ce6">
            <text:p>1.070</text:p>
          </table:table-cell>
          <table:table-cell office:value-type="float" office:value="60474.125265540337" table:style-name="ce5">
            <text:p><text:s/>60,47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02.0641095394003" table:style-name="ce5">
            <text:p><text:s/>3,90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902.0641095394003" table:style-name="ce5">
            <text:p><text:s/>3,902<text:s/></text:p>
          </table:table-cell>
          <table:table-cell office:value-type="float" office:value="1.0267072866079081" table:style-name="ce6">
            <text:p>1.027</text:p>
          </table:table-cell>
          <table:table-cell office:value-type="float" office:value="4006.2776540753002" table:style-name="ce5">
            <text:p><text:s/>4,006<text:s/></text:p>
          </table:table-cell>
          <table:table-cell office:value-type="float" office:value="1.0099273141424292" table:style-name="ce6">
            <text:p>1.010</text:p>
          </table:table-cell>
          <table:table-cell office:value-type="float" office:value="4046.0492308891003" table:style-name="ce5">
            <text:p><text:s/>4,04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046.0492308891003" table:style-name="ce5">
            <text:p><text:s/>4,046<text:s/></text:p>
          </table:table-cell>
          <table:table-cell office:value-type="float" office:value="1.0143136890570839" table:style-name="ce6">
            <text:p>1.014</text:p>
          </table:table-cell>
          <table:table-cell office:value-type="float" office:value="4103.9631214896999" table:style-name="ce5">
            <text:p><text:s/>4,104<text:s/></text:p>
          </table:table-cell>
          <table:table-cell office:value-type="float" office:value="1.2464418356997993" table:style-name="ce6">
            <text:p>1.246</text:p>
          </table:table-cell>
          <table:table-cell office:value-type="float" office:value="5115.3513267938997" table:style-name="ce5">
            <text:p><text:s/>5,1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15.3513267938997" table:style-name="ce5">
            <text:p><text:s/>5,115<text:s/></text:p>
          </table:table-cell>
          <table:table-cell office:value-type="float" office:value="1.1090113722460393" table:style-name="ce6">
            <text:p>1.109</text:p>
          </table:table-cell>
          <table:table-cell office:value-type="float" office:value="5672.9827944483004" table:style-name="ce5">
            <text:p><text:s/>5,673<text:s/></text:p>
          </table:table-cell>
          <table:table-cell office:value-type="float" office:value="1.0354672796265489" table:style-name="ce6">
            <text:p>1.035</text:p>
          </table:table-cell>
          <table:table-cell office:value-type="float" office:value="5874.1880615355994" table:style-name="ce5">
            <text:p><text:s/>5,87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874.1880615355994" table:style-name="ce5">
            <text:p><text:s/>5,874<text:s/></text:p>
          </table:table-cell>
          <table:table-cell office:value-type="float" office:value="1.0686972436391504" table:style-name="ce6">
            <text:p>1.069</text:p>
          </table:table-cell>
          <table:table-cell office:value-type="float" office:value="6277.7285899811004" table:style-name="ce5">
            <text:p><text:s/>6,278<text:s/></text:p>
          </table:table-cell>
          <table:table-cell office:value-type="float" office:value="1.1800421208557859" table:style-name="ce6">
            <text:p>1.180</text:p>
          </table:table-cell>
          <table:table-cell office:value-type="float" office:value="7407.9841594783002" table:style-name="ce5">
            <text:p><text:s/>7,4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07.9841594783002" table:style-name="ce5">
            <text:p><text:s/>7,408<text:s/></text:p>
          </table:table-cell>
          <table:table-cell office:value-type="float" office:value="1.0695342792782072" table:style-name="ce6">
            <text:p>1.070</text:p>
          </table:table-cell>
          <table:table-cell office:value-type="float" office:value="7923.0929989119995" table:style-name="ce5">
            <text:p><text:s/>7,923<text:s/></text:p>
          </table:table-cell>
          <table:table-cell office:value-type="float" office:value="0.93139705423295682" table:style-name="ce6">
            <text:p>0.931</text:p>
          </table:table-cell>
          <table:table-cell office:value-type="float" office:value="7379.5454796003996" table:style-name="ce5">
            <text:p><text:s/>7,3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79.5454796003996" table:style-name="ce5">
            <text:p><text:s/>7,380<text:s/></text:p>
          </table:table-cell>
          <table:table-cell office:value-type="float" office:value="1.0586593944249314" table:style-name="ce6">
            <text:p>1.059</text:p>
          </table:table-cell>
          <table:table-cell office:value-type="float" office:value="7812.4251485649993" table:style-name="ce5">
            <text:p><text:s/>7,812<text:s/></text:p>
          </table:table-cell>
          <table:table-cell office:value-type="float" office:value="1.2794225873677485" table:style-name="ce6">
            <text:p>1.279</text:p>
          </table:table-cell>
          <table:table-cell office:value-type="float" office:value="9995.3931971939001" table:style-name="ce5">
            <text:p><text:s/>9,9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995.3931971939001" table:style-name="ce5">
            <text:p><text:s/>9,995<text:s/></text:p>
          </table:table-cell>
          <table:table-cell office:value-type="float" office:value="0.97991578356973907" table:style-name="ce6">
            <text:p>0.980</text:p>
          </table:table-cell>
          <table:table-cell office:value-type="float" office:value="9794.6435569158984" table:style-name="ce5">
            <text:p><text:s/>9,795<text:s/></text:p>
          </table:table-cell>
          <table:table-cell office:value-type="float" office:value="0.85200331118101091" table:style-name="ce6">
            <text:p>0.852</text:p>
          </table:table-cell>
          <table:table-cell office:value-type="float" office:value="8345.0687423301006" table:style-name="ce5">
            <text:p><text:s/>8,3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45.0687423301006" table:style-name="ce5">
            <text:p><text:s/>8,345<text:s/></text:p>
          </table:table-cell>
          <table:table-cell office:value-type="float" office:value="1.0966160506981246" table:style-name="ce6">
            <text:p>1.097</text:p>
          </table:table-cell>
          <table:table-cell office:value-type="float" office:value="9151.3363270184" table:style-name="ce5">
            <text:p><text:s/>9,151<text:s/></text:p>
          </table:table-cell>
          <table:table-cell office:value-type="float" office:value="1.1540384986093128" table:style-name="ce6">
            <text:p>1.154</text:p>
          </table:table-cell>
          <table:table-cell office:value-type="float" office:value="10560.99443510118" table:style-name="ce5">
            <text:p><text:s/>10,5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560.99443510118" table:style-name="ce5">
            <text:p><text:s/>10,561<text:s/></text:p>
          </table:table-cell>
          <table:table-cell office:value-type="float" office:value="0.96709759089951652" table:style-name="ce6">
            <text:p>0.967</text:p>
          </table:table-cell>
          <table:table-cell office:value-type="float" office:value="10213.512275689551" table:style-name="ce5">
            <text:p><text:s/>10,214<text:s/></text:p>
          </table:table-cell>
          <table:table-cell office:value-type="float" office:value="1.133990902929475" table:style-name="ce6">
            <text:p>1.134</text:p>
          </table:table-cell>
          <table:table-cell office:value-type="float" office:value="11582.030007590469" table:style-name="ce5">
            <text:p><text:s/>11,5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582.030007590469" table:style-name="ce5">
            <text:p><text:s/>11,582<text:s/></text:p>
          </table:table-cell>
          <table:table-cell office:value-type="float" office:value="1.0789488807178682" table:style-name="ce6">
            <text:p>1.079</text:p>
          </table:table-cell>
          <table:table-cell office:value-type="float" office:value="12496.418313130502" table:style-name="ce5">
            <text:p><text:s/>12,496<text:s/></text:p>
          </table:table-cell>
          <table:table-cell office:value-type="float" office:value="1.0767196401042098" table:style-name="ce6">
            <text:p>1.077</text:p>
          </table:table-cell>
          <table:table-cell office:value-type="float" office:value="13455.139028705531" table:style-name="ce5">
            <text:p><text:s/>13,4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455.139028705531" table:style-name="ce5">
            <text:p><text:s/>13,455<text:s/></text:p>
          </table:table-cell>
          <table:table-cell office:value-type="float" office:value="0.99716669703818528" table:style-name="ce6">
            <text:p>0.997</text:p>
          </table:table-cell>
          <table:table-cell office:value-type="float" office:value="13417.016543443871" table:style-name="ce5">
            <text:p><text:s/>13,417<text:s/></text:p>
          </table:table-cell>
          <table:table-cell office:value-type="float" office:value="1.0844913602856476" table:style-name="ce6">
            <text:p>1.084</text:p>
          </table:table-cell>
          <table:table-cell office:value-type="float" office:value="14550.63852217448" table:style-name="ce5">
            <text:p><text:s/>14,5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550.63852217448" table:style-name="ce5">
            <text:p><text:s/>14,551<text:s/></text:p>
          </table:table-cell>
          <table:table-cell office:value-type="float" office:value="0.98810744356356062" table:style-name="ce6">
            <text:p>0.988</text:p>
          </table:table-cell>
          <table:table-cell office:value-type="float" office:value="14377.594232363292" table:style-name="ce5">
            <text:p><text:s/>14,378<text:s/></text:p>
          </table:table-cell>
          <table:table-cell office:value-type="float" office:value="1.0914687589578136" table:style-name="ce6">
            <text:p>1.091</text:p>
          </table:table-cell>
          <table:table-cell office:value-type="float" office:value="15692.69493359658" table:style-name="ce5">
            <text:p><text:s/>15,6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692.69493359658" table:style-name="ce5">
            <text:p><text:s/>15,693<text:s/></text:p>
          </table:table-cell>
          <table:table-cell office:value-type="float" office:value="0.93318349478762919" table:style-name="ce6">
            <text:p>0.933</text:p>
          </table:table-cell>
          <table:table-cell office:value-type="float" office:value="14644.16390076978" table:style-name="ce5">
            <text:p><text:s/>14,644<text:s/></text:p>
          </table:table-cell>
          <table:table-cell office:value-type="float" office:value="1.0717466987307087" table:style-name="ce6">
            <text:p>1.072</text:p>
          </table:table-cell>
          <table:table-cell office:value-type="float" office:value="15694.83431632143" table:style-name="ce5">
            <text:p><text:s/>15,6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694.83431632143" table:style-name="ce5">
            <text:p><text:s/>15,695<text:s/></text:p>
          </table:table-cell>
          <table:table-cell office:value-type="float" office:value="0.98898126752881554" table:style-name="ce6">
            <text:p>0.989</text:p>
          </table:table-cell>
          <table:table-cell office:value-type="float" office:value="15521.897135810319" table:style-name="ce5">
            <text:p><text:s/>15,522<text:s/></text:p>
          </table:table-cell>
          <table:table-cell office:value-type="float" office:value="0.99164008654299551" table:style-name="ce6">
            <text:p>0.992</text:p>
          </table:table-cell>
          <table:table-cell office:value-type="float" office:value="15392.135419066419" table:style-name="ce5">
            <text:p><text:s/>15,3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392.135419066419" table:style-name="ce5">
            <text:p><text:s/>15,392<text:s/></text:p>
          </table:table-cell>
          <table:table-cell office:value-type="float" office:value="0.9915918613852106" table:style-name="ce6">
            <text:p>0.992</text:p>
          </table:table-cell>
          <table:table-cell office:value-type="float" office:value="15262.716210885299" table:style-name="ce5">
            <text:p><text:s/>15,263<text:s/></text:p>
          </table:table-cell>
          <table:table-cell office:value-type="float" office:value="1.1061381872215239" table:style-name="ce6">
            <text:p>1.106</text:p>
          </table:table-cell>
          <table:table-cell office:value-type="float" office:value="16882.673241585231" table:style-name="ce5">
            <text:p><text:s/>16,8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882.673241585231" table:style-name="ce5">
            <text:p><text:s/>16,883<text:s/></text:p>
          </table:table-cell>
          <table:table-cell office:value-type="float" office:value="1.0489235764121798" table:style-name="ce6">
            <text:p>1.049</text:p>
          </table:table-cell>
          <table:table-cell office:value-type="float" office:value="17708.633995961787" table:style-name="ce5">
            <text:p><text:s/>17,709<text:s/></text:p>
          </table:table-cell>
          <table:table-cell office:value-type="float" office:value="1.089279237284104" table:style-name="ce6">
            <text:p>1.089</text:p>
          </table:table-cell>
          <table:table-cell office:value-type="float" office:value="19289.64733246461" table:style-name="ce5">
            <text:p><text:s/>19,2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74.6499404204997" table:style-name="ce5">
            <text:p><text:s/>6,07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074.6499404204997" table:style-name="ce5">
            <text:p><text:s/>6,075<text:s/></text:p>
          </table:table-cell>
          <table:table-cell office:value-type="float" office:value="0.996573132805187" table:style-name="ce6">
            <text:p>0.997</text:p>
          </table:table-cell>
          <table:table-cell office:value-type="float" office:value="6053.8329218197005" table:style-name="ce5">
            <text:p><text:s/>6,054<text:s/></text:p>
          </table:table-cell>
          <table:table-cell office:value-type="float" office:value="1.0620651169122881" table:style-name="ce6">
            <text:p>1.062</text:p>
          </table:table-cell>
          <table:table-cell office:value-type="float" office:value="6429.5647698798994" table:style-name="ce5">
            <text:p><text:s/>6,4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429.5647698798994" table:style-name="ce5">
            <text:p><text:s/>6,430<text:s/></text:p>
          </table:table-cell>
          <table:table-cell office:value-type="float" office:value="1.0316798250930763" table:style-name="ce6">
            <text:p>1.032</text:p>
          </table:table-cell>
          <table:table-cell office:value-type="float" office:value="6633.2522572142998" table:style-name="ce5">
            <text:p><text:s/>6,633<text:s/></text:p>
          </table:table-cell>
          <table:table-cell office:value-type="float" office:value="1.3654271236372022" table:style-name="ce6">
            <text:p>1.365</text:p>
          </table:table-cell>
          <table:table-cell office:value-type="float" office:value="9057.2225499281012" table:style-name="ce5">
            <text:p><text:s/>9,0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057.2225499281012" table:style-name="ce5">
            <text:p><text:s/>9,057<text:s/></text:p>
          </table:table-cell>
          <table:table-cell office:value-type="float" office:value="1.0858808122497523" table:style-name="ce6">
            <text:p>1.086</text:p>
          </table:table-cell>
          <table:table-cell office:value-type="float" office:value="9835.0641792426995" table:style-name="ce5">
            <text:p><text:s/>9,835<text:s/></text:p>
          </table:table-cell>
          <table:table-cell office:value-type="float" office:value="0.86579303608317337" table:style-name="ce6">
            <text:p>0.866</text:p>
          </table:table-cell>
          <table:table-cell office:value-type="float" office:value="8515.1300758193993" table:style-name="ce5">
            <text:p><text:s/>8,51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515.1300758193993" table:style-name="ce5">
            <text:p><text:s/>8,515<text:s/></text:p>
          </table:table-cell>
          <table:table-cell office:value-type="float" office:value="1.0533924628272635" table:style-name="ce6">
            <text:p>1.053</text:p>
          </table:table-cell>
          <table:table-cell office:value-type="float" office:value="8969.773841861901" table:style-name="ce5">
            <text:p><text:s/>8,970<text:s/></text:p>
          </table:table-cell>
          <table:table-cell office:value-type="float" office:value="1.2517966356278809" table:style-name="ce6">
            <text:p>1.252</text:p>
          </table:table-cell>
          <table:table-cell office:value-type="float" office:value="11228.332717585699" table:style-name="ce5">
            <text:p><text:s/>11,2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228.332717585699" table:style-name="ce5">
            <text:p><text:s/>11,228<text:s/></text:p>
          </table:table-cell>
          <table:table-cell office:value-type="float" office:value="1.0695037021725435" table:style-name="ce6">
            <text:p>1.070</text:p>
          </table:table-cell>
          <table:table-cell office:value-type="float" office:value="12008.743410683002" table:style-name="ce5">
            <text:p><text:s/>12,009<text:s/></text:p>
          </table:table-cell>
          <table:table-cell office:value-type="float" office:value="1.079833102284852" table:style-name="ce6">
            <text:p>1.080</text:p>
          </table:table-cell>
          <table:table-cell office:value-type="float" office:value="12967.438651700601" table:style-name="ce5">
            <text:p><text:s/>12,9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967.438651700601" table:style-name="ce5">
            <text:p><text:s/>12,967<text:s/></text:p>
          </table:table-cell>
          <table:table-cell office:value-type="float" office:value="1.0601502480148699" table:style-name="ce6">
            <text:p>1.060</text:p>
          </table:table-cell>
          <table:table-cell office:value-type="float" office:value="13747.433302718002" table:style-name="ce5">
            <text:p><text:s/>13,747<text:s/></text:p>
          </table:table-cell>
          <table:table-cell office:value-type="float" office:value="1.0852274934317703" table:style-name="ce6">
            <text:p>1.085</text:p>
          </table:table-cell>
          <table:table-cell office:value-type="float" office:value="14919.092584229102" table:style-name="ce5">
            <text:p><text:s/>14,9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919.092584229102" table:style-name="ce5">
            <text:p><text:s/>14,919<text:s/></text:p>
          </table:table-cell>
          <table:table-cell office:value-type="float" office:value="0.98318991420140978" table:style-name="ce6">
            <text:p>0.983</text:p>
          </table:table-cell>
          <table:table-cell office:value-type="float" office:value="14668.301357851098" table:style-name="ce5">
            <text:p><text:s/>14,668<text:s/></text:p>
          </table:table-cell>
          <table:table-cell office:value-type="float" office:value="1.0959340497794323" table:style-name="ce6">
            <text:p>1.096</text:p>
          </table:table-cell>
          <table:table-cell office:value-type="float" office:value="16075.4909104949" table:style-name="ce5">
            <text:p><text:s/>16,0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075.4909104949" table:style-name="ce5">
            <text:p><text:s/>16,075<text:s/></text:p>
          </table:table-cell>
          <table:table-cell office:value-type="float" office:value="1.0974602617264937" table:style-name="ce6">
            <text:p>1.097</text:p>
          </table:table-cell>
          <table:table-cell office:value-type="float" office:value="17642.212462013602" table:style-name="ce5">
            <text:p><text:s/>17,642<text:s/></text:p>
          </table:table-cell>
          <table:table-cell office:value-type="float" office:value="1.1541160413837543" table:style-name="ce6">
            <text:p>1.154</text:p>
          </table:table-cell>
          <table:table-cell office:value-type="float" office:value="20361.16040791028" table:style-name="ce5">
            <text:p><text:s/>20,3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361.16040791028" table:style-name="ce5">
            <text:p><text:s/>20,361<text:s/></text:p>
          </table:table-cell>
          <table:table-cell office:value-type="float" office:value="0.99051143136470443" table:style-name="ce6">
            <text:p>0.991</text:p>
          </table:table-cell>
          <table:table-cell office:value-type="float" office:value="20167.96213988556" table:style-name="ce5">
            <text:p><text:s/>20,168<text:s/></text:p>
          </table:table-cell>
          <table:table-cell office:value-type="float" office:value="1.1763772338234382" table:style-name="ce6">
            <text:p>1.176</text:p>
          </table:table-cell>
          <table:table-cell office:value-type="float" office:value="23725.131513974404" table:style-name="ce5">
            <text:p><text:s/>23,72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725.131513974404" table:style-name="ce5">
            <text:p><text:s/>23,725<text:s/></text:p>
          </table:table-cell>
          <table:table-cell office:value-type="float" office:value="1.0631726865763507" table:style-name="ce6">
            <text:p>1.063</text:p>
          </table:table-cell>
          <table:table-cell office:value-type="float" office:value="25223.911811089409" table:style-name="ce5">
            <text:p><text:s/>25,224<text:s/></text:p>
          </table:table-cell>
          <table:table-cell office:value-type="float" office:value="1.1193642882022357" table:style-name="ce6">
            <text:p>1.119</text:p>
          </table:table-cell>
          <table:table-cell office:value-type="float" office:value="28234.746090096061" table:style-name="ce5">
            <text:p><text:s/>28,23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234.746090096061" table:style-name="ce5">
            <text:p><text:s/>28,235<text:s/></text:p>
          </table:table-cell>
          <table:table-cell office:value-type="float" office:value="0.99741593813489471" table:style-name="ce6">
            <text:p>0.997</text:p>
          </table:table-cell>
          <table:table-cell office:value-type="float" office:value="28161.785759453713" table:style-name="ce5">
            <text:p><text:s/>28,162<text:s/></text:p>
          </table:table-cell>
          <table:table-cell office:value-type="float" office:value="1.1655498956413073" table:style-name="ce6">
            <text:p>1.166</text:p>
          </table:table-cell>
          <table:table-cell office:value-type="float" office:value="32823.966453004134" table:style-name="ce5">
            <text:p><text:s/>32,8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823.966453004134" table:style-name="ce5">
            <text:p><text:s/>32,824<text:s/></text:p>
          </table:table-cell>
          <table:table-cell office:value-type="float" office:value="0.97153541287464973" table:style-name="ce6">
            <text:p>0.972</text:p>
          </table:table-cell>
          <table:table-cell office:value-type="float" office:value="31889.645800103019" table:style-name="ce5">
            <text:p><text:s/>31,890<text:s/></text:p>
          </table:table-cell>
          <table:table-cell office:value-type="float" office:value="1.02138307592663" table:style-name="ce6">
            <text:p>1.021</text:p>
          </table:table-cell>
          <table:table-cell office:value-type="float" office:value="32571.54451751996" table:style-name="ce5">
            <text:p><text:s/>32,5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571.54451751996" table:style-name="ce5">
            <text:p><text:s/>32,572<text:s/></text:p>
          </table:table-cell>
          <table:table-cell office:value-type="float" office:value="0.92908688046383814" table:style-name="ce6">
            <text:p>0.929</text:p>
          </table:table-cell>
          <table:table-cell office:value-type="float" office:value="30261.794687671649" table:style-name="ce5">
            <text:p><text:s/>30,262<text:s/></text:p>
          </table:table-cell>
          <table:table-cell office:value-type="float" office:value="1.1281681474000855" table:style-name="ce6">
            <text:p>1.128</text:p>
          </table:table-cell>
          <table:table-cell office:value-type="float" office:value="34140.392849792275" table:style-name="ce5">
            <text:p><text:s/>34,1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140.392849792275" table:style-name="ce5">
            <text:p><text:s/>34,140<text:s/></text:p>
          </table:table-cell>
          <table:table-cell office:value-type="float" office:value="0.98861691669187246" table:style-name="ce6">
            <text:p>0.989</text:p>
          </table:table-cell>
          <table:table-cell office:value-type="float" office:value="33751.769913810887" table:style-name="ce5">
            <text:p><text:s/>33,752<text:s/></text:p>
          </table:table-cell>
          <table:table-cell office:value-type="float" office:value="1.0486842673963779" table:style-name="ce6">
            <text:p>1.049</text:p>
          </table:table-cell>
          <table:table-cell office:value-type="float" office:value="35394.950105395881" table:style-name="ce5">
            <text:p><text:s/>35,3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394.950105395881" table:style-name="ce5">
            <text:p><text:s/>35,395<text:s/></text:p>
          </table:table-cell>
          <table:table-cell office:value-type="float" office:value="0.99891988861001257" table:style-name="ce6">
            <text:p>0.999</text:p>
          </table:table-cell>
          <table:table-cell office:value-type="float" office:value="35356.719616639006" table:style-name="ce5">
            <text:p><text:s/>35,357<text:s/></text:p>
          </table:table-cell>
          <table:table-cell office:value-type="float" office:value="1.038506170532657" table:style-name="ce6">
            <text:p>1.039</text:p>
          </table:table-cell>
          <table:table-cell office:value-type="float" office:value="36718.171491672656" table:style-name="ce5">
            <text:p><text:s/>36,7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718.171491672656" table:style-name="ce5">
            <text:p><text:s/>36,718<text:s/></text:p>
          </table:table-cell>
          <table:table-cell office:value-type="float" office:value="1.0572947165692355" table:style-name="ce6">
            <text:p>1.057</text:p>
          </table:table-cell>
          <table:table-cell office:value-type="float" office:value="38821.928720228621" table:style-name="ce5">
            <text:p><text:s/>38,822<text:s/></text:p>
          </table:table-cell>
          <table:table-cell office:value-type="float" office:value="1.0608560494217814" table:style-name="ce6">
            <text:p>1.061</text:p>
          </table:table-cell>
          <table:table-cell office:value-type="float" office:value="41184.47793307573" table:style-name="ce5">
            <text:p><text:s/>41,18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317.934959057999" table:style-name="ce5">
            <text:p><text:s/>24,31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317.934959057999" table:style-name="ce5">
            <text:p><text:s/>24,318<text:s/></text:p>
          </table:table-cell>
          <table:table-cell office:value-type="float" office:value="1.0051600568571002" table:style-name="ce6">
            <text:p>1.005</text:p>
          </table:table-cell>
          <table:table-cell office:value-type="float" office:value="24443.416886094001" table:style-name="ce5">
            <text:p><text:s/>24,443<text:s/></text:p>
          </table:table-cell>
          <table:table-cell office:value-type="float" office:value="1.0979472019475334" table:style-name="ce6">
            <text:p>1.098</text:p>
          </table:table-cell>
          <table:table-cell office:value-type="float" office:value="26837.581176124" table:style-name="ce5">
            <text:p><text:s/>26,83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837.581176124" table:style-name="ce5">
            <text:p><text:s/>26,838<text:s/></text:p>
          </table:table-cell>
          <table:table-cell office:value-type="float" office:value="1.0416719763540001" table:style-name="ce6">
            <text:p>1.042</text:p>
          </table:table-cell>
          <table:table-cell office:value-type="float" office:value="27955.956224293997" table:style-name="ce5">
            <text:p><text:s/>27,956<text:s/></text:p>
          </table:table-cell>
          <table:table-cell office:value-type="float" office:value="1.0389220513996023" table:style-name="ce6">
            <text:p>1.039</text:p>
          </table:table-cell>
          <table:table-cell office:value-type="float" office:value="29044.059389381" table:style-name="ce5">
            <text:p><text:s/>29,0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044.059389381" table:style-name="ce5">
            <text:p><text:s/>29,044<text:s/></text:p>
          </table:table-cell>
          <table:table-cell office:value-type="float" office:value="1.0164620605900154" table:style-name="ce6">
            <text:p>1.016</text:p>
          </table:table-cell>
          <table:table-cell office:value-type="float" office:value="29522.184454828999" table:style-name="ce5">
            <text:p><text:s/>29,522<text:s/></text:p>
          </table:table-cell>
          <table:table-cell office:value-type="float" office:value="1.1352620279281136" table:style-name="ce6">
            <text:p>1.135</text:p>
          </table:table-cell>
          <table:table-cell office:value-type="float" office:value="33515.414993056998" table:style-name="ce5">
            <text:p><text:s/>33,51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515.414993056998" table:style-name="ce5">
            <text:p><text:s/>33,515<text:s/></text:p>
          </table:table-cell>
          <table:table-cell office:value-type="float" office:value="1.0228103877348191" table:style-name="ce6">
            <text:p>1.023</text:p>
          </table:table-cell>
          <table:table-cell office:value-type="float" office:value="34279.914604141995" table:style-name="ce5">
            <text:p><text:s/>34,280<text:s/></text:p>
          </table:table-cell>
          <table:table-cell office:value-type="float" office:value="1.0811592277597109" table:style-name="ce6">
            <text:p>1.081</text:p>
          </table:table-cell>
          <table:table-cell office:value-type="float" office:value="37062.046001082999" table:style-name="ce5">
            <text:p><text:s/>37,0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062.046001082999" table:style-name="ce5">
            <text:p><text:s/>37,062<text:s/></text:p>
          </table:table-cell>
          <table:table-cell office:value-type="float" office:value="1.042293613185284" table:style-name="ce6">
            <text:p>1.042</text:p>
          </table:table-cell>
          <table:table-cell office:value-type="float" office:value="38629.533838508003" table:style-name="ce5">
            <text:p><text:s/>38,630<text:s/></text:p>
          </table:table-cell>
          <table:table-cell office:value-type="float" office:value="1.1111094173493337" table:style-name="ce6">
            <text:p>1.111</text:p>
          </table:table-cell>
          <table:table-cell office:value-type="float" office:value="42921.638835780999" table:style-name="ce5">
            <text:p><text:s/>42,92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921.638835780999" table:style-name="ce5">
            <text:p><text:s/>42,922<text:s/></text:p>
          </table:table-cell>
          <table:table-cell office:value-type="float" office:value="1.0313064780015535" table:style-name="ce6">
            <text:p>1.031</text:p>
          </table:table-cell>
          <table:table-cell office:value-type="float" office:value="44265.364177783995" table:style-name="ce5">
            <text:p><text:s/>44,265<text:s/></text:p>
          </table:table-cell>
          <table:table-cell office:value-type="float" office:value="1.1236012158438295" table:style-name="ce6">
            <text:p>1.124</text:p>
          </table:table-cell>
          <table:table-cell office:value-type="float" office:value="49736.617009927999" table:style-name="ce5">
            <text:p><text:s/>49,7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736.617009927999" table:style-name="ce5">
            <text:p><text:s/>49,737<text:s/></text:p>
          </table:table-cell>
          <table:table-cell office:value-type="float" office:value="1.0373558480049041" table:style-name="ce6">
            <text:p>1.037</text:p>
          </table:table-cell>
          <table:table-cell office:value-type="float" office:value="51594.570515228996" table:style-name="ce5">
            <text:p><text:s/>51,595<text:s/></text:p>
          </table:table-cell>
          <table:table-cell office:value-type="float" office:value="1.0389307730997805" table:style-name="ce6">
            <text:p>1.039</text:p>
          </table:table-cell>
          <table:table-cell office:value-type="float" office:value="53603.187033137998" table:style-name="ce5">
            <text:p><text:s/>53,6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3603.187033137998" table:style-name="ce5">
            <text:p><text:s/>53,603<text:s/></text:p>
          </table:table-cell>
          <table:table-cell office:value-type="float" office:value="1.0431407949844549" table:style-name="ce6">
            <text:p>1.043</text:p>
          </table:table-cell>
          <table:table-cell office:value-type="float" office:value="55915.671135447999" table:style-name="ce5">
            <text:p><text:s/>55,916<text:s/></text:p>
          </table:table-cell>
          <table:table-cell office:value-type="float" office:value="1.0770681042393593" table:style-name="ce6">
            <text:p>1.077</text:p>
          </table:table-cell>
          <table:table-cell office:value-type="float" office:value="60224.985907128437" table:style-name="ce5">
            <text:p><text:s/>60,2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0224.985907128437" table:style-name="ce5">
            <text:p><text:s/>60,225<text:s/></text:p>
          </table:table-cell>
          <table:table-cell office:value-type="float" office:value="1.0222768236915953" table:style-name="ce6">
            <text:p>1.022</text:p>
          </table:table-cell>
          <table:table-cell office:value-type="float" office:value="61566.607300010364" table:style-name="ce5">
            <text:p><text:s/>61,567<text:s/></text:p>
          </table:table-cell>
          <table:table-cell office:value-type="float" office:value="1.0912994962197178" table:style-name="ce6">
            <text:p>1.091</text:p>
          </table:table-cell>
          <table:table-cell office:value-type="float" office:value="67187.60753045851" table:style-name="ce5">
            <text:p><text:s/>67,1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7187.60753045851" table:style-name="ce5">
            <text:p><text:s/>67,188<text:s/></text:p>
          </table:table-cell>
          <table:table-cell office:value-type="float" office:value="1.0185467636914998" table:style-name="ce6">
            <text:p>1.019</text:p>
          </table:table-cell>
          <table:table-cell office:value-type="float" office:value="68433.720210323154" table:style-name="ce5">
            <text:p><text:s/>68,434<text:s/></text:p>
          </table:table-cell>
          <table:table-cell office:value-type="float" office:value="1.0913669712545664" table:style-name="ce6">
            <text:p>1.091</text:p>
          </table:table-cell>
          <table:table-cell office:value-type="float" office:value="74686.301957622782" table:style-name="ce5">
            <text:p><text:s/>74,68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4686.301957622782" table:style-name="ce5">
            <text:p><text:s/>74,686<text:s/></text:p>
          </table:table-cell>
          <table:table-cell office:value-type="float" office:value="1.0165886994446769" table:style-name="ce6">
            <text:p>1.017</text:p>
          </table:table-cell>
          <table:table-cell office:value-type="float" office:value="75925.250573432175" table:style-name="ce5">
            <text:p><text:s/>75,925<text:s/></text:p>
          </table:table-cell>
          <table:table-cell office:value-type="float" office:value="1.099994251115326" table:style-name="ce6">
            <text:p>1.100</text:p>
          </table:table-cell>
          <table:table-cell office:value-type="float" office:value="83517.339145266" table:style-name="ce5">
            <text:p><text:s/>83,5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517.339145266" table:style-name="ce5">
            <text:p><text:s/>83,517<text:s/></text:p>
          </table:table-cell>
          <table:table-cell office:value-type="float" office:value="1.0030946066321254" table:style-name="ce6">
            <text:p>1.003</text:p>
          </table:table-cell>
          <table:table-cell office:value-type="float" office:value="83775.792456882409" table:style-name="ce5">
            <text:p><text:s/>83,776<text:s/></text:p>
          </table:table-cell>
          <table:table-cell office:value-type="float" office:value="1.1091564525048103" table:style-name="ce6">
            <text:p>1.109</text:p>
          </table:table-cell>
          <table:table-cell office:value-type="float" office:value="92920.460767254946" table:style-name="ce5">
            <text:p><text:s/>92,92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2920.460767254946" table:style-name="ce5">
            <text:p><text:s/>92,920<text:s/></text:p>
          </table:table-cell>
          <table:table-cell office:value-type="float" office:value="0.97711124114329917" table:style-name="ce6">
            <text:p>0.977</text:p>
          </table:table-cell>
          <table:table-cell office:value-type="float" office:value="90793.626747899718" table:style-name="ce5">
            <text:p><text:s/>90,794<text:s/></text:p>
          </table:table-cell>
          <table:table-cell office:value-type="float" office:value="1.1060864822457663" table:style-name="ce6">
            <text:p>1.106</text:p>
          </table:table-cell>
          <table:table-cell office:value-type="float" office:value="100425.60321991953" table:style-name="ce5">
            <text:p><text:s/>100,4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425.60321991953" table:style-name="ce5">
            <text:p><text:s/>100,426<text:s/></text:p>
          </table:table-cell>
          <table:table-cell office:value-type="float" office:value="1.0020358810737011" table:style-name="ce6">
            <text:p>1.002</text:p>
          </table:table-cell>
          <table:table-cell office:value-type="float" office:value="100630.05780482998" table:style-name="ce5">
            <text:p><text:s/>100,630<text:s/></text:p>
          </table:table-cell>
          <table:table-cell office:value-type="float" office:value="1.0578674776845902" table:style-name="ce6">
            <text:p>1.058</text:p>
          </table:table-cell>
          <table:table-cell office:value-type="float" office:value="106453.26542925001" table:style-name="ce5">
            <text:p><text:s/>106,4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6453.26542925001" table:style-name="ce5">
            <text:p><text:s/>106,453<text:s/></text:p>
          </table:table-cell>
          <table:table-cell office:value-type="float" office:value="0.99649450151910113" table:style-name="ce6">
            <text:p>0.996</text:p>
          </table:table-cell>
          <table:table-cell office:value-type="float" office:value="106080.09366900106" table:style-name="ce5">
            <text:p><text:s/>106,080<text:s/></text:p>
          </table:table-cell>
          <table:table-cell office:value-type="float" office:value="1.0573756420711675" table:style-name="ce6">
            <text:p>1.057</text:p>
          </table:table-cell>
          <table:table-cell office:value-type="float" office:value="112166.50715422958" table:style-name="ce5">
            <text:p><text:s/>112,1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2166.50715422958" table:style-name="ce5">
            <text:p><text:s/>112,167<text:s/></text:p>
          </table:table-cell>
          <table:table-cell office:value-type="float" office:value="0.98564653144383396" table:style-name="ce6">
            <text:p>0.986</text:p>
          </table:table-cell>
          <table:table-cell office:value-type="float" office:value="110556.52872073637" table:style-name="ce5">
            <text:p><text:s/>110,557<text:s/></text:p>
          </table:table-cell>
          <table:table-cell office:value-type="float" office:value="1.0611862138579624" table:style-name="ce6">
            <text:p>1.061</text:p>
          </table:table-cell>
          <table:table-cell office:value-type="float" office:value="117321.06413043731" table:style-name="ce5">
            <text:p><text:s/>117,3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586.1796625191" table:style-name="ce5">
            <text:p><text:s/>5,58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586.1796625191" table:style-name="ce5">
            <text:p><text:s/>5,586<text:s/></text:p>
          </table:table-cell>
          <table:table-cell office:value-type="float" office:value="0.97062482948172824" table:style-name="ce6">
            <text:p>0.971</text:p>
          </table:table-cell>
          <table:table-cell office:value-type="float" office:value="5422.0846823868997" table:style-name="ce5">
            <text:p><text:s/>5,422<text:s/></text:p>
          </table:table-cell>
          <table:table-cell office:value-type="float" office:value="1.1833941021501266" table:style-name="ce6">
            <text:p>1.183</text:p>
          </table:table-cell>
          <table:table-cell office:value-type="float" office:value="6416.4630344952002" table:style-name="ce5">
            <text:p><text:s/>6,41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416.4630344952002" table:style-name="ce5">
            <text:p><text:s/>6,416<text:s/></text:p>
          </table:table-cell>
          <table:table-cell office:value-type="float" office:value="1.0366570387664835" table:style-name="ce6">
            <text:p>1.037</text:p>
          </table:table-cell>
          <table:table-cell office:value-type="float" office:value="6651.6715686943999" table:style-name="ce5">
            <text:p><text:s/>6,652<text:s/></text:p>
          </table:table-cell>
          <table:table-cell office:value-type="float" office:value="0.99815193759915111" table:style-name="ce6">
            <text:p>0.998</text:p>
          </table:table-cell>
          <table:table-cell office:value-type="float" office:value="6639.3788645655004" table:style-name="ce5">
            <text:p><text:s/>6,6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39.3788645655004" table:style-name="ce5">
            <text:p><text:s/>6,639<text:s/></text:p>
          </table:table-cell>
          <table:table-cell office:value-type="float" office:value="1.0467168240122111" table:style-name="ce6">
            <text:p>1.047</text:p>
          </table:table-cell>
          <table:table-cell office:value-type="float" office:value="6949.5495585318004" table:style-name="ce5">
            <text:p><text:s/>6,950<text:s/></text:p>
          </table:table-cell>
          <table:table-cell office:value-type="float" office:value="1.1252056075410628" table:style-name="ce6">
            <text:p>1.125</text:p>
          </table:table-cell>
          <table:table-cell office:value-type="float" office:value="7819.6721331444996" table:style-name="ce5">
            <text:p><text:s/>7,8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819.6721331444996" table:style-name="ce5">
            <text:p><text:s/>7,820<text:s/></text:p>
          </table:table-cell>
          <table:table-cell office:value-type="float" office:value="1.0000314999300235" table:style-name="ce6">
            <text:p>1.000</text:p>
          </table:table-cell>
          <table:table-cell office:value-type="float" office:value="7819.9184522694995" table:style-name="ce5">
            <text:p><text:s/>7,820<text:s/></text:p>
          </table:table-cell>
          <table:table-cell office:value-type="float" office:value="1.0495668411896173" table:style-name="ce6">
            <text:p>1.050</text:p>
          </table:table-cell>
          <table:table-cell office:value-type="float" office:value="8207.5271083088992" table:style-name="ce5">
            <text:p><text:s/>8,2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207.5271083088992" table:style-name="ce5">
            <text:p><text:s/>8,208<text:s/></text:p>
          </table:table-cell>
          <table:table-cell office:value-type="float" office:value="1.1093318538469246" table:style-name="ce6">
            <text:p>1.109</text:p>
          </table:table-cell>
          <table:table-cell office:value-type="float" office:value="9104.8712625591997" table:style-name="ce5">
            <text:p><text:s/>9,105<text:s/></text:p>
          </table:table-cell>
          <table:table-cell office:value-type="float" office:value="1.1106003202703989" table:style-name="ce6">
            <text:p>1.111</text:p>
          </table:table-cell>
          <table:table-cell office:value-type="float" office:value="10111.872940219" table:style-name="ce5">
            <text:p><text:s/>10,1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111.872940219" table:style-name="ce5">
            <text:p><text:s/>10,112<text:s/></text:p>
          </table:table-cell>
          <table:table-cell office:value-type="float" office:value="1.0733298763606638" table:style-name="ce6">
            <text:p>1.073</text:p>
          </table:table-cell>
          <table:table-cell office:value-type="float" office:value="10853.375332700001" table:style-name="ce5">
            <text:p><text:s/>10,853<text:s/></text:p>
          </table:table-cell>
          <table:table-cell office:value-type="float" office:value="1.0333245022488338" table:style-name="ce6">
            <text:p>1.033</text:p>
          </table:table-cell>
          <table:table-cell office:value-type="float" office:value="11215.058663382" table:style-name="ce5">
            <text:p><text:s/>11,2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215.058663382" table:style-name="ce5">
            <text:p><text:s/>11,215<text:s/></text:p>
          </table:table-cell>
          <table:table-cell office:value-type="float" office:value="1.0264122150403157" table:style-name="ce6">
            <text:p>1.026</text:p>
          </table:table-cell>
          <table:table-cell office:value-type="float" office:value="11511.273204489" table:style-name="ce5">
            <text:p><text:s/>11,511<text:s/></text:p>
          </table:table-cell>
          <table:table-cell office:value-type="float" office:value="1.0607885639473069" table:style-name="ce6">
            <text:p>1.061</text:p>
          </table:table-cell>
          <table:table-cell office:value-type="float" office:value="12211.026971795" table:style-name="ce5">
            <text:p><text:s/>12,2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211.026971795" table:style-name="ce5">
            <text:p><text:s/>12,211<text:s/></text:p>
          </table:table-cell>
          <table:table-cell office:value-type="float" office:value="1.0988712981061024" table:style-name="ce6">
            <text:p>1.099</text:p>
          </table:table-cell>
          <table:table-cell office:value-type="float" office:value="13418.347059705" table:style-name="ce5">
            <text:p><text:s/>13,418<text:s/></text:p>
          </table:table-cell>
          <table:table-cell office:value-type="float" office:value="1.0565798583110111" table:style-name="ce6">
            <text:p>1.057</text:p>
          </table:table-cell>
          <table:table-cell office:value-type="float" office:value="14177.55523511108" table:style-name="ce5">
            <text:p><text:s/>14,1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77.55523511108" table:style-name="ce5">
            <text:p><text:s/>14,178<text:s/></text:p>
          </table:table-cell>
          <table:table-cell office:value-type="float" office:value="1.03391884885435" table:style-name="ce6">
            <text:p>1.034</text:p>
          </table:table-cell>
          <table:table-cell office:value-type="float" office:value="14658.441588255011" table:style-name="ce5">
            <text:p><text:s/>14,658<text:s/></text:p>
          </table:table-cell>
          <table:table-cell office:value-type="float" office:value="1.0704750667393415" table:style-name="ce6">
            <text:p>1.070</text:p>
          </table:table-cell>
          <table:table-cell office:value-type="float" office:value="15691.496237482019" table:style-name="ce5">
            <text:p><text:s/>15,69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691.496237482019" table:style-name="ce5">
            <text:p><text:s/>15,691<text:s/></text:p>
          </table:table-cell>
          <table:table-cell office:value-type="float" office:value="1.0476192007685141" table:style-name="ce6">
            <text:p>1.048</text:p>
          </table:table-cell>
          <table:table-cell office:value-type="float" office:value="16438.71274717306" table:style-name="ce5">
            <text:p><text:s/>16,439<text:s/></text:p>
          </table:table-cell>
          <table:table-cell office:value-type="float" office:value="1.0501600578262273" table:style-name="ce6">
            <text:p>1.050</text:p>
          </table:table-cell>
          <table:table-cell office:value-type="float" office:value="17263.279529160001" table:style-name="ce5">
            <text:p><text:s/>17,2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263.279529160001" table:style-name="ce5">
            <text:p><text:s/>17,263<text:s/></text:p>
          </table:table-cell>
          <table:table-cell office:value-type="float" office:value="1.005476250936987" table:style-name="ce6">
            <text:p>1.005</text:p>
          </table:table-cell>
          <table:table-cell office:value-type="float" office:value="17357.81757985703" table:style-name="ce5">
            <text:p><text:s/>17,358<text:s/></text:p>
          </table:table-cell>
          <table:table-cell office:value-type="float" office:value="1.0452225101906756" table:style-name="ce6">
            <text:p>1.045</text:p>
          </table:table-cell>
          <table:table-cell office:value-type="float" office:value="18142.781662249999" table:style-name="ce5">
            <text:p><text:s/>18,1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142.781662249999" table:style-name="ce5">
            <text:p><text:s/>18,143<text:s/></text:p>
          </table:table-cell>
          <table:table-cell office:value-type="float" office:value="1.0238256139098834" table:style-name="ce6">
            <text:p>1.024</text:p>
          </table:table-cell>
          <table:table-cell office:value-type="float" office:value="18575.044573386083" table:style-name="ce5">
            <text:p><text:s/>18,575<text:s/></text:p>
          </table:table-cell>
          <table:table-cell office:value-type="float" office:value="1.1320786441460329" table:style-name="ce6">
            <text:p>1.132</text:p>
          </table:table-cell>
          <table:table-cell office:value-type="float" office:value="21028.411275591043" table:style-name="ce5">
            <text:p><text:s/>21,0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028.411275591043" table:style-name="ce5">
            <text:p><text:s/>21,028<text:s/></text:p>
          </table:table-cell>
          <table:table-cell office:value-type="float" office:value="0.93383780326440813" table:style-name="ce6">
            <text:p>0.934</text:p>
          </table:table-cell>
          <table:table-cell office:value-type="float" office:value="19637.125391738449" table:style-name="ce5">
            <text:p><text:s/>19,637<text:s/></text:p>
          </table:table-cell>
          <table:table-cell office:value-type="float" office:value="1.0964143675991986" table:style-name="ce6">
            <text:p>1.096</text:p>
          </table:table-cell>
          <table:table-cell office:value-type="float" office:value="21530.426417849078" table:style-name="ce5">
            <text:p><text:s/>21,5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530.426417849078" table:style-name="ce5">
            <text:p><text:s/>21,530<text:s/></text:p>
          </table:table-cell>
          <table:table-cell office:value-type="float" office:value="0.99591218076197707" table:style-name="ce6">
            <text:p>0.996</text:p>
          </table:table-cell>
          <table:table-cell office:value-type="float" office:value="21442.413926535359" table:style-name="ce5">
            <text:p><text:s/>21,442<text:s/></text:p>
          </table:table-cell>
          <table:table-cell office:value-type="float" office:value="1.0421717390826739" table:style-name="ce6">
            <text:p>1.042</text:p>
          </table:table-cell>
          <table:table-cell office:value-type="float" office:value="22346.677811947899" table:style-name="ce5">
            <text:p><text:s/>22,3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346.677811947899" table:style-name="ce5">
            <text:p><text:s/>22,347<text:s/></text:p>
          </table:table-cell>
          <table:table-cell office:value-type="float" office:value="0.98077509175479893" table:style-name="ce6">
            <text:p>0.981</text:p>
          </table:table-cell>
          <table:table-cell office:value-type="float" office:value="21917.064981428131" table:style-name="ce5">
            <text:p><text:s/>21,917<text:s/></text:p>
          </table:table-cell>
          <table:table-cell office:value-type="float" office:value="1.0077526087038005" table:style-name="ce6">
            <text:p>1.008</text:p>
          </table:table-cell>
          <table:table-cell office:value-type="float" office:value="22086.979410164909" table:style-name="ce5">
            <text:p><text:s/>22,0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086.979410164909" table:style-name="ce5">
            <text:p><text:s/>22,087<text:s/></text:p>
          </table:table-cell>
          <table:table-cell office:value-type="float" office:value="1.0139832579449304" table:style-name="ce6">
            <text:p>1.014</text:p>
          </table:table-cell>
          <table:table-cell office:value-type="float" office:value="22395.82734048161" table:style-name="ce5">
            <text:p><text:s/>22,396<text:s/></text:p>
          </table:table-cell>
          <table:table-cell office:value-type="float" office:value="1.0744410067321133" table:style-name="ce6">
            <text:p>1.074</text:p>
          </table:table-cell>
          <table:table-cell office:value-type="float" office:value="24062.995274305649" table:style-name="ce5">
            <text:p><text:s/>24,06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731.755296538897" table:style-name="ce5">
            <text:p><text:s/>18,73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731.755296538897" table:style-name="ce5">
            <text:p><text:s/>18,732<text:s/></text:p>
          </table:table-cell>
          <table:table-cell office:value-type="float" office:value="1.0154591442491088" table:style-name="ce6">
            <text:p>1.015</text:p>
          </table:table-cell>
          <table:table-cell office:value-type="float" office:value="19021.332203707101" table:style-name="ce5">
            <text:p><text:s/>19,021<text:s/></text:p>
          </table:table-cell>
          <table:table-cell office:value-type="float" office:value="1.073590320747823" table:style-name="ce6">
            <text:p>1.074</text:p>
          </table:table-cell>
          <table:table-cell office:value-type="float" office:value="20421.118141628798" table:style-name="ce5">
            <text:p><text:s/>20,4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421.118141628798" table:style-name="ce5">
            <text:p><text:s/>20,421<text:s/></text:p>
          </table:table-cell>
          <table:table-cell office:value-type="float" office:value="1.0432477060191161" table:style-name="ce6">
            <text:p>1.043</text:p>
          </table:table-cell>
          <table:table-cell office:value-type="float" office:value="21304.284655599597" table:style-name="ce5">
            <text:p><text:s/>21,304<text:s/></text:p>
          </table:table-cell>
          <table:table-cell office:value-type="float" office:value="1.0516513878313523" table:style-name="ce6">
            <text:p>1.052</text:p>
          </table:table-cell>
          <table:table-cell office:value-type="float" office:value="22404.6805248155" table:style-name="ce5">
            <text:p><text:s/>22,4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404.6805248155" table:style-name="ce5">
            <text:p><text:s/>22,405<text:s/></text:p>
          </table:table-cell>
          <table:table-cell office:value-type="float" office:value="1.0074963966255031" table:style-name="ce6">
            <text:p>1.007</text:p>
          </table:table-cell>
          <table:table-cell office:value-type="float" office:value="22572.634896297201" table:style-name="ce5">
            <text:p><text:s/>22,573<text:s/></text:p>
          </table:table-cell>
          <table:table-cell office:value-type="float" office:value="1.1383581481720422" table:style-name="ce6">
            <text:p>1.138</text:p>
          </table:table-cell>
          <table:table-cell office:value-type="float" office:value="25695.742859912498" table:style-name="ce5">
            <text:p><text:s/>25,6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695.742859912498" table:style-name="ce5">
            <text:p><text:s/>25,696<text:s/></text:p>
          </table:table-cell>
          <table:table-cell office:value-type="float" office:value="1.0297424089323488" table:style-name="ce6">
            <text:p>1.030</text:p>
          </table:table-cell>
          <table:table-cell office:value-type="float" office:value="26459.996151872496" table:style-name="ce5">
            <text:p><text:s/>26,460<text:s/></text:p>
          </table:table-cell>
          <table:table-cell office:value-type="float" office:value="1.0904959595291608" table:style-name="ce6">
            <text:p>1.090</text:p>
          </table:table-cell>
          <table:table-cell office:value-type="float" office:value="28854.5188927741" table:style-name="ce5">
            <text:p><text:s/>28,8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854.5188927741" table:style-name="ce5">
            <text:p><text:s/>28,855<text:s/></text:p>
          </table:table-cell>
          <table:table-cell office:value-type="float" office:value="1.0232249127308279" table:style-name="ce6">
            <text:p>1.023</text:p>
          </table:table-cell>
          <table:table-cell office:value-type="float" office:value="29524.662575948802" table:style-name="ce5">
            <text:p><text:s/>29,525<text:s/></text:p>
          </table:table-cell>
          <table:table-cell office:value-type="float" office:value="1.1112664136690011" table:style-name="ce6">
            <text:p>1.111</text:p>
          </table:table-cell>
          <table:table-cell office:value-type="float" office:value="32809.765895561999" table:style-name="ce5">
            <text:p><text:s/>32,8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809.765895561999" table:style-name="ce5">
            <text:p><text:s/>32,810<text:s/></text:p>
          </table:table-cell>
          <table:table-cell office:value-type="float" office:value="1.0183549907499785" table:style-name="ce6">
            <text:p>1.018</text:p>
          </table:table-cell>
          <table:table-cell office:value-type="float" office:value="33411.988845083994" table:style-name="ce5">
            <text:p><text:s/>33,412<text:s/></text:p>
          </table:table-cell>
          <table:table-cell office:value-type="float" office:value="1.1529262303166905" table:style-name="ce6">
            <text:p>1.153</text:p>
          </table:table-cell>
          <table:table-cell office:value-type="float" office:value="38521.558346546008" table:style-name="ce5">
            <text:p><text:s/>38,5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521.558346546008" table:style-name="ce5">
            <text:p><text:s/>38,522<text:s/></text:p>
          </table:table-cell>
          <table:table-cell office:value-type="float" office:value="1.0405419466716364" table:style-name="ce6">
            <text:p>1.041</text:p>
          </table:table-cell>
          <table:table-cell office:value-type="float" office:value="40083.297310739996" table:style-name="ce5">
            <text:p><text:s/>40,083<text:s/></text:p>
          </table:table-cell>
          <table:table-cell office:value-type="float" office:value="1.0326535699011046" table:style-name="ce6">
            <text:p>1.033</text:p>
          </table:table-cell>
          <table:table-cell office:value-type="float" office:value="41392.160061343006" table:style-name="ce5">
            <text:p><text:s/>41,3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392.160061343006" table:style-name="ce5">
            <text:p><text:s/>41,392<text:s/></text:p>
          </table:table-cell>
          <table:table-cell office:value-type="float" office:value="1.0266998391183777" table:style-name="ce6">
            <text:p>1.027</text:p>
          </table:table-cell>
          <table:table-cell office:value-type="float" office:value="42497.324075742996" table:style-name="ce5">
            <text:p><text:s/>42,497<text:s/></text:p>
          </table:table-cell>
          <table:table-cell office:value-type="float" office:value="1.0835371796574065" table:style-name="ce6">
            <text:p>1.084</text:p>
          </table:table-cell>
          <table:table-cell office:value-type="float" office:value="46047.430672017363" table:style-name="ce5">
            <text:p><text:s/>46,0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047.430672017363" table:style-name="ce5">
            <text:p><text:s/>46,047<text:s/></text:p>
          </table:table-cell>
          <table:table-cell office:value-type="float" office:value="1.0186923575794871" table:style-name="ce6">
            <text:p>1.019</text:p>
          </table:table-cell>
          <table:table-cell office:value-type="float" office:value="46908.165711755348" table:style-name="ce5">
            <text:p><text:s/>46,908<text:s/></text:p>
          </table:table-cell>
          <table:table-cell office:value-type="float" office:value="1.0978069705264852" table:style-name="ce6">
            <text:p>1.098</text:p>
          </table:table-cell>
          <table:table-cell office:value-type="float" office:value="51496.111292976486" table:style-name="ce5">
            <text:p><text:s/>51,49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496.111292976486" table:style-name="ce5">
            <text:p><text:s/>51,496<text:s/></text:p>
          </table:table-cell>
          <table:table-cell office:value-type="float" office:value="1.0096880358078932" table:style-name="ce6">
            <text:p>1.010</text:p>
          </table:table-cell>
          <table:table-cell office:value-type="float" office:value="51995.00746315009" table:style-name="ce5">
            <text:p><text:s/>51,995<text:s/></text:p>
          </table:table-cell>
          <table:table-cell office:value-type="float" office:value="1.1043949261697796" table:style-name="ce6">
            <text:p>1.104</text:p>
          </table:table-cell>
          <table:table-cell office:value-type="float" office:value="57423.022428462784" table:style-name="ce5">
            <text:p><text:s/>57,42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423.022428462784" table:style-name="ce5">
            <text:p><text:s/>57,423<text:s/></text:p>
          </table:table-cell>
          <table:table-cell office:value-type="float" office:value="1.0199294728266535" table:style-name="ce6">
            <text:p>1.020</text:p>
          </table:table-cell>
          <table:table-cell office:value-type="float" office:value="58567.432993575152" table:style-name="ce5">
            <text:p><text:s/>58,567<text:s/></text:p>
          </table:table-cell>
          <table:table-cell office:value-type="float" office:value="1.1162271272874056" table:style-name="ce6">
            <text:p>1.116</text:p>
          </table:table-cell>
          <table:table-cell office:value-type="float" office:value="65374.557483016004" table:style-name="ce5">
            <text:p><text:s/>65,3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374.557483016004" table:style-name="ce5">
            <text:p><text:s/>65,375<text:s/></text:p>
          </table:table-cell>
          <table:table-cell office:value-type="float" office:value="0.99734132656171592" table:style-name="ce6">
            <text:p>0.997</text:p>
          </table:table-cell>
          <table:table-cell office:value-type="float" office:value="65200.74788349634" table:style-name="ce5">
            <text:p><text:s/>65,201<text:s/></text:p>
          </table:table-cell>
          <table:table-cell office:value-type="float" office:value="1.1026261480945569" table:style-name="ce6">
            <text:p>1.103</text:p>
          </table:table-cell>
          <table:table-cell office:value-type="float" office:value="71892.049491663915" table:style-name="ce5">
            <text:p><text:s/>71,8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892.049491663915" table:style-name="ce5">
            <text:p><text:s/>71,892<text:s/></text:p>
          </table:table-cell>
          <table:table-cell office:value-type="float" office:value="0.98976871377706477" table:style-name="ce6">
            <text:p>0.990</text:p>
          </table:table-cell>
          <table:table-cell office:value-type="float" office:value="71156.501356161272" table:style-name="ce5">
            <text:p><text:s/>71,157<text:s/></text:p>
          </table:table-cell>
          <table:table-cell office:value-type="float" office:value="1.1087557046569028" table:style-name="ce6">
            <text:p>1.109</text:p>
          </table:table-cell>
          <table:table-cell office:value-type="float" office:value="78895.176802070448" table:style-name="ce5">
            <text:p><text:s/>78,8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8895.176802070448" table:style-name="ce5">
            <text:p><text:s/>78,895<text:s/></text:p>
          </table:table-cell>
          <table:table-cell office:value-type="float" office:value="1.003707033662627" table:style-name="ce6">
            <text:p>1.004</text:p>
          </table:table-cell>
          <table:table-cell office:value-type="float" office:value="79187.643878294635" table:style-name="ce5">
            <text:p><text:s/>79,188<text:s/></text:p>
          </table:table-cell>
          <table:table-cell office:value-type="float" office:value="1.0621175665558067" table:style-name="ce6">
            <text:p>1.062</text:p>
          </table:table-cell>
          <table:table-cell office:value-type="float" office:value="84106.587617302124" table:style-name="ce5">
            <text:p><text:s/>84,1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4106.587617302124" table:style-name="ce5">
            <text:p><text:s/>84,107<text:s/></text:p>
          </table:table-cell>
          <table:table-cell office:value-type="float" office:value="1.000671065987454" table:style-name="ce6">
            <text:p>1.001</text:p>
          </table:table-cell>
          <table:table-cell office:value-type="float" office:value="84163.028687572922" table:style-name="ce5">
            <text:p><text:s/>84,163<text:s/></text:p>
          </table:table-cell>
          <table:table-cell office:value-type="float" office:value="1.0702980768248582" table:style-name="ce6">
            <text:p>1.070</text:p>
          </table:table-cell>
          <table:table-cell office:value-type="float" office:value="90079.527744064661" table:style-name="ce5">
            <text:p><text:s/>90,0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0079.527744064661" table:style-name="ce5">
            <text:p><text:s/>90,080<text:s/></text:p>
          </table:table-cell>
          <table:table-cell office:value-type="float" office:value="0.97869852993388573" table:style-name="ce6">
            <text:p>0.979</text:p>
          </table:table-cell>
          <table:table-cell office:value-type="float" office:value="88160.701380254759" table:style-name="ce5">
            <text:p><text:s/>88,161<text:s/></text:p>
          </table:table-cell>
          <table:table-cell office:value-type="float" office:value="1.0578190440419812" table:style-name="ce6">
            <text:p>1.058</text:p>
          </table:table-cell>
          <table:table-cell office:value-type="float" office:value="93258.068856131664" table:style-name="ce5">
            <text:p><text:s/>93,25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333.3699764571993" table:style-name="ce5">
            <text:p><text:s/>8,33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333.3699764571993" table:style-name="ce5">
            <text:p><text:s/>8,333<text:s/></text:p>
          </table:table-cell>
          <table:table-cell office:value-type="float" office:value="1.0438333124029964" table:style-name="ce6">
            <text:p>1.044</text:p>
          </table:table-cell>
          <table:table-cell office:value-type="float" office:value="8698.6491860049991" table:style-name="ce5">
            <text:p><text:s/>8,699<text:s/></text:p>
          </table:table-cell>
          <table:table-cell office:value-type="float" office:value="1.0807506031364853" table:style-name="ce6">
            <text:p>1.081</text:p>
          </table:table-cell>
          <table:table-cell office:value-type="float" office:value="9401.0703542476003" table:style-name="ce5">
            <text:p><text:s/>9,4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401.0703542476003" table:style-name="ce5">
            <text:p><text:s/>9,401<text:s/></text:p>
          </table:table-cell>
          <table:table-cell office:value-type="float" office:value="1.0579127773517947" table:style-name="ce6">
            <text:p>1.058</text:p>
          </table:table-cell>
          <table:table-cell office:value-type="float" office:value="9945.5124485417" table:style-name="ce5">
            <text:p><text:s/>9,946<text:s/></text:p>
          </table:table-cell>
          <table:table-cell office:value-type="float" office:value="1.0699090783216754" table:style-name="ce6">
            <text:p>1.070</text:p>
          </table:table-cell>
          <table:table-cell office:value-type="float" office:value="10640.794057256" table:style-name="ce5">
            <text:p><text:s/>10,6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640.794057256" table:style-name="ce5">
            <text:p><text:s/>10,641<text:s/></text:p>
          </table:table-cell>
          <table:table-cell office:value-type="float" office:value="1.0567543303968174" table:style-name="ce6">
            <text:p>1.057</text:p>
          </table:table-cell>
          <table:table-cell office:value-type="float" office:value="11244.705198865999" table:style-name="ce5">
            <text:p><text:s/>11,245<text:s/></text:p>
          </table:table-cell>
          <table:table-cell office:value-type="float" office:value="0.95218162490660707" table:style-name="ce6">
            <text:p>0.952</text:p>
          </table:table-cell>
          <table:table-cell office:value-type="float" office:value="10707.001667851999" table:style-name="ce5">
            <text:p><text:s/>10,7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707.001667851999" table:style-name="ce5">
            <text:p><text:s/>10,707<text:s/></text:p>
          </table:table-cell>
          <table:table-cell office:value-type="float" office:value="1.032093557851564" table:style-name="ce6">
            <text:p>1.032</text:p>
          </table:table-cell>
          <table:table-cell office:value-type="float" office:value="11050.627445295999" table:style-name="ce5">
            <text:p><text:s/>11,051<text:s/></text:p>
          </table:table-cell>
          <table:table-cell office:value-type="float" office:value="0.99926487280335763" table:style-name="ce6">
            <text:p>0.999</text:p>
          </table:table-cell>
          <table:table-cell office:value-type="float" office:value="11042.503828520999" table:style-name="ce5">
            <text:p><text:s/>11,0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042.503828520999" table:style-name="ce5">
            <text:p><text:s/>11,043<text:s/></text:p>
          </table:table-cell>
          <table:table-cell office:value-type="float" office:value="0.98506876153955714" table:style-name="ce6">
            <text:p>0.985</text:p>
          </table:table-cell>
          <table:table-cell office:value-type="float" office:value="10877.625570656999" table:style-name="ce5">
            <text:p><text:s/>10,878<text:s/></text:p>
          </table:table-cell>
          <table:table-cell office:value-type="float" office:value="1.0955411342076771" table:style-name="ce6">
            <text:p>1.096</text:p>
          </table:table-cell>
          <table:table-cell office:value-type="float" office:value="11916.886255164" table:style-name="ce5">
            <text:p><text:s/>11,9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916.886255164" table:style-name="ce5">
            <text:p><text:s/>11,917<text:s/></text:p>
          </table:table-cell>
          <table:table-cell office:value-type="float" office:value="1.0409450217332201" table:style-name="ce6">
            <text:p>1.041</text:p>
          </table:table-cell>
          <table:table-cell office:value-type="float" office:value="12404.823421874" table:style-name="ce5">
            <text:p><text:s/>12,405<text:s/></text:p>
          </table:table-cell>
          <table:table-cell office:value-type="float" office:value="1.0317676356733232" table:style-name="ce6">
            <text:p>1.032</text:p>
          </table:table-cell>
          <table:table-cell office:value-type="float" office:value="12798.895332931999" table:style-name="ce5">
            <text:p><text:s/>12,7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798.895332931999" table:style-name="ce5">
            <text:p><text:s/>12,799<text:s/></text:p>
          </table:table-cell>
          <table:table-cell office:value-type="float" office:value="1.0341584109359887" table:style-name="ce6">
            <text:p>1.034</text:p>
          </table:table-cell>
          <table:table-cell office:value-type="float" office:value="13236.085259240999" table:style-name="ce5">
            <text:p><text:s/>13,236<text:s/></text:p>
          </table:table-cell>
          <table:table-cell office:value-type="float" office:value="1.0613796428163524" table:style-name="ce6">
            <text:p>1.061</text:p>
          </table:table-cell>
          <table:table-cell office:value-type="float" office:value="14048.511444739999" table:style-name="ce5">
            <text:p><text:s/>14,0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048.511444739999" table:style-name="ce5">
            <text:p><text:s/>14,049<text:s/></text:p>
          </table:table-cell>
          <table:table-cell office:value-type="float" office:value="1.0199550281409326" table:style-name="ce6">
            <text:p>1.020</text:p>
          </table:table-cell>
          <table:table-cell office:value-type="float" office:value="14328.849885958" table:style-name="ce5">
            <text:p><text:s/>14,329<text:s/></text:p>
          </table:table-cell>
          <table:table-cell office:value-type="float" office:value="1.0662285311351305" table:style-name="ce6">
            <text:p>1.066</text:p>
          </table:table-cell>
          <table:table-cell office:value-type="float" office:value="15277.82856676078" table:style-name="ce5">
            <text:p><text:s/>15,2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277.82856676078" table:style-name="ce5">
            <text:p><text:s/>15,278<text:s/></text:p>
          </table:table-cell>
          <table:table-cell office:value-type="float" office:value="1.032149834072174" table:style-name="ce6">
            <text:p>1.032</text:p>
          </table:table-cell>
          <table:table-cell office:value-type="float" office:value="15769.00822016526" table:style-name="ce5">
            <text:p><text:s/>15,769<text:s/></text:p>
          </table:table-cell>
          <table:table-cell office:value-type="float" office:value="1.0770070952369606" table:style-name="ce6">
            <text:p>1.077</text:p>
          </table:table-cell>
          <table:table-cell office:value-type="float" office:value="16983.33373796794" table:style-name="ce5">
            <text:p><text:s/>16,98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983.33373796794" table:style-name="ce5">
            <text:p><text:s/>16,983<text:s/></text:p>
          </table:table-cell>
          <table:table-cell office:value-type="float" office:value="1.0117365977289934" table:style-name="ce6">
            <text:p>1.012</text:p>
          </table:table-cell>
          <table:table-cell office:value-type="float" office:value="17182.66029414771" table:style-name="ce5">
            <text:p><text:s/>17,183<text:s/></text:p>
          </table:table-cell>
          <table:table-cell office:value-type="float" office:value="1.1796088289677376" table:style-name="ce6">
            <text:p>1.180</text:p>
          </table:table-cell>
          <table:table-cell office:value-type="float" office:value="20268.817788130022" table:style-name="ce5">
            <text:p><text:s/>20,26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268.817788130022" table:style-name="ce5">
            <text:p><text:s/>20,269<text:s/></text:p>
          </table:table-cell>
          <table:table-cell office:value-type="float" office:value="0.99631348194501412" table:style-name="ce6">
            <text:p>0.996</text:p>
          </table:table-cell>
          <table:table-cell office:value-type="float" office:value="20194.096425400861" table:style-name="ce5">
            <text:p><text:s/>20,194<text:s/></text:p>
          </table:table-cell>
          <table:table-cell office:value-type="float" office:value="1.1521100003581921" table:style-name="ce6">
            <text:p>1.152</text:p>
          </table:table-cell>
          <table:table-cell office:value-type="float" office:value="23265.820439901952" table:style-name="ce5">
            <text:p><text:s/>23,2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265.820439901952" table:style-name="ce5">
            <text:p><text:s/>23,266<text:s/></text:p>
          </table:table-cell>
          <table:table-cell office:value-type="float" office:value="1.0173206902567511" table:style-name="ce6">
            <text:p>1.017</text:p>
          </table:table-cell>
          <table:table-cell office:value-type="float" office:value="23668.80050931068" table:style-name="ce5">
            <text:p><text:s/>23,669<text:s/></text:p>
          </table:table-cell>
          <table:table-cell office:value-type="float" office:value="1.058408683637684" table:style-name="ce6">
            <text:p>1.058</text:p>
          </table:table-cell>
          <table:table-cell office:value-type="float" office:value="25051.263990342461" table:style-name="ce5">
            <text:p><text:s/>25,05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051.263990342461" table:style-name="ce5">
            <text:p><text:s/>25,051<text:s/></text:p>
          </table:table-cell>
          <table:table-cell office:value-type="float" office:value="0.99884705186270262" table:style-name="ce6">
            <text:p>0.999</text:p>
          </table:table-cell>
          <table:table-cell office:value-type="float" office:value="25022.381182187852" table:style-name="ce5">
            <text:p><text:s/>25,022<text:s/></text:p>
          </table:table-cell>
          <table:table-cell office:value-type="float" office:value="1.1179960726688318" table:style-name="ce6">
            <text:p>1.118</text:p>
          </table:table-cell>
          <table:table-cell office:value-type="float" office:value="27974.9238905085" table:style-name="ce5">
            <text:p><text:s/>27,9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974.9238905085" table:style-name="ce5">
            <text:p><text:s/>27,975<text:s/></text:p>
          </table:table-cell>
          <table:table-cell office:value-type="float" office:value="1.0082884683987638" table:style-name="ce6">
            <text:p>1.008</text:p>
          </table:table-cell>
          <table:table-cell office:value-type="float" office:value="28206.793163132803" table:style-name="ce5">
            <text:p><text:s/>28,207<text:s/></text:p>
          </table:table-cell>
          <table:table-cell office:value-type="float" office:value="1.0973932467644667" table:style-name="ce6">
            <text:p>1.097</text:p>
          </table:table-cell>
          <table:table-cell office:value-type="float" office:value="30953.94433010407" table:style-name="ce5">
            <text:p><text:s/>30,9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953.94433010407" table:style-name="ce5">
            <text:p><text:s/>30,954<text:s/></text:p>
          </table:table-cell>
          <table:table-cell office:value-type="float" office:value="1.0044486943226063" table:style-name="ce6">
            <text:p>1.004</text:p>
          </table:table-cell>
          <table:table-cell office:value-type="float" office:value="31091.64896650767" table:style-name="ce5">
            <text:p><text:s/>31,092<text:s/></text:p>
          </table:table-cell>
          <table:table-cell office:value-type="float" office:value="1.0499945290037001" table:style-name="ce6">
            <text:p>1.050</text:p>
          </table:table-cell>
          <table:table-cell office:value-type="float" office:value="32646.0613125366" table:style-name="ce5">
            <text:p><text:s/>32,6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646.0613125366" table:style-name="ce5">
            <text:p><text:s/>32,646<text:s/></text:p>
          </table:table-cell>
          <table:table-cell office:value-type="float" office:value="1.0475575267098913" table:style-name="ce6">
            <text:p>1.048</text:p>
          </table:table-cell>
          <table:table-cell office:value-type="float" office:value="34198.62724538031" table:style-name="ce5">
            <text:p><text:s/>34,199<text:s/></text:p>
          </table:table-cell>
          <table:table-cell office:value-type="float" office:value="1.0733563304065425" table:style-name="ce6">
            <text:p>1.073</text:p>
          </table:table-cell>
          <table:table-cell office:value-type="float" office:value="36707.313045042618" table:style-name="ce5">
            <text:p><text:s/>36,70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75.3138400355001" table:style-name="ce5">
            <text:p><text:s/>3,37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375.3138400355001" table:style-name="ce5">
            <text:p><text:s/>3,375<text:s/></text:p>
          </table:table-cell>
          <table:table-cell office:value-type="float" office:value="1.0329535092254205" table:style-name="ce6">
            <text:p>1.033</text:p>
          </table:table-cell>
          <table:table-cell office:value-type="float" office:value="3486.5422758017999" table:style-name="ce5">
            <text:p><text:s/>3,487<text:s/></text:p>
          </table:table-cell>
          <table:table-cell office:value-type="float" office:value="1.1137444538543275" table:style-name="ce6">
            <text:p>1.114</text:p>
          </table:table-cell>
          <table:table-cell office:value-type="float" office:value="3883.1171228028998" table:style-name="ce5">
            <text:p><text:s/>3,88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883.1171228028998" table:style-name="ce5">
            <text:p><text:s/>3,883<text:s/></text:p>
          </table:table-cell>
          <table:table-cell office:value-type="float" office:value="1.0478633645591775" table:style-name="ce6">
            <text:p>1.048</text:p>
          </table:table-cell>
          <table:table-cell office:value-type="float" office:value="4068.9761732775996" table:style-name="ce5">
            <text:p><text:s/>4,069<text:s/></text:p>
          </table:table-cell>
          <table:table-cell office:value-type="float" office:value="1.0689277878041696" table:style-name="ce6">
            <text:p>1.069</text:p>
          </table:table-cell>
          <table:table-cell office:value-type="float" office:value="4349.4416995294996" table:style-name="ce5">
            <text:p><text:s/>4,3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49.4416995294996" table:style-name="ce5">
            <text:p><text:s/>4,349<text:s/></text:p>
          </table:table-cell>
          <table:table-cell office:value-type="float" office:value="1.0606709769988745" table:style-name="ce6">
            <text:p>1.061</text:p>
          </table:table-cell>
          <table:table-cell office:value-type="float" office:value="4613.3265768395995" table:style-name="ce5">
            <text:p><text:s/>4,613<text:s/></text:p>
          </table:table-cell>
          <table:table-cell office:value-type="float" office:value="1.0296377026697658" table:style-name="ce6">
            <text:p>1.030</text:p>
          </table:table-cell>
          <table:table-cell office:value-type="float" office:value="4750.0549782425005" table:style-name="ce5">
            <text:p><text:s/>4,75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750.0549782425005" table:style-name="ce5">
            <text:p><text:s/>4,750<text:s/></text:p>
          </table:table-cell>
          <table:table-cell office:value-type="float" office:value="1.0468145595877241" table:style-name="ce6">
            <text:p>1.047</text:p>
          </table:table-cell>
          <table:table-cell office:value-type="float" office:value="4972.4267100663992" table:style-name="ce5">
            <text:p><text:s/>4,972<text:s/></text:p>
          </table:table-cell>
          <table:table-cell office:value-type="float" office:value="0.91665382344147917" table:style-name="ce6">
            <text:p>0.917</text:p>
          </table:table-cell>
          <table:table-cell office:value-type="float" office:value="4557.9939555649007" table:style-name="ce5">
            <text:p><text:s/>4,5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57.9939555649007" table:style-name="ce5">
            <text:p><text:s/>4,558<text:s/></text:p>
          </table:table-cell>
          <table:table-cell office:value-type="float" office:value="0.98000585744012769" table:style-name="ce6">
            <text:p>0.980</text:p>
          </table:table-cell>
          <table:table-cell office:value-type="float" office:value="4466.8607746302996" table:style-name="ce5">
            <text:p><text:s/>4,467<text:s/></text:p>
          </table:table-cell>
          <table:table-cell office:value-type="float" office:value="1.0846918082457162" table:style-name="ce6">
            <text:p>1.085</text:p>
          </table:table-cell>
          <table:table-cell office:value-type="float" office:value="4845.1672908156006" table:style-name="ce5">
            <text:p><text:s/>4,8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45.1672908156006" table:style-name="ce5">
            <text:p><text:s/>4,845<text:s/></text:p>
          </table:table-cell>
          <table:table-cell office:value-type="float" office:value="1.0341173682178213" table:style-name="ce6">
            <text:p>1.034</text:p>
          </table:table-cell>
          <table:table-cell office:value-type="float" office:value="5010.4716473532999" table:style-name="ce5">
            <text:p><text:s/>5,010<text:s/></text:p>
          </table:table-cell>
          <table:table-cell office:value-type="float" office:value="1.0470724504828377" table:style-name="ce6">
            <text:p>1.047</text:p>
          </table:table-cell>
          <table:table-cell office:value-type="float" office:value="5246.3268258690005" table:style-name="ce5">
            <text:p><text:s/>5,2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46.3268258690005" table:style-name="ce5">
            <text:p><text:s/>5,246<text:s/></text:p>
          </table:table-cell>
          <table:table-cell office:value-type="float" office:value="1.0371446642342799" table:style-name="ce6">
            <text:p>1.037</text:p>
          </table:table-cell>
          <table:table-cell office:value-type="float" office:value="5441.1998742791993" table:style-name="ce5">
            <text:p><text:s/>5,441<text:s/></text:p>
          </table:table-cell>
          <table:table-cell office:value-type="float" office:value="1.0415204597063124" table:style-name="ce6">
            <text:p>1.042</text:p>
          </table:table-cell>
          <table:table-cell office:value-type="float" office:value="5667.1209944132006" table:style-name="ce5">
            <text:p><text:s/>5,6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67.1209944132006" table:style-name="ce5">
            <text:p><text:s/>5,667<text:s/></text:p>
          </table:table-cell>
          <table:table-cell office:value-type="float" office:value="1.0367992856503312" table:style-name="ce6">
            <text:p>1.037</text:p>
          </table:table-cell>
          <table:table-cell office:value-type="float" office:value="5875.6669987016003" table:style-name="ce5">
            <text:p><text:s/>5,876<text:s/></text:p>
          </table:table-cell>
          <table:table-cell office:value-type="float" office:value="1.0608599293251968" table:style-name="ce6">
            <text:p>1.061</text:p>
          </table:table-cell>
          <table:table-cell office:value-type="float" office:value="6233.2596769809707" table:style-name="ce5">
            <text:p><text:s/>6,2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33.2596769809707" table:style-name="ce5">
            <text:p><text:s/>6,233<text:s/></text:p>
          </table:table-cell>
          <table:table-cell office:value-type="float" office:value="1.0245539002171218" table:style-name="ce6">
            <text:p>1.025</text:p>
          </table:table-cell>
          <table:table-cell office:value-type="float" office:value="6386.3105131169705" table:style-name="ce5">
            <text:p><text:s/>6,386<text:s/></text:p>
          </table:table-cell>
          <table:table-cell office:value-type="float" office:value="1.0375536029219627" table:style-name="ce6">
            <text:p>1.038</text:p>
          </table:table-cell>
          <table:table-cell office:value-type="float" office:value="6626.13948226292" table:style-name="ce5">
            <text:p><text:s/>6,6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626.13948226292" table:style-name="ce5">
            <text:p><text:s/>6,626<text:s/></text:p>
          </table:table-cell>
          <table:table-cell office:value-type="float" office:value="1.0167966656429575" table:style-name="ce6">
            <text:p>1.017</text:p>
          </table:table-cell>
          <table:table-cell office:value-type="float" office:value="6737.4365316500898" table:style-name="ce5">
            <text:p><text:s/>6,737<text:s/></text:p>
          </table:table-cell>
          <table:table-cell office:value-type="float" office:value="1.0936615543156041" table:style-name="ce6">
            <text:p>1.094</text:p>
          </table:table-cell>
          <table:table-cell office:value-type="float" office:value="7368.4753093071695" table:style-name="ce5">
            <text:p><text:s/>7,36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368.4753093071695" table:style-name="ce5">
            <text:p><text:s/>7,368<text:s/></text:p>
          </table:table-cell>
          <table:table-cell office:value-type="float" office:value="1.0042962939208677" table:style-name="ce6">
            <text:p>1.004</text:p>
          </table:table-cell>
          <table:table-cell office:value-type="float" office:value="7400.1324449846097" table:style-name="ce5">
            <text:p><text:s/>7,400<text:s/></text:p>
          </table:table-cell>
          <table:table-cell office:value-type="float" office:value="1.0855822254178813" table:style-name="ce6">
            <text:p>1.086</text:p>
          </table:table-cell>
          <table:table-cell office:value-type="float" office:value="8033.4522480134601" table:style-name="ce5">
            <text:p><text:s/>8,0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33.4522480134601" table:style-name="ce5">
            <text:p><text:s/>8,033<text:s/></text:p>
          </table:table-cell>
          <table:table-cell office:value-type="float" office:value="1.0463150164221622" table:style-name="ce6">
            <text:p>1.046</text:p>
          </table:table-cell>
          <table:table-cell office:value-type="float" office:value="8405.5217208068607" table:style-name="ce5">
            <text:p><text:s/>8,406<text:s/></text:p>
          </table:table-cell>
          <table:table-cell office:value-type="float" office:value="1.0757003363285342" table:style-name="ce6">
            <text:p>1.076</text:p>
          </table:table-cell>
          <table:table-cell office:value-type="float" office:value="9041.8225420887393" table:style-name="ce5">
            <text:p><text:s/>9,0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041.8225420887393" table:style-name="ce5">
            <text:p><text:s/>9,042<text:s/></text:p>
          </table:table-cell>
          <table:table-cell office:value-type="float" office:value="1.0103580776182459" table:style-name="ce6">
            <text:p>1.010</text:p>
          </table:table-cell>
          <table:table-cell office:value-type="float" office:value="9135.478441790101" table:style-name="ce5">
            <text:p><text:s/>9,135<text:s/></text:p>
          </table:table-cell>
          <table:table-cell office:value-type="float" office:value="1.0984298691797965" table:style-name="ce6">
            <text:p>1.098</text:p>
          </table:table-cell>
          <table:table-cell office:value-type="float" office:value="10034.68238971035" table:style-name="ce5">
            <text:p><text:s/>10,0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34.68238971035" table:style-name="ce5">
            <text:p><text:s/>10,035<text:s/></text:p>
          </table:table-cell>
          <table:table-cell office:value-type="float" office:value="1.0187518685561758" table:style-name="ce6">
            <text:p>1.019</text:p>
          </table:table-cell>
          <table:table-cell office:value-type="float" office:value="10222.85143488517" table:style-name="ce5">
            <text:p><text:s/>10,223<text:s/></text:p>
          </table:table-cell>
          <table:table-cell office:value-type="float" office:value="1.1400292674524337" table:style-name="ce6">
            <text:p>1.140</text:p>
          </table:table-cell>
          <table:table-cell office:value-type="float" office:value="11654.349832587201" table:style-name="ce5">
            <text:p><text:s/>11,6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654.349832587201" table:style-name="ce5">
            <text:p><text:s/>11,654<text:s/></text:p>
          </table:table-cell>
          <table:table-cell office:value-type="float" office:value="1.0132928683934752" table:style-name="ce6">
            <text:p>1.013</text:p>
          </table:table-cell>
          <table:table-cell office:value-type="float" office:value="11809.269571123301" table:style-name="ce5">
            <text:p><text:s/>11,809<text:s/></text:p>
          </table:table-cell>
          <table:table-cell office:value-type="float" office:value="1.0621891623645638" table:style-name="ce6">
            <text:p>1.062</text:p>
          </table:table-cell>
          <table:table-cell office:value-type="float" office:value="12543.67815388879" table:style-name="ce5">
            <text:p><text:s/>12,5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543.67815388879" table:style-name="ce5">
            <text:p><text:s/>12,544<text:s/></text:p>
          </table:table-cell>
          <table:table-cell office:value-type="float" office:value="1.0620413795662378" table:style-name="ce6">
            <text:p>1.062</text:p>
          </table:table-cell>
          <table:table-cell office:value-type="float" office:value="13321.90525139093" table:style-name="ce5">
            <text:p><text:s/>13,322<text:s/></text:p>
          </table:table-cell>
          <table:table-cell office:value-type="float" office:value="1.0553027715157559" table:style-name="ce6">
            <text:p>1.055</text:p>
          </table:table-cell>
          <table:table-cell office:value-type="float" office:value="14058.643533663151" table:style-name="ce5">
            <text:p><text:s/>14,05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58.0561364216992" table:style-name="ce5">
            <text:p><text:s/>4,95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958.0561364216992" table:style-name="ce5">
            <text:p><text:s/>4,958<text:s/></text:p>
          </table:table-cell>
          <table:table-cell office:value-type="float" office:value="1.0512399954319298" table:style-name="ce6">
            <text:p>1.051</text:p>
          </table:table-cell>
          <table:table-cell office:value-type="float" office:value="5212.1069102031997" table:style-name="ce5">
            <text:p><text:s/>5,212<text:s/></text:p>
          </table:table-cell>
          <table:table-cell office:value-type="float" office:value="1.0586799784637528" table:style-name="ce6">
            <text:p>1.059</text:p>
          </table:table-cell>
          <table:table-cell office:value-type="float" office:value="5517.9532314447006" table:style-name="ce5">
            <text:p><text:s/>5,5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517.9532314447006" table:style-name="ce5">
            <text:p><text:s/>5,518<text:s/></text:p>
          </table:table-cell>
          <table:table-cell office:value-type="float" office:value="1.0649847921464743" table:style-name="ce6">
            <text:p>1.065</text:p>
          </table:table-cell>
          <table:table-cell office:value-type="float" office:value="5876.5362752641013" table:style-name="ce5">
            <text:p><text:s/>5,877<text:s/></text:p>
          </table:table-cell>
          <table:table-cell office:value-type="float" office:value="1.0705885343052284" table:style-name="ce6">
            <text:p>1.071</text:p>
          </table:table-cell>
          <table:table-cell office:value-type="float" office:value="6291.3523577265005" table:style-name="ce5">
            <text:p><text:s/>6,2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91.3523577265005" table:style-name="ce5">
            <text:p><text:s/>6,291<text:s/></text:p>
          </table:table-cell>
          <table:table-cell office:value-type="float" office:value="1.0540466095309871" table:style-name="ce6">
            <text:p>1.054</text:p>
          </table:table-cell>
          <table:table-cell office:value-type="float" office:value="6631.3786220263992" table:style-name="ce5">
            <text:p><text:s/>6,631<text:s/></text:p>
          </table:table-cell>
          <table:table-cell office:value-type="float" office:value="0.89829687447241413" table:style-name="ce6">
            <text:p>0.898</text:p>
          </table:table-cell>
          <table:table-cell office:value-type="float" office:value="5956.9466896094991" table:style-name="ce5">
            <text:p><text:s/>5,9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56.9466896094991" table:style-name="ce5">
            <text:p><text:s/>5,957<text:s/></text:p>
          </table:table-cell>
          <table:table-cell office:value-type="float" office:value="1.0203550664355618" table:style-name="ce6">
            <text:p>1.020</text:p>
          </table:table-cell>
          <table:table-cell office:value-type="float" office:value="6078.2007352295996" table:style-name="ce5">
            <text:p><text:s/>6,078<text:s/></text:p>
          </table:table-cell>
          <table:table-cell office:value-type="float" office:value="1.0668469429401217" table:style-name="ce6">
            <text:p>1.067</text:p>
          </table:table-cell>
          <table:table-cell office:value-type="float" office:value="6484.5098729560996" table:style-name="ce5">
            <text:p><text:s/>6,4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484.5098729560996" table:style-name="ce5">
            <text:p><text:s/>6,485<text:s/></text:p>
          </table:table-cell>
          <table:table-cell office:value-type="float" office:value="0.98862750178900083" table:style-name="ce6">
            <text:p>0.989</text:p>
          </table:table-cell>
          <table:table-cell office:value-type="float" office:value="6410.7647960267004" table:style-name="ce5">
            <text:p><text:s/>6,411<text:s/></text:p>
          </table:table-cell>
          <table:table-cell office:value-type="float" office:value="1.1031006735313935" table:style-name="ce6">
            <text:p>1.103</text:p>
          </table:table-cell>
          <table:table-cell office:value-type="float" office:value="7071.7189643483989" table:style-name="ce5">
            <text:p><text:s/>7,0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071.7189643483989" table:style-name="ce5">
            <text:p><text:s/>7,072<text:s/></text:p>
          </table:table-cell>
          <table:table-cell office:value-type="float" office:value="1.0456229683049953" table:style-name="ce6">
            <text:p>1.046</text:p>
          </table:table-cell>
          <table:table-cell office:value-type="float" office:value="7394.3517745207" table:style-name="ce5">
            <text:p><text:s/>7,394<text:s/></text:p>
          </table:table-cell>
          <table:table-cell office:value-type="float" office:value="1.0213969712784667" table:style-name="ce6">
            <text:p>1.021</text:p>
          </table:table-cell>
          <table:table-cell office:value-type="float" office:value="7552.5685070629988" table:style-name="ce5">
            <text:p><text:s/>7,5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552.5685070629988" table:style-name="ce5">
            <text:p><text:s/>7,553<text:s/></text:p>
          </table:table-cell>
          <table:table-cell office:value-type="float" office:value="1.0320840357385956" table:style-name="ce6">
            <text:p>1.032</text:p>
          </table:table-cell>
          <table:table-cell office:value-type="float" office:value="7794.8853849617999" table:style-name="ce5">
            <text:p><text:s/>7,795<text:s/></text:p>
          </table:table-cell>
          <table:table-cell office:value-type="float" office:value="1.0752422949664544" table:style-name="ce6">
            <text:p>1.075</text:p>
          </table:table-cell>
          <table:table-cell office:value-type="float" office:value="8381.3904503267986" table:style-name="ce5">
            <text:p><text:s/>8,3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81.3904503267986" table:style-name="ce5">
            <text:p><text:s/>8,381<text:s/></text:p>
          </table:table-cell>
          <table:table-cell office:value-type="float" office:value="1.0085656953169151" table:style-name="ce6">
            <text:p>1.009</text:p>
          </table:table-cell>
          <table:table-cell office:value-type="float" office:value="8453.1828872564001" table:style-name="ce5">
            <text:p><text:s/>8,453<text:s/></text:p>
          </table:table-cell>
          <table:table-cell office:value-type="float" office:value="1.0699601570687598" table:style-name="ce6">
            <text:p>1.070</text:p>
          </table:table-cell>
          <table:table-cell office:value-type="float" office:value="9044.56888977981" table:style-name="ce5">
            <text:p><text:s/>9,0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044.56888977981" table:style-name="ce5">
            <text:p><text:s/>9,045<text:s/></text:p>
          </table:table-cell>
          <table:table-cell office:value-type="float" office:value="1.0373847356782875" table:style-name="ce6">
            <text:p>1.037</text:p>
          </table:table-cell>
          <table:table-cell office:value-type="float" office:value="9382.6977070482899" table:style-name="ce5">
            <text:p><text:s/>9,383<text:s/></text:p>
          </table:table-cell>
          <table:table-cell office:value-type="float" office:value="1.1038610194085956" table:style-name="ce6">
            <text:p>1.104</text:p>
          </table:table-cell>
          <table:table-cell office:value-type="float" office:value="10357.194255705019" table:style-name="ce5">
            <text:p><text:s/>10,3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357.194255705019" table:style-name="ce5">
            <text:p><text:s/>10,357<text:s/></text:p>
          </table:table-cell>
          <table:table-cell office:value-type="float" office:value="1.0084993584767528" table:style-name="ce6">
            <text:p>1.008</text:p>
          </table:table-cell>
          <table:table-cell office:value-type="float" office:value="10445.223762497619" table:style-name="ce5">
            <text:p><text:s/>10,445<text:s/></text:p>
          </table:table-cell>
          <table:table-cell office:value-type="float" office:value="1.2350470197814289" table:style-name="ce6">
            <text:p>1.235</text:p>
          </table:table-cell>
          <table:table-cell office:value-type="float" office:value="12900.342478822849" table:style-name="ce5">
            <text:p><text:s/>12,9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900.342478822849" table:style-name="ce5">
            <text:p><text:s/>12,900<text:s/></text:p>
          </table:table-cell>
          <table:table-cell office:value-type="float" office:value="0.99175382370032195" table:style-name="ce6">
            <text:p>0.992</text:p>
          </table:table-cell>
          <table:table-cell office:value-type="float" office:value="12793.963980416251" table:style-name="ce5">
            <text:p><text:s/>12,794<text:s/></text:p>
          </table:table-cell>
          <table:table-cell office:value-type="float" office:value="1.1905902045061805" table:style-name="ce6">
            <text:p>1.191</text:p>
          </table:table-cell>
          <table:table-cell office:value-type="float" office:value="15232.36819188849" table:style-name="ce5">
            <text:p><text:s/>15,23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232.36819188849" table:style-name="ce5">
            <text:p><text:s/>15,232<text:s/></text:p>
          </table:table-cell>
          <table:table-cell office:value-type="float" office:value="1.002029270578674" table:style-name="ce6">
            <text:p>1.002</text:p>
          </table:table-cell>
          <table:table-cell office:value-type="float" office:value="15263.27878850382" table:style-name="ce5">
            <text:p><text:s/>15,263<text:s/></text:p>
          </table:table-cell>
          <table:table-cell office:value-type="float" office:value="1.0488861318782898" table:style-name="ce6">
            <text:p>1.049</text:p>
          </table:table-cell>
          <table:table-cell office:value-type="float" office:value="16009.441448253721" table:style-name="ce5">
            <text:p><text:s/>16,0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009.441448253721" table:style-name="ce5">
            <text:p><text:s/>16,009<text:s/></text:p>
          </table:table-cell>
          <table:table-cell office:value-type="float" office:value="0.99234584740185694" table:style-name="ce6">
            <text:p>0.992</text:p>
          </table:table-cell>
          <table:table-cell office:value-type="float" office:value="15886.902740397751" table:style-name="ce5">
            <text:p><text:s/>15,887<text:s/></text:p>
          </table:table-cell>
          <table:table-cell office:value-type="float" office:value="1.1292472670068723" table:style-name="ce6">
            <text:p>1.129</text:p>
          </table:table-cell>
          <table:table-cell office:value-type="float" office:value="17940.241500798151" table:style-name="ce5">
            <text:p><text:s/>17,9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940.241500798151" table:style-name="ce5">
            <text:p><text:s/>17,940<text:s/></text:p>
          </table:table-cell>
          <table:table-cell office:value-type="float" office:value="1.0024358773234763" table:style-name="ce6">
            <text:p>1.002</text:p>
          </table:table-cell>
          <table:table-cell office:value-type="float" office:value="17983.941728247632" table:style-name="ce5">
            <text:p><text:s/>17,984<text:s/></text:p>
          </table:table-cell>
          <table:table-cell office:value-type="float" office:value="1.0731570858685959" table:style-name="ce6">
            <text:p>1.073</text:p>
          </table:table-cell>
          <table:table-cell office:value-type="float" office:value="19299.594497516868" table:style-name="ce5">
            <text:p><text:s/>19,3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299.594497516868" table:style-name="ce5">
            <text:p><text:s/>19,300<text:s/></text:p>
          </table:table-cell>
          <table:table-cell office:value-type="float" office:value="0.99910800705503344" table:style-name="ce6">
            <text:p>0.999</text:p>
          </table:table-cell>
          <table:table-cell office:value-type="float" office:value="19282.379395384371" table:style-name="ce5">
            <text:p><text:s/>19,282<text:s/></text:p>
          </table:table-cell>
          <table:table-cell office:value-type="float" office:value="1.0425260672684267" table:style-name="ce6">
            <text:p>1.043</text:p>
          </table:table-cell>
          <table:table-cell office:value-type="float" office:value="20102.383158647808" table:style-name="ce5">
            <text:p><text:s/>20,1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102.383158647808" table:style-name="ce5">
            <text:p><text:s/>20,102<text:s/></text:p>
          </table:table-cell>
          <table:table-cell office:value-type="float" office:value="1.0385197530676089" table:style-name="ce6">
            <text:p>1.039</text:p>
          </table:table-cell>
          <table:table-cell office:value-type="float" office:value="20876.72199398938" table:style-name="ce5">
            <text:p><text:s/>20,877<text:s/></text:p>
          </table:table-cell>
          <table:table-cell office:value-type="float" office:value="1.0848767118659839" table:style-name="ce6">
            <text:p>1.085</text:p>
          </table:table-cell>
          <table:table-cell office:value-type="float" office:value="22648.669511379467" table:style-name="ce5">
            <text:p><text:s/>22,64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0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84.7869181812002" table:style-name="ce5">
            <text:p><text:s/>7,18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84.7869181812002" table:style-name="ce5">
            <text:p><text:s/>7,185<text:s/></text:p>
          </table:table-cell>
          <table:table-cell office:value-type="float" office:value="0.97401443643942287" table:style-name="ce6">
            <text:p>0.974</text:p>
          </table:table-cell>
          <table:table-cell office:value-type="float" office:value="6998.0861810495999" table:style-name="ce5">
            <text:p><text:s/>6,998<text:s/></text:p>
          </table:table-cell>
          <table:table-cell office:value-type="float" office:value="1.1160675635464488" table:style-name="ce6">
            <text:p>1.116</text:p>
          </table:table-cell>
          <table:table-cell office:value-type="float" office:value="7810.3369935720993" table:style-name="ce5">
            <text:p><text:s/>7,81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810.3369935720993" table:style-name="ce5">
            <text:p><text:s/>7,810<text:s/></text:p>
          </table:table-cell>
          <table:table-cell office:value-type="float" office:value="0.99294895384152781" table:style-name="ce6">
            <text:p>0.993</text:p>
          </table:table-cell>
          <table:table-cell office:value-type="float" office:value="7755.2659469172004" table:style-name="ce5">
            <text:p><text:s/>7,755<text:s/></text:p>
          </table:table-cell>
          <table:table-cell office:value-type="float" office:value="1.1410832849478916" table:style-name="ce6">
            <text:p>1.141</text:p>
          </table:table-cell>
          <table:table-cell office:value-type="float" office:value="8849.4043423528001" table:style-name="ce5">
            <text:p><text:s/>8,8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849.4043423528001" table:style-name="ce5">
            <text:p><text:s/>8,849<text:s/></text:p>
          </table:table-cell>
          <table:table-cell office:value-type="float" office:value="1.0517852732671338" table:style-name="ce6">
            <text:p>1.052</text:p>
          </table:table-cell>
          <table:table-cell office:value-type="float" office:value="9307.6731644729007" table:style-name="ce5">
            <text:p><text:s/>9,308<text:s/></text:p>
          </table:table-cell>
          <table:table-cell office:value-type="float" office:value="1.0453793361382624" table:style-name="ce6">
            <text:p>1.045</text:p>
          </table:table-cell>
          <table:table-cell office:value-type="float" office:value="9730.0491936685994" table:style-name="ce5">
            <text:p><text:s/>9,7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730.0491936685994" table:style-name="ce5">
            <text:p><text:s/>9,730<text:s/></text:p>
          </table:table-cell>
          <table:table-cell office:value-type="float" office:value="1.0027769645979572" table:style-name="ce6">
            <text:p>1.003</text:p>
          </table:table-cell>
          <table:table-cell office:value-type="float" office:value="9757.0691958158004" table:style-name="ce5">
            <text:p><text:s/>9,757<text:s/></text:p>
          </table:table-cell>
          <table:table-cell office:value-type="float" office:value="1.1625312719236698" table:style-name="ce6">
            <text:p>1.163</text:p>
          </table:table-cell>
          <table:table-cell office:value-type="float" office:value="11342.898062459" table:style-name="ce5">
            <text:p><text:s/>11,3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342.898062459" table:style-name="ce5">
            <text:p><text:s/>11,343<text:s/></text:p>
          </table:table-cell>
          <table:table-cell office:value-type="float" office:value="0.98468939305830716" table:style-name="ce6">
            <text:p>0.985</text:p>
          </table:table-cell>
          <table:table-cell office:value-type="float" office:value="11169.231408645001" table:style-name="ce5">
            <text:p><text:s/>11,169<text:s/></text:p>
          </table:table-cell>
          <table:table-cell office:value-type="float" office:value="1.037165108230071" table:style-name="ce6">
            <text:p>1.037</text:p>
          </table:table-cell>
          <table:table-cell office:value-type="float" office:value="11584.337102794001" table:style-name="ce5">
            <text:p><text:s/>11,5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584.337102794001" table:style-name="ce5">
            <text:p><text:s/>11,584<text:s/></text:p>
          </table:table-cell>
          <table:table-cell office:value-type="float" office:value="1.0328627914096336" table:style-name="ce6">
            <text:p>1.033</text:p>
          </table:table-cell>
          <table:table-cell office:value-type="float" office:value="11965.030756622" table:style-name="ce5">
            <text:p><text:s/>11,965<text:s/></text:p>
          </table:table-cell>
          <table:table-cell office:value-type="float" office:value="1.0930092803558482" table:style-name="ce6">
            <text:p>1.093</text:p>
          </table:table-cell>
          <table:table-cell office:value-type="float" office:value="13077.889656731" table:style-name="ce5">
            <text:p><text:s/>13,0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077.889656731" table:style-name="ce5">
            <text:p><text:s/>13,078<text:s/></text:p>
          </table:table-cell>
          <table:table-cell office:value-type="float" office:value="1.0815431811313023" table:style-name="ce6">
            <text:p>1.082</text:p>
          </table:table-cell>
          <table:table-cell office:value-type="float" office:value="14144.302381825" table:style-name="ce5">
            <text:p><text:s/>14,144<text:s/></text:p>
          </table:table-cell>
          <table:table-cell office:value-type="float" office:value="1.0656327085212682" table:style-name="ce6">
            <text:p>1.066</text:p>
          </table:table-cell>
          <table:table-cell office:value-type="float" office:value="15072.631257288" table:style-name="ce5">
            <text:p><text:s/>15,0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72.631257288" table:style-name="ce5">
            <text:p><text:s/>15,073<text:s/></text:p>
          </table:table-cell>
          <table:table-cell office:value-type="float" office:value="0.97128220273300292" table:style-name="ce6">
            <text:p>0.971</text:p>
          </table:table-cell>
          <table:table-cell office:value-type="float" office:value="14639.778488561002" table:style-name="ce5">
            <text:p><text:s/>14,640<text:s/></text:p>
          </table:table-cell>
          <table:table-cell office:value-type="float" office:value="1.0755280972358396" table:style-name="ce6">
            <text:p>1.076</text:p>
          </table:table-cell>
          <table:table-cell office:value-type="float" office:value="15745.493101756188" table:style-name="ce5">
            <text:p><text:s/>15,7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745.493101756188" table:style-name="ce5">
            <text:p><text:s/>15,745<text:s/></text:p>
          </table:table-cell>
          <table:table-cell office:value-type="float" office:value="0.9986375385960915" table:style-name="ce6">
            <text:p>0.999</text:p>
          </table:table-cell>
          <table:table-cell office:value-type="float" office:value="15724.04047511954" table:style-name="ce5">
            <text:p><text:s/>15,724<text:s/></text:p>
          </table:table-cell>
          <table:table-cell office:value-type="float" office:value="1.0684884374304648" table:style-name="ce6">
            <text:p>1.068</text:p>
          </table:table-cell>
          <table:table-cell office:value-type="float" office:value="16800.955437353859" table:style-name="ce5">
            <text:p><text:s/>16,80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800.955437353859" table:style-name="ce5">
            <text:p><text:s/>16,801<text:s/></text:p>
          </table:table-cell>
          <table:table-cell office:value-type="float" office:value="1.031517941902115" table:style-name="ce6">
            <text:p>1.032</text:p>
          </table:table-cell>
          <table:table-cell office:value-type="float" office:value="17330.486974728403" table:style-name="ce5">
            <text:p><text:s/>17,330<text:s/></text:p>
          </table:table-cell>
          <table:table-cell office:value-type="float" office:value="1.0553710851298839" table:style-name="ce6">
            <text:p>1.055</text:p>
          </table:table-cell>
          <table:table-cell office:value-type="float" office:value="18290.09484434843" table:style-name="ce5">
            <text:p><text:s/>18,29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290.09484434843" table:style-name="ce5">
            <text:p><text:s/>18,290<text:s/></text:p>
          </table:table-cell>
          <table:table-cell office:value-type="float" office:value="0.97367702559059854" table:style-name="ce6">
            <text:p>0.974</text:p>
          </table:table-cell>
          <table:table-cell office:value-type="float" office:value="17808.64514581512" table:style-name="ce5">
            <text:p><text:s/>17,809<text:s/></text:p>
          </table:table-cell>
          <table:table-cell office:value-type="float" office:value="1.2200247743241308" table:style-name="ce6">
            <text:p>1.220</text:p>
          </table:table-cell>
          <table:table-cell office:value-type="float" office:value="21726.988275041618" table:style-name="ce5">
            <text:p><text:s/>21,7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726.988275041618" table:style-name="ce5">
            <text:p><text:s/>21,727<text:s/></text:p>
          </table:table-cell>
          <table:table-cell office:value-type="float" office:value="1.0464897715595016" table:style-name="ce6">
            <text:p>1.046</text:p>
          </table:table-cell>
          <table:table-cell office:value-type="float" office:value="22737.070996624272" table:style-name="ce5">
            <text:p><text:s/>22,737<text:s/></text:p>
          </table:table-cell>
          <table:table-cell office:value-type="float" office:value="0.99521950784127966" table:style-name="ce6">
            <text:p>0.995</text:p>
          </table:table-cell>
          <table:table-cell office:value-type="float" office:value="22628.37660701264" table:style-name="ce5">
            <text:p><text:s/>22,62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628.37660701264" table:style-name="ce5">
            <text:p><text:s/>22,628<text:s/></text:p>
          </table:table-cell>
          <table:table-cell office:value-type="float" office:value="0.95454396629964811" table:style-name="ce6">
            <text:p>0.955</text:p>
          </table:table-cell>
          <table:table-cell office:value-type="float" office:value="21599.780357380019" table:style-name="ce5">
            <text:p><text:s/>21,600<text:s/></text:p>
          </table:table-cell>
          <table:table-cell office:value-type="float" office:value="1.0813836187477479" table:style-name="ce6">
            <text:p>1.081</text:p>
          </table:table-cell>
          <table:table-cell office:value-type="float" office:value="23357.648647020131" table:style-name="ce5">
            <text:p><text:s/>23,3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357.648647020131" table:style-name="ce5">
            <text:p><text:s/>23,358<text:s/></text:p>
          </table:table-cell>
          <table:table-cell office:value-type="float" office:value="0.94813692474241729" table:style-name="ce6">
            <text:p>0.948</text:p>
          </table:table-cell>
          <table:table-cell office:value-type="float" office:value="22146.24915739955" table:style-name="ce5">
            <text:p><text:s/>22,146<text:s/></text:p>
          </table:table-cell>
          <table:table-cell office:value-type="float" office:value="1.0758747837693883" table:style-name="ce6">
            <text:p>1.076</text:p>
          </table:table-cell>
          <table:table-cell office:value-type="float" office:value="23826.591023520239" table:style-name="ce5">
            <text:p><text:s/>23,8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826.591023520239" table:style-name="ce5">
            <text:p><text:s/>23,827<text:s/></text:p>
          </table:table-cell>
          <table:table-cell office:value-type="float" office:value="1.027358072076459" table:style-name="ce6">
            <text:p>1.027</text:p>
          </table:table-cell>
          <table:table-cell office:value-type="float" office:value="24478.440618078017" table:style-name="ce5">
            <text:p><text:s/>24,478<text:s/></text:p>
          </table:table-cell>
          <table:table-cell office:value-type="float" office:value="1.0248025470619591" table:style-name="ce6">
            <text:p>1.025</text:p>
          </table:table-cell>
          <table:table-cell office:value-type="float" office:value="25085.568293511267" table:style-name="ce5">
            <text:p><text:s/>25,0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085.568293511267" table:style-name="ce5">
            <text:p><text:s/>25,086<text:s/></text:p>
          </table:table-cell>
          <table:table-cell office:value-type="float" office:value="1.038198113067851" table:style-name="ce6">
            <text:p>1.038</text:p>
          </table:table-cell>
          <table:table-cell office:value-type="float" office:value="26043.789667558111" table:style-name="ce5">
            <text:p><text:s/>26,044<text:s/></text:p>
          </table:table-cell>
          <table:table-cell office:value-type="float" office:value="1.0781541753386683" table:style-name="ce6">
            <text:p>1.078</text:p>
          </table:table-cell>
          <table:table-cell office:value-type="float" office:value="28079.220571719841" table:style-name="ce5">
            <text:p><text:s/>28,07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58.4984007596004" table:style-name="ce5">
            <text:p><text:s/>2,65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658.4984007596004" table:style-name="ce5">
            <text:p><text:s/>2,658<text:s/></text:p>
          </table:table-cell>
          <table:table-cell office:value-type="float" office:value="0.93728332234243195" table:style-name="ce6">
            <text:p>0.937</text:p>
          </table:table-cell>
          <table:table-cell office:value-type="float" office:value="2491.766213506" table:style-name="ce5">
            <text:p><text:s/>2,492<text:s/></text:p>
          </table:table-cell>
          <table:table-cell office:value-type="float" office:value="1.1406599852373975" table:style-name="ce6">
            <text:p>1.141</text:p>
          </table:table-cell>
          <table:table-cell office:value-type="float" office:value="2842.2580123128" table:style-name="ce5">
            <text:p><text:s/>2,84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842.2580123128" table:style-name="ce5">
            <text:p><text:s/>2,842<text:s/></text:p>
          </table:table-cell>
          <table:table-cell office:value-type="float" office:value="0.98107576859180634" table:style-name="ce6">
            <text:p>0.981</text:p>
          </table:table-cell>
          <table:table-cell office:value-type="float" office:value="2788.4704639659999" table:style-name="ce5">
            <text:p><text:s/>2,788<text:s/></text:p>
          </table:table-cell>
          <table:table-cell office:value-type="float" office:value="1.121948574963513" table:style-name="ce6">
            <text:p>1.122</text:p>
          </table:table-cell>
          <table:table-cell office:value-type="float" office:value="3128.5204633744997" table:style-name="ce5">
            <text:p><text:s/>3,1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28.5204633744997" table:style-name="ce5">
            <text:p><text:s/>3,129<text:s/></text:p>
          </table:table-cell>
          <table:table-cell office:value-type="float" office:value="1.083698957175194" table:style-name="ce6">
            <text:p>1.084</text:p>
          </table:table-cell>
          <table:table-cell office:value-type="float" office:value="3390.3743636602003" table:style-name="ce5">
            <text:p><text:s/>3,390<text:s/></text:p>
          </table:table-cell>
          <table:table-cell office:value-type="float" office:value="1.0147339058205274" table:style-name="ce6">
            <text:p>1.015</text:p>
          </table:table-cell>
          <table:table-cell office:value-type="float" office:value="3440.3278202307001" table:style-name="ce5">
            <text:p><text:s/>3,44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440.3278202307001" table:style-name="ce5">
            <text:p><text:s/>3,440<text:s/></text:p>
          </table:table-cell>
          <table:table-cell office:value-type="float" office:value="1.0212136258500812" table:style-name="ce6">
            <text:p>1.021</text:p>
          </table:table-cell>
          <table:table-cell office:value-type="float" office:value="3513.3096474106997" table:style-name="ce5">
            <text:p><text:s/>3,513<text:s/></text:p>
          </table:table-cell>
          <table:table-cell office:value-type="float" office:value="1.1522580885797078" table:style-name="ce6">
            <text:p>1.152</text:p>
          </table:table-cell>
          <table:table-cell office:value-type="float" office:value="4048.2394589141004" table:style-name="ce5">
            <text:p><text:s/>4,0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48.2394589141004" table:style-name="ce5">
            <text:p><text:s/>4,048<text:s/></text:p>
          </table:table-cell>
          <table:table-cell office:value-type="float" office:value="0.97886033662016736" table:style-name="ce6">
            <text:p>0.979</text:p>
          </table:table-cell>
          <table:table-cell office:value-type="float" office:value="3962.6610394717004" table:style-name="ce5">
            <text:p><text:s/>3,963<text:s/></text:p>
          </table:table-cell>
          <table:table-cell office:value-type="float" office:value="1.0751218666438567" table:style-name="ce6">
            <text:p>1.075</text:p>
          </table:table-cell>
          <table:table-cell office:value-type="float" office:value="4260.3435336336997" table:style-name="ce5">
            <text:p><text:s/>4,2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60.3435336336997" table:style-name="ce5">
            <text:p><text:s/>4,260<text:s/></text:p>
          </table:table-cell>
          <table:table-cell office:value-type="float" office:value="1.0258294623239088" table:style-name="ce6">
            <text:p>1.026</text:p>
          </table:table-cell>
          <table:table-cell office:value-type="float" office:value="4370.3859164225996" table:style-name="ce5">
            <text:p><text:s/>4,370<text:s/></text:p>
          </table:table-cell>
          <table:table-cell office:value-type="float" office:value="1.062376879723461" table:style-name="ce6">
            <text:p>1.062</text:p>
          </table:table-cell>
          <table:table-cell office:value-type="float" office:value="4642.9969530764001" table:style-name="ce5">
            <text:p><text:s/>4,6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42.9969530764001" table:style-name="ce5">
            <text:p><text:s/>4,643<text:s/></text:p>
          </table:table-cell>
          <table:table-cell office:value-type="float" office:value="1.0737550913417033" table:style-name="ce6">
            <text:p>1.074</text:p>
          </table:table-cell>
          <table:table-cell office:value-type="float" office:value="4985.4416174497992" table:style-name="ce5">
            <text:p><text:s/>4,985<text:s/></text:p>
          </table:table-cell>
          <table:table-cell office:value-type="float" office:value="1.0773716418980579" table:style-name="ce6">
            <text:p>1.077</text:p>
          </table:table-cell>
          <table:table-cell office:value-type="float" office:value="5371.1734209788001" table:style-name="ce5">
            <text:p><text:s/>5,3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371.1734209788001" table:style-name="ce5">
            <text:p><text:s/>5,371<text:s/></text:p>
          </table:table-cell>
          <table:table-cell office:value-type="float" office:value="0.96629607591666433" table:style-name="ce6">
            <text:p>0.966</text:p>
          </table:table-cell>
          <table:table-cell office:value-type="float" office:value="5190.1437997596995" table:style-name="ce5">
            <text:p><text:s/>5,190<text:s/></text:p>
          </table:table-cell>
          <table:table-cell office:value-type="float" office:value="1.0838583722132404" table:style-name="ce6">
            <text:p>1.084</text:p>
          </table:table-cell>
          <table:table-cell office:value-type="float" office:value="5625.3808103601905" table:style-name="ce5">
            <text:p><text:s/>5,6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625.3808103601905" table:style-name="ce5">
            <text:p><text:s/>5,625<text:s/></text:p>
          </table:table-cell>
          <table:table-cell office:value-type="float" office:value="0.99215393609376212" table:style-name="ce6">
            <text:p>0.992</text:p>
          </table:table-cell>
          <table:table-cell office:value-type="float" office:value="5581.2437130251801" table:style-name="ce5">
            <text:p><text:s/>5,581<text:s/></text:p>
          </table:table-cell>
          <table:table-cell office:value-type="float" office:value="1.0625865972770152" table:style-name="ce6">
            <text:p>1.063</text:p>
          </table:table-cell>
          <table:table-cell office:value-type="float" office:value="5930.5547655971604" table:style-name="ce5">
            <text:p><text:s/>5,93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30.5547655971604" table:style-name="ce5">
            <text:p><text:s/>5,931<text:s/></text:p>
          </table:table-cell>
          <table:table-cell office:value-type="float" office:value="1.0627028354674077" table:style-name="ce6">
            <text:p>1.063</text:p>
          </table:table-cell>
          <table:table-cell office:value-type="float" office:value="6302.4173652948502" table:style-name="ce5">
            <text:p><text:s/>6,302<text:s/></text:p>
          </table:table-cell>
          <table:table-cell office:value-type="float" office:value="1.0323983543298083" table:style-name="ce6">
            <text:p>1.032</text:p>
          </table:table-cell>
          <table:table-cell office:value-type="float" office:value="6506.6053162300104" table:style-name="ce5">
            <text:p><text:s/>6,5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06.6053162300104" table:style-name="ce5">
            <text:p><text:s/>6,507<text:s/></text:p>
          </table:table-cell>
          <table:table-cell office:value-type="float" office:value="0.95682447203845444" table:style-name="ce6">
            <text:p>0.957</text:p>
          </table:table-cell>
          <table:table-cell office:value-type="float" office:value="6225.6791964643799" table:style-name="ce5">
            <text:p><text:s/>6,226<text:s/></text:p>
          </table:table-cell>
          <table:table-cell office:value-type="float" office:value="1.1641252519238485" table:style-name="ce6">
            <text:p>1.164</text:p>
          </table:table-cell>
          <table:table-cell office:value-type="float" office:value="7247.4703629811602" table:style-name="ce5">
            <text:p><text:s/>7,2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47.4703629811602" table:style-name="ce5">
            <text:p><text:s/>7,247<text:s/></text:p>
          </table:table-cell>
          <table:table-cell office:value-type="float" office:value="1.0547155447672247" table:style-name="ce6">
            <text:p>1.055</text:p>
          </table:table-cell>
          <table:table-cell office:value-type="float" office:value="7644.0196520759901" table:style-name="ce5">
            <text:p><text:s/>7,644<text:s/></text:p>
          </table:table-cell>
          <table:table-cell office:value-type="float" office:value="1.0098342543931536" table:style-name="ce6">
            <text:p>1.010</text:p>
          </table:table-cell>
          <table:table-cell office:value-type="float" office:value="7719.1928859207701" table:style-name="ce5">
            <text:p><text:s/>7,7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19.1928859207701" table:style-name="ce5">
            <text:p><text:s/>7,719<text:s/></text:p>
          </table:table-cell>
          <table:table-cell office:value-type="float" office:value="0.92677073163672574" table:style-name="ce6">
            <text:p>0.927</text:p>
          </table:table-cell>
          <table:table-cell office:value-type="float" office:value="7153.9220385298004" table:style-name="ce5">
            <text:p><text:s/>7,154<text:s/></text:p>
          </table:table-cell>
          <table:table-cell office:value-type="float" office:value="1.1325167143457597" table:style-name="ce6">
            <text:p>1.133</text:p>
          </table:table-cell>
          <table:table-cell office:value-type="float" office:value="8101.9362817614901" table:style-name="ce5">
            <text:p><text:s/>8,1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01.9362817614901" table:style-name="ce5">
            <text:p><text:s/>8,102<text:s/></text:p>
          </table:table-cell>
          <table:table-cell office:value-type="float" office:value="0.91963830052495377" table:style-name="ce6">
            <text:p>0.920</text:p>
          </table:table-cell>
          <table:table-cell office:value-type="float" office:value="7450.8509131206001" table:style-name="ce5">
            <text:p><text:s/>7,451<text:s/></text:p>
          </table:table-cell>
          <table:table-cell office:value-type="float" office:value="1.0453751514694893" table:style-name="ce6">
            <text:p>1.045</text:p>
          </table:table-cell>
          <table:table-cell office:value-type="float" office:value="7788.9344018800293" table:style-name="ce5">
            <text:p><text:s/>7,7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788.9344018800293" table:style-name="ce5">
            <text:p><text:s/>7,789<text:s/></text:p>
          </table:table-cell>
          <table:table-cell office:value-type="float" office:value="0.99570198334307458" table:style-name="ce6">
            <text:p>0.996</text:p>
          </table:table-cell>
          <table:table-cell office:value-type="float" office:value="7755.4574320810498" table:style-name="ce5">
            <text:p><text:s/>7,755<text:s/></text:p>
          </table:table-cell>
          <table:table-cell office:value-type="float" office:value="1.0279580263465566" table:style-name="ce6">
            <text:p>1.028</text:p>
          </table:table-cell>
          <table:table-cell office:value-type="float" office:value="7972.2847152967697" table:style-name="ce5">
            <text:p><text:s/>7,9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972.2847152967697" table:style-name="ce5">
            <text:p><text:s/>7,972<text:s/></text:p>
          </table:table-cell>
          <table:table-cell office:value-type="float" office:value="1.0516522668544699" table:style-name="ce6">
            <text:p>1.052</text:p>
          </table:table-cell>
          <table:table-cell office:value-type="float" office:value="8384.0712928510911" table:style-name="ce5">
            <text:p><text:s/>8,384<text:s/></text:p>
          </table:table-cell>
          <table:table-cell office:value-type="float" office:value="1.1050647372306122" table:style-name="ce6">
            <text:p>1.105</text:p>
          </table:table-cell>
          <table:table-cell office:value-type="float" office:value="9264.9415401572096" table:style-name="ce5">
            <text:p><text:s/>9,26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inas Gerai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26.2885174216008" table:style-name="ce5">
            <text:p><text:s/>4,5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26.2885174216008" table:style-name="ce5">
            <text:p><text:s/>4,526<text:s/></text:p>
          </table:table-cell>
          <table:table-cell office:value-type="float" office:value="0.99558831705024065" table:style-name="ce6">
            <text:p>0.996</text:p>
          </table:table-cell>
          <table:table-cell office:value-type="float" office:value="4506.3199675435999" table:style-name="ce5">
            <text:p><text:s/>4,506<text:s/></text:p>
          </table:table-cell>
          <table:table-cell office:value-type="float" office:value="1.1024692025957947" table:style-name="ce6">
            <text:p>1.102</text:p>
          </table:table-cell>
          <table:table-cell office:value-type="float" office:value="4968.0789812593002" table:style-name="ce5">
            <text:p><text:s/>4,9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68.0789812593002" table:style-name="ce5">
            <text:p><text:s/>4,968<text:s/></text:p>
          </table:table-cell>
          <table:table-cell office:value-type="float" office:value="0.99974165098563417" table:style-name="ce6">
            <text:p>1.000</text:p>
          </table:table-cell>
          <table:table-cell office:value-type="float" office:value="4966.7954829512009" table:style-name="ce5">
            <text:p><text:s/>4,967<text:s/></text:p>
          </table:table-cell>
          <table:table-cell office:value-type="float" office:value="1.151825940612121" table:style-name="ce6">
            <text:p>1.152</text:p>
          </table:table-cell>
          <table:table-cell office:value-type="float" office:value="5720.8838789783003" table:style-name="ce5">
            <text:p><text:s/>5,7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20.8838789783003" table:style-name="ce5">
            <text:p><text:s/>5,721<text:s/></text:p>
          </table:table-cell>
          <table:table-cell office:value-type="float" office:value="1.0343329677702666" table:style-name="ce6">
            <text:p>1.034</text:p>
          </table:table-cell>
          <table:table-cell office:value-type="float" office:value="5917.2988008127004" table:style-name="ce5">
            <text:p><text:s/>5,917<text:s/></text:p>
          </table:table-cell>
          <table:table-cell office:value-type="float" office:value="1.0629379358997471" table:style-name="ce6">
            <text:p>1.063</text:p>
          </table:table-cell>
          <table:table-cell office:value-type="float" office:value="6289.7213734379002" table:style-name="ce5">
            <text:p><text:s/>6,29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289.7213734379002" table:style-name="ce5">
            <text:p><text:s/>6,290<text:s/></text:p>
          </table:table-cell>
          <table:table-cell office:value-type="float" office:value="0.99269254990739308" table:style-name="ce6">
            <text:p>0.993</text:p>
          </table:table-cell>
          <table:table-cell office:value-type="float" office:value="6243.7595484050998" table:style-name="ce5">
            <text:p><text:s/>6,244<text:s/></text:p>
          </table:table-cell>
          <table:table-cell office:value-type="float" office:value="1.168311903588318" table:style-name="ce6">
            <text:p>1.168</text:p>
          </table:table-cell>
          <table:table-cell office:value-type="float" office:value="7294.6586035448991" table:style-name="ce5">
            <text:p><text:s/>7,2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94.6586035448991" table:style-name="ce5">
            <text:p><text:s/>7,295<text:s/></text:p>
          </table:table-cell>
          <table:table-cell office:value-type="float" office:value="0.9879242827993634" table:style-name="ce6">
            <text:p>0.988</text:p>
          </table:table-cell>
          <table:table-cell office:value-type="float" office:value="7206.5703691732997" table:style-name="ce5">
            <text:p><text:s/>7,207<text:s/></text:p>
          </table:table-cell>
          <table:table-cell office:value-type="float" office:value="1.0162939087487841" table:style-name="ce6">
            <text:p>1.016</text:p>
          </table:table-cell>
          <table:table-cell office:value-type="float" office:value="7323.9935691603014" table:style-name="ce5">
            <text:p><text:s/>7,3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23.9935691603014" table:style-name="ce5">
            <text:p><text:s/>7,324<text:s/></text:p>
          </table:table-cell>
          <table:table-cell office:value-type="float" office:value="1.0369540563469022" table:style-name="ce6">
            <text:p>1.037</text:p>
          </table:table-cell>
          <table:table-cell office:value-type="float" office:value="7594.6448401994003" table:style-name="ce5">
            <text:p><text:s/>7,595<text:s/></text:p>
          </table:table-cell>
          <table:table-cell office:value-type="float" office:value="1.1106368870612178" table:style-name="ce6">
            <text:p>1.111</text:p>
          </table:table-cell>
          <table:table-cell office:value-type="float" office:value="8434.8927036546011" table:style-name="ce5">
            <text:p><text:s/>8,4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434.8927036546011" table:style-name="ce5">
            <text:p><text:s/>8,435<text:s/></text:p>
          </table:table-cell>
          <table:table-cell office:value-type="float" office:value="1.0858301446332479" table:style-name="ce6">
            <text:p>1.086</text:p>
          </table:table-cell>
          <table:table-cell office:value-type="float" office:value="9158.8607643752021" table:style-name="ce5">
            <text:p><text:s/>9,159<text:s/></text:p>
          </table:table-cell>
          <table:table-cell office:value-type="float" office:value="1.0592428562779896" table:style-name="ce6">
            <text:p>1.059</text:p>
          </table:table-cell>
          <table:table-cell office:value-type="float" office:value="9701.4578363092005" table:style-name="ce5">
            <text:p><text:s/>9,7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701.4578363092005" table:style-name="ce5">
            <text:p><text:s/>9,701<text:s/></text:p>
          </table:table-cell>
          <table:table-cell office:value-type="float" office:value="0.97404275194956647" table:style-name="ce6">
            <text:p>0.974</text:p>
          </table:table-cell>
          <table:table-cell office:value-type="float" office:value="9449.6346888012995" table:style-name="ce5">
            <text:p><text:s/>9,450<text:s/></text:p>
          </table:table-cell>
          <table:table-cell office:value-type="float" office:value="1.0709527536963179" table:style-name="ce6">
            <text:p>1.071</text:p>
          </table:table-cell>
          <table:table-cell office:value-type="float" office:value="10120.112291396001" table:style-name="ce5">
            <text:p><text:s/>10,1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120.112291396001" table:style-name="ce5">
            <text:p><text:s/>10,120<text:s/></text:p>
          </table:table-cell>
          <table:table-cell office:value-type="float" office:value="1.0022415236160618" table:style-name="ce6">
            <text:p>1.002</text:p>
          </table:table-cell>
          <table:table-cell office:value-type="float" office:value="10142.79676209436" table:style-name="ce5">
            <text:p><text:s/>10,143<text:s/></text:p>
          </table:table-cell>
          <table:table-cell office:value-type="float" office:value="1.0717360237741862" table:style-name="ce6">
            <text:p>1.072</text:p>
          </table:table-cell>
          <table:table-cell office:value-type="float" office:value="10870.400671756701" table:style-name="ce5">
            <text:p><text:s/>10,8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870.400671756701" table:style-name="ce5">
            <text:p><text:s/>10,870<text:s/></text:p>
          </table:table-cell>
          <table:table-cell office:value-type="float" office:value="1.0145044274298467" table:style-name="ce6">
            <text:p>1.015</text:p>
          </table:table-cell>
          <table:table-cell office:value-type="float" office:value="11028.069609433553" table:style-name="ce5">
            <text:p><text:s/>11,028<text:s/></text:p>
          </table:table-cell>
          <table:table-cell office:value-type="float" office:value="1.0684997416083293" table:style-name="ce6">
            <text:p>1.068</text:p>
          </table:table-cell>
          <table:table-cell office:value-type="float" office:value="11783.48952811842" table:style-name="ce5">
            <text:p><text:s/>11,7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83.48952811842" table:style-name="ce5">
            <text:p><text:s/>11,783<text:s/></text:p>
          </table:table-cell>
          <table:table-cell office:value-type="float" office:value="0.98298266584875571" table:style-name="ce6">
            <text:p>0.983</text:p>
          </table:table-cell>
          <table:table-cell office:value-type="float" office:value="11582.965949350741" table:style-name="ce5">
            <text:p><text:s/>11,583<text:s/></text:p>
          </table:table-cell>
          <table:table-cell office:value-type="float" office:value="1.2500699713161187" table:style-name="ce6">
            <text:p>1.250</text:p>
          </table:table-cell>
          <table:table-cell office:value-type="float" office:value="14479.517912060459" table:style-name="ce5">
            <text:p><text:s/>14,4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479.517912060459" table:style-name="ce5">
            <text:p><text:s/>14,480<text:s/></text:p>
          </table:table-cell>
          <table:table-cell office:value-type="float" office:value="1.042372504127143" table:style-name="ce6">
            <text:p>1.042</text:p>
          </table:table-cell>
          <table:table-cell office:value-type="float" office:value="15093.051344548283" table:style-name="ce5">
            <text:p><text:s/>15,093<text:s/></text:p>
          </table:table-cell>
          <table:table-cell office:value-type="float" office:value="0.9878177302084894" table:style-name="ce6">
            <text:p>0.988</text:p>
          </table:table-cell>
          <table:table-cell office:value-type="float" office:value="14909.183721091873" table:style-name="ce5">
            <text:p><text:s/>14,9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909.183721091873" table:style-name="ce5">
            <text:p><text:s/>14,909<text:s/></text:p>
          </table:table-cell>
          <table:table-cell office:value-type="float" office:value="0.96892348964845132" table:style-name="ce6">
            <text:p>0.969</text:p>
          </table:table-cell>
          <table:table-cell office:value-type="float" office:value="14445.85831885022" table:style-name="ce5">
            <text:p><text:s/>14,446<text:s/></text:p>
          </table:table-cell>
          <table:table-cell office:value-type="float" office:value="1.0560613311118836" table:style-name="ce6">
            <text:p>1.056</text:p>
          </table:table-cell>
          <table:table-cell office:value-type="float" office:value="15255.71236525864" table:style-name="ce5">
            <text:p><text:s/>15,2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255.71236525864" table:style-name="ce5">
            <text:p><text:s/>15,256<text:s/></text:p>
          </table:table-cell>
          <table:table-cell office:value-type="float" office:value="0.96327184810748823" table:style-name="ce6">
            <text:p>0.963</text:p>
          </table:table-cell>
          <table:table-cell office:value-type="float" office:value="14695.398244278951" table:style-name="ce5">
            <text:p><text:s/>14,695<text:s/></text:p>
          </table:table-cell>
          <table:table-cell office:value-type="float" office:value="1.0913386867813408" table:style-name="ce6">
            <text:p>1.091</text:p>
          </table:table-cell>
          <table:table-cell office:value-type="float" office:value="16037.656621640212" table:style-name="ce5">
            <text:p><text:s/>16,0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037.656621640212" table:style-name="ce5">
            <text:p><text:s/>16,038<text:s/></text:p>
          </table:table-cell>
          <table:table-cell office:value-type="float" office:value="1.0427323380544273" table:style-name="ce6">
            <text:p>1.043</text:p>
          </table:table-cell>
          <table:table-cell office:value-type="float" office:value="16722.983185996967" table:style-name="ce5">
            <text:p><text:s/>16,723<text:s/></text:p>
          </table:table-cell>
          <table:table-cell office:value-type="float" office:value="1.0233391607153173" table:style-name="ce6">
            <text:p>1.023</text:p>
          </table:table-cell>
          <table:table-cell office:value-type="float" office:value="17113.283578214498" table:style-name="ce5">
            <text:p><text:s/>17,1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113.283578214498" table:style-name="ce5">
            <text:p><text:s/>17,113<text:s/></text:p>
          </table:table-cell>
          <table:table-cell office:value-type="float" office:value="1.0319304471286939" table:style-name="ce6">
            <text:p>1.032</text:p>
          </table:table-cell>
          <table:table-cell office:value-type="float" office:value="17659.718374707019" table:style-name="ce5">
            <text:p><text:s/>17,660<text:s/></text:p>
          </table:table-cell>
          <table:table-cell office:value-type="float" office:value="1.0653782032282699" table:style-name="ce6">
            <text:p>1.065</text:p>
          </table:table-cell>
          <table:table-cell office:value-type="float" office:value="18814.27903156263" table:style-name="ce5">
            <text:p><text:s/>18,81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8Z</meta:creation-date>
    <dc:date>2020-10-02T20:00:09Z</dc:date>
  </office:meta>
</office:document-meta>
</file>